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meta.xml" manifest:media-type="text/xml"/>
  <manifest:file-entry manifest:full-path="Graph1/" manifest:media-type="application/vnd.oasis.opendocument.chart"/>
  <manifest:file-entry manifest:full-path="settings.xml" manifest:media-type="text/xml"/>
  <manifest:file-entry manifest:full-path="ObjectReplacements/Graph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085cm"/>
    </style:style>
    <style:style style:name="co6" style:family="table-column">
      <style:table-column-properties fo:break-before="auto" style:column-width="1.77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ata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4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4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01pt solid #000000" fo:border-right="none" style:rotation-angle="0" style:rotation-align="none" style:shrink-to-fit="false" fo:border-top="2.01pt solid #000000" style:vertical-align="bottom"/>
      <style:paragraph-properties fo:text-align="center"/>
      <style:text-properties fo:color="#000000" style:text-line-through-style="none" style:font-name="Sans" fo:font-size="12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01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01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fix" style:repeat-content="false" fo:background-color="transparent" fo:wrap-option="no-wrap" fo:border-left="2.01pt solid #000000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2.01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2.01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2.01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  <style:style style:name="gr2" style:family="graphic">
      <style:graphic-properties draw:marker-start="Setas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5" table:default-cell-style-name="Default"/>
        <table:table-column table:style-name="co4" table:number-columns-repeated="229" table:default-cell-style-name="Default"/>
        <table:table-row table:style-name="ro1">
          <table:table-cell table:style-name="ce1" office:value-type="string" table:number-columns-spanned="3" table:number-rows-spanned="1">
            <text:p>Parameters</text:p>
          </table:table-cell>
          <table:covered-table-cell table:number-columns-repeated="2"/>
          <table:table-cell>
            <draw:frame table:end-cell-address="data.R12" table:end-x="1.058cm" table:end-y="0.212cm" draw:z-index="0" draw:style-name="gr1" svg:width="24.215cm" svg:height="5.251cm" svg:x="0.873cm" svg:y="0.053cm">
              <draw:object draw:notify-on-update-of-ranges="data.E15:data.AA15 data.E17:data.AA73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Normal heat:</text:p>
          </table:table-cell>
          <table:table-cell table:style-name="ce2" office:value-type="float" office:value="24">
            <text:p>24</text:p>
          </table:table-cell>
          <table:table-cell table:style-name="Gnumeric-default" office:value-type="string">
            <text:p>ºC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Grid scale:</text:p>
          </table:table-cell>
          <table:table-cell table:style-name="ce2" office:value-type="float" office:value="0.5">
            <text:p>0,5</text:p>
          </table:table-cell>
          <table:table-cell table:style-name="Gnumeric-default" office:value-type="string">
            <text:p>cm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Border size:</text:p>
          </table:table-cell>
          <table:table-cell table:style-name="ce3"/>
          <table:table-cell table:style-name="Gnumeric-default" office:value-type="string">
            <text:p>cm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Material:</text:p>
          </table:table-cell>
          <table:table-cell table:style-name="ce2" office:value-type="string">
            <text:p>Copper</text:p>
          </table:table-cell>
          <table:table-cell table:style-name="Gnumeric-default" table:number-columns-repeated="254"/>
        </table:table-row>
        <table:table-row table:style-name="ro2">
          <table:table-cell table:style-name="Gnumeric-default" office:value-type="string">
            <text:p>Delta time:</text:p>
          </table:table-cell>
          <table:table-cell table:style-name="ce2" office:value-type="float" office:value="0.2">
            <text:p>0,2</text:p>
          </table:table-cell>
          <table:table-cell table:style-name="Gnumeric-default" office:value-type="string">
            <text:p>s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Max delta time:</text:p>
          </table:table-cell>
          <table:table-cell table:style-name="Gnumeric-default" table:formula="of:=[.B3]*[.B3]/100/100/VLOOKUP([$data.B5];[$data.A11:.B12];2;0)" office:value-type="float" office:value="0.225225225225225">
            <text:p>0,2252252252252</text:p>
          </table:table-cell>
          <table:table-cell table:style-name="Gnumeric-default" office:value-type="string">
            <text:p>s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Factor:</text:p>
          </table:table-cell>
          <table:table-cell table:style-name="Gnumeric-default" table:formula="of:=IF([.B6]&gt;[.B7];NA();[.B6]/[.B7])" office:value-type="float" office:value="0.888">
            <text:p>0,888</text:p>
          </table:table-cell>
          <table:table-cell table:style-name="Gnumeric-default" table:number-columns-repeated="254"/>
        </table:table-row>
        <table:table-row table:style-name="ro2">
          <table:table-cell table:style-name="Gnumeric-default" table:number-columns-repeated="256"/>
        </table:table-row>
        <table:table-row table:style-name="ro1">
          <table:table-cell table:style-name="ce1" office:value-type="string" table:number-columns-spanned="3" table:number-rows-spanned="1">
            <text:p>Thermal diffusivity</text:p>
          </table:table-cell>
          <table:covered-table-cell table:number-columns-repeated="2"/>
          <table:table-cell table:style-name="ce5"/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Copper</text:p>
          </table:table-cell>
          <table:table-cell table:style-name="ce4" table:formula="of:=0.000111" office:value-type="float" office:value="0.000111">
            <text:p>1,110E-04</text:p>
          </table:table-cell>
          <table:table-cell table:style-name="Gnumeric-default" table:number-columns-repeated="254"/>
        </table:table-row>
        <table:table-row table:style-name="ro2">
          <table:table-cell table:style-name="Gnumeric-default" office:value-type="string">
            <text:p>Air</text:p>
          </table:table-cell>
          <table:table-cell table:style-name="ce4" table:formula="of:=0.000019" office:value-type="float" office:value="0.000019">
            <text:p>1,900E-05</text:p>
          </table:table-cell>
          <table:table-cell table:style-name="Gnumeric-default" table:number-columns-repeated="254"/>
        </table:table-row>
        <table:table-row table:style-name="ro3">
          <table:table-cell table:style-name="Gnumeric-default" table:number-columns-repeated="3"/>
          <table:table-cell table:style-name="ce6" office:value-type="string" table:number-columns-spanned="1" table:number-rows-spanned="4">
            <text:p>time</text:p>
          </table:table-cell>
          <table:table-cell table:style-name="ce6" office:value-type="string" table:number-columns-spanned="23" table:number-rows-spanned="1">
            <text:p>world</text:p>
          </table:table-cell>
          <table:covered-table-cell table:number-columns-repeated="22"/>
          <table:table-cell table:style-name="Gnumeric-default" table:number-columns-repeated="229"/>
        </table:table-row>
        <table:table-row table:style-name="ro4">
          <table:table-cell table:style-name="Gnumeric-default" table:number-columns-repeated="3"/>
          <table:covered-table-cell/>
          <table:table-cell table:style-name="ce7" office:value-type="string">
            <text:p>out</text:p>
            <text:p>side</text:p>
          </table:table-cell>
          <table:table-cell table:style-name="ce10" office:value-type="string" table:number-columns-spanned="21" table:number-rows-spanned="1">
            <text:p>arena</text:p>
          </table:table-cell>
          <table:covered-table-cell table:number-columns-repeated="20"/>
          <table:table-cell table:style-name="ce15" office:value-type="string">
            <text:p>out</text:p>
            <text:p>side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covered-table-cell/>
          <table:table-cell table:style-name="ce8" office:value-type="string">
            <text:p>L</text:p>
          </table:table-cell>
          <table:table-cell table:style-name="ce11" table:formula="of:=0" office:value-type="float" office:value="0">
            <text:p>0</text:p>
          </table:table-cell>
          <table:table-cell table:style-name="ce13" table:formula="of:=[.F15]+gridScale" office:value-type="float" office:value="0.5">
            <text:p>0,5</text:p>
          </table:table-cell>
          <table:table-cell table:style-name="ce13" table:formula="of:=[.G15]+gridScale" office:value-type="float" office:value="1">
            <text:p>1</text:p>
          </table:table-cell>
          <table:table-cell table:style-name="ce13" table:formula="of:=[.H15]+gridScale" office:value-type="float" office:value="1.5">
            <text:p>1,5</text:p>
          </table:table-cell>
          <table:table-cell table:style-name="ce13" table:formula="of:=[.I15]+gridScale" office:value-type="float" office:value="2">
            <text:p>2</text:p>
          </table:table-cell>
          <table:table-cell table:style-name="ce13" table:formula="of:=[.J15]+gridScale" office:value-type="float" office:value="2.5">
            <text:p>2,5</text:p>
          </table:table-cell>
          <table:table-cell table:style-name="ce13" table:formula="of:=[.K15]+gridScale" office:value-type="float" office:value="3">
            <text:p>3</text:p>
          </table:table-cell>
          <table:table-cell table:style-name="ce13" table:formula="of:=[.L15]+gridScale" office:value-type="float" office:value="3.5">
            <text:p>3,5</text:p>
          </table:table-cell>
          <table:table-cell table:style-name="ce13" table:formula="of:=[.M15]+gridScale" office:value-type="float" office:value="4">
            <text:p>4</text:p>
          </table:table-cell>
          <table:table-cell table:style-name="ce13" table:formula="of:=[.N15]+gridScale" office:value-type="float" office:value="4.5">
            <text:p>4,5</text:p>
          </table:table-cell>
          <table:table-cell table:style-name="ce13" table:formula="of:=[.O15]+gridScale" office:value-type="float" office:value="5">
            <text:p>5</text:p>
          </table:table-cell>
          <table:table-cell table:style-name="ce13" table:formula="of:=[.P15]+gridScale" office:value-type="float" office:value="5.5">
            <text:p>5,5</text:p>
          </table:table-cell>
          <table:table-cell table:style-name="ce13" table:formula="of:=[.Q15]+gridScale" office:value-type="float" office:value="6">
            <text:p>6</text:p>
          </table:table-cell>
          <table:table-cell table:style-name="ce13" table:formula="of:=[.R15]+gridScale" office:value-type="float" office:value="6.5">
            <text:p>6,5</text:p>
          </table:table-cell>
          <table:table-cell table:style-name="ce13" table:formula="of:=[.S15]+gridScale" office:value-type="float" office:value="7">
            <text:p>7</text:p>
          </table:table-cell>
          <table:table-cell table:style-name="ce13" table:formula="of:=[.T15]+gridScale" office:value-type="float" office:value="7.5">
            <text:p>7,5</text:p>
          </table:table-cell>
          <table:table-cell table:style-name="ce13" table:formula="of:=[.U15]+gridScale" office:value-type="float" office:value="8">
            <text:p>8</text:p>
          </table:table-cell>
          <table:table-cell table:style-name="ce13" table:formula="of:=[.V15]+gridScale" office:value-type="float" office:value="8.5">
            <text:p>8,5</text:p>
          </table:table-cell>
          <table:table-cell table:style-name="ce13" table:formula="of:=[.W15]+gridScale" office:value-type="float" office:value="9">
            <text:p>9</text:p>
          </table:table-cell>
          <table:table-cell table:style-name="ce13" table:formula="of:=[.X15]+gridScale" office:value-type="float" office:value="9.5">
            <text:p>9,5</text:p>
          </table:table-cell>
          <table:table-cell table:style-name="ce13" table:formula="of:=[.Y15]+gridScale" office:value-type="float" office:value="10">
            <text:p>10</text:p>
          </table:table-cell>
          <table:table-cell table:style-name="ce16" office:value-type="string">
            <text:p>R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office:value-type="string" table:number-columns-spanned="3" table:number-rows-spanned="3">
            <text:p>insert a C to represent a heating CASU</text:p>
          </table:table-cell>
          <table:covered-table-cell table:number-columns-repeated="3"/>
          <table:table-cell table:style-name="ce9"/>
          <table:table-cell>
            <office:annotation draw:style-name="gr2" draw:text-style-name="P1" svg:width="2.899cm" svg:height="1.434cm" svg:x="11.975cm" svg:y="5.828cm" draw:caption-point-x="-0.61cm" draw:caption-point-y="1.51cm">
              <dc:creator>Pedro Mariano</dc:creator>
              <dc:date>1899-12-30T00:00:00</dc:date>
              <text:p text:style-name="P1"><text:span text:style-name="T1">insert a C to represent a heating CASU</text:span></text:p>
            </office:annotation>
          </table:table-cell>
          <table:table-cell table:style-name="ce14" office:value-type="string">
            <text:p>C</text:p>
          </table:table-cell>
          <table:table-cell table:number-columns-repeated="19" table:style-name="ce14"/>
          <table:table-cell table:style-name="ce17"/>
          <table:table-cell table:style-name="Gnumeric-default" table:number-columns-repeated="229"/>
        </table:table-row>
        <table:table-row table:style-name="ro2">
          <table:covered-table-cell table:number-columns-repeated="3"/>
          <table:table-cell table:style-name="Gnumeric-default" office:value-type="float" office:value="0">
            <text:p>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office:value-type="float" office:value="30">
            <text:p>30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ce12" table:formula="of:=normalHeat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covered-table-cell table:number-columns-repeated="3"/>
          <table:table-cell table:style-name="Gnumeric-default" table:formula="of:=[.D17]+deltaTime" office:value-type="float" office:value="0.2">
            <text:p>0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17]+([.E17]+[.G17]-2*[.F17])*factor)" office:value-type="float" office:value="29.328">
            <text:p>29,3</text:p>
          </table:table-cell>
          <table:table-cell table:style-name="ce12" table:formula="of:=IF([.G$16]=&quot;C&quot;;[.G$17];[.G17]+([.F17]+[.H17]-2*[.G17])*factor)" office:value-type="float" office:value="30">
            <text:p>30,0</text:p>
          </table:table-cell>
          <table:table-cell table:style-name="ce12" table:formula="of:=IF([.H$16]=&quot;C&quot;;[.H$17];[.H17]+([.G17]+[.I17]-2*[.H17])*factor)" office:value-type="float" office:value="29.328">
            <text:p>29,3</text:p>
          </table:table-cell>
          <table:table-cell table:style-name="ce12" table:formula="of:=IF([.I$16]=&quot;C&quot;;[.I$17];[.I17]+([.H17]+[.J17]-2*[.I17])*factor)" office:value-type="float" office:value="24">
            <text:p>24,0</text:p>
          </table:table-cell>
          <table:table-cell table:style-name="ce12" table:formula="of:=IF([.J$16]=&quot;C&quot;;[.J$17];[.J17]+([.I17]+[.K17]-2*[.J17])*factor)" office:value-type="float" office:value="24">
            <text:p>24,0</text:p>
          </table:table-cell>
          <table:table-cell table:style-name="ce12" table:formula="of:=IF([.K$16]=&quot;C&quot;;[.K$17];[.K17]+([.J17]+[.L17]-2*[.K17])*factor)" office:value-type="float" office:value="24">
            <text:p>24,0</text:p>
          </table:table-cell>
          <table:table-cell table:style-name="ce12" table:formula="of:=IF([.L$16]=&quot;C&quot;;[.L$17];[.L17]+([.K17]+[.M17]-2*[.L17])*factor)" office:value-type="float" office:value="24">
            <text:p>24,0</text:p>
          </table:table-cell>
          <table:table-cell table:style-name="ce12" table:formula="of:=IF([.M$16]=&quot;C&quot;;[.M$17];[.M17]+([.L17]+[.N17]-2*[.M17])*factor)" office:value-type="float" office:value="24">
            <text:p>24,0</text:p>
          </table:table-cell>
          <table:table-cell table:style-name="ce12" table:formula="of:=IF([.N$16]=&quot;C&quot;;[.N$17];[.N17]+([.M17]+[.O17]-2*[.N17])*factor)" office:value-type="float" office:value="24">
            <text:p>24,0</text:p>
          </table:table-cell>
          <table:table-cell table:style-name="ce12" table:formula="of:=IF([.O$16]=&quot;C&quot;;[.O$17];[.O17]+([.N17]+[.P17]-2*[.O17])*factor)" office:value-type="float" office:value="24">
            <text:p>24,0</text:p>
          </table:table-cell>
          <table:table-cell table:style-name="ce12" table:formula="of:=IF([.P$16]=&quot;C&quot;;[.P$17];[.P17]+([.O17]+[.Q17]-2*[.P17])*factor)" office:value-type="float" office:value="24">
            <text:p>24,0</text:p>
          </table:table-cell>
          <table:table-cell table:style-name="ce12" table:formula="of:=IF([.Q$16]=&quot;C&quot;;[.Q$17];[.Q17]+([.P17]+[.R17]-2*[.Q17])*factor)" office:value-type="float" office:value="24">
            <text:p>24,0</text:p>
          </table:table-cell>
          <table:table-cell table:style-name="ce12" table:formula="of:=IF([.R$16]=&quot;C&quot;;[.R$17];[.R17]+([.Q17]+[.S17]-2*[.R17])*factor)" office:value-type="float" office:value="24">
            <text:p>24,0</text:p>
          </table:table-cell>
          <table:table-cell table:style-name="ce12" table:formula="of:=IF([.S$16]=&quot;C&quot;;[.S$17];[.S17]+([.R17]+[.T17]-2*[.S17])*factor)" office:value-type="float" office:value="24">
            <text:p>24,0</text:p>
          </table:table-cell>
          <table:table-cell table:style-name="ce12" table:formula="of:=IF([.T$16]=&quot;C&quot;;[.T$17];[.T17]+([.S17]+[.U17]-2*[.T17])*factor)" office:value-type="float" office:value="24">
            <text:p>24,0</text:p>
          </table:table-cell>
          <table:table-cell table:style-name="ce12" table:formula="of:=IF([.U$16]=&quot;C&quot;;[.U$17];[.U17]+([.T17]+[.V17]-2*[.U17])*factor)" office:value-type="float" office:value="24">
            <text:p>24,0</text:p>
          </table:table-cell>
          <table:table-cell table:style-name="ce12" table:formula="of:=IF([.V$16]=&quot;C&quot;;[.V$17];[.V17]+([.U17]+[.W17]-2*[.V17])*factor)" office:value-type="float" office:value="24">
            <text:p>24,0</text:p>
          </table:table-cell>
          <table:table-cell table:style-name="ce12" table:formula="of:=IF([.W$16]=&quot;C&quot;;[.W$17];[.W17]+([.V17]+[.X17]-2*[.W17])*factor)" office:value-type="float" office:value="24">
            <text:p>24,0</text:p>
          </table:table-cell>
          <table:table-cell table:style-name="ce12" table:formula="of:=IF([.X$16]=&quot;C&quot;;[.X$17];[.X17]+([.W17]+[.Y17]-2*[.X17])*factor)" office:value-type="float" office:value="24">
            <text:p>24,0</text:p>
          </table:table-cell>
          <table:table-cell table:style-name="ce12" table:formula="of:=IF([.Y$16]=&quot;C&quot;;[.Y$17];[.Y17]+([.X17]+[.Z17]-2*[.Y17])*factor)" office:value-type="float" office:value="24">
            <text:p>24,0</text:p>
          </table:table-cell>
          <table:table-cell table:style-name="ce12" table:formula="of:=IF([.Z$16]=&quot;C&quot;;[.Z$17];[.Z17]+([.Y17]+[.AA17]-2*[.Z17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18]+deltaTime" office:value-type="float" office:value="0.4">
            <text:p>0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18]+([.E18]+[.G18]-2*[.F18])*factor)" office:value-type="float" office:value="25.193472">
            <text:p>25,2</text:p>
          </table:table-cell>
          <table:table-cell table:style-name="ce12" table:formula="of:=IF([.G$16]=&quot;C&quot;;[.G$17];[.G18]+([.F18]+[.H18]-2*[.G18])*factor)" office:value-type="float" office:value="30">
            <text:p>30,0</text:p>
          </table:table-cell>
          <table:table-cell table:style-name="ce12" table:formula="of:=IF([.H$16]=&quot;C&quot;;[.H$17];[.H18]+([.G18]+[.I18]-2*[.H18])*factor)" office:value-type="float" office:value="25.193472">
            <text:p>25,2</text:p>
          </table:table-cell>
          <table:table-cell table:style-name="ce12" table:formula="of:=IF([.I$16]=&quot;C&quot;;[.I$17];[.I18]+([.H18]+[.J18]-2*[.I18])*factor)" office:value-type="float" office:value="28.731264">
            <text:p>28,7</text:p>
          </table:table-cell>
          <table:table-cell table:style-name="ce12" table:formula="of:=IF([.J$16]=&quot;C&quot;;[.J$17];[.J18]+([.I18]+[.K18]-2*[.J18])*factor)" office:value-type="float" office:value="24">
            <text:p>24,0</text:p>
          </table:table-cell>
          <table:table-cell table:style-name="ce12" table:formula="of:=IF([.K$16]=&quot;C&quot;;[.K$17];[.K18]+([.J18]+[.L18]-2*[.K18])*factor)" office:value-type="float" office:value="24">
            <text:p>24,0</text:p>
          </table:table-cell>
          <table:table-cell table:style-name="ce12" table:formula="of:=IF([.L$16]=&quot;C&quot;;[.L$17];[.L18]+([.K18]+[.M18]-2*[.L18])*factor)" office:value-type="float" office:value="24">
            <text:p>24,0</text:p>
          </table:table-cell>
          <table:table-cell table:style-name="ce12" table:formula="of:=IF([.M$16]=&quot;C&quot;;[.M$17];[.M18]+([.L18]+[.N18]-2*[.M18])*factor)" office:value-type="float" office:value="24">
            <text:p>24,0</text:p>
          </table:table-cell>
          <table:table-cell table:style-name="ce12" table:formula="of:=IF([.N$16]=&quot;C&quot;;[.N$17];[.N18]+([.M18]+[.O18]-2*[.N18])*factor)" office:value-type="float" office:value="24">
            <text:p>24,0</text:p>
          </table:table-cell>
          <table:table-cell table:style-name="ce12" table:formula="of:=IF([.O$16]=&quot;C&quot;;[.O$17];[.O18]+([.N18]+[.P18]-2*[.O18])*factor)" office:value-type="float" office:value="24">
            <text:p>24,0</text:p>
          </table:table-cell>
          <table:table-cell table:style-name="ce12" table:formula="of:=IF([.P$16]=&quot;C&quot;;[.P$17];[.P18]+([.O18]+[.Q18]-2*[.P18])*factor)" office:value-type="float" office:value="24">
            <text:p>24,0</text:p>
          </table:table-cell>
          <table:table-cell table:style-name="ce12" table:formula="of:=IF([.Q$16]=&quot;C&quot;;[.Q$17];[.Q18]+([.P18]+[.R18]-2*[.Q18])*factor)" office:value-type="float" office:value="24">
            <text:p>24,0</text:p>
          </table:table-cell>
          <table:table-cell table:style-name="ce12" table:formula="of:=IF([.R$16]=&quot;C&quot;;[.R$17];[.R18]+([.Q18]+[.S18]-2*[.R18])*factor)" office:value-type="float" office:value="24">
            <text:p>24,0</text:p>
          </table:table-cell>
          <table:table-cell table:style-name="ce12" table:formula="of:=IF([.S$16]=&quot;C&quot;;[.S$17];[.S18]+([.R18]+[.T18]-2*[.S18])*factor)" office:value-type="float" office:value="24">
            <text:p>24,0</text:p>
          </table:table-cell>
          <table:table-cell table:style-name="ce12" table:formula="of:=IF([.T$16]=&quot;C&quot;;[.T$17];[.T18]+([.S18]+[.U18]-2*[.T18])*factor)" office:value-type="float" office:value="24">
            <text:p>24,0</text:p>
          </table:table-cell>
          <table:table-cell table:style-name="ce12" table:formula="of:=IF([.U$16]=&quot;C&quot;;[.U$17];[.U18]+([.T18]+[.V18]-2*[.U18])*factor)" office:value-type="float" office:value="24">
            <text:p>24,0</text:p>
          </table:table-cell>
          <table:table-cell table:style-name="ce12" table:formula="of:=IF([.V$16]=&quot;C&quot;;[.V$17];[.V18]+([.U18]+[.W18]-2*[.V18])*factor)" office:value-type="float" office:value="24">
            <text:p>24,0</text:p>
          </table:table-cell>
          <table:table-cell table:style-name="ce12" table:formula="of:=IF([.W$16]=&quot;C&quot;;[.W$17];[.W18]+([.V18]+[.X18]-2*[.W18])*factor)" office:value-type="float" office:value="24">
            <text:p>24,0</text:p>
          </table:table-cell>
          <table:table-cell table:style-name="ce12" table:formula="of:=IF([.X$16]=&quot;C&quot;;[.X$17];[.X18]+([.W18]+[.Y18]-2*[.X18])*factor)" office:value-type="float" office:value="24">
            <text:p>24,0</text:p>
          </table:table-cell>
          <table:table-cell table:style-name="ce12" table:formula="of:=IF([.Y$16]=&quot;C&quot;;[.Y$17];[.Y18]+([.X18]+[.Z18]-2*[.Y18])*factor)" office:value-type="float" office:value="24">
            <text:p>24,0</text:p>
          </table:table-cell>
          <table:table-cell table:style-name="ce12" table:formula="of:=IF([.Z$16]=&quot;C&quot;;[.Z$17];[.Z18]+([.Y18]+[.AA18]-2*[.Z18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19]+deltaTime" office:value-type="float" office:value="0.6">
            <text:p>0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19]+([.E19]+[.G19]-2*[.F19])*factor)" office:value-type="float" office:value="28.401865728">
            <text:p>28,4</text:p>
          </table:table-cell>
          <table:table-cell table:style-name="ce12" table:formula="of:=IF([.G$16]=&quot;C&quot;;[.G$17];[.G19]+([.F19]+[.H19]-2*[.G19])*factor)" office:value-type="float" office:value="30">
            <text:p>30,0</text:p>
          </table:table-cell>
          <table:table-cell table:style-name="ce12" table:formula="of:=IF([.H$16]=&quot;C&quot;;[.H$17];[.H19]+([.G19]+[.I19]-2*[.H19])*factor)" office:value-type="float" office:value="32.60322816">
            <text:p>32,6</text:p>
          </table:table-cell>
          <table:table-cell table:style-name="ce12" table:formula="of:=IF([.I$16]=&quot;C&quot;;[.I$17];[.I19]+([.H19]+[.J19]-2*[.I19])*factor)" office:value-type="float" office:value="21.388342272">
            <text:p>21,4</text:p>
          </table:table-cell>
          <table:table-cell table:style-name="ce12" table:formula="of:=IF([.J$16]=&quot;C&quot;;[.J$17];[.J19]+([.I19]+[.K19]-2*[.J19])*factor)" office:value-type="float" office:value="28.201362432">
            <text:p>28,2</text:p>
          </table:table-cell>
          <table:table-cell table:style-name="ce12" table:formula="of:=IF([.K$16]=&quot;C&quot;;[.K$17];[.K19]+([.J19]+[.L19]-2*[.K19])*factor)" office:value-type="float" office:value="24">
            <text:p>24,0</text:p>
          </table:table-cell>
          <table:table-cell table:style-name="ce12" table:formula="of:=IF([.L$16]=&quot;C&quot;;[.L$17];[.L19]+([.K19]+[.M19]-2*[.L19])*factor)" office:value-type="float" office:value="24">
            <text:p>24,0</text:p>
          </table:table-cell>
          <table:table-cell table:style-name="ce12" table:formula="of:=IF([.M$16]=&quot;C&quot;;[.M$17];[.M19]+([.L19]+[.N19]-2*[.M19])*factor)" office:value-type="float" office:value="24">
            <text:p>24,0</text:p>
          </table:table-cell>
          <table:table-cell table:style-name="ce12" table:formula="of:=IF([.N$16]=&quot;C&quot;;[.N$17];[.N19]+([.M19]+[.O19]-2*[.N19])*factor)" office:value-type="float" office:value="24">
            <text:p>24,0</text:p>
          </table:table-cell>
          <table:table-cell table:style-name="ce12" table:formula="of:=IF([.O$16]=&quot;C&quot;;[.O$17];[.O19]+([.N19]+[.P19]-2*[.O19])*factor)" office:value-type="float" office:value="24">
            <text:p>24,0</text:p>
          </table:table-cell>
          <table:table-cell table:style-name="ce12" table:formula="of:=IF([.P$16]=&quot;C&quot;;[.P$17];[.P19]+([.O19]+[.Q19]-2*[.P19])*factor)" office:value-type="float" office:value="24">
            <text:p>24,0</text:p>
          </table:table-cell>
          <table:table-cell table:style-name="ce12" table:formula="of:=IF([.Q$16]=&quot;C&quot;;[.Q$17];[.Q19]+([.P19]+[.R19]-2*[.Q19])*factor)" office:value-type="float" office:value="24">
            <text:p>24,0</text:p>
          </table:table-cell>
          <table:table-cell table:style-name="ce12" table:formula="of:=IF([.R$16]=&quot;C&quot;;[.R$17];[.R19]+([.Q19]+[.S19]-2*[.R19])*factor)" office:value-type="float" office:value="24">
            <text:p>24,0</text:p>
          </table:table-cell>
          <table:table-cell table:style-name="ce12" table:formula="of:=IF([.S$16]=&quot;C&quot;;[.S$17];[.S19]+([.R19]+[.T19]-2*[.S19])*factor)" office:value-type="float" office:value="24">
            <text:p>24,0</text:p>
          </table:table-cell>
          <table:table-cell table:style-name="ce12" table:formula="of:=IF([.T$16]=&quot;C&quot;;[.T$17];[.T19]+([.S19]+[.U19]-2*[.T19])*factor)" office:value-type="float" office:value="24">
            <text:p>24,0</text:p>
          </table:table-cell>
          <table:table-cell table:style-name="ce12" table:formula="of:=IF([.U$16]=&quot;C&quot;;[.U$17];[.U19]+([.T19]+[.V19]-2*[.U19])*factor)" office:value-type="float" office:value="24">
            <text:p>24,0</text:p>
          </table:table-cell>
          <table:table-cell table:style-name="ce12" table:formula="of:=IF([.V$16]=&quot;C&quot;;[.V$17];[.V19]+([.U19]+[.W19]-2*[.V19])*factor)" office:value-type="float" office:value="24">
            <text:p>24,0</text:p>
          </table:table-cell>
          <table:table-cell table:style-name="ce12" table:formula="of:=IF([.W$16]=&quot;C&quot;;[.W$17];[.W19]+([.V19]+[.X19]-2*[.W19])*factor)" office:value-type="float" office:value="24">
            <text:p>24,0</text:p>
          </table:table-cell>
          <table:table-cell table:style-name="ce12" table:formula="of:=IF([.X$16]=&quot;C&quot;;[.X$17];[.X19]+([.W19]+[.Y19]-2*[.X19])*factor)" office:value-type="float" office:value="24">
            <text:p>24,0</text:p>
          </table:table-cell>
          <table:table-cell table:style-name="ce12" table:formula="of:=IF([.Y$16]=&quot;C&quot;;[.Y$17];[.Y19]+([.X19]+[.Z19]-2*[.Y19])*factor)" office:value-type="float" office:value="24">
            <text:p>24,0</text:p>
          </table:table-cell>
          <table:table-cell table:style-name="ce12" table:formula="of:=IF([.Z$16]=&quot;C&quot;;[.Z$17];[.Z19]+([.Y19]+[.AA19]-2*[.Z19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0]+deltaTime" office:value-type="float" office:value="0.8">
            <text:p>0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0]+([.E20]+[.G20]-2*[.F20])*factor)" office:value-type="float" office:value="25.912152195072">
            <text:p>25,9</text:p>
          </table:table-cell>
          <table:table-cell table:style-name="ce12" table:formula="of:=IF([.G$16]=&quot;C&quot;;[.G$17];[.G20]+([.F20]+[.H20]-2*[.G20])*factor)" office:value-type="float" office:value="30">
            <text:p>30,0</text:p>
          </table:table-cell>
          <table:table-cell table:style-name="ce12" table:formula="of:=IF([.H$16]=&quot;C&quot;;[.H$17];[.H20]+([.G20]+[.I20]-2*[.H20])*factor)" office:value-type="float" office:value="20.332742885376">
            <text:p>20,3</text:p>
          </table:table-cell>
          <table:table-cell table:style-name="ce12" table:formula="of:=IF([.I$16]=&quot;C&quot;;[.I$17];[.I20]+([.H20]+[.J20]-2*[.I20])*factor)" office:value-type="float" office:value="37.397122842624">
            <text:p>37,4</text:p>
          </table:table-cell>
          <table:table-cell table:style-name="ce12" table:formula="of:=IF([.J$16]=&quot;C&quot;;[.J$17];[.J20]+([.I20]+[.K20]-2*[.J20])*factor)" office:value-type="float" office:value="18.420590690304">
            <text:p>18,4</text:p>
          </table:table-cell>
          <table:table-cell table:style-name="ce12" table:formula="of:=IF([.K$16]=&quot;C&quot;;[.K$17];[.K20]+([.J20]+[.L20]-2*[.K20])*factor)" office:value-type="float" office:value="27.730809839616">
            <text:p>27,7</text:p>
          </table:table-cell>
          <table:table-cell table:style-name="ce12" table:formula="of:=IF([.L$16]=&quot;C&quot;;[.L$17];[.L20]+([.K20]+[.M20]-2*[.L20])*factor)" office:value-type="float" office:value="24">
            <text:p>24,0</text:p>
          </table:table-cell>
          <table:table-cell table:style-name="ce12" table:formula="of:=IF([.M$16]=&quot;C&quot;;[.M$17];[.M20]+([.L20]+[.N20]-2*[.M20])*factor)" office:value-type="float" office:value="24">
            <text:p>24,0</text:p>
          </table:table-cell>
          <table:table-cell table:style-name="ce12" table:formula="of:=IF([.N$16]=&quot;C&quot;;[.N$17];[.N20]+([.M20]+[.O20]-2*[.N20])*factor)" office:value-type="float" office:value="24">
            <text:p>24,0</text:p>
          </table:table-cell>
          <table:table-cell table:style-name="ce12" table:formula="of:=IF([.O$16]=&quot;C&quot;;[.O$17];[.O20]+([.N20]+[.P20]-2*[.O20])*factor)" office:value-type="float" office:value="24">
            <text:p>24,0</text:p>
          </table:table-cell>
          <table:table-cell table:style-name="ce12" table:formula="of:=IF([.P$16]=&quot;C&quot;;[.P$17];[.P20]+([.O20]+[.Q20]-2*[.P20])*factor)" office:value-type="float" office:value="24">
            <text:p>24,0</text:p>
          </table:table-cell>
          <table:table-cell table:style-name="ce12" table:formula="of:=IF([.Q$16]=&quot;C&quot;;[.Q$17];[.Q20]+([.P20]+[.R20]-2*[.Q20])*factor)" office:value-type="float" office:value="24">
            <text:p>24,0</text:p>
          </table:table-cell>
          <table:table-cell table:style-name="ce12" table:formula="of:=IF([.R$16]=&quot;C&quot;;[.R$17];[.R20]+([.Q20]+[.S20]-2*[.R20])*factor)" office:value-type="float" office:value="24">
            <text:p>24,0</text:p>
          </table:table-cell>
          <table:table-cell table:style-name="ce12" table:formula="of:=IF([.S$16]=&quot;C&quot;;[.S$17];[.S20]+([.R20]+[.T20]-2*[.S20])*factor)" office:value-type="float" office:value="24">
            <text:p>24,0</text:p>
          </table:table-cell>
          <table:table-cell table:style-name="ce12" table:formula="of:=IF([.T$16]=&quot;C&quot;;[.T$17];[.T20]+([.S20]+[.U20]-2*[.T20])*factor)" office:value-type="float" office:value="24">
            <text:p>24,0</text:p>
          </table:table-cell>
          <table:table-cell table:style-name="ce12" table:formula="of:=IF([.U$16]=&quot;C&quot;;[.U$17];[.U20]+([.T20]+[.V20]-2*[.U20])*factor)" office:value-type="float" office:value="24">
            <text:p>24,0</text:p>
          </table:table-cell>
          <table:table-cell table:style-name="ce12" table:formula="of:=IF([.V$16]=&quot;C&quot;;[.V$17];[.V20]+([.U20]+[.W20]-2*[.V20])*factor)" office:value-type="float" office:value="24">
            <text:p>24,0</text:p>
          </table:table-cell>
          <table:table-cell table:style-name="ce12" table:formula="of:=IF([.W$16]=&quot;C&quot;;[.W$17];[.W20]+([.V20]+[.X20]-2*[.W20])*factor)" office:value-type="float" office:value="24">
            <text:p>24,0</text:p>
          </table:table-cell>
          <table:table-cell table:style-name="ce12" table:formula="of:=IF([.X$16]=&quot;C&quot;;[.X$17];[.X20]+([.W20]+[.Y20]-2*[.X20])*factor)" office:value-type="float" office:value="24">
            <text:p>24,0</text:p>
          </table:table-cell>
          <table:table-cell table:style-name="ce12" table:formula="of:=IF([.Y$16]=&quot;C&quot;;[.Y$17];[.Y20]+([.X20]+[.Z20]-2*[.Y20])*factor)" office:value-type="float" office:value="24">
            <text:p>24,0</text:p>
          </table:table-cell>
          <table:table-cell table:style-name="ce12" table:formula="of:=IF([.Z$16]=&quot;C&quot;;[.Z$17];[.Z20]+([.Y20]+[.AA20]-2*[.Z20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1]+deltaTime" office:value-type="float" office:value="1">
            <text:p>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1]+([.E21]+[.G21]-2*[.F21])*factor)" office:value-type="float" office:value="27.8441698966241">
            <text:p>27,8</text:p>
          </table:table-cell>
          <table:table-cell table:style-name="ce12" table:formula="of:=IF([.G$16]=&quot;C&quot;;[.G$17];[.G21]+([.F21]+[.H21]-2*[.G21])*factor)" office:value-type="float" office:value="30">
            <text:p>30,0</text:p>
          </table:table-cell>
          <table:table-cell table:style-name="ce12" table:formula="of:=IF([.H$16]=&quot;C&quot;;[.H$17];[.H21]+([.G21]+[.I21]-2*[.H21])*factor)" office:value-type="float" office:value="44.0704366051984">
            <text:p>44,1</text:p>
          </table:table-cell>
          <table:table-cell table:style-name="ce12" table:formula="of:=IF([.I$16]=&quot;C&quot;;[.I$17];[.I21]+([.H21]+[.J21]-2*[.I21])*factor)" office:value-type="float" office:value="5.3927928893276">
            <text:p>5,4</text:p>
          </table:table-cell>
          <table:table-cell table:style-name="ce12" table:formula="of:=IF([.J$16]=&quot;C&quot;;[.J$17];[.J21]+([.I21]+[.K21]-2*[.J21])*factor)" office:value-type="float" office:value="43.5392258461532">
            <text:p>43,5</text:p>
          </table:table-cell>
          <table:table-cell table:style-name="ce12" table:formula="of:=IF([.K$16]=&quot;C&quot;;[.K$17];[.K21]+([.J21]+[.L21]-2*[.K21])*factor)" office:value-type="float" office:value="16.1503760974479">
            <text:p>16,2</text:p>
          </table:table-cell>
          <table:table-cell table:style-name="ce12" table:formula="of:=IF([.L$16]=&quot;C&quot;;[.L$17];[.L21]+([.K21]+[.M21]-2*[.L21])*factor)" office:value-type="float" office:value="27.312959137579">
            <text:p>27,3</text:p>
          </table:table-cell>
          <table:table-cell table:style-name="ce12" table:formula="of:=IF([.M$16]=&quot;C&quot;;[.M$17];[.M21]+([.L21]+[.N21]-2*[.M21])*factor)" office:value-type="float" office:value="24">
            <text:p>24,0</text:p>
          </table:table-cell>
          <table:table-cell table:style-name="ce12" table:formula="of:=IF([.N$16]=&quot;C&quot;;[.N$17];[.N21]+([.M21]+[.O21]-2*[.N21])*factor)" office:value-type="float" office:value="24">
            <text:p>24,0</text:p>
          </table:table-cell>
          <table:table-cell table:style-name="ce12" table:formula="of:=IF([.O$16]=&quot;C&quot;;[.O$17];[.O21]+([.N21]+[.P21]-2*[.O21])*factor)" office:value-type="float" office:value="24">
            <text:p>24,0</text:p>
          </table:table-cell>
          <table:table-cell table:style-name="ce12" table:formula="of:=IF([.P$16]=&quot;C&quot;;[.P$17];[.P21]+([.O21]+[.Q21]-2*[.P21])*factor)" office:value-type="float" office:value="24">
            <text:p>24,0</text:p>
          </table:table-cell>
          <table:table-cell table:style-name="ce12" table:formula="of:=IF([.Q$16]=&quot;C&quot;;[.Q$17];[.Q21]+([.P21]+[.R21]-2*[.Q21])*factor)" office:value-type="float" office:value="24">
            <text:p>24,0</text:p>
          </table:table-cell>
          <table:table-cell table:style-name="ce12" table:formula="of:=IF([.R$16]=&quot;C&quot;;[.R$17];[.R21]+([.Q21]+[.S21]-2*[.R21])*factor)" office:value-type="float" office:value="24">
            <text:p>24,0</text:p>
          </table:table-cell>
          <table:table-cell table:style-name="ce12" table:formula="of:=IF([.S$16]=&quot;C&quot;;[.S$17];[.S21]+([.R21]+[.T21]-2*[.S21])*factor)" office:value-type="float" office:value="24">
            <text:p>24,0</text:p>
          </table:table-cell>
          <table:table-cell table:style-name="ce12" table:formula="of:=IF([.T$16]=&quot;C&quot;;[.T$17];[.T21]+([.S21]+[.U21]-2*[.T21])*factor)" office:value-type="float" office:value="24">
            <text:p>24,0</text:p>
          </table:table-cell>
          <table:table-cell table:style-name="ce12" table:formula="of:=IF([.U$16]=&quot;C&quot;;[.U$17];[.U21]+([.T21]+[.V21]-2*[.U21])*factor)" office:value-type="float" office:value="24">
            <text:p>24,0</text:p>
          </table:table-cell>
          <table:table-cell table:style-name="ce12" table:formula="of:=IF([.V$16]=&quot;C&quot;;[.V$17];[.V21]+([.U21]+[.W21]-2*[.V21])*factor)" office:value-type="float" office:value="24">
            <text:p>24,0</text:p>
          </table:table-cell>
          <table:table-cell table:style-name="ce12" table:formula="of:=IF([.W$16]=&quot;C&quot;;[.W$17];[.W21]+([.V21]+[.X21]-2*[.W21])*factor)" office:value-type="float" office:value="24">
            <text:p>24,0</text:p>
          </table:table-cell>
          <table:table-cell table:style-name="ce12" table:formula="of:=IF([.X$16]=&quot;C&quot;;[.X$17];[.X21]+([.W21]+[.Y21]-2*[.X21])*factor)" office:value-type="float" office:value="24">
            <text:p>24,0</text:p>
          </table:table-cell>
          <table:table-cell table:style-name="ce12" table:formula="of:=IF([.Y$16]=&quot;C&quot;;[.Y$17];[.Y21]+([.X21]+[.Z21]-2*[.Y21])*factor)" office:value-type="float" office:value="24">
            <text:p>24,0</text:p>
          </table:table-cell>
          <table:table-cell table:style-name="ce12" table:formula="of:=IF([.Z$16]=&quot;C&quot;;[.Z$17];[.Z21]+([.Y21]+[.AA21]-2*[.Z21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2]+deltaTime" office:value-type="float" office:value="1.2">
            <text:p>1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2]+([.E22]+[.G22]-2*[.F22])*factor)" office:value-type="float" office:value="26.3449241602197">
            <text:p>26,3</text:p>
          </table:table-cell>
          <table:table-cell table:style-name="ce12" table:formula="of:=IF([.G$16]=&quot;C&quot;;[.G$17];[.G22]+([.F22]+[.H22]-2*[.G22])*factor)" office:value-type="float" office:value="30">
            <text:p>30,0</text:p>
          </table:table-cell>
          <table:table-cell table:style-name="ce12" table:formula="of:=IF([.H$16]=&quot;C&quot;;[.H$17];[.H22]+([.G22]+[.I22]-2*[.H22])*factor)" office:value-type="float" office:value="-2.76985871991101">
            <text:p>-2,8</text:p>
          </table:table-cell>
          <table:table-cell table:style-name="ce12" table:formula="of:=IF([.I$16]=&quot;C&quot;;[.I$17];[.I22]+([.H22]+[.J22]-2*[.I22])*factor)" office:value-type="float" office:value="73.612572974682">
            <text:p>73,6</text:p>
          </table:table-cell>
          <table:table-cell table:style-name="ce12" table:formula="of:=IF([.J$16]=&quot;C&quot;;[.J$17];[.J22]+([.I22]+[.K22]-2*[.J22])*factor)" office:value-type="float" office:value="-14.6561051963582">
            <text:p>-14,7</text:p>
          </table:table-cell>
          <table:table-cell table:style-name="ce12" table:formula="of:=IF([.K$16]=&quot;C&quot;;[.K$17];[.K22]+([.J22]+[.L22]-2*[.K22])*factor)" office:value-type="float" office:value="50.3840484139346">
            <text:p>50,4</text:p>
          </table:table-cell>
          <table:table-cell table:style-name="ce12" table:formula="of:=IF([.L$16]=&quot;C&quot;;[.L$17];[.L22]+([.K22]+[.M22]-2*[.L22])*factor)" office:value-type="float" office:value="14.4586776837725">
            <text:p>14,5</text:p>
          </table:table-cell>
          <table:table-cell table:style-name="ce12" table:formula="of:=IF([.M$16]=&quot;C&quot;;[.M$17];[.M22]+([.L22]+[.N22]-2*[.M22])*factor)" office:value-type="float" office:value="26.9419077141702">
            <text:p>26,9</text:p>
          </table:table-cell>
          <table:table-cell table:style-name="ce12" table:formula="of:=IF([.N$16]=&quot;C&quot;;[.N$17];[.N22]+([.M22]+[.O22]-2*[.N22])*factor)" office:value-type="float" office:value="24">
            <text:p>24,0</text:p>
          </table:table-cell>
          <table:table-cell table:style-name="ce12" table:formula="of:=IF([.O$16]=&quot;C&quot;;[.O$17];[.O22]+([.N22]+[.P22]-2*[.O22])*factor)" office:value-type="float" office:value="24">
            <text:p>24,0</text:p>
          </table:table-cell>
          <table:table-cell table:style-name="ce12" table:formula="of:=IF([.P$16]=&quot;C&quot;;[.P$17];[.P22]+([.O22]+[.Q22]-2*[.P22])*factor)" office:value-type="float" office:value="24">
            <text:p>24,0</text:p>
          </table:table-cell>
          <table:table-cell table:style-name="ce12" table:formula="of:=IF([.Q$16]=&quot;C&quot;;[.Q$17];[.Q22]+([.P22]+[.R22]-2*[.Q22])*factor)" office:value-type="float" office:value="24">
            <text:p>24,0</text:p>
          </table:table-cell>
          <table:table-cell table:style-name="ce12" table:formula="of:=IF([.R$16]=&quot;C&quot;;[.R$17];[.R22]+([.Q22]+[.S22]-2*[.R22])*factor)" office:value-type="float" office:value="24">
            <text:p>24,0</text:p>
          </table:table-cell>
          <table:table-cell table:style-name="ce12" table:formula="of:=IF([.S$16]=&quot;C&quot;;[.S$17];[.S22]+([.R22]+[.T22]-2*[.S22])*factor)" office:value-type="float" office:value="24">
            <text:p>24,0</text:p>
          </table:table-cell>
          <table:table-cell table:style-name="ce12" table:formula="of:=IF([.T$16]=&quot;C&quot;;[.T$17];[.T22]+([.S22]+[.U22]-2*[.T22])*factor)" office:value-type="float" office:value="24">
            <text:p>24,0</text:p>
          </table:table-cell>
          <table:table-cell table:style-name="ce12" table:formula="of:=IF([.U$16]=&quot;C&quot;;[.U$17];[.U22]+([.T22]+[.V22]-2*[.U22])*factor)" office:value-type="float" office:value="24">
            <text:p>24,0</text:p>
          </table:table-cell>
          <table:table-cell table:style-name="ce12" table:formula="of:=IF([.V$16]=&quot;C&quot;;[.V$17];[.V22]+([.U22]+[.W22]-2*[.V22])*factor)" office:value-type="float" office:value="24">
            <text:p>24,0</text:p>
          </table:table-cell>
          <table:table-cell table:style-name="ce12" table:formula="of:=IF([.W$16]=&quot;C&quot;;[.W$17];[.W22]+([.V22]+[.X22]-2*[.W22])*factor)" office:value-type="float" office:value="24">
            <text:p>24,0</text:p>
          </table:table-cell>
          <table:table-cell table:style-name="ce12" table:formula="of:=IF([.X$16]=&quot;C&quot;;[.X$17];[.X22]+([.W22]+[.Y22]-2*[.X22])*factor)" office:value-type="float" office:value="24">
            <text:p>24,0</text:p>
          </table:table-cell>
          <table:table-cell table:style-name="ce12" table:formula="of:=IF([.Y$16]=&quot;C&quot;;[.Y$17];[.Y22]+([.X22]+[.Z22]-2*[.Y22])*factor)" office:value-type="float" office:value="24">
            <text:p>24,0</text:p>
          </table:table-cell>
          <table:table-cell table:style-name="ce12" table:formula="of:=IF([.Z$16]=&quot;C&quot;;[.Z$17];[.Z22]+([.Y22]+[.AA22]-2*[.Z22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3]+deltaTime" office:value-type="float" office:value="1.4">
            <text:p>1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3]+([.E23]+[.G23]-2*[.F23])*factor)" office:value-type="float" office:value="27.5083388516695">
            <text:p>27,5</text:p>
          </table:table-cell>
          <table:table-cell table:style-name="ce12" table:formula="of:=IF([.G$16]=&quot;C&quot;;[.G$17];[.G23]+([.F23]+[.H23]-2*[.G23])*factor)" office:value-type="float" office:value="30">
            <text:p>30,0</text:p>
          </table:table-cell>
          <table:table-cell table:style-name="ce12" table:formula="of:=IF([.H$16]=&quot;C&quot;;[.H$17];[.H23]+([.G23]+[.I23]-2*[.H23])*factor)" office:value-type="float" office:value="94.1573751681686">
            <text:p>94,2</text:p>
          </table:table-cell>
          <table:table-cell table:style-name="ce12" table:formula="of:=IF([.I$16]=&quot;C&quot;;[.I$17];[.I23]+([.H23]+[.J23]-2*[.I23])*factor)" office:value-type="float" office:value="-72.5976125860003">
            <text:p>-72,6</text:p>
          </table:table-cell>
          <table:table-cell table:style-name="ce12" table:formula="of:=IF([.J$16]=&quot;C&quot;;[.J$17];[.J23]+([.I23]+[.K23]-2*[.J23])*factor)" office:value-type="float" office:value="121.482137425466">
            <text:p>121,5</text:p>
          </table:table-cell>
          <table:table-cell table:style-name="ce12" table:formula="of:=IF([.K$16]=&quot;C&quot;;[.K$17];[.K23]+([.J23]+[.L23]-2*[.K23])*factor)" office:value-type="float" office:value="-39.2733372003894">
            <text:p>-39,3</text:p>
          </table:table-cell>
          <table:table-cell table:style-name="ce12" table:formula="of:=IF([.L$16]=&quot;C&quot;;[.L$17];[.L23]+([.K23]+[.M23]-2*[.L23])*factor)" office:value-type="float" office:value="57.4455151591496">
            <text:p>57,4</text:p>
          </table:table-cell>
          <table:table-cell table:style-name="ce12" table:formula="of:=IF([.M$16]=&quot;C&quot;;[.M$17];[.M23]+([.L23]+[.N23]-2*[.M23])*factor)" office:value-type="float" office:value="13.2443853969939">
            <text:p>13,2</text:p>
          </table:table-cell>
          <table:table-cell table:style-name="ce12" table:formula="of:=IF([.N$16]=&quot;C&quot;;[.N$17];[.N23]+([.M23]+[.O23]-2*[.N23])*factor)" office:value-type="float" office:value="26.6124140501831">
            <text:p>26,6</text:p>
          </table:table-cell>
          <table:table-cell table:style-name="ce12" table:formula="of:=IF([.O$16]=&quot;C&quot;;[.O$17];[.O23]+([.N23]+[.P23]-2*[.O23])*factor)" office:value-type="float" office:value="24">
            <text:p>24,0</text:p>
          </table:table-cell>
          <table:table-cell table:style-name="ce12" table:formula="of:=IF([.P$16]=&quot;C&quot;;[.P$17];[.P23]+([.O23]+[.Q23]-2*[.P23])*factor)" office:value-type="float" office:value="24">
            <text:p>24,0</text:p>
          </table:table-cell>
          <table:table-cell table:style-name="ce12" table:formula="of:=IF([.Q$16]=&quot;C&quot;;[.Q$17];[.Q23]+([.P23]+[.R23]-2*[.Q23])*factor)" office:value-type="float" office:value="24">
            <text:p>24,0</text:p>
          </table:table-cell>
          <table:table-cell table:style-name="ce12" table:formula="of:=IF([.R$16]=&quot;C&quot;;[.R$17];[.R23]+([.Q23]+[.S23]-2*[.R23])*factor)" office:value-type="float" office:value="24">
            <text:p>24,0</text:p>
          </table:table-cell>
          <table:table-cell table:style-name="ce12" table:formula="of:=IF([.S$16]=&quot;C&quot;;[.S$17];[.S23]+([.R23]+[.T23]-2*[.S23])*factor)" office:value-type="float" office:value="24">
            <text:p>24,0</text:p>
          </table:table-cell>
          <table:table-cell table:style-name="ce12" table:formula="of:=IF([.T$16]=&quot;C&quot;;[.T$17];[.T23]+([.S23]+[.U23]-2*[.T23])*factor)" office:value-type="float" office:value="24">
            <text:p>24,0</text:p>
          </table:table-cell>
          <table:table-cell table:style-name="ce12" table:formula="of:=IF([.U$16]=&quot;C&quot;;[.U$17];[.U23]+([.T23]+[.V23]-2*[.U23])*factor)" office:value-type="float" office:value="24">
            <text:p>24,0</text:p>
          </table:table-cell>
          <table:table-cell table:style-name="ce12" table:formula="of:=IF([.V$16]=&quot;C&quot;;[.V$17];[.V23]+([.U23]+[.W23]-2*[.V23])*factor)" office:value-type="float" office:value="24">
            <text:p>24,0</text:p>
          </table:table-cell>
          <table:table-cell table:style-name="ce12" table:formula="of:=IF([.W$16]=&quot;C&quot;;[.W$17];[.W23]+([.V23]+[.X23]-2*[.W23])*factor)" office:value-type="float" office:value="24">
            <text:p>24,0</text:p>
          </table:table-cell>
          <table:table-cell table:style-name="ce12" table:formula="of:=IF([.X$16]=&quot;C&quot;;[.X$17];[.X23]+([.W23]+[.Y23]-2*[.X23])*factor)" office:value-type="float" office:value="24">
            <text:p>24,0</text:p>
          </table:table-cell>
          <table:table-cell table:style-name="ce12" table:formula="of:=IF([.Y$16]=&quot;C&quot;;[.Y$17];[.Y23]+([.X23]+[.Z23]-2*[.Y23])*factor)" office:value-type="float" office:value="24">
            <text:p>24,0</text:p>
          </table:table-cell>
          <table:table-cell table:style-name="ce12" table:formula="of:=IF([.Z$16]=&quot;C&quot;;[.Z$17];[.Z23]+([.Y23]+[.AA23]-2*[.Z23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4]+deltaTime" office:value-type="float" office:value="1.6">
            <text:p>1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4]+([.E24]+[.G24]-2*[.F24])*factor)" office:value-type="float" office:value="26.6055290511044">
            <text:p>26,6</text:p>
          </table:table-cell>
          <table:table-cell table:style-name="ce12" table:formula="of:=IF([.G$16]=&quot;C&quot;;[.G$17];[.G24]+([.F24]+[.H24]-2*[.G24])*factor)" office:value-type="float" office:value="30">
            <text:p>30,0</text:p>
          </table:table-cell>
          <table:table-cell table:style-name="ce12" table:formula="of:=IF([.H$16]=&quot;C&quot;;[.H$17];[.H24]+([.G24]+[.I24]-2*[.H24])*factor)" office:value-type="float" office:value="-110.892803106867">
            <text:p>-110,9</text:p>
          </table:table-cell>
          <table:table-cell table:style-name="ce12" table:formula="of:=IF([.I$16]=&quot;C&quot;;[.I$17];[.I24]+([.H24]+[.J24]-2*[.I24])*factor)" office:value-type="float" office:value="247.823634549883">
            <text:p>247,8</text:p>
          </table:table-cell>
          <table:table-cell table:style-name="ce12" table:formula="of:=IF([.J$16]=&quot;C&quot;;[.J$17];[.J24]+([.I24]+[.K24]-2*[.J24])*factor)" office:value-type="float" office:value="-193.611542052475">
            <text:p>-193,6</text:p>
          </table:table-cell>
          <table:table-cell table:style-name="ce12" table:formula="of:=IF([.K$16]=&quot;C&quot;;[.K$17];[.K24]+([.J24]+[.L24]-2*[.K24])*factor)" office:value-type="float" office:value="189.363865162641">
            <text:p>189,4</text:p>
          </table:table-cell>
          <table:table-cell table:style-name="ce12" table:formula="of:=IF([.L$16]=&quot;C&quot;;[.L$17];[.L24]+([.K24]+[.M24]-2*[.L24])*factor)" office:value-type="float" office:value="-67.6914289649154">
            <text:p>-67,7</text:p>
          </table:table-cell>
          <table:table-cell table:style-name="ce12" table:formula="of:=IF([.M$16]=&quot;C&quot;;[.M$17];[.M24]+([.L24]+[.N24]-2*[.M24])*factor)" office:value-type="float" office:value="64.3657980698202">
            <text:p>64,4</text:p>
          </table:table-cell>
          <table:table-cell table:style-name="ce12" table:formula="of:=IF([.N$16]=&quot;C&quot;;[.N$17];[.N24]+([.M24]+[.O24]-2*[.N24])*factor)" office:value-type="float" office:value="12.4217809295885">
            <text:p>12,4</text:p>
          </table:table-cell>
          <table:table-cell table:style-name="ce12" table:formula="of:=IF([.O$16]=&quot;C&quot;;[.O$17];[.O24]+([.N24]+[.P24]-2*[.O24])*factor)" office:value-type="float" office:value="26.3198236765626">
            <text:p>26,3</text:p>
          </table:table-cell>
          <table:table-cell table:style-name="ce12" table:formula="of:=IF([.P$16]=&quot;C&quot;;[.P$17];[.P24]+([.O24]+[.Q24]-2*[.P24])*factor)" office:value-type="float" office:value="24">
            <text:p>24,0</text:p>
          </table:table-cell>
          <table:table-cell table:style-name="ce12" table:formula="of:=IF([.Q$16]=&quot;C&quot;;[.Q$17];[.Q24]+([.P24]+[.R24]-2*[.Q24])*factor)" office:value-type="float" office:value="24">
            <text:p>24,0</text:p>
          </table:table-cell>
          <table:table-cell table:style-name="ce12" table:formula="of:=IF([.R$16]=&quot;C&quot;;[.R$17];[.R24]+([.Q24]+[.S24]-2*[.R24])*factor)" office:value-type="float" office:value="24">
            <text:p>24,0</text:p>
          </table:table-cell>
          <table:table-cell table:style-name="ce12" table:formula="of:=IF([.S$16]=&quot;C&quot;;[.S$17];[.S24]+([.R24]+[.T24]-2*[.S24])*factor)" office:value-type="float" office:value="24">
            <text:p>24,0</text:p>
          </table:table-cell>
          <table:table-cell table:style-name="ce12" table:formula="of:=IF([.T$16]=&quot;C&quot;;[.T$17];[.T24]+([.S24]+[.U24]-2*[.T24])*factor)" office:value-type="float" office:value="24">
            <text:p>24,0</text:p>
          </table:table-cell>
          <table:table-cell table:style-name="ce12" table:formula="of:=IF([.U$16]=&quot;C&quot;;[.U$17];[.U24]+([.T24]+[.V24]-2*[.U24])*factor)" office:value-type="float" office:value="24">
            <text:p>24,0</text:p>
          </table:table-cell>
          <table:table-cell table:style-name="ce12" table:formula="of:=IF([.V$16]=&quot;C&quot;;[.V$17];[.V24]+([.U24]+[.W24]-2*[.V24])*factor)" office:value-type="float" office:value="24">
            <text:p>24,0</text:p>
          </table:table-cell>
          <table:table-cell table:style-name="ce12" table:formula="of:=IF([.W$16]=&quot;C&quot;;[.W$17];[.W24]+([.V24]+[.X24]-2*[.W24])*factor)" office:value-type="float" office:value="24">
            <text:p>24,0</text:p>
          </table:table-cell>
          <table:table-cell table:style-name="ce12" table:formula="of:=IF([.X$16]=&quot;C&quot;;[.X$17];[.X24]+([.W24]+[.Y24]-2*[.X24])*factor)" office:value-type="float" office:value="24">
            <text:p>24,0</text:p>
          </table:table-cell>
          <table:table-cell table:style-name="ce12" table:formula="of:=IF([.Y$16]=&quot;C&quot;;[.Y$17];[.Y24]+([.X24]+[.Z24]-2*[.Y24])*factor)" office:value-type="float" office:value="24">
            <text:p>24,0</text:p>
          </table:table-cell>
          <table:table-cell table:style-name="ce12" table:formula="of:=IF([.Z$16]=&quot;C&quot;;[.Z$17];[.Z24]+([.Y24]+[.AA24]-2*[.Z24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5]+deltaTime" office:value-type="float" office:value="1.8">
            <text:p>1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5]+([.E25]+[.G25]-2*[.F25])*factor)" office:value-type="float" office:value="27.306109456343">
            <text:p>27,3</text:p>
          </table:table-cell>
          <table:table-cell table:style-name="ce12" table:formula="of:=IF([.G$16]=&quot;C&quot;;[.G$17];[.G25]+([.F25]+[.H25]-2*[.G25])*factor)" office:value-type="float" office:value="30">
            <text:p>30,0</text:p>
          </table:table-cell>
          <table:table-cell table:style-name="ce12" table:formula="of:=IF([.H$16]=&quot;C&quot;;[.H$17];[.H25]+([.G25]+[.I25]-2*[.H25])*factor)" office:value-type="float" office:value="332.760202691225">
            <text:p>332,8</text:p>
          </table:table-cell>
          <table:table-cell table:style-name="ce12" table:formula="of:=IF([.I$16]=&quot;C&quot;;[.I$17];[.I25]+([.H25]+[.J25]-2*[.I25])*factor)" office:value-type="float" office:value="-462.710998912206">
            <text:p>-462,7</text:p>
          </table:table-cell>
          <table:table-cell table:style-name="ce12" table:formula="of:=IF([.J$16]=&quot;C&quot;;[.J$17];[.J25]+([.I25]+[.K25]-2*[.J25])*factor)" office:value-type="float" office:value="538.465056377442">
            <text:p>538,5</text:p>
          </table:table-cell>
          <table:table-cell table:style-name="ce12" table:formula="of:=IF([.K$16]=&quot;C&quot;;[.K$17];[.K25]+([.J25]+[.L25]-2*[.K25])*factor)" office:value-type="float" office:value="-378.983397629652">
            <text:p>-379,0</text:p>
          </table:table-cell>
          <table:table-cell table:style-name="ce12" table:formula="of:=IF([.L$16]=&quot;C&quot;;[.L$17];[.L25]+([.K25]+[.M25]-2*[.L25])*factor)" office:value-type="float" office:value="277.840489827199">
            <text:p>277,8</text:p>
          </table:table-cell>
          <table:table-cell table:style-name="ce12" table:formula="of:=IF([.M$16]=&quot;C&quot;;[.M$17];[.M25]+([.L25]+[.N25]-2*[.M25])*factor)" office:value-type="float" office:value="-99.0273067575507">
            <text:p>-99,0</text:p>
          </table:table-cell>
          <table:table-cell table:style-name="ce12" table:formula="of:=IF([.N$16]=&quot;C&quot;;[.N$17];[.N25]+([.M25]+[.O25]-2*[.N25])*factor)" office:value-type="float" office:value="70.8895301094272">
            <text:p>70,9</text:p>
          </table:table-cell>
          <table:table-cell table:style-name="ce12" table:formula="of:=IF([.O$16]=&quot;C&quot;;[.O$17];[.O25]+([.N25]+[.P25]-2*[.O25])*factor)" office:value-type="float" office:value="11.918358292462">
            <text:p>11,9</text:p>
          </table:table-cell>
          <table:table-cell table:style-name="ce12" table:formula="of:=IF([.P$16]=&quot;C&quot;;[.P$17];[.P25]+([.O25]+[.Q25]-2*[.P25])*factor)" office:value-type="float" office:value="26.0600034247876">
            <text:p>26,1</text:p>
          </table:table-cell>
          <table:table-cell table:style-name="ce12" table:formula="of:=IF([.Q$16]=&quot;C&quot;;[.Q$17];[.Q25]+([.P25]+[.R25]-2*[.Q25])*factor)" office:value-type="float" office:value="24">
            <text:p>24,0</text:p>
          </table:table-cell>
          <table:table-cell table:style-name="ce12" table:formula="of:=IF([.R$16]=&quot;C&quot;;[.R$17];[.R25]+([.Q25]+[.S25]-2*[.R25])*factor)" office:value-type="float" office:value="24">
            <text:p>24,0</text:p>
          </table:table-cell>
          <table:table-cell table:style-name="ce12" table:formula="of:=IF([.S$16]=&quot;C&quot;;[.S$17];[.S25]+([.R25]+[.T25]-2*[.S25])*factor)" office:value-type="float" office:value="24">
            <text:p>24,0</text:p>
          </table:table-cell>
          <table:table-cell table:style-name="ce12" table:formula="of:=IF([.T$16]=&quot;C&quot;;[.T$17];[.T25]+([.S25]+[.U25]-2*[.T25])*factor)" office:value-type="float" office:value="24">
            <text:p>24,0</text:p>
          </table:table-cell>
          <table:table-cell table:style-name="ce12" table:formula="of:=IF([.U$16]=&quot;C&quot;;[.U$17];[.U25]+([.T25]+[.V25]-2*[.U25])*factor)" office:value-type="float" office:value="24">
            <text:p>24,0</text:p>
          </table:table-cell>
          <table:table-cell table:style-name="ce12" table:formula="of:=IF([.V$16]=&quot;C&quot;;[.V$17];[.V25]+([.U25]+[.W25]-2*[.V25])*factor)" office:value-type="float" office:value="24">
            <text:p>24,0</text:p>
          </table:table-cell>
          <table:table-cell table:style-name="ce12" table:formula="of:=IF([.W$16]=&quot;C&quot;;[.W$17];[.W25]+([.V25]+[.X25]-2*[.W25])*factor)" office:value-type="float" office:value="24">
            <text:p>24,0</text:p>
          </table:table-cell>
          <table:table-cell table:style-name="ce12" table:formula="of:=IF([.X$16]=&quot;C&quot;;[.X$17];[.X25]+([.W25]+[.Y25]-2*[.X25])*factor)" office:value-type="float" office:value="24">
            <text:p>24,0</text:p>
          </table:table-cell>
          <table:table-cell table:style-name="ce12" table:formula="of:=IF([.Y$16]=&quot;C&quot;;[.Y$17];[.Y25]+([.X25]+[.Z25]-2*[.Y25])*factor)" office:value-type="float" office:value="24">
            <text:p>24,0</text:p>
          </table:table-cell>
          <table:table-cell table:style-name="ce12" table:formula="of:=IF([.Z$16]=&quot;C&quot;;[.Z$17];[.Z25]+([.Y25]+[.AA25]-2*[.Z25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6]+deltaTime" office:value-type="float" office:value="2">
            <text:p>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6]+([.E26]+[.G26]-2*[.F26])*factor)" office:value-type="float" office:value="26.7624590618779">
            <text:p>26,8</text:p>
          </table:table-cell>
          <table:table-cell table:style-name="ce12" table:formula="of:=IF([.G$16]=&quot;C&quot;;[.G$17];[.G26]+([.F26]+[.H26]-2*[.G26])*factor)" office:value-type="float" office:value="30">
            <text:p>30,0</text:p>
          </table:table-cell>
          <table:table-cell table:style-name="ce12" table:formula="of:=IF([.H$16]=&quot;C&quot;;[.H$17];[.H26]+([.G26]+[.I26]-2*[.H26])*factor)" office:value-type="float" office:value="-642.469284322429">
            <text:p>-642,5</text:p>
          </table:table-cell>
          <table:table-cell table:style-name="ce12" table:formula="of:=IF([.I$16]=&quot;C&quot;;[.I$17];[.I26]+([.H26]+[.J26]-2*[.I26])*factor)" office:value-type="float" office:value="1132.71176520885">
            <text:p>1132,7</text:p>
          </table:table-cell>
          <table:table-cell table:style-name="ce12" table:formula="of:=IF([.J$16]=&quot;C&quot;;[.J$17];[.J26]+([.I26]+[.K26]-2*[.J26])*factor)" office:value-type="float" office:value="-1165.27350787806">
            <text:p>-1165,3</text:p>
          </table:table-cell>
          <table:table-cell table:style-name="ce12" table:formula="of:=IF([.K$16]=&quot;C&quot;;[.K$17];[.K26]+([.J26]+[.L26]-2*[.K26])*factor)" office:value-type="float" office:value="1018.97044159033">
            <text:p>1019,0</text:p>
          </table:table-cell>
          <table:table-cell table:style-name="ce12" table:formula="of:=IF([.L$16]=&quot;C&quot;;[.L$17];[.L26]+([.K26]+[.M26]-2*[.L26])*factor)" office:value-type="float" office:value="-640.077725601743">
            <text:p>-640,1</text:p>
          </table:table-cell>
          <table:table-cell table:style-name="ce12" table:formula="of:=IF([.M$16]=&quot;C&quot;;[.M$17];[.M26]+([.L26]+[.N26]-2*[.M26])*factor)" office:value-type="float" office:value="386.517447747584">
            <text:p>386,5</text:p>
          </table:table-cell>
          <table:table-cell table:style-name="ce12" table:formula="of:=IF([.N$16]=&quot;C&quot;;[.N$17];[.N26]+([.M26]+[.O26]-2*[.N26])*factor)" office:value-type="float" office:value="-132.363021601914">
            <text:p>-132,4</text:p>
          </table:table-cell>
          <table:table-cell table:style-name="ce12" table:formula="of:=IF([.O$16]=&quot;C&quot;;[.O$17];[.O26]+([.N26]+[.P26]-2*[.O26])*factor)" office:value-type="float" office:value="76.8425397434322">
            <text:p>76,8</text:p>
          </table:table-cell>
          <table:table-cell table:style-name="ce12" table:formula="of:=IF([.P$16]=&quot;C&quot;;[.P$17];[.P26]+([.O26]+[.Q26]-2*[.P26])*factor)" office:value-type="float" office:value="11.6729395060711">
            <text:p>11,7</text:p>
          </table:table-cell>
          <table:table-cell table:style-name="ce12" table:formula="of:=IF([.Q$16]=&quot;C&quot;;[.Q$17];[.Q26]+([.P26]+[.R26]-2*[.Q26])*factor)" office:value-type="float" office:value="25.8292830412114">
            <text:p>25,8</text:p>
          </table:table-cell>
          <table:table-cell table:style-name="ce12" table:formula="of:=IF([.R$16]=&quot;C&quot;;[.R$17];[.R26]+([.Q26]+[.S26]-2*[.R26])*factor)" office:value-type="float" office:value="24">
            <text:p>24,0</text:p>
          </table:table-cell>
          <table:table-cell table:style-name="ce12" table:formula="of:=IF([.S$16]=&quot;C&quot;;[.S$17];[.S26]+([.R26]+[.T26]-2*[.S26])*factor)" office:value-type="float" office:value="24">
            <text:p>24,0</text:p>
          </table:table-cell>
          <table:table-cell table:style-name="ce12" table:formula="of:=IF([.T$16]=&quot;C&quot;;[.T$17];[.T26]+([.S26]+[.U26]-2*[.T26])*factor)" office:value-type="float" office:value="24">
            <text:p>24,0</text:p>
          </table:table-cell>
          <table:table-cell table:style-name="ce12" table:formula="of:=IF([.U$16]=&quot;C&quot;;[.U$17];[.U26]+([.T26]+[.V26]-2*[.U26])*factor)" office:value-type="float" office:value="24">
            <text:p>24,0</text:p>
          </table:table-cell>
          <table:table-cell table:style-name="ce12" table:formula="of:=IF([.V$16]=&quot;C&quot;;[.V$17];[.V26]+([.U26]+[.W26]-2*[.V26])*factor)" office:value-type="float" office:value="24">
            <text:p>24,0</text:p>
          </table:table-cell>
          <table:table-cell table:style-name="ce12" table:formula="of:=IF([.W$16]=&quot;C&quot;;[.W$17];[.W26]+([.V26]+[.X26]-2*[.W26])*factor)" office:value-type="float" office:value="24">
            <text:p>24,0</text:p>
          </table:table-cell>
          <table:table-cell table:style-name="ce12" table:formula="of:=IF([.X$16]=&quot;C&quot;;[.X$17];[.X26]+([.W26]+[.Y26]-2*[.X26])*factor)" office:value-type="float" office:value="24">
            <text:p>24,0</text:p>
          </table:table-cell>
          <table:table-cell table:style-name="ce12" table:formula="of:=IF([.Y$16]=&quot;C&quot;;[.Y$17];[.Y26]+([.X26]+[.Z26]-2*[.Y26])*factor)" office:value-type="float" office:value="24">
            <text:p>24,0</text:p>
          </table:table-cell>
          <table:table-cell table:style-name="ce12" table:formula="of:=IF([.Z$16]=&quot;C&quot;;[.Z$17];[.Z26]+([.Y26]+[.AA26]-2*[.Z26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7]+deltaTime" office:value-type="float" office:value="2.2">
            <text:p>2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7]+([.E27]+[.G27]-2*[.F27])*factor)" office:value-type="float" office:value="27.1843317679828">
            <text:p>27,2</text:p>
          </table:table-cell>
          <table:table-cell table:style-name="ce12" table:formula="of:=IF([.G$16]=&quot;C&quot;;[.G$17];[.G27]+([.F27]+[.H27]-2*[.G27])*factor)" office:value-type="float" office:value="30">
            <text:p>30,0</text:p>
          </table:table-cell>
          <table:table-cell table:style-name="ce12" table:formula="of:=IF([.H$16]=&quot;C&quot;;[.H$17];[.H27]+([.G27]+[.I27]-2*[.H27])*factor)" office:value-type="float" office:value="1531.04421213966">
            <text:p>1531,0</text:p>
          </table:table-cell>
          <table:table-cell table:style-name="ce12" table:formula="of:=IF([.I$16]=&quot;C&quot;;[.I$17];[.I27]+([.H27]+[.J27]-2*[.I27])*factor)" office:value-type="float" office:value="-2484.25992927611">
            <text:p>-2484,3</text:p>
          </table:table-cell>
          <table:table-cell table:style-name="ce12" table:formula="of:=IF([.J$16]=&quot;C&quot;;[.J$17];[.J27]+([.I27]+[.K27]-2*[.J27])*factor)" office:value-type="float" office:value="2814.94604175105">
            <text:p>2814,9</text:p>
          </table:table-cell>
          <table:table-cell table:style-name="ce12" table:formula="of:=IF([.K$16]=&quot;C&quot;;[.K$17];[.K27]+([.J27]+[.L27]-2*[.K27])*factor)" office:value-type="float" office:value="-2393.87295800417">
            <text:p>-2393,9</text:p>
          </table:table-cell>
          <table:table-cell table:style-name="ce12" table:formula="of:=IF([.L$16]=&quot;C&quot;;[.L$17];[.L27]+([.K27]+[.M27]-2*[.L27])*factor)" office:value-type="float" office:value="1744.77356079902">
            <text:p>1744,8</text:p>
          </table:table-cell>
          <table:table-cell table:style-name="ce12" table:formula="of:=IF([.M$16]=&quot;C&quot;;[.M$17];[.M27]+([.L27]+[.N27]-2*[.M27])*factor)" office:value-type="float" office:value="-985.864922968973">
            <text:p>-985,9</text:p>
          </table:table-cell>
          <table:table-cell table:style-name="ce12" table:formula="of:=IF([.N$16]=&quot;C&quot;;[.N$17];[.N27]+([.M27]+[.O27]-2*[.N27])*factor)" office:value-type="float" office:value="514.177373655108">
            <text:p>514,2</text:p>
          </table:table-cell>
          <table:table-cell table:style-name="ce12" table:formula="of:=IF([.O$16]=&quot;C&quot;;[.O$17];[.O27]+([.N27]+[.P27]-2*[.O27])*factor)" office:value-type="float" office:value="-166.802603742012">
            <text:p>-166,8</text:p>
          </table:table-cell>
          <table:table-cell table:style-name="ce12" table:formula="of:=IF([.P$16]=&quot;C&quot;;[.P$17];[.P27]+([.O27]+[.Q27]-2*[.P27])*factor)" office:value-type="float" office:value="82.1143775760524">
            <text:p>82,1</text:p>
          </table:table-cell>
          <table:table-cell table:style-name="ce12" table:formula="of:=IF([.Q$16]=&quot;C&quot;;[.Q$17];[.Q27]+([.P27]+[.R27]-2*[.Q27])*factor)" office:value-type="float" office:value="11.6340466414111">
            <text:p>11,6</text:p>
          </table:table-cell>
          <table:table-cell table:style-name="ce12" table:formula="of:=IF([.R$16]=&quot;C&quot;;[.R$17];[.R27]+([.Q27]+[.S27]-2*[.R27])*factor)" office:value-type="float" office:value="25.6244033405957">
            <text:p>25,6</text:p>
          </table:table-cell>
          <table:table-cell table:style-name="ce12" table:formula="of:=IF([.S$16]=&quot;C&quot;;[.S$17];[.S27]+([.R27]+[.T27]-2*[.S27])*factor)" office:value-type="float" office:value="24">
            <text:p>24,0</text:p>
          </table:table-cell>
          <table:table-cell table:style-name="ce12" table:formula="of:=IF([.T$16]=&quot;C&quot;;[.T$17];[.T27]+([.S27]+[.U27]-2*[.T27])*factor)" office:value-type="float" office:value="24">
            <text:p>24,0</text:p>
          </table:table-cell>
          <table:table-cell table:style-name="ce12" table:formula="of:=IF([.U$16]=&quot;C&quot;;[.U$17];[.U27]+([.T27]+[.V27]-2*[.U27])*factor)" office:value-type="float" office:value="24">
            <text:p>24,0</text:p>
          </table:table-cell>
          <table:table-cell table:style-name="ce12" table:formula="of:=IF([.V$16]=&quot;C&quot;;[.V$17];[.V27]+([.U27]+[.W27]-2*[.V27])*factor)" office:value-type="float" office:value="24">
            <text:p>24,0</text:p>
          </table:table-cell>
          <table:table-cell table:style-name="ce12" table:formula="of:=IF([.W$16]=&quot;C&quot;;[.W$17];[.W27]+([.V27]+[.X27]-2*[.W27])*factor)" office:value-type="float" office:value="24">
            <text:p>24,0</text:p>
          </table:table-cell>
          <table:table-cell table:style-name="ce12" table:formula="of:=IF([.X$16]=&quot;C&quot;;[.X$17];[.X27]+([.W27]+[.Y27]-2*[.X27])*factor)" office:value-type="float" office:value="24">
            <text:p>24,0</text:p>
          </table:table-cell>
          <table:table-cell table:style-name="ce12" table:formula="of:=IF([.Y$16]=&quot;C&quot;;[.Y$17];[.Y27]+([.X27]+[.Z27]-2*[.Y27])*factor)" office:value-type="float" office:value="24">
            <text:p>24,0</text:p>
          </table:table-cell>
          <table:table-cell table:style-name="ce12" table:formula="of:=IF([.Z$16]=&quot;C&quot;;[.Z$17];[.Z27]+([.Y27]+[.AA27]-2*[.Z27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8]+deltaTime" office:value-type="float" office:value="2.4">
            <text:p>2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8]+([.E28]+[.G28]-2*[.F28])*factor)" office:value-type="float" office:value="26.8569585480454">
            <text:p>26,9</text:p>
          </table:table-cell>
          <table:table-cell table:style-name="ce12" table:formula="of:=IF([.G$16]=&quot;C&quot;;[.G$17];[.G28]+([.F28]+[.H28]-2*[.G28])*factor)" office:value-type="float" office:value="30">
            <text:p>30,0</text:p>
          </table:table-cell>
          <table:table-cell table:style-name="ce12" table:formula="of:=IF([.H$16]=&quot;C&quot;;[.H$17];[.H28]+([.G28]+[.I28]-2*[.H28])*factor)" office:value-type="float" office:value="-3367.47312581756">
            <text:p>-3367,5</text:p>
          </table:table-cell>
          <table:table-cell table:style-name="ce12" table:formula="of:=IF([.I$16]=&quot;C&quot;;[.I$17];[.I28]+([.H28]+[.J28]-2*[.I28])*factor)" office:value-type="float" office:value="5787.02505057321">
            <text:p>5787,0</text:p>
          </table:table-cell>
          <table:table-cell table:style-name="ce12" table:formula="of:=IF([.J$16]=&quot;C&quot;;[.J$17];[.J28]+([.I28]+[.K28]-2*[.J28])*factor)" office:value-type="float" office:value="-6516.1801323037">
            <text:p>-6516,2</text:p>
          </table:table-cell>
          <table:table-cell table:style-name="ce12" table:formula="of:=IF([.K$16]=&quot;C&quot;;[.K$17];[.K28]+([.J28]+[.L28]-2*[.K28])*factor)" office:value-type="float" office:value="5906.6764224757">
            <text:p>5906,7</text:p>
          </table:table-cell>
          <table:table-cell table:style-name="ce12" table:formula="of:=IF([.L$16]=&quot;C&quot;;[.L$17];[.L28]+([.K28]+[.M28]-2*[.L28])*factor)" office:value-type="float" office:value="-4355.15152148419">
            <text:p>-4355,2</text:p>
          </table:table-cell>
          <table:table-cell table:style-name="ce12" table:formula="of:=IF([.M$16]=&quot;C&quot;;[.M$17];[.M28]+([.L28]+[.N28]-2*[.M28])*factor)" office:value-type="float" office:value="2770.97961001919">
            <text:p>2771,0</text:p>
          </table:table-cell>
          <table:table-cell table:style-name="ce12" table:formula="of:=IF([.N$16]=&quot;C&quot;;[.N$17];[.N28]+([.M28]+[.O28]-2*[.N28])*factor)" office:value-type="float" office:value="-1422.57040567572">
            <text:p>-1422,6</text:p>
          </table:table-cell>
          <table:table-cell table:style-name="ce12" table:formula="of:=IF([.O$16]=&quot;C&quot;;[.O$17];[.O28]+([.N28]+[.P28]-2*[.O28])*factor)" office:value-type="float" office:value="658.945895597072">
            <text:p>658,9</text:p>
          </table:table-cell>
          <table:table-cell table:style-name="ce12" table:formula="of:=IF([.P$16]=&quot;C&quot;;[.P$17];[.P28]+([.O28]+[.Q28]-2*[.P28])*factor)" office:value-type="float" office:value="-201.51043570435">
            <text:p>-201,5</text:p>
          </table:table-cell>
          <table:table-cell table:style-name="ce12" table:formula="of:=IF([.Q$16]=&quot;C&quot;;[.Q$17];[.Q28]+([.P28]+[.R28]-2*[.Q28])*factor)" office:value-type="float" office:value="86.6440172602484">
            <text:p>86,6</text:p>
          </table:table-cell>
          <table:table-cell table:style-name="ce12" table:formula="of:=IF([.R$16]=&quot;C&quot;;[.R$17];[.R28]+([.Q28]+[.S28]-2*[.R28])*factor)" office:value-type="float" office:value="11.7584964252708">
            <text:p>11,8</text:p>
          </table:table-cell>
          <table:table-cell table:style-name="ce12" table:formula="of:=IF([.S$16]=&quot;C&quot;;[.S$17];[.S28]+([.R28]+[.T28]-2*[.S28])*factor)" office:value-type="float" office:value="25.442470166449">
            <text:p>25,4</text:p>
          </table:table-cell>
          <table:table-cell table:style-name="ce12" table:formula="of:=IF([.T$16]=&quot;C&quot;;[.T$17];[.T28]+([.S28]+[.U28]-2*[.T28])*factor)" office:value-type="float" office:value="24">
            <text:p>24,0</text:p>
          </table:table-cell>
          <table:table-cell table:style-name="ce12" table:formula="of:=IF([.U$16]=&quot;C&quot;;[.U$17];[.U28]+([.T28]+[.V28]-2*[.U28])*factor)" office:value-type="float" office:value="24">
            <text:p>24,0</text:p>
          </table:table-cell>
          <table:table-cell table:style-name="ce12" table:formula="of:=IF([.V$16]=&quot;C&quot;;[.V$17];[.V28]+([.U28]+[.W28]-2*[.V28])*factor)" office:value-type="float" office:value="24">
            <text:p>24,0</text:p>
          </table:table-cell>
          <table:table-cell table:style-name="ce12" table:formula="of:=IF([.W$16]=&quot;C&quot;;[.W$17];[.W28]+([.V28]+[.X28]-2*[.W28])*factor)" office:value-type="float" office:value="24">
            <text:p>24,0</text:p>
          </table:table-cell>
          <table:table-cell table:style-name="ce12" table:formula="of:=IF([.X$16]=&quot;C&quot;;[.X$17];[.X28]+([.W28]+[.Y28]-2*[.X28])*factor)" office:value-type="float" office:value="24">
            <text:p>24,0</text:p>
          </table:table-cell>
          <table:table-cell table:style-name="ce12" table:formula="of:=IF([.Y$16]=&quot;C&quot;;[.Y$17];[.Y28]+([.X28]+[.Z28]-2*[.Y28])*factor)" office:value-type="float" office:value="24">
            <text:p>24,0</text:p>
          </table:table-cell>
          <table:table-cell table:style-name="ce12" table:formula="of:=IF([.Z$16]=&quot;C&quot;;[.Z$17];[.Z28]+([.Y28]+[.AA28]-2*[.Z28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29]+deltaTime" office:value-type="float" office:value="2.6">
            <text:p>2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29]+([.E29]+[.G29]-2*[.F29])*factor)" office:value-type="float" office:value="27.1110001667168">
            <text:p>27,1</text:p>
          </table:table-cell>
          <table:table-cell table:style-name="ce12" table:formula="of:=IF([.G$16]=&quot;C&quot;;[.G$17];[.G29]+([.F29]+[.H29]-2*[.G29])*factor)" office:value-type="float" office:value="30">
            <text:p>30,0</text:p>
          </table:table-cell>
          <table:table-cell table:style-name="ce12" table:formula="of:=IF([.H$16]=&quot;C&quot;;[.H$17];[.H29]+([.G29]+[.I29]-2*[.H29])*factor)" office:value-type="float" office:value="7778.67739054344">
            <text:p>7778,7</text:p>
          </table:table-cell>
          <table:table-cell table:style-name="ce12" table:formula="of:=IF([.I$16]=&quot;C&quot;;[.I$17];[.I29]+([.H29]+[.J29]-2*[.I29])*factor)" office:value-type="float" office:value="-13267.4155324565">
            <text:p>-13267,4</text:p>
          </table:table-cell>
          <table:table-cell table:style-name="ce12" table:formula="of:=IF([.J$16]=&quot;C&quot;;[.J$17];[.J29]+([.I29]+[.K29]-2*[.J29])*factor)" office:value-type="float" office:value="15440.5626907351">
            <text:p>15440,6</text:p>
          </table:table-cell>
          <table:table-cell table:style-name="ce12" table:formula="of:=IF([.K$16]=&quot;C&quot;;[.K$17];[.K29]+([.J29]+[.L29]-2*[.K29])*factor)" office:value-type="float" office:value="-14237.3234124048">
            <text:p>-14237,3</text:p>
          </table:table-cell>
          <table:table-cell table:style-name="ce12" table:formula="of:=IF([.L$16]=&quot;C&quot;;[.L$17];[.L29]+([.K29]+[.M29]-2*[.L29])*factor)" office:value-type="float" office:value="11085.3561375272">
            <text:p>11085,4</text:p>
          </table:table-cell>
          <table:table-cell table:style-name="ce12" table:formula="of:=IF([.M$16]=&quot;C&quot;;[.M$17];[.M29]+([.L29]+[.N29]-2*[.M29])*factor)" office:value-type="float" office:value="-7280.89724869289">
            <text:p>-7280,9</text:p>
          </table:table-cell>
          <table:table-cell table:style-name="ce12" table:formula="of:=IF([.N$16]=&quot;C&quot;;[.N$17];[.N29]+([.M29]+[.O29]-2*[.N29])*factor)" office:value-type="float" office:value="4149.6884837916">
            <text:p>4149,7</text:p>
          </table:table-cell>
          <table:table-cell table:style-name="ce12" table:formula="of:=IF([.O$16]=&quot;C&quot;;[.O$17];[.O29]+([.N29]+[.P29]-2*[.O29])*factor)" office:value-type="float" office:value="-1953.52580212883">
            <text:p>-1953,5</text:p>
          </table:table-cell>
          <table:table-cell table:style-name="ce12" table:formula="of:=IF([.P$16]=&quot;C&quot;;[.P$17];[.P29]+([.O29]+[.Q29]-2*[.P29])*factor)" office:value-type="float" office:value="818.455940723876">
            <text:p>818,5</text:p>
          </table:table-cell>
          <table:table-cell table:style-name="ce12" table:formula="of:=IF([.Q$16]=&quot;C&quot;;[.Q$17];[.Q29]+([.P29]+[.R29]-2*[.Q29])*factor)" office:value-type="float" office:value="-235.735479473775">
            <text:p>-235,7</text:p>
          </table:table-cell>
          <table:table-cell table:style-name="ce12" table:formula="of:=IF([.R$16]=&quot;C&quot;;[.R$17];[.R29]+([.Q29]+[.S29]-2*[.R29])*factor)" office:value-type="float" office:value="90.4082076088972">
            <text:p>90,4</text:p>
          </table:table-cell>
          <table:table-cell table:style-name="ce12" table:formula="of:=IF([.S$16]=&quot;C&quot;;[.S$17];[.S29]+([.R29]+[.T29]-2*[.S29])*factor)" office:value-type="float" office:value="12.0101879764761">
            <text:p>12,0</text:p>
          </table:table-cell>
          <table:table-cell table:style-name="ce12" table:formula="of:=IF([.T$16]=&quot;C&quot;;[.T$17];[.T29]+([.S29]+[.U29]-2*[.T29])*factor)" office:value-type="float" office:value="25.2809135078067">
            <text:p>25,3</text:p>
          </table:table-cell>
          <table:table-cell table:style-name="ce12" table:formula="of:=IF([.U$16]=&quot;C&quot;;[.U$17];[.U29]+([.T29]+[.V29]-2*[.U29])*factor)" office:value-type="float" office:value="24">
            <text:p>24,0</text:p>
          </table:table-cell>
          <table:table-cell table:style-name="ce12" table:formula="of:=IF([.V$16]=&quot;C&quot;;[.V$17];[.V29]+([.U29]+[.W29]-2*[.V29])*factor)" office:value-type="float" office:value="24">
            <text:p>24,0</text:p>
          </table:table-cell>
          <table:table-cell table:style-name="ce12" table:formula="of:=IF([.W$16]=&quot;C&quot;;[.W$17];[.W29]+([.V29]+[.X29]-2*[.W29])*factor)" office:value-type="float" office:value="24">
            <text:p>24,0</text:p>
          </table:table-cell>
          <table:table-cell table:style-name="ce12" table:formula="of:=IF([.X$16]=&quot;C&quot;;[.X$17];[.X29]+([.W29]+[.Y29]-2*[.X29])*factor)" office:value-type="float" office:value="24">
            <text:p>24,0</text:p>
          </table:table-cell>
          <table:table-cell table:style-name="ce12" table:formula="of:=IF([.Y$16]=&quot;C&quot;;[.Y$17];[.Y29]+([.X29]+[.Z29]-2*[.Y29])*factor)" office:value-type="float" office:value="24">
            <text:p>24,0</text:p>
          </table:table-cell>
          <table:table-cell table:style-name="ce12" table:formula="of:=IF([.Z$16]=&quot;C&quot;;[.Z$17];[.Z29]+([.Y29]+[.AA29]-2*[.Z29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0]+deltaTime" office:value-type="float" office:value="2.8">
            <text:p>2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0]+([.E30]+[.G30]-2*[.F30])*factor)" office:value-type="float" office:value="26.9138638706278">
            <text:p>26,9</text:p>
          </table:table-cell>
          <table:table-cell table:style-name="ce12" table:formula="of:=IF([.G$16]=&quot;C&quot;;[.G$17];[.G30]+([.F30]+[.H30]-2*[.G30])*factor)" office:value-type="float" office:value="30">
            <text:p>30,0</text:p>
          </table:table-cell>
          <table:table-cell table:style-name="ce12" table:formula="of:=IF([.H$16]=&quot;C&quot;;[.H$17];[.H30]+([.G30]+[.I30]-2*[.H30])*factor)" office:value-type="float" office:value="-17791.0786478831">
            <text:p>-17791,1</text:p>
          </table:table-cell>
          <table:table-cell table:style-name="ce12" table:formula="of:=IF([.I$16]=&quot;C&quot;;[.I$17];[.I30]+([.H30]+[.J30]-2*[.I30])*factor)" office:value-type="float" office:value="30914.1996453616">
            <text:p>30914,2</text:p>
          </table:table-cell>
          <table:table-cell table:style-name="ce12" table:formula="of:=IF([.J$16]=&quot;C&quot;;[.J$17];[.J30]+([.I30]+[.K30]-2*[.J30])*factor)" office:value-type="float" office:value="-36406.0848310472">
            <text:p>-36406,1</text:p>
          </table:table-cell>
          <table:table-cell table:style-name="ce12" table:formula="of:=IF([.K$16]=&quot;C&quot;;[.K$17];[.K30]+([.J30]+[.L30]-2*[.K30])*factor)" office:value-type="float" office:value="34603.178887523">
            <text:p>34603,2</text:p>
          </table:table-cell>
          <table:table-cell table:style-name="ce12" table:formula="of:=IF([.L$16]=&quot;C&quot;;[.L$17];[.L30]+([.K30]+[.M30]-2*[.L30])*factor)" office:value-type="float" office:value="-27710.4163097758">
            <text:p>-27710,4</text:p>
          </table:table-cell>
          <table:table-cell table:style-name="ce12" table:formula="of:=IF([.M$16]=&quot;C&quot;;[.M$17];[.M30]+([.L30]+[.N30]-2*[.M30])*factor)" office:value-type="float" office:value="19178.6958887168">
            <text:p>19178,7</text:p>
          </table:table-cell>
          <table:table-cell table:style-name="ce12" table:formula="of:=IF([.N$16]=&quot;C&quot;;[.N$17];[.N30]+([.M30]+[.O30]-2*[.N30])*factor)" office:value-type="float" office:value="-11420.325932552">
            <text:p>-11420,3</text:p>
          </table:table-cell>
          <table:table-cell table:style-name="ce12" table:formula="of:=IF([.O$16]=&quot;C&quot;;[.O$17];[.O30]+([.N30]+[.P30]-2*[.O30])*factor)" office:value-type="float" office:value="5927.64827142171">
            <text:p>5927,6</text:p>
          </table:table-cell>
          <table:table-cell table:style-name="ce12" table:formula="of:=IF([.P$16]=&quot;C&quot;;[.P$17];[.P30]+([.O30]+[.Q30]-2*[.P30])*factor)" office:value-type="float" office:value="-2579.18582806484">
            <text:p>-2579,2</text:p>
          </table:table-cell>
          <table:table-cell table:style-name="ce12" table:formula="of:=IF([.Q$16]=&quot;C&quot;;[.Q$17];[.Q30]+([.P30]+[.R30]-2*[.Q30])*factor)" office:value-type="float" office:value="990.002095791152">
            <text:p>990,0</text:p>
          </table:table-cell>
          <table:table-cell table:style-name="ce12" table:formula="of:=IF([.R$16]=&quot;C&quot;;[.R$17];[.R30]+([.Q30]+[.S30]-2*[.R30])*factor)" office:value-type="float" office:value="-268.824827954106">
            <text:p>-268,8</text:p>
          </table:table-cell>
          <table:table-cell table:style-name="ce12" table:formula="of:=IF([.S$16]=&quot;C&quot;;[.S$17];[.S30]+([.R30]+[.T30]-2*[.S30])*factor)" office:value-type="float" office:value="93.4120336818876">
            <text:p>93,4</text:p>
          </table:table-cell>
          <table:table-cell table:style-name="ce12" table:formula="of:=IF([.T$16]=&quot;C&quot;;[.T$17];[.T30]+([.S30]+[.U30]-2*[.T30])*factor)" office:value-type="float" office:value="12.3590580410528">
            <text:p>12,4</text:p>
          </table:table-cell>
          <table:table-cell table:style-name="ce12" table:formula="of:=IF([.U$16]=&quot;C&quot;;[.U$17];[.U30]+([.T30]+[.V30]-2*[.U30])*factor)" office:value-type="float" office:value="25.1374511949323">
            <text:p>25,1</text:p>
          </table:table-cell>
          <table:table-cell table:style-name="ce12" table:formula="of:=IF([.V$16]=&quot;C&quot;;[.V$17];[.V30]+([.U30]+[.W30]-2*[.V30])*factor)" office:value-type="float" office:value="24">
            <text:p>24,0</text:p>
          </table:table-cell>
          <table:table-cell table:style-name="ce12" table:formula="of:=IF([.W$16]=&quot;C&quot;;[.W$17];[.W30]+([.V30]+[.X30]-2*[.W30])*factor)" office:value-type="float" office:value="24">
            <text:p>24,0</text:p>
          </table:table-cell>
          <table:table-cell table:style-name="ce12" table:formula="of:=IF([.X$16]=&quot;C&quot;;[.X$17];[.X30]+([.W30]+[.Y30]-2*[.X30])*factor)" office:value-type="float" office:value="24">
            <text:p>24,0</text:p>
          </table:table-cell>
          <table:table-cell table:style-name="ce12" table:formula="of:=IF([.Y$16]=&quot;C&quot;;[.Y$17];[.Y30]+([.X30]+[.Z30]-2*[.Y30])*factor)" office:value-type="float" office:value="24">
            <text:p>24,0</text:p>
          </table:table-cell>
          <table:table-cell table:style-name="ce12" table:formula="of:=IF([.Z$16]=&quot;C&quot;;[.Z$17];[.Z30]+([.Y30]+[.AA30]-2*[.Z30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1]+deltaTime" office:value-type="float" office:value="3">
            <text:p>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1]+([.E31]+[.G31]-2*[.F31])*factor)" office:value-type="float" office:value="27.0668416363929">
            <text:p>27,1</text:p>
          </table:table-cell>
          <table:table-cell table:style-name="ce12" table:formula="of:=IF([.G$16]=&quot;C&quot;;[.G$17];[.G31]+([.F31]+[.H31]-2*[.G31])*factor)" office:value-type="float" office:value="30">
            <text:p>30,0</text:p>
          </table:table-cell>
          <table:table-cell table:style-name="ce12" table:formula="of:=IF([.H$16]=&quot;C&quot;;[.H$17];[.H31]+([.G31]+[.I31]-2*[.H31])*factor)" office:value-type="float" office:value="41284.3263158383">
            <text:p>41284,3</text:p>
          </table:table-cell>
          <table:table-cell table:style-name="ce12" table:formula="of:=IF([.I$16]=&quot;C&quot;;[.I$17];[.I31]+([.H31]+[.J31]-2*[.I31])*factor)" office:value-type="float" office:value="-72116.5000940907">
            <text:p>-72116,5</text:p>
          </table:table-cell>
          <table:table-cell table:style-name="ce12" table:formula="of:=IF([.J$16]=&quot;C&quot;;[.J$17];[.J31]+([.I31]+[.K31]-2*[.J31])*factor)" office:value-type="float" office:value="86430.5539660942">
            <text:p>86430,6</text:p>
          </table:table-cell>
          <table:table-cell table:style-name="ce12" table:formula="of:=IF([.K$16]=&quot;C&quot;;[.K$17];[.K31]+([.J31]+[.L31]-2*[.K31])*factor)" office:value-type="float" office:value="-83787.5198297687">
            <text:p>-83787,5</text:p>
          </table:table-cell>
          <table:table-cell table:style-name="ce12" table:formula="of:=IF([.L$16]=&quot;C&quot;;[.L$17];[.L31]+([.K31]+[.M31]-2*[.L31])*factor)" office:value-type="float" office:value="69261.587857687">
            <text:p>69261,6</text:p>
          </table:table-cell>
          <table:table-cell table:style-name="ce12" table:formula="of:=IF([.M$16]=&quot;C&quot;;[.M$17];[.M31]+([.L31]+[.N31]-2*[.M31])*factor)" office:value-type="float" office:value="-49630.7671208313">
            <text:p>-49630,8</text:p>
          </table:table-cell>
          <table:table-cell table:style-name="ce12" table:formula="of:=IF([.N$16]=&quot;C&quot;;[.N$17];[.N31]+([.M31]+[.O31]-2*[.N31])*factor)" office:value-type="float" office:value="31156.6065378633">
            <text:p>31156,6</text:p>
          </table:table-cell>
          <table:table-cell table:style-name="ce12" table:formula="of:=IF([.O$16]=&quot;C&quot;;[.O$17];[.O31]+([.N31]+[.P31]-2*[.O31])*factor)" office:value-type="float" office:value="-17031.421502051">
            <text:p>-17031,4</text:p>
          </table:table-cell>
          <table:table-cell table:style-name="ce12" table:formula="of:=IF([.P$16]=&quot;C&quot;;[.P$17];[.P31]+([.O31]+[.Q31]-2*[.P31])*factor)" office:value-type="float" office:value="8144.32172866334">
            <text:p>8144,3</text:p>
          </table:table-cell>
          <table:table-cell table:style-name="ce12" table:formula="of:=IF([.Q$16]=&quot;C&quot;;[.Q$17];[.Q31]+([.P31]+[.R31]-2*[.Q31])*factor)" office:value-type="float" office:value="-3297.27508887876">
            <text:p>-3297,3</text:p>
          </table:table-cell>
          <table:table-cell table:style-name="ce12" table:formula="of:=IF([.R$16]=&quot;C&quot;;[.R$17];[.R31]+([.Q31]+[.S31]-2*[.R31])*factor)" office:value-type="float" office:value="1170.67981346445">
            <text:p>1170,7</text:p>
          </table:table-cell>
          <table:table-cell table:style-name="ce12" table:formula="of:=IF([.S$16]=&quot;C&quot;;[.S$17];[.S31]+([.R31]+[.T31]-2*[.S31])*factor)" office:value-type="float" office:value="-300.229341819936">
            <text:p>-300,2</text:p>
          </table:table-cell>
          <table:table-cell table:style-name="ce12" table:formula="of:=IF([.T$16]=&quot;C&quot;;[.T$17];[.T31]+([.S31]+[.U31]-2*[.T31])*factor)" office:value-type="float" office:value="95.6813135307591">
            <text:p>95,7</text:p>
          </table:table-cell>
          <table:table-cell table:style-name="ce12" table:formula="of:=IF([.U$16]=&quot;C&quot;;[.U$17];[.U31]+([.T31]+[.V31]-2*[.U31])*factor)" office:value-type="float" office:value="12.7801814131874">
            <text:p>12,8</text:p>
          </table:table-cell>
          <table:table-cell table:style-name="ce12" table:formula="of:=IF([.V$16]=&quot;C&quot;;[.V$17];[.V31]+([.U31]+[.W31]-2*[.V31])*factor)" office:value-type="float" office:value="25.0100566610999">
            <text:p>25,0</text:p>
          </table:table-cell>
          <table:table-cell table:style-name="ce12" table:formula="of:=IF([.W$16]=&quot;C&quot;;[.W$17];[.W31]+([.V31]+[.X31]-2*[.W31])*factor)" office:value-type="float" office:value="24">
            <text:p>24,0</text:p>
          </table:table-cell>
          <table:table-cell table:style-name="ce12" table:formula="of:=IF([.X$16]=&quot;C&quot;;[.X$17];[.X31]+([.W31]+[.Y31]-2*[.X31])*factor)" office:value-type="float" office:value="24">
            <text:p>24,0</text:p>
          </table:table-cell>
          <table:table-cell table:style-name="ce12" table:formula="of:=IF([.Y$16]=&quot;C&quot;;[.Y$17];[.Y31]+([.X31]+[.Z31]-2*[.Y31])*factor)" office:value-type="float" office:value="24">
            <text:p>24,0</text:p>
          </table:table-cell>
          <table:table-cell table:style-name="ce12" table:formula="of:=IF([.Z$16]=&quot;C&quot;;[.Z$17];[.Z31]+([.Y31]+[.AA31]-2*[.Z31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2]+deltaTime" office:value-type="float" office:value="3.2">
            <text:p>3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2]+([.E32]+[.G32]-2*[.F32])*factor)" office:value-type="float" office:value="26.9481308901591">
            <text:p>26,9</text:p>
          </table:table-cell>
          <table:table-cell table:style-name="ce12" table:formula="of:=IF([.G$16]=&quot;C&quot;;[.G$17];[.G32]+([.F32]+[.H32]-2*[.G32])*factor)" office:value-type="float" office:value="30">
            <text:p>30,0</text:p>
          </table:table-cell>
          <table:table-cell table:style-name="ce12" table:formula="of:=IF([.H$16]=&quot;C&quot;;[.H$17];[.H32]+([.G32]+[.I32]-2*[.H32])*factor)" office:value-type="float" office:value="-96049.4493046431">
            <text:p>-96049,4</text:p>
          </table:table-cell>
          <table:table-cell table:style-name="ce12" table:formula="of:=IF([.I$16]=&quot;C&quot;;[.I$17];[.I32]+([.H32]+[.J32]-2*[.I32])*factor)" office:value-type="float" office:value="169373.21776337">
            <text:p>169373,2</text:p>
          </table:table-cell>
          <table:table-cell table:style-name="ce12" table:formula="of:=IF([.J$16]=&quot;C&quot;;[.J$17];[.J32]+([.I32]+[.K32]-2*[.J32])*factor)" office:value-type="float" office:value="-205512.879570076">
            <text:p>-205512,9</text:p>
          </table:table-cell>
          <table:table-cell table:style-name="ce12" table:formula="of:=IF([.K$16]=&quot;C&quot;;[.K$17];[.K32]+([.J32]+[.L32]-2*[.K32])*factor)" office:value-type="float" office:value="203273.737327418">
            <text:p>203273,7</text:p>
          </table:table-cell>
          <table:table-cell table:style-name="ce12" table:formula="of:=IF([.L$16]=&quot;C&quot;;[.L$17];[.L32]+([.K32]+[.M32]-2*[.L32])*factor)" office:value-type="float" office:value="-172222.430989698">
            <text:p>-172222,4</text:p>
          </table:table-cell>
          <table:table-cell table:style-name="ce12" table:formula="of:=IF([.M$16]=&quot;C&quot;;[.M$17];[.M32]+([.L32]+[.N32]-2*[.M32])*factor)" office:value-type="float" office:value="127684.831909014">
            <text:p>127684,8</text:p>
          </table:table-cell>
          <table:table-cell table:style-name="ce12" table:formula="of:=IF([.N$16]=&quot;C&quot;;[.N$17];[.N32]+([.M32]+[.O32]-2*[.N32])*factor)" office:value-type="float" office:value="-83373.5501705014">
            <text:p>-83373,6</text:p>
          </table:table-cell>
          <table:table-cell table:style-name="ce12" table:formula="of:=IF([.O$16]=&quot;C&quot;;[.O$17];[.O32]+([.N32]+[.P32]-2*[.O32])*factor)" office:value-type="float" office:value="48115.6073862672">
            <text:p>48115,6</text:p>
          </table:table-cell>
          <table:table-cell table:style-name="ce12" table:formula="of:=IF([.P$16]=&quot;C&quot;;[.P$17];[.P32]+([.O32]+[.Q32]-2*[.P32])*factor)" office:value-type="float" office:value="-24371.8762341883">
            <text:p>-24371,9</text:p>
          </table:table-cell>
          <table:table-cell table:style-name="ce12" table:formula="of:=IF([.Q$16]=&quot;C&quot;;[.Q$17];[.Q32]+([.P32]+[.R32]-2*[.Q32])*factor)" office:value-type="float" office:value="10830.4068383794">
            <text:p>10830,4</text:p>
          </table:table-cell>
          <table:table-cell table:style-name="ce12" table:formula="of:=IF([.R$16]=&quot;C&quot;;[.R$17];[.R32]+([.Q32]+[.S32]-2*[.R32])*factor)" office:value-type="float" office:value="-4103.03146970885">
            <text:p>-4103,0</text:p>
          </table:table-cell>
          <table:table-cell table:style-name="ce12" table:formula="of:=IF([.S$16]=&quot;C&quot;;[.S$17];[.S32]+([.R32]+[.T32]-2*[.S32])*factor)" office:value-type="float" office:value="1357.50665002401">
            <text:p>1357,5</text:p>
          </table:table-cell>
          <table:table-cell table:style-name="ce12" table:formula="of:=IF([.T$16]=&quot;C&quot;;[.T$17];[.T32]+([.S32]+[.U32]-2*[.T32])*factor)" office:value-type="float" office:value="-329.503553741062">
            <text:p>-329,5</text:p>
          </table:table-cell>
          <table:table-cell table:style-name="ce12" table:formula="of:=IF([.U$16]=&quot;C&quot;;[.U$17];[.U32]+([.T32]+[.V32]-2*[.U32])*factor)" office:value-type="float" office:value="97.2565159537374">
            <text:p>97,3</text:p>
          </table:table-cell>
          <table:table-cell table:style-name="ce12" table:formula="of:=IF([.V$16]=&quot;C&quot;;[.V$17];[.V32]+([.U32]+[.W32]-2*[.V32])*factor)" office:value-type="float" office:value="13.2529971258968">
            <text:p>13,3</text:p>
          </table:table-cell>
          <table:table-cell table:style-name="ce12" table:formula="of:=IF([.W$16]=&quot;C&quot;;[.W$17];[.W32]+([.V32]+[.X32]-2*[.W32])*factor)" office:value-type="float" office:value="24.8969303150567">
            <text:p>24,9</text:p>
          </table:table-cell>
          <table:table-cell table:style-name="ce12" table:formula="of:=IF([.X$16]=&quot;C&quot;;[.X$17];[.X32]+([.W32]+[.Y32]-2*[.X32])*factor)" office:value-type="float" office:value="24">
            <text:p>24,0</text:p>
          </table:table-cell>
          <table:table-cell table:style-name="ce12" table:formula="of:=IF([.Y$16]=&quot;C&quot;;[.Y$17];[.Y32]+([.X32]+[.Z32]-2*[.Y32])*factor)" office:value-type="float" office:value="24">
            <text:p>24,0</text:p>
          </table:table-cell>
          <table:table-cell table:style-name="ce12" table:formula="of:=IF([.Z$16]=&quot;C&quot;;[.Z$17];[.Z32]+([.Y32]+[.AA32]-2*[.Z32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3]+deltaTime" office:value-type="float" office:value="3.4">
            <text:p>3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3]+([.E33]+[.G33]-2*[.F33])*factor)" office:value-type="float" office:value="27.0402504292365">
            <text:p>27,0</text:p>
          </table:table-cell>
          <table:table-cell table:style-name="ce12" table:formula="of:=IF([.G$16]=&quot;C&quot;;[.G$17];[.G33]+([.F33]+[.H33]-2*[.G33])*factor)" office:value-type="float" office:value="30">
            <text:p>30,0</text:p>
          </table:table-cell>
          <table:table-cell table:style-name="ce12" table:formula="of:=IF([.H$16]=&quot;C&quot;;[.H$17];[.H33]+([.G33]+[.I33]-2*[.H33])*factor)" office:value-type="float" office:value="224964.430034276">
            <text:p>224964,4</text:p>
          </table:table-cell>
          <table:table-cell table:style-name="ce12" table:formula="of:=IF([.I$16]=&quot;C&quot;;[.I$17];[.I33]+([.H33]+[.J33]-2*[.I33])*factor)" office:value-type="float" office:value="-399220.965025126">
            <text:p>-399221,0</text:p>
          </table:table-cell>
          <table:table-cell table:style-name="ce12" table:formula="of:=IF([.J$16]=&quot;C&quot;;[.J$17];[.J33]+([.I33]+[.K33]-2*[.J33])*factor)" office:value-type="float" office:value="490388.490666999">
            <text:p>490388,5</text:p>
          </table:table-cell>
          <table:table-cell table:style-name="ce12" table:formula="of:=IF([.K$16]=&quot;C&quot;;[.K$17];[.K33]+([.J33]+[.L33]-2*[.K33])*factor)" office:value-type="float" office:value="-493169.375943156">
            <text:p>-493169,4</text:p>
          </table:table-cell>
          <table:table-cell table:style-name="ce12" table:formula="of:=IF([.L$16]=&quot;C&quot;;[.L$17];[.L33]+([.K33]+[.M33]-2*[.L33])*factor)" office:value-type="float" office:value="427535.815929957">
            <text:p>427535,8</text:p>
          </table:table-cell>
          <table:table-cell table:style-name="ce12" table:formula="of:=IF([.M$16]=&quot;C&quot;;[.M$17];[.M33]+([.L33]+[.N33]-2*[.M33])*factor)" office:value-type="float" office:value="-326052.660831652">
            <text:p>-326052,7</text:p>
          </table:table-cell>
          <table:table-cell table:style-name="ce12" table:formula="of:=IF([.N$16]=&quot;C&quot;;[.N$17];[.N33]+([.M33]+[.O33]-2*[.N33])*factor)" office:value-type="float" office:value="220808.665026518">
            <text:p>220808,7</text:p>
          </table:table-cell>
          <table:table-cell table:style-name="ce12" table:formula="of:=IF([.O$16]=&quot;C&quot;;[.O$17];[.O33]+([.N33]+[.P33]-2*[.O33])*factor)" office:value-type="float" office:value="-133015.649979108">
            <text:p>-133015,6</text:p>
          </table:table-cell>
          <table:table-cell table:style-name="ce12" table:formula="of:=IF([.P$16]=&quot;C&quot;;[.P$17];[.P33]+([.O33]+[.Q33]-2*[.P33])*factor)" office:value-type="float" office:value="71256.6365892163">
            <text:p>71256,6</text:p>
          </table:table-cell>
          <table:table-cell table:style-name="ce12" table:formula="of:=IF([.Q$16]=&quot;C&quot;;[.Q$17];[.Q33]+([.P33]+[.R33]-2*[.Q33])*factor)" office:value-type="float" office:value="-33690.1137476431">
            <text:p>-33690,1</text:p>
          </table:table-cell>
          <table:table-cell table:style-name="ce12" table:formula="of:=IF([.R$16]=&quot;C&quot;;[.R$17];[.R33]+([.Q33]+[.S33]-2*[.R33])*factor)" office:value-type="float" office:value="14006.8195981963">
            <text:p>14006,8</text:p>
          </table:table-cell>
          <table:table-cell table:style-name="ce12" table:formula="of:=IF([.S$16]=&quot;C&quot;;[.S$17];[.S33]+([.R33]+[.T33]-2*[.S33])*factor)" office:value-type="float" office:value="-4989.51626124216">
            <text:p>-4989,5</text:p>
          </table:table-cell>
          <table:table-cell table:style-name="ce12" table:formula="of:=IF([.T$16]=&quot;C&quot;;[.T$17];[.T33]+([.S33]+[.U33]-2*[.T33])*factor)" office:value-type="float" office:value="1547.52444909131">
            <text:p>1547,5</text:p>
          </table:table-cell>
          <table:table-cell table:style-name="ce12" table:formula="of:=IF([.U$16]=&quot;C&quot;;[.U$17];[.U33]+([.T33]+[.V33]-2*[.U33])*factor)" office:value-type="float" office:value="-356.301550654367">
            <text:p>-356,3</text:p>
          </table:table-cell>
          <table:table-cell table:style-name="ce12" table:formula="of:=IF([.V$16]=&quot;C&quot;;[.V$17];[.V33]+([.U33]+[.W33]-2*[.V33])*factor)" office:value-type="float" office:value="98.1879345169932">
            <text:p>98,2</text:p>
          </table:table-cell>
          <table:table-cell table:style-name="ce12" table:formula="of:=IF([.W$16]=&quot;C&quot;;[.W$17];[.W33]+([.V33]+[.X33]-2*[.W33])*factor)" office:value-type="float" office:value="13.7606435233124">
            <text:p>13,8</text:p>
          </table:table-cell>
          <table:table-cell table:style-name="ce12" table:formula="of:=IF([.X$16]=&quot;C&quot;;[.X$17];[.X33]+([.W33]+[.Y33]-2*[.X33])*factor)" office:value-type="float" office:value="24.7964741197704">
            <text:p>24,8</text:p>
          </table:table-cell>
          <table:table-cell table:style-name="ce12" table:formula="of:=IF([.Y$16]=&quot;C&quot;;[.Y$17];[.Y33]+([.X33]+[.Z33]-2*[.Y33])*factor)" office:value-type="float" office:value="24">
            <text:p>24,0</text:p>
          </table:table-cell>
          <table:table-cell table:style-name="ce12" table:formula="of:=IF([.Z$16]=&quot;C&quot;;[.Z$17];[.Z33]+([.Y33]+[.AA33]-2*[.Z33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4]+deltaTime" office:value-type="float" office:value="3.6">
            <text:p>3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4]+([.E34]+[.G34]-2*[.F34])*factor)" office:value-type="float" office:value="26.9687656669125">
            <text:p>27,0</text:p>
          </table:table-cell>
          <table:table-cell table:style-name="ce12" table:formula="of:=IF([.G$16]=&quot;C&quot;;[.G$17];[.G34]+([.F34]+[.H34]-2*[.G34])*factor)" office:value-type="float" office:value="30">
            <text:p>30,0</text:p>
          </table:table-cell>
          <table:table-cell table:style-name="ce12" table:formula="of:=IF([.H$16]=&quot;C&quot;;[.H$17];[.H34]+([.G34]+[.I34]-2*[.H34])*factor)" office:value-type="float" office:value="-529053.97464891">
            <text:p>-529054,0</text:p>
          </table:table-cell>
          <table:table-cell table:style-name="ce12" table:formula="of:=IF([.I$16]=&quot;C&quot;;[.I$17];[.I34]+([.H34]+[.J34]-2*[.I34])*factor)" office:value-type="float" office:value="945028.862442231">
            <text:p>945028,9</text:p>
          </table:table-cell>
          <table:table-cell table:style-name="ce12" table:formula="of:=IF([.J$16]=&quot;C&quot;;[.J$17];[.J34]+([.I34]+[.K34]-2*[.J34])*factor)" office:value-type="float" office:value="-1172984.09153743">
            <text:p>-1172984,1</text:p>
          </table:table-cell>
          <table:table-cell table:style-name="ce12" table:formula="of:=IF([.K$16]=&quot;C&quot;;[.K$17];[.K34]+([.J34]+[.L34]-2*[.K34])*factor)" office:value-type="float" office:value="1197816.21998999">
            <text:p>1197816,2</text:p>
          </table:table-cell>
          <table:table-cell table:style-name="ce12" table:formula="of:=IF([.L$16]=&quot;C&quot;;[.L$17];[.L34]+([.K34]+[.M34]-2*[.L34])*factor)" office:value-type="float" office:value="-1059236.96181768">
            <text:p>-1059237,0</text:p>
          </table:table-cell>
          <table:table-cell table:style-name="ce12" table:formula="of:=IF([.M$16]=&quot;C&quot;;[.M$17];[.M34]+([.L34]+[.N34]-2*[.M34])*factor)" office:value-type="float" office:value="828746.763894712">
            <text:p>828746,8</text:p>
          </table:table-cell>
          <table:table-cell table:style-name="ce12" table:formula="of:=IF([.N$16]=&quot;C&quot;;[.N$17];[.N34]+([.M34]+[.O34]-2*[.N34])*factor)" office:value-type="float" office:value="-579000.184060533">
            <text:p>-579000,2</text:p>
          </table:table-cell>
          <table:table-cell table:style-name="ce12" table:formula="of:=IF([.O$16]=&quot;C&quot;;[.O$17];[.O34]+([.N34]+[.P34]-2*[.O34])*factor)" office:value-type="float" office:value="362574.13221856">
            <text:p>362574,1</text:p>
          </table:table-cell>
          <table:table-cell table:style-name="ce12" table:formula="of:=IF([.P$16]=&quot;C&quot;;[.P$17];[.P34]+([.O34]+[.Q34]-2*[.P34])*factor)" office:value-type="float" office:value="-203329.868182587">
            <text:p>-203329,9</text:p>
          </table:table-cell>
          <table:table-cell table:style-name="ce12" table:formula="of:=IF([.Q$16]=&quot;C&quot;;[.Q$17];[.Q34]+([.P34]+[.R34]-2*[.Q34])*factor)" office:value-type="float" office:value="101857.477362593">
            <text:p>101857,5</text:p>
          </table:table-cell>
          <table:table-cell table:style-name="ce12" table:formula="of:=IF([.R$16]=&quot;C&quot;;[.R$17];[.R34]+([.Q34]+[.S34]-2*[.R34])*factor)" office:value-type="float" office:value="-45216.8034560904">
            <text:p>-45216,8</text:p>
          </table:table-cell>
          <table:table-cell table:style-name="ce12" table:formula="of:=IF([.S$16]=&quot;C&quot;;[.S$17];[.S34]+([.R34]+[.T34]-2*[.S34])*factor)" office:value-type="float" office:value="17684.1221327153">
            <text:p>17684,1</text:p>
          </table:table-cell>
          <table:table-cell table:style-name="ce12" table:formula="of:=IF([.T$16]=&quot;C&quot;;[.T$17];[.T34]+([.S34]+[.U34]-2*[.T34])*factor)" office:value-type="float" office:value="-5947.96518945897">
            <text:p>-5948,0</text:p>
          </table:table-cell>
          <table:table-cell table:style-name="ce12" table:formula="of:=IF([.U$16]=&quot;C&quot;;[.U$17];[.U34]+([.T34]+[.V34]-2*[.U34])*factor)" office:value-type="float" office:value="1737.88259995196">
            <text:p>1737,9</text:p>
          </table:table-cell>
          <table:table-cell table:style-name="ce12" table:formula="of:=IF([.V$16]=&quot;C&quot;;[.V$17];[.V34]+([.U34]+[.W34]-2*[.V34])*factor)" office:value-type="float" office:value="-380.370162717563">
            <text:p>-380,4</text:p>
          </table:table-cell>
          <table:table-cell table:style-name="ce12" table:formula="of:=IF([.W$16]=&quot;C&quot;;[.W$17];[.W34]+([.V34]+[.X34]-2*[.W34])*factor)" office:value-type="float" office:value="98.5318954953557">
            <text:p>98,5</text:p>
          </table:table-cell>
          <table:table-cell table:style-name="ce12" table:formula="of:=IF([.X$16]=&quot;C&quot;;[.X$17];[.X34]+([.W34]+[.Y34]-2*[.X34])*factor)" office:value-type="float" office:value="14.2893875317596">
            <text:p>14,3</text:p>
          </table:table-cell>
          <table:table-cell table:style-name="ce12" table:formula="of:=IF([.Y$16]=&quot;C&quot;;[.Y$17];[.Y34]+([.X34]+[.Z34]-2*[.Y34])*factor)" office:value-type="float" office:value="24.7072690183561">
            <text:p>24,7</text:p>
          </table:table-cell>
          <table:table-cell table:style-name="ce12" table:formula="of:=IF([.Z$16]=&quot;C&quot;;[.Z$17];[.Z34]+([.Y34]+[.AA34]-2*[.Z34])*factor)" office:value-type="float" office:value="24">
            <text:p>24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5]+deltaTime" office:value-type="float" office:value="3.8">
            <text:p>3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5]+([.E35]+[.G35]-2*[.F35])*factor)" office:value-type="float" office:value="27.0242378424759">
            <text:p>27,0</text:p>
          </table:table-cell>
          <table:table-cell table:style-name="ce12" table:formula="of:=IF([.G$16]=&quot;C&quot;;[.G$17];[.G35]+([.F35]+[.H35]-2*[.G35])*factor)" office:value-type="float" office:value="30">
            <text:p>30,0</text:p>
          </table:table-cell>
          <table:table-cell table:style-name="ce12" table:formula="of:=IF([.H$16]=&quot;C&quot;;[.H$17];[.H35]+([.G35]+[.I35]-2*[.H35])*factor)" office:value-type="float" office:value="1249758.15417626">
            <text:p>1249758,2</text:p>
          </table:table-cell>
          <table:table-cell table:style-name="ce12" table:formula="of:=IF([.I$16]=&quot;C&quot;;[.I$17];[.I35]+([.H35]+[.J35]-2*[.I35])*factor)" office:value-type="float" office:value="-2244752.20002864">
            <text:p>-2244752,2</text:p>
          </table:table-cell>
          <table:table-cell table:style-name="ce12" table:formula="of:=IF([.J$16]=&quot;C&quot;;[.J$17];[.J35]+([.I35]+[.K35]-2*[.J35])*factor)" office:value-type="float" office:value="2813082.08823285">
            <text:p>2813082,1</text:p>
          </table:table-cell>
          <table:table-cell table:style-name="ce12" table:formula="of:=IF([.K$16]=&quot;C&quot;;[.K$17];[.K35]+([.J35]+[.L35]-2*[.K35])*factor)" office:value-type="float" office:value="-2911717.68209156">
            <text:p>-2911717,7</text:p>
          </table:table-cell>
          <table:table-cell table:style-name="ce12" table:formula="of:=IF([.L$16]=&quot;C&quot;;[.L$17];[.L35]+([.K35]+[.M35]-2*[.L35])*factor)" office:value-type="float" office:value="2621555.81206013">
            <text:p>2621555,8</text:p>
          </table:table-cell>
          <table:table-cell table:style-name="ce12" table:formula="of:=IF([.M$16]=&quot;C&quot;;[.M$17];[.M35]+([.L35]+[.N35]-2*[.M35])*factor)" office:value-type="float" office:value="-2097862.07432215">
            <text:p>-2097862,1</text:p>
          </table:table-cell>
          <table:table-cell table:style-name="ce12" table:formula="of:=IF([.N$16]=&quot;C&quot;;[.N$17];[.N35]+([.M35]+[.O35]-2*[.N35])*factor)" office:value-type="float" office:value="1507197.09857956">
            <text:p>1507197,1</text:p>
          </table:table-cell>
          <table:table-cell table:style-name="ce12" table:formula="of:=IF([.O$16]=&quot;C&quot;;[.O$17];[.O35]+([.N35]+[.P35]-2*[.O35])*factor)" office:value-type="float" office:value="-976066.612993493">
            <text:p>-976066,6</text:p>
          </table:table-cell>
          <table:table-cell table:style-name="ce12" table:formula="of:=IF([.P$16]=&quot;C&quot;;[.P$17];[.P35]+([.O35]+[.Q35]-2*[.P35])*factor)" office:value-type="float" office:value="570199.247017752">
            <text:p>570199,2</text:p>
          </table:table-cell>
          <table:table-cell table:style-name="ce12" table:formula="of:=IF([.Q$16]=&quot;C&quot;;[.Q$17];[.Q35]+([.P35]+[.R35]-2*[.Q35])*factor)" office:value-type="float" office:value="-299750.846848518">
            <text:p>-299750,8</text:p>
          </table:table-cell>
          <table:table-cell table:style-name="ce12" table:formula="of:=IF([.R$16]=&quot;C&quot;;[.R$17];[.R35]+([.Q35]+[.S35]-2*[.R35])*factor)" office:value-type="float" office:value="141241.17983376">
            <text:p>141241,2</text:p>
          </table:table-cell>
          <table:table-cell table:style-name="ce12" table:formula="of:=IF([.S$16]=&quot;C&quot;;[.S$17];[.S35]+([.R35]+[.T35]-2*[.S35])*factor)" office:value-type="float" office:value="-59157.1933322349">
            <text:p>-59157,2</text:p>
          </table:table-cell>
          <table:table-cell table:style-name="ce12" table:formula="of:=IF([.T$16]=&quot;C&quot;;[.T$17];[.T35]+([.S35]+[.U35]-2*[.T35])*factor)" office:value-type="float" office:value="21862.3611896287">
            <text:p>21862,4</text:p>
          </table:table-cell>
          <table:table-cell table:style-name="ce12" table:formula="of:=IF([.U$16]=&quot;C&quot;;[.U$17];[.U35]+([.T35]+[.V35]-2*[.U35])*factor)" office:value-type="float" office:value="-6968.15869029548">
            <text:p>-6968,2</text:p>
          </table:table-cell>
          <table:table-cell table:style-name="ce12" table:formula="of:=IF([.V$16]=&quot;C&quot;;[.V$17];[.V35]+([.U35]+[.W35]-2*[.V35])*factor)" office:value-type="float" office:value="1925.90331822604">
            <text:p>1925,9</text:p>
          </table:table-cell>
          <table:table-cell table:style-name="ce12" table:formula="of:=IF([.W$16]=&quot;C&quot;;[.W$17];[.W35]+([.V35]+[.X35]-2*[.W35])*factor)" office:value-type="float" office:value="-401.54047926939">
            <text:p>-401,5</text:p>
          </table:table-cell>
          <table:table-cell table:style-name="ce12" table:formula="of:=IF([.X$16]=&quot;C&quot;;[.X$17];[.X35]+([.W35]+[.Y35]-2*[.X35])*factor)" office:value-type="float" office:value="98.3478133635306">
            <text:p>98,3</text:p>
          </table:table-cell>
          <table:table-cell table:style-name="ce12" table:formula="of:=IF([.Y$16]=&quot;C&quot;;[.Y$17];[.Y35]+([.X35]+[.Z35]-2*[.Y35])*factor)" office:value-type="float" office:value="14.8281353699582">
            <text:p>14,8</text:p>
          </table:table-cell>
          <table:table-cell table:style-name="ce12" table:formula="of:=IF([.Z$16]=&quot;C&quot;;[.Z$17];[.Z35]+([.Y35]+[.AA35]-2*[.Z35])*factor)" office:value-type="float" office:value="24.6280548883002">
            <text:p>24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6]+deltaTime" office:value-type="float" office:value="4">
            <text:p>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6]+([.E36]+[.G36]-2*[.F36])*factor)" office:value-type="float" office:value="26.9811914342387">
            <text:p>27,0</text:p>
          </table:table-cell>
          <table:table-cell table:style-name="ce12" table:formula="of:=IF([.G$16]=&quot;C&quot;;[.G$17];[.G36]+([.F36]+[.H36]-2*[.G36])*factor)" office:value-type="float" office:value="30">
            <text:p>30,0</text:p>
          </table:table-cell>
          <table:table-cell table:style-name="ce12" table:formula="of:=IF([.H$16]=&quot;C&quot;;[.H$17];[.H36]+([.G36]+[.I36]-2*[.H36])*factor)" office:value-type="float" office:value="-2963125.6412662">
            <text:p>-2963125,6</text:p>
          </table:table-cell>
          <table:table-cell table:style-name="ce12" table:formula="of:=IF([.I$16]=&quot;C&quot;;[.I$17];[.I36]+([.H36]+[.J36]-2*[.I36])*factor)" office:value-type="float" office:value="5349729.84248151">
            <text:p>5349729,8</text:p>
          </table:table-cell>
          <table:table-cell table:style-name="ce12" table:formula="of:=IF([.J$16]=&quot;C&quot;;[.J$17];[.J36]+([.I36]+[.K36]-2*[.J36])*factor)" office:value-type="float" office:value="-6761896.95579143">
            <text:p>-6761897,0</text:p>
          </table:table-cell>
          <table:table-cell table:style-name="ce12" table:formula="of:=IF([.K$16]=&quot;C&quot;;[.K$17];[.K36]+([.J36]+[.L36]-2*[.K36])*factor)" office:value-type="float" office:value="7085451.37676322">
            <text:p>7085451,4</text:p>
          </table:table-cell>
          <table:table-cell table:style-name="ce12" table:formula="of:=IF([.L$16]=&quot;C&quot;;[.L$17];[.L36]+([.K36]+[.M36]-2*[.L36])*factor)" office:value-type="float" office:value="-6482834.13385403">
            <text:p>-6482834,1</text:p>
          </table:table-cell>
          <table:table-cell table:style-name="ce12" table:formula="of:=IF([.M$16]=&quot;C&quot;;[.M$17];[.M36]+([.L36]+[.N36]-2*[.M36])*factor)" office:value-type="float" office:value="5294273.55432203">
            <text:p>5294273,6</text:p>
          </table:table-cell>
          <table:table-cell table:style-name="ce12" table:formula="of:=IF([.N$16]=&quot;C&quot;;[.N$17];[.N36]+([.M36]+[.O36]-2*[.N36])*factor)" office:value-type="float" office:value="-3899233.62283402">
            <text:p>-3899233,6</text:p>
          </table:table-cell>
          <table:table-cell table:style-name="ce12" table:formula="of:=IF([.O$16]=&quot;C&quot;;[.O$17];[.O36]+([.N36]+[.P36]-2*[.O36])*factor)" office:value-type="float" office:value="2602155.64657336">
            <text:p>2602155,6</text:p>
          </table:table-cell>
          <table:table-cell table:style-name="ce12" table:formula="of:=IF([.P$16]=&quot;C&quot;;[.P$17];[.P36]+([.O36]+[.Q36]-2*[.P36])*factor)" office:value-type="float" office:value="-1575400.52002548">
            <text:p>-1575400,5</text:p>
          </table:table-cell>
          <table:table-cell table:style-name="ce12" table:formula="of:=IF([.Q$16]=&quot;C&quot;;[.Q$17];[.Q36]+([.P36]+[.R36]-2*[.Q36])*factor)" office:value-type="float" office:value="864365.756198593">
            <text:p>864365,8</text:p>
          </table:table-cell>
          <table:table-cell table:style-name="ce12" table:formula="of:=IF([.R$16]=&quot;C&quot;;[.R$17];[.R36]+([.Q36]+[.S36]-2*[.R36])*factor)" office:value-type="float" office:value="-428313.495231506">
            <text:p>-428313,5</text:p>
          </table:table-cell>
          <table:table-cell table:style-name="ce12" table:formula="of:=IF([.S$16]=&quot;C&quot;;[.S$17];[.S36]+([.R36]+[.T36]-2*[.S36])*factor)" office:value-type="float" office:value="190741.926454584">
            <text:p>190741,9</text:p>
          </table:table-cell>
          <table:table-cell table:style-name="ce12" table:formula="of:=IF([.T$16]=&quot;C&quot;;[.T$17];[.T36]+([.S36]+[.U36]-2*[.T36])*factor)" office:value-type="float" office:value="-75684.5048791589">
            <text:p>-75684,5</text:p>
          </table:table-cell>
          <table:table-cell table:style-name="ce12" table:formula="of:=IF([.U$16]=&quot;C&quot;;[.U$17];[.U36]+([.T36]+[.V36]-2*[.U36])*factor)" office:value-type="float" office:value="26531.2700266443">
            <text:p>26531,3</text:p>
          </table:table-cell>
          <table:table-cell table:style-name="ce12" table:formula="of:=IF([.V$16]=&quot;C&quot;;[.V$17];[.V36]+([.U36]+[.W36]-2*[.V36])*factor)" office:value-type="float" office:value="-8038.79383751701">
            <text:p>-8038,8</text:p>
          </table:table-cell>
          <table:table-cell table:style-name="ce12" table:formula="of:=IF([.W$16]=&quot;C&quot;;[.W$17];[.W36]+([.V36]+[.X36]-2*[.W36])*factor)" office:value-type="float" office:value="2109.13041676459">
            <text:p>2109,1</text:p>
          </table:table-cell>
          <table:table-cell table:style-name="ce12" table:formula="of:=IF([.X$16]=&quot;C&quot;;[.X$17];[.X36]+([.W36]+[.Y36]-2*[.X36])*factor)" office:value-type="float" office:value="-419.718464552795">
            <text:p>-419,7</text:p>
          </table:table-cell>
          <table:table-cell table:style-name="ce12" table:formula="of:=IF([.Y$16]=&quot;C&quot;;[.Y$17];[.Y36]+([.X36]+[.Z36]-2*[.Y36])*factor)" office:value-type="float" office:value="97.6959379605382">
            <text:p>97,7</text:p>
          </table:table-cell>
          <table:table-cell table:style-name="ce12" table:formula="of:=IF([.Z$16]=&quot;C&quot;;[.Z$17];[.Z36]+([.Y36]+[.AA36]-2*[.Z36])*factor)" office:value-type="float" office:value="15.3680136152019">
            <text:p>15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7]+deltaTime" office:value-type="float" office:value="4.2">
            <text:p>4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7]+([.E37]+[.G37]-2*[.F37])*factor)" office:value-type="float" office:value="27.0145954470308">
            <text:p>27,0</text:p>
          </table:table-cell>
          <table:table-cell table:style-name="ce12" table:formula="of:=IF([.G$16]=&quot;C&quot;;[.G$17];[.G37]+([.F37]+[.H37]-2*[.G37])*factor)" office:value-type="float" office:value="30">
            <text:p>30,0</text:p>
          </table:table-cell>
          <table:table-cell table:style-name="ce12" table:formula="of:=IF([.H$16]=&quot;C&quot;;[.H$17];[.H37]+([.G37]+[.I37]-2*[.H37])*factor)" office:value-type="float" office:value="7049972.23774615">
            <text:p>7049972,2</text:p>
          </table:table-cell>
          <table:table-cell table:style-name="ce12" table:formula="of:=IF([.I$16]=&quot;C&quot;;[.I$17];[.I37]+([.H37]+[.J37]-2*[.I37])*factor)" office:value-type="float" office:value="-12787210.4239528">
            <text:p>-12787210,4</text:p>
          </table:table-cell>
          <table:table-cell table:style-name="ce12" table:formula="of:=IF([.J$16]=&quot;C&quot;;[.J$17];[.J37]+([.I37]+[.K37]-2*[.J37])*factor)" office:value-type="float" office:value="16289672.9603835">
            <text:p>16289673,0</text:p>
          </table:table-cell>
          <table:table-cell table:style-name="ce12" table:formula="of:=IF([.K$16]=&quot;C&quot;;[.K$17];[.K37]+([.J37]+[.L37]-2*[.K37])*factor)" office:value-type="float" office:value="-17259631.4759734">
            <text:p>-17259631,5</text:p>
          </table:table-cell>
          <table:table-cell table:style-name="ce12" table:formula="of:=IF([.L$16]=&quot;C&quot;;[.L$17];[.L37]+([.K37]+[.M37]-2*[.L37])*factor)" office:value-type="float" office:value="16023875.0266744">
            <text:p>16023875,0</text:p>
          </table:table-cell>
          <table:table-cell table:style-name="ce12" table:formula="of:=IF([.M$16]=&quot;C&quot;;[.M$17];[.M37]+([.L37]+[.N37]-2*[.M37])*factor)" office:value-type="float" office:value="-13327632.4460929">
            <text:p>-13327632,4</text:p>
          </table:table-cell>
          <table:table-cell table:style-name="ce12" table:formula="of:=IF([.N$16]=&quot;C&quot;;[.N$17];[.N37]+([.M37]+[.O37]-2*[.N37])*factor)" office:value-type="float" office:value="10037834.4217143">
            <text:p>10037834,4</text:p>
          </table:table-cell>
          <table:table-cell table:style-name="ce12" table:formula="of:=IF([.O$16]=&quot;C&quot;;[.O$17];[.O37]+([.N37]+[.P37]-2*[.O37])*factor)" office:value-type="float" office:value="-6880747.90060017">
            <text:p>-6880747,9</text:p>
          </table:table-cell>
          <table:table-cell table:style-name="ce12" table:formula="of:=IF([.P$16]=&quot;C&quot;;[.P$17];[.P37]+([.O37]+[.Q37]-2*[.P37])*factor)" office:value-type="float" office:value="4300781.80920127">
            <text:p>4300781,8</text:p>
          </table:table-cell>
          <table:table-cell table:style-name="ce12" table:formula="of:=IF([.Q$16]=&quot;C&quot;;[.Q$17];[.Q37]+([.P37]+[.R37]-2*[.Q37])*factor)" office:value-type="float" office:value="-2450045.87235831">
            <text:p>-2450045,9</text:p>
          </table:table-cell>
          <table:table-cell table:style-name="ce12" table:formula="of:=IF([.R$16]=&quot;C&quot;;[.R$17];[.R37]+([.Q37]+[.S37]-2*[.R37])*factor)" office:value-type="float" office:value="1269306.89449567">
            <text:p>1269306,9</text:p>
          </table:table-cell>
          <table:table-cell table:style-name="ce12" table:formula="of:=IF([.S$16]=&quot;C&quot;;[.S$17];[.S37]+([.R37]+[.T37]-2*[.S37])*factor)" office:value-type="float" office:value="-595565.959027028">
            <text:p>-595566,0</text:p>
          </table:table-cell>
          <table:table-cell table:style-name="ce12" table:formula="of:=IF([.T$16]=&quot;C&quot;;[.T$17];[.T37]+([.S37]+[.U37]-2*[.T37])*factor)" office:value-type="float" office:value="251669.774261558">
            <text:p>251669,8</text:p>
          </table:table-cell>
          <table:table-cell table:style-name="ce12" table:formula="of:=IF([.U$16]=&quot;C&quot;;[.U$17];[.U37]+([.T37]+[.V37]-2*[.U37])*factor)" office:value-type="float" office:value="-94934.5548010841">
            <text:p>-94934,6</text:p>
          </table:table-cell>
          <table:table-cell table:style-name="ce12" table:formula="of:=IF([.V$16]=&quot;C&quot;;[.V$17];[.V37]+([.U37]+[.W37]-2*[.V37])*factor)" office:value-type="float" office:value="31670.7796116603">
            <text:p>31670,8</text:p>
          </table:table-cell>
          <table:table-cell table:style-name="ce12" table:formula="of:=IF([.W$16]=&quot;C&quot;;[.W$17];[.W37]+([.V37]+[.X37]-2*[.W37])*factor)" office:value-type="float" office:value="-9147.8441276473">
            <text:p>-9147,8</text:p>
          </table:table-cell>
          <table:table-cell table:style-name="ce12" table:formula="of:=IF([.X$16]=&quot;C&quot;;[.X$17];[.X37]+([.W37]+[.Y37]-2*[.X37])*factor)" office:value-type="float" office:value="2285.36333148888">
            <text:p>2285,4</text:p>
          </table:table-cell>
          <table:table-cell table:style-name="ce12" table:formula="of:=IF([.Y$16]=&quot;C&quot;;[.Y$17];[.Y37]+([.X37]+[.Z37]-2*[.Y37])*factor)" office:value-type="float" office:value="-434.87524828996">
            <text:p>-434,9</text:p>
          </table:table-cell>
          <table:table-cell table:style-name="ce12" table:formula="of:=IF([.Z$16]=&quot;C&quot;;[.Z$17];[.Z37]+([.Y37]+[.AA37]-2*[.Z37])*factor)" office:value-type="float" office:value="96.1404143435613">
            <text:p>96,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8]+deltaTime" office:value-type="float" office:value="4.4">
            <text:p>4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8]+([.E38]+[.G38]-2*[.F38])*factor)" office:value-type="float" office:value="26.9886739331041">
            <text:p>27,0</text:p>
          </table:table-cell>
          <table:table-cell table:style-name="ce12" table:formula="of:=IF([.G$16]=&quot;C&quot;;[.G$17];[.G38]+([.F38]+[.H38]-2*[.G38])*factor)" office:value-type="float" office:value="30">
            <text:p>30,0</text:p>
          </table:table-cell>
          <table:table-cell table:style-name="ce12" table:formula="of:=IF([.H$16]=&quot;C&quot;;[.H$17];[.H38]+([.G38]+[.I38]-2*[.H38])*factor)" office:value-type="float" office:value="-16825794.6729611">
            <text:p>-16825794,7</text:p>
          </table:table-cell>
          <table:table-cell table:style-name="ce12" table:formula="of:=IF([.I$16]=&quot;C&quot;;[.I$17];[.I38]+([.H38]+[.J38]-2*[.I38])*factor)" office:value-type="float" office:value="30648480.2249265">
            <text:p>30648480,2</text:p>
          </table:table-cell>
          <table:table-cell table:style-name="ce12" table:formula="of:=IF([.J$16]=&quot;C&quot;;[.J$17];[.J38]+([.I38]+[.K38]-2*[.J38])*factor)" office:value-type="float" office:value="-39322381.8243921">
            <text:p>-39322381,8</text:p>
          </table:table-cell>
          <table:table-cell table:style-name="ce12" table:formula="of:=IF([.K$16]=&quot;C&quot;;[.K$17];[.K38]+([.J38]+[.L38]-2*[.K38])*factor)" office:value-type="float" office:value="42087904.6378628">
            <text:p>42087904,6</text:p>
          </table:table-cell>
          <table:table-cell table:style-name="ce12" table:formula="of:=IF([.L$16]=&quot;C&quot;;[.L$17];[.L38]+([.K38]+[.M38]-2*[.L38])*factor)" office:value-type="float" office:value="-39596017.3834942">
            <text:p>-39596017,4</text:p>
          </table:table-cell>
          <table:table-cell table:style-name="ce12" table:formula="of:=IF([.M$16]=&quot;C&quot;;[.M$17];[.M38]+([.L38]+[.N38]-2*[.M38])*factor)" office:value-type="float" office:value="33485040.7683373">
            <text:p>33485040,8</text:p>
          </table:table-cell>
          <table:table-cell table:style-name="ce12" table:formula="of:=IF([.N$16]=&quot;C&quot;;[.N$17];[.N38]+([.M38]+[.O38]-2*[.N38])*factor)" office:value-type="float" office:value="-25734401.2591137">
            <text:p>-25734401,3</text:p>
          </table:table-cell>
          <table:table-cell table:style-name="ce12" table:formula="of:=IF([.O$16]=&quot;C&quot;;[.O$17];[.O38]+([.N38]+[.P38]-2*[.O38])*factor)" office:value-type="float" office:value="18072151.5839188">
            <text:p>18072151,6</text:p>
          </table:table-cell>
          <table:table-cell table:style-name="ce12" table:formula="of:=IF([.P$16]=&quot;C&quot;;[.P$17];[.P38]+([.O38]+[.Q38]-2*[.P38])*factor)" office:value-type="float" office:value="-11623151.5543273">
            <text:p>-11623151,6</text:p>
          </table:table-cell>
          <table:table-cell table:style-name="ce12" table:formula="of:=IF([.Q$16]=&quot;C&quot;;[.Q$17];[.Q38]+([.P38]+[.R38]-2*[.Q38])*factor)" office:value-type="float" office:value="6847474.36583293">
            <text:p>6847474,4</text:p>
          </table:table-cell>
          <table:table-cell table:style-name="ce12" table:formula="of:=IF([.R$16]=&quot;C&quot;;[.R$17];[.R38]+([.Q38]+[.S38]-2*[.R38])*factor)" office:value-type="float" office:value="-3689485.45639882">
            <text:p>-3689485,5</text:p>
          </table:table-cell>
          <table:table-cell table:style-name="ce12" table:formula="of:=IF([.S$16]=&quot;C&quot;;[.S$17];[.S38]+([.R38]+[.T38]-2*[.S38])*factor)" office:value-type="float" office:value="1812786.46606139">
            <text:p>1812786,5</text:p>
          </table:table-cell>
          <table:table-cell table:style-name="ce12" table:formula="of:=IF([.T$16]=&quot;C&quot;;[.T$17];[.T38]+([.S38]+[.U38]-2*[.T38])*factor)" office:value-type="float" office:value="-808460.201106332">
            <text:p>-808460,2</text:p>
          </table:table-cell>
          <table:table-cell table:style-name="ce12" table:formula="of:=IF([.U$16]=&quot;C&quot;;[.U$17];[.U38]+([.T38]+[.V38]-2*[.U38])*factor)" office:value-type="float" office:value="325275.626365059">
            <text:p>325275,6</text:p>
          </table:table-cell>
          <table:table-cell table:style-name="ce12" table:formula="of:=IF([.V$16]=&quot;C&quot;;[.V$17];[.V38]+([.U38]+[.W38]-2*[.V38])*factor)" office:value-type="float" office:value="-117001.695227362">
            <text:p>-117001,7</text:p>
          </table:table-cell>
          <table:table-cell table:style-name="ce12" table:formula="of:=IF([.W$16]=&quot;C&quot;;[.W$17];[.W38]+([.V38]+[.X38]-2*[.W38])*factor)" office:value-type="float" office:value="37251.7819765708">
            <text:p>37251,8</text:p>
          </table:table-cell>
          <table:table-cell table:style-name="ce12" table:formula="of:=IF([.X$16]=&quot;C&quot;;[.X$17];[.X38]+([.W38]+[.Y38]-2*[.X38])*factor)" office:value-type="float" office:value="-10282.8967510677">
            <text:p>-10282,9</text:p>
          </table:table-cell>
          <table:table-cell table:style-name="ce12" table:formula="of:=IF([.Y$16]=&quot;C&quot;;[.Y$17];[.Y38]+([.X38]+[.Z38]-2*[.Y38])*factor)" office:value-type="float" office:value="2452.23851897222">
            <text:p>2452,2</text:p>
          </table:table-cell>
          <table:table-cell table:style-name="ce12" table:formula="of:=IF([.Z$16]=&quot;C&quot;;[.Z$17];[.Z38]+([.Y38]+[.AA38]-2*[.Z38])*factor)" office:value-type="float" office:value="-439.462182012088">
            <text:p>-439,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39]+deltaTime" office:value-type="float" office:value="4.6">
            <text:p>4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39]+([.E39]+[.G39]-2*[.F39])*factor)" office:value-type="float" office:value="27.0087890279112">
            <text:p>27,0</text:p>
          </table:table-cell>
          <table:table-cell table:style-name="ce12" table:formula="of:=IF([.G$16]=&quot;C&quot;;[.G$17];[.G39]+([.F39]+[.H39]-2*[.G39])*factor)" office:value-type="float" office:value="30">
            <text:p>30,0</text:p>
          </table:table-cell>
          <table:table-cell table:style-name="ce12" table:formula="of:=IF([.H$16]=&quot;C&quot;;[.H$17];[.H39]+([.G39]+[.I39]-2*[.H39])*factor)" office:value-type="float" office:value="40272693.7459526">
            <text:p>40272693,7</text:p>
          </table:table-cell>
          <table:table-cell table:style-name="ce12" table:formula="of:=IF([.I$16]=&quot;C&quot;;[.I$17];[.I39]+([.H39]+[.J39]-2*[.I39])*factor)" office:value-type="float" office:value="-73642801.3841926">
            <text:p>-73642801,4</text:p>
          </table:table-cell>
          <table:table-cell table:style-name="ce12" table:formula="of:=IF([.J$16]=&quot;C&quot;;[.J$17];[.J39]+([.I39]+[.K39]-2*[.J39])*factor)" office:value-type="float" office:value="95104078.0538851">
            <text:p>95104078,1</text:p>
          </table:table-cell>
          <table:table-cell table:style-name="ce12" table:formula="of:=IF([.K$16]=&quot;C&quot;;[.K$17];[.K39]+([.J39]+[.L39]-2*[.K39])*factor)" office:value-type="float" office:value="-102739752.495585">
            <text:p>-102739752,5</text:p>
          </table:table-cell>
          <table:table-cell table:style-name="ce12" table:formula="of:=IF([.L$16]=&quot;C&quot;;[.L$17];[.L39]+([.K39]+[.M39]-2*[.L39])*factor)" office:value-type="float" office:value="97835285.0102972">
            <text:p>97835285,0</text:p>
          </table:table-cell>
          <table:table-cell table:style-name="ce12" table:formula="of:=IF([.M$16]=&quot;C&quot;;[.M$17];[.M39]+([.L39]+[.N39]-2*[.M39])*factor)" office:value-type="float" office:value="-83997803.3908656">
            <text:p>-83997803,4</text:p>
          </table:table-cell>
          <table:table-cell table:style-name="ce12" table:formula="of:=IF([.N$16]=&quot;C&quot;;[.N$17];[.N39]+([.M39]+[.O39]-2*[.N39])*factor)" office:value-type="float" office:value="65752682.1858756">
            <text:p>65752682,2</text:p>
          </table:table-cell>
          <table:table-cell table:style-name="ce12" table:formula="of:=IF([.O$16]=&quot;C&quot;;[.O$17];[.O39]+([.N39]+[.P39]-2*[.O39])*factor)" office:value-type="float" office:value="-47197496.5274566">
            <text:p>-47197496,5</text:p>
          </table:table-cell>
          <table:table-cell table:style-name="ce12" table:formula="of:=IF([.P$16]=&quot;C&quot;;[.P$17];[.P39]+([.O39]+[.Q39]-2*[.P39])*factor)" office:value-type="float" office:value="31148193.4495375">
            <text:p>31148193,4</text:p>
          </table:table-cell>
          <table:table-cell table:style-name="ce12" table:formula="of:=IF([.Q$16]=&quot;C&quot;;[.Q$17];[.Q39]+([.P39]+[.R39]-2*[.Q39])*factor)" office:value-type="float" office:value="-18911261.7734112">
            <text:p>-18911261,8</text:p>
          </table:table-cell>
          <table:table-cell table:style-name="ce12" table:formula="of:=IF([.R$16]=&quot;C&quot;;[.R$17];[.R39]+([.Q39]+[.S39]-2*[.R39])*factor)" office:value-type="float" office:value="10553352.3328876">
            <text:p>10553352,3</text:p>
          </table:table-cell>
          <table:table-cell table:style-name="ce12" table:formula="of:=IF([.S$16]=&quot;C&quot;;[.S$17];[.S39]+([.R39]+[.T39]-2*[.S39])*factor)" office:value-type="float" office:value="-5400898.04152822">
            <text:p>-5400898,0</text:p>
          </table:table-cell>
          <table:table-cell table:style-name="ce12" table:formula="of:=IF([.T$16]=&quot;C&quot;;[.T$17];[.T39]+([.S39]+[.U39]-2*[.T39])*factor)" office:value-type="float" office:value="2525964.2541332">
            <text:p>2525964,3</text:p>
          </table:table-cell>
          <table:table-cell table:style-name="ce12" table:formula="of:=IF([.U$16]=&quot;C&quot;;[.U$17];[.U39]+([.T39]+[.V39]-2*[.U39])*factor)" office:value-type="float" office:value="-1074224.05000361">
            <text:p>-1074224,1</text:p>
          </table:table-cell>
          <table:table-cell table:style-name="ce12" table:formula="of:=IF([.V$16]=&quot;C&quot;;[.V$17];[.V39]+([.U39]+[.W39]-2*[.V39])*factor)" office:value-type="float" office:value="412717.6541038">
            <text:p>412717,7</text:p>
          </table:table-cell>
          <table:table-cell table:style-name="ce12" table:formula="of:=IF([.W$16]=&quot;C&quot;;[.W$17];[.W39]+([.V39]+[.X39]-2*[.W39])*factor)" office:value-type="float" office:value="-141936.100490664">
            <text:p>-141936,1</text:p>
          </table:table-cell>
          <table:table-cell table:style-name="ce12" table:formula="of:=IF([.X$16]=&quot;C&quot;;[.X$17];[.X39]+([.W39]+[.Y39]-2*[.X39])*factor)" office:value-type="float" office:value="43236.6980788707">
            <text:p>43236,7</text:p>
          </table:table-cell>
          <table:table-cell table:style-name="ce12" table:formula="of:=IF([.Y$16]=&quot;C&quot;;[.Y$17];[.Y39]+([.X39]+[.Z39]-2*[.Y39])*factor)" office:value-type="float" office:value="-11424.3918232973">
            <text:p>-11424,4</text:p>
          </table:table-cell>
          <table:table-cell table:style-name="ce12" table:formula="of:=IF([.Z$16]=&quot;C&quot;;[.Z$17];[.Z39]+([.Y39]+[.AA39]-2*[.Z39])*factor)" office:value-type="float" office:value="2539.92245808871">
            <text:p>2539,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0]+deltaTime" office:value-type="float" office:value="4.8">
            <text:p>4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0]+([.E40]+[.G40]-2*[.F40])*factor)" office:value-type="float" office:value="26.9931797143409">
            <text:p>27,0</text:p>
          </table:table-cell>
          <table:table-cell table:style-name="ce12" table:formula="of:=IF([.G$16]=&quot;C&quot;;[.G$17];[.G40]+([.F40]+[.H40]-2*[.G40])*factor)" office:value-type="float" office:value="30">
            <text:p>30,0</text:p>
          </table:table-cell>
          <table:table-cell table:style-name="ce12" table:formula="of:=IF([.H$16]=&quot;C&quot;;[.H$17];[.H40]+([.G40]+[.I40]-2*[.H40])*factor)" office:value-type="float" office:value="-96646391.3360223">
            <text:p>-96646391,3</text:p>
          </table:table-cell>
          <table:table-cell table:style-name="ce12" table:formula="of:=IF([.I$16]=&quot;C&quot;;[.I$17];[.I40]+([.H40]+[.J40]-2*[.I40])*factor)" office:value-type="float" office:value="177361387.232389">
            <text:p>177361387,2</text:p>
          </table:table-cell>
          <table:table-cell table:style-name="ce12" table:formula="of:=IF([.J$16]=&quot;C&quot;;[.J$17];[.J40]+([.I40]+[.K40]-2*[.J40])*factor)" office:value-type="float" office:value="-230428472.415057">
            <text:p>-230428472,4</text:p>
          </table:table-cell>
          <table:table-cell table:style-name="ce12" table:formula="of:=IF([.K$16]=&quot;C&quot;;[.K$17];[.K40]+([.J40]+[.L40]-2*[.K40])*factor)" office:value-type="float" office:value="251056202.337568">
            <text:p>251056202,3</text:p>
          </table:table-cell>
          <table:table-cell table:style-name="ce12" table:formula="of:=IF([.L$16]=&quot;C&quot;;[.L$17];[.L40]+([.K40]+[.M40]-2*[.L40])*factor)" office:value-type="float" office:value="-241743130.795158">
            <text:p>-241743130,8</text:p>
          </table:table-cell>
          <table:table-cell table:style-name="ce12" table:formula="of:=IF([.M$16]=&quot;C&quot;;[.M$17];[.M40]+([.L40]+[.N40]-2*[.M40])*factor)" office:value-type="float" office:value="210448410.301513">
            <text:p>210448410,3</text:p>
          </table:table-cell>
          <table:table-cell table:style-name="ce12" table:formula="of:=IF([.N$16]=&quot;C&quot;;[.N$17];[.N40]+([.M40]+[.O40]-2*[.N40])*factor)" office:value-type="float" office:value="-167525507.70371">
            <text:p>-167525507,7</text:p>
          </table:table-cell>
          <table:table-cell table:style-name="ce12" table:formula="of:=IF([.O$16]=&quot;C&quot;;[.O$17];[.O40]+([.N40]+[.P40]-2*[.O40])*factor)" office:value-type="float" office:value="122673234.869553">
            <text:p>122673234,9</text:p>
          </table:table-cell>
          <table:table-cell table:style-name="ce12" table:formula="of:=IF([.P$16]=&quot;C&quot;;[.P$17];[.P40]+([.O40]+[.Q40]-2*[.P40])*factor)" office:value-type="float" office:value="-82875575.4880117">
            <text:p>-82875575,5</text:p>
          </table:table-cell>
          <table:table-cell table:style-name="ce12" table:formula="of:=IF([.Q$16]=&quot;C&quot;;[.Q$17];[.Q40]+([.P40]+[.R40]-2*[.Q40])*factor)" office:value-type="float" office:value="51706111.7909606">
            <text:p>51706111,8</text:p>
          </table:table-cell>
          <table:table-cell table:style-name="ce12" table:formula="of:=IF([.R$16]=&quot;C&quot;;[.R$17];[.R40]+([.Q40]+[.S40]-2*[.R40])*factor)" office:value-type="float" office:value="-29778599.325987">
            <text:p>-29778599,3</text:p>
          </table:table-cell>
          <table:table-cell table:style-name="ce12" table:formula="of:=IF([.S$16]=&quot;C&quot;;[.S$17];[.S40]+([.R40]+[.T40]-2*[.S40])*factor)" office:value-type="float" office:value="15805530.0095004">
            <text:p>15805530,0</text:p>
          </table:table-cell>
          <table:table-cell table:style-name="ce12" table:formula="of:=IF([.T$16]=&quot;C&quot;;[.T$17];[.T40]+([.S40]+[.U40]-2*[.T40])*factor)" office:value-type="float" office:value="-7710056.67848762">
            <text:p>-7710056,7</text:p>
          </table:table-cell>
          <table:table-cell table:style-name="ce12" table:formula="of:=IF([.U$16]=&quot;C&quot;;[.U$17];[.U40]+([.T40]+[.V40]-2*[.U40])*factor)" office:value-type="float" office:value="3443147.39731726">
            <text:p>3443147,4</text:p>
          </table:table-cell>
          <table:table-cell table:style-name="ce12" table:formula="of:=IF([.V$16]=&quot;C&quot;;[.V$17];[.V40]+([.U40]+[.W40]-2*[.V40])*factor)" office:value-type="float" office:value="-1400219.11322346">
            <text:p>-1400219,1</text:p>
          </table:table-cell>
          <table:table-cell table:style-name="ce12" table:formula="of:=IF([.W$16]=&quot;C&quot;;[.W$17];[.W40]+([.V40]+[.X40]-2*[.W40])*factor)" office:value-type="float" office:value="515029.878718967">
            <text:p>515029,9</text:p>
          </table:table-cell>
          <table:table-cell table:style-name="ce12" table:formula="of:=IF([.X$16]=&quot;C&quot;;[.X$17];[.X40]+([.W40]+[.Y40]-2*[.X40])*factor)" office:value-type="float" office:value="-169735.794884002">
            <text:p>-169735,8</text:p>
          </table:table-cell>
          <table:table-cell table:style-name="ce12" table:formula="of:=IF([.Y$16]=&quot;C&quot;;[.Y$17];[.Y40]+([.X40]+[.Z40]-2*[.Y40])*factor)" office:value-type="float" office:value="49514.9670916986">
            <text:p>49515,0</text:p>
          </table:table-cell>
          <table:table-cell table:style-name="ce12" table:formula="of:=IF([.Z$16]=&quot;C&quot;;[.Z$17];[.Z40]+([.Y40]+[.AA40]-2*[.Z40])*factor)" office:value-type="float" office:value="-12094.5277665648">
            <text:p>-12094,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1]+deltaTime" office:value-type="float" office:value="5">
            <text:p>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1]+([.E41]+[.G41]-2*[.F41])*factor)" office:value-type="float" office:value="27.0052925416715">
            <text:p>27,0</text:p>
          </table:table-cell>
          <table:table-cell table:style-name="ce12" table:formula="of:=IF([.G$16]=&quot;C&quot;;[.G$17];[.G41]+([.F41]+[.H41]-2*[.G41])*factor)" office:value-type="float" office:value="30">
            <text:p>30,0</text:p>
          </table:table-cell>
          <table:table-cell table:style-name="ce12" table:formula="of:=IF([.H$16]=&quot;C&quot;;[.H$17];[.H41]+([.G41]+[.I41]-2*[.H41])*factor)" office:value-type="float" office:value="232494538.179115">
            <text:p>232494538,2</text:p>
          </table:table-cell>
          <table:table-cell table:style-name="ce12" table:formula="of:=IF([.I$16]=&quot;C&quot;;[.I$17];[.I41]+([.H41]+[.J41]-2*[.I41])*factor)" office:value-type="float" office:value="-428074915.503293">
            <text:p>-428074915,5</text:p>
          </table:table-cell>
          <table:table-cell table:style-name="ce12" table:formula="of:=IF([.J$16]=&quot;C&quot;;[.J$17];[.J41]+([.I41]+[.K41]-2*[.J41])*factor)" office:value-type="float" office:value="559247314.132206">
            <text:p>559247314,1</text:p>
          </table:table-cell>
          <table:table-cell table:style-name="ce12" table:formula="of:=IF([.K$16]=&quot;C&quot;;[.K$17];[.K41]+([.J41]+[.L41]-2*[.K41])*factor)" office:value-type="float" office:value="-614107996.664624">
            <text:p>-614107996,7</text:p>
          </table:table-cell>
          <table:table-cell table:style-name="ce12" table:formula="of:=IF([.L$16]=&quot;C&quot;;[.L$17];[.L41]+([.K41]+[.M41]-2*[.L41])*factor)" office:value-type="float" office:value="597408765.520547">
            <text:p>597408765,5</text:p>
          </table:table-cell>
          <table:table-cell table:style-name="ce12" table:formula="of:=IF([.M$16]=&quot;C&quot;;[.M$17];[.M41]+([.L41]+[.N41]-2*[.M41])*factor)" office:value-type="float" office:value="-526738517.380969">
            <text:p>-526738517,4</text:p>
          </table:table-cell>
          <table:table-cell table:style-name="ce12" table:formula="of:=IF([.N$16]=&quot;C&quot;;[.N$17];[.N41]+([.M41]+[.O41]-2*[.N41])*factor)" office:value-type="float" office:value="425811814.889986">
            <text:p>425811814,9</text:p>
          </table:table-cell>
          <table:table-cell table:style-name="ce12" table:formula="of:=IF([.O$16]=&quot;C&quot;;[.O$17];[.O41]+([.N41]+[.P41]-2*[.O41])*factor)" office:value-type="float" office:value="-317550592.133022">
            <text:p>-317550592,1</text:p>
          </table:table-cell>
          <table:table-cell table:style-name="ce12" table:formula="of:=IF([.P$16]=&quot;C&quot;;[.P$17];[.P41]+([.O41]+[.Q41]-2*[.P41])*factor)" office:value-type="float" office:value="219160306.413233">
            <text:p>219160306,4</text:p>
          </table:table-cell>
          <table:table-cell table:style-name="ce12" table:formula="of:=IF([.Q$16]=&quot;C&quot;;[.Q$17];[.Q41]+([.P41]+[.R41]-2*[.Q41])*factor)" office:value-type="float" office:value="-140160849.984616">
            <text:p>-140160850,0</text:p>
          </table:table-cell>
          <table:table-cell table:style-name="ce12" table:formula="of:=IF([.R$16]=&quot;C&quot;;[.R$17];[.R41]+([.Q41]+[.S41]-2*[.R41])*factor)" office:value-type="float" office:value="83058530.9957753">
            <text:p>83058531,0</text:p>
          </table:table-cell>
          <table:table-cell table:style-name="ce12" table:formula="of:=IF([.S$16]=&quot;C&quot;;[.S$17];[.S41]+([.R41]+[.T41]-2*[.S41])*factor)" office:value-type="float" office:value="-45555017.8193458">
            <text:p>-45555017,8</text:p>
          </table:table-cell>
          <table:table-cell table:style-name="ce12" table:formula="of:=IF([.T$16]=&quot;C&quot;;[.T$17];[.T41]+([.S41]+[.U41]-2*[.T41])*factor)" office:value-type="float" office:value="23075829.5197605">
            <text:p>23075829,5</text:p>
          </table:table-cell>
          <table:table-cell table:style-name="ce12" table:formula="of:=IF([.U$16]=&quot;C&quot;;[.U$17];[.U41]+([.T41]+[.V41]-2*[.U41])*factor)" office:value-type="float" office:value="-10761807.2833576">
            <text:p>-10761807,3</text:p>
          </table:table-cell>
          <table:table-cell table:style-name="ce12" table:formula="of:=IF([.V$16]=&quot;C&quot;;[.V$17];[.V41]+([.U41]+[.W41]-2*[.V41])*factor)" office:value-type="float" office:value="4601431.45298157">
            <text:p>4601431,5</text:p>
          </table:table-cell>
          <table:table-cell table:style-name="ce12" table:formula="of:=IF([.W$16]=&quot;C&quot;;[.W$17];[.W41]+([.V41]+[.X41]-2*[.W41])*factor)" office:value-type="float" office:value="-1793783.14428535">
            <text:p>-1793783,1</text:p>
          </table:table-cell>
          <table:table-cell table:style-name="ce12" table:formula="of:=IF([.X$16]=&quot;C&quot;;[.X$17];[.X41]+([.W41]+[.Y41]-2*[.X41])*factor)" office:value-type="float" office:value="633030.799909856">
            <text:p>633030,8</text:p>
          </table:table-cell>
          <table:table-cell table:style-name="ce12" table:formula="of:=IF([.Y$16]=&quot;C&quot;;[.Y$17];[.Y41]+([.X41]+[.Z41]-2*[.Y41])*factor)" office:value-type="float" office:value="-199888.940976861">
            <text:p>-199888,9</text:p>
          </table:table-cell>
          <table:table-cell table:style-name="ce12" table:formula="of:=IF([.Z$16]=&quot;C&quot;;[.Z$17];[.Z41]+([.Y41]+[.AA41]-2*[.Z41])*factor)" office:value-type="float" office:value="53375.9563242827">
            <text:p>53376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2]+deltaTime" office:value-type="float" office:value="5.2">
            <text:p>5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2]+([.E42]+[.G42]-2*[.F42])*factor)" office:value-type="float" office:value="26.9958929876629">
            <text:p>27,0</text:p>
          </table:table-cell>
          <table:table-cell table:style-name="ce12" table:formula="of:=IF([.G$16]=&quot;C&quot;;[.G$17];[.G42]+([.F42]+[.H42]-2*[.G42])*factor)" office:value-type="float" office:value="30">
            <text:p>30,0</text:p>
          </table:table-cell>
          <table:table-cell table:style-name="ce12" table:formula="of:=IF([.H$16]=&quot;C&quot;;[.H$17];[.H42]+([.G42]+[.I42]-2*[.H42])*factor)" office:value-type="float" office:value="-560546259.953917">
            <text:p>-560546260,0</text:p>
          </table:table-cell>
          <table:table-cell table:style-name="ce12" table:formula="of:=IF([.I$16]=&quot;C&quot;;[.I$17];[.I42]+([.H42]+[.J42]-2*[.I42])*factor)" office:value-type="float" office:value="1035252899.28301">
            <text:p>1035252899,3</text:p>
          </table:table-cell>
          <table:table-cell table:style-name="ce12" table:formula="of:=IF([.J$16]=&quot;C&quot;;[.J$17];[.J42]+([.I42]+[.K42]-2*[.J42])*factor)" office:value-type="float" office:value="-1359434341.7717">
            <text:p>-1359434341,8</text:p>
          </table:table-cell>
          <table:table-cell table:style-name="ce12" table:formula="of:=IF([.K$16]=&quot;C&quot;;[.K$17];[.K42]+([.J42]+[.L42]-2*[.K42])*factor)" office:value-type="float" office:value="1503658404.14339">
            <text:p>1503658404,1</text:p>
          </table:table-cell>
          <table:table-cell table:style-name="ce12" table:formula="of:=IF([.L$16]=&quot;C&quot;;[.L$17];[.L42]+([.K42]+[.M42]-2*[.L42])*factor)" office:value-type="float" office:value="-1476660906.51643">
            <text:p>-1476660906,5</text:p>
          </table:table-cell>
          <table:table-cell table:style-name="ce12" table:formula="of:=IF([.M$16]=&quot;C&quot;;[.M$17];[.M42]+([.L42]+[.N42]-2*[.M42])*factor)" office:value-type="float" office:value="1317368964.89218">
            <text:p>1317368964,9</text:p>
          </table:table-cell>
          <table:table-cell table:style-name="ce12" table:formula="of:=IF([.N$16]=&quot;C&quot;;[.N$17];[.N42]+([.M42]+[.O42]-2*[.N42])*factor)" office:value-type="float" office:value="-1080158697.60305">
            <text:p>-1080158697,6</text:p>
          </table:table-cell>
          <table:table-cell table:style-name="ce12" table:formula="of:=IF([.O$16]=&quot;C&quot;;[.O$17];[.O42]+([.N42]+[.P42]-2*[.O42])*factor)" office:value-type="float" office:value="819154503.212483">
            <text:p>819154503,2</text:p>
          </table:table-cell>
          <table:table-cell table:style-name="ce12" table:formula="of:=IF([.P$16]=&quot;C&quot;;[.P$17];[.P42]+([.O42]+[.Q42]-2*[.P42])*factor)" office:value-type="float" office:value="-576516158.377132">
            <text:p>-576516158,4</text:p>
          </table:table-cell>
          <table:table-cell table:style-name="ce12" table:formula="of:=IF([.Q$16]=&quot;C&quot;;[.Q$17];[.Q42]+([.P42]+[.R42]-2*[.Q42])*factor)" office:value-type="float" office:value="377135147.207262">
            <text:p>377135147,2</text:p>
          </table:table-cell>
          <table:table-cell table:style-name="ce12" table:formula="of:=IF([.R$16]=&quot;C&quot;;[.R$17];[.R42]+([.Q42]+[.S42]-2*[.R42])*factor)" office:value-type="float" office:value="-229369110.66264">
            <text:p>-229369110,7</text:p>
          </table:table-cell>
          <table:table-cell table:style-name="ce12" table:formula="of:=IF([.S$16]=&quot;C&quot;;[.S$17];[.S42]+([.R42]+[.T42]-2*[.S42])*factor)" office:value-type="float" office:value="129598005.965608">
            <text:p>129598006,0</text:p>
          </table:table-cell>
          <table:table-cell table:style-name="ce12" table:formula="of:=IF([.T$16]=&quot;C&quot;;[.T$17];[.T42]+([.S42]+[.U42]-2*[.T42])*factor)" office:value-type="float" office:value="-67916184.3985348">
            <text:p>-67916184,4</text:p>
          </table:table-cell>
          <table:table-cell table:style-name="ce12" table:formula="of:=IF([.U$16]=&quot;C&quot;;[.U$17];[.U42]+([.T42]+[.V42]-2*[.U42])*factor)" office:value-type="float" office:value="32928570.1956805">
            <text:p>32928570,2</text:p>
          </table:table-cell>
          <table:table-cell table:style-name="ce12" table:formula="of:=IF([.V$16]=&quot;C&quot;;[.V$17];[.V42]+([.U42]+[.W42]-2*[.V42])*factor)" office:value-type="float" office:value="-14720075.1072607">
            <text:p>-14720075,1</text:p>
          </table:table-cell>
          <table:table-cell table:style-name="ce12" table:formula="of:=IF([.W$16]=&quot;C&quot;;[.W$17];[.W42]+([.V42]+[.X42]-2*[.W42])*factor)" office:value-type="float" office:value="6040178.20053302">
            <text:p>6040178,2</text:p>
          </table:table-cell>
          <table:table-cell table:style-name="ce12" table:formula="of:=IF([.X$16]=&quot;C&quot;;[.X$17];[.X42]+([.W42]+[.Y42]-2*[.X42])*factor)" office:value-type="float" office:value="-2261612.71244289">
            <text:p>-2261612,7</text:p>
          </table:table-cell>
          <table:table-cell table:style-name="ce12" table:formula="of:=IF([.Y$16]=&quot;C&quot;;[.Y$17];[.Y42]+([.X42]+[.Z42]-2*[.Y42])*factor)" office:value-type="float" office:value="764643.01773396">
            <text:p>764643,0</text:p>
          </table:table-cell>
          <table:table-cell table:style-name="ce12" table:formula="of:=IF([.Z$16]=&quot;C&quot;;[.Z$17];[.Z42]+([.Y42]+[.AA42]-2*[.Z42])*factor)" office:value-type="float" office:value="-218899.809695096">
            <text:p>-218899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3]+deltaTime" office:value-type="float" office:value="5.4">
            <text:p>5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3]+([.E43]+[.G43]-2*[.F43])*factor)" office:value-type="float" office:value="27.0031870415736">
            <text:p>27,0</text:p>
          </table:table-cell>
          <table:table-cell table:style-name="ce12" table:formula="of:=IF([.G$16]=&quot;C&quot;;[.G$17];[.G43]+([.F43]+[.H43]-2*[.G43])*factor)" office:value-type="float" office:value="30">
            <text:p>30,0</text:p>
          </table:table-cell>
          <table:table-cell table:style-name="ce12" table:formula="of:=IF([.H$16]=&quot;C&quot;;[.H$17];[.H43]+([.G43]+[.I43]-2*[.H43])*factor)" office:value-type="float" office:value="1354288498.92755">
            <text:p>1354288498,9</text:p>
          </table:table-cell>
          <table:table-cell table:style-name="ce12" table:formula="of:=IF([.I$16]=&quot;C&quot;;[.I$17];[.I43]+([.H43]+[.J43]-2*[.I43])*factor)" office:value-type="float" office:value="-2508299024.17596">
            <text:p>-2508299024,2</text:p>
          </table:table-cell>
          <table:table-cell table:style-name="ce12" table:formula="of:=IF([.J$16]=&quot;C&quot;;[.J$17];[.J43]+([.I43]+[.K43]-2*[.J43])*factor)" office:value-type="float" office:value="3309474286.65748">
            <text:p>3309474286,7</text:p>
          </table:table-cell>
          <table:table-cell table:style-name="ce12" table:formula="of:=IF([.K$16]=&quot;C&quot;;[.K$17];[.K43]+([.J43]+[.L43]-2*[.K43])*factor)" office:value-type="float" office:value="-3685291502.09513">
            <text:p>-3685291502,1</text:p>
          </table:table-cell>
          <table:table-cell table:style-name="ce12" table:formula="of:=IF([.L$16]=&quot;C&quot;;[.L$17];[.L43]+([.K43]+[.M43]-2*[.L43])*factor)" office:value-type="float" office:value="3650961167.16034">
            <text:p>3650961167,2</text:p>
          </table:table-cell>
          <table:table-cell table:style-name="ce12" table:formula="of:=IF([.M$16]=&quot;C&quot;;[.M$17];[.M43]+([.L43]+[.N43]-2*[.M43])*factor)" office:value-type="float" office:value="-3292734125.21444">
            <text:p>-3292734125,2</text:p>
          </table:table-cell>
          <table:table-cell table:style-name="ce12" table:formula="of:=IF([.N$16]=&quot;C&quot;;[.N$17];[.N43]+([.M43]+[.O43]-2*[.N43])*factor)" office:value-type="float" office:value="2735435989.01691">
            <text:p>2735435989,0</text:p>
          </table:table-cell>
          <table:table-cell table:style-name="ce12" table:formula="of:=IF([.O$16]=&quot;C&quot;;[.O$17];[.O43]+([.N43]+[.P43]-2*[.O43])*factor)" office:value-type="float" office:value="-2106791166.60329">
            <text:p>-2106791166,6</text:p>
          </table:table-cell>
          <table:table-cell table:style-name="ce12" table:formula="of:=IF([.P$16]=&quot;C&quot;;[.P$17];[.P43]+([.O43]+[.Q43]-2*[.P43])*factor)" office:value-type="float" office:value="1509681748.47339">
            <text:p>1509681748,5</text:p>
          </table:table-cell>
          <table:table-cell table:style-name="ce12" table:formula="of:=IF([.Q$16]=&quot;C&quot;;[.Q$17];[.Q43]+([.P43]+[.R43]-2*[.Q43])*factor)" office:value-type="float" office:value="-1008282993.14015">
            <text:p>-1008282993,1</text:p>
          </table:table-cell>
          <table:table-cell table:style-name="ce12" table:formula="of:=IF([.R$16]=&quot;C&quot;;[.R$17];[.R43]+([.Q43]+[.S43]-2*[.R43])*factor)" office:value-type="float" office:value="627969469.891717">
            <text:p>627969469,9</text:p>
          </table:table-cell>
          <table:table-cell table:style-name="ce12" table:formula="of:=IF([.S$16]=&quot;C&quot;;[.S$17];[.S43]+([.R43]+[.T43]-2*[.S43])*factor)" office:value-type="float" office:value="-364557394.643635">
            <text:p>-364557394,6</text:p>
          </table:table-cell>
          <table:table-cell table:style-name="ce12" table:formula="of:=IF([.T$16]=&quot;C&quot;;[.T$17];[.T43]+([.S43]+[.U43]-2*[.T43])*factor)" office:value-type="float" office:value="197026558.724487">
            <text:p>197026558,7</text:p>
          </table:table-cell>
          <table:table-cell table:style-name="ce12" table:formula="of:=IF([.U$16]=&quot;C&quot;;[.U$17];[.U43]+([.T43]+[.V43]-2*[.U43])*factor)" office:value-type="float" office:value="-98933568.9129944">
            <text:p>-98933568,9</text:p>
          </table:table-cell>
          <table:table-cell table:style-name="ce12" table:formula="of:=IF([.V$16]=&quot;C&quot;;[.V$17];[.V43]+([.U43]+[.W43]-2*[.V43])*factor)" office:value-type="float" office:value="46027026.8590719">
            <text:p>46027026,9</text:p>
          </table:table-cell>
          <table:table-cell table:style-name="ce12" table:formula="of:=IF([.W$16]=&quot;C&quot;;[.W$17];[.W43]+([.V43]+[.X43]-2*[.W43])*factor)" office:value-type="float" office:value="-19766917.0675104">
            <text:p>-19766917,1</text:p>
          </table:table-cell>
          <table:table-cell table:style-name="ce12" table:formula="of:=IF([.X$16]=&quot;C&quot;;[.X$17];[.X43]+([.W43]+[.Y43]-2*[.X43])*factor)" office:value-type="float" office:value="7797692.70667676">
            <text:p>7797692,7</text:p>
          </table:table-cell>
          <table:table-cell table:style-name="ce12" table:formula="of:=IF([.Y$16]=&quot;C&quot;;[.Y$17];[.Y43]+([.X43]+[.Z43]-2*[.Y43])*factor)" office:value-type="float" office:value="-2796058.10142008">
            <text:p>-2796058,1</text:p>
          </table:table-cell>
          <table:table-cell table:style-name="ce12" table:formula="of:=IF([.Z$16]=&quot;C&quot;;[.Z$17];[.Z43]+([.Y43]+[.AA43]-2*[.Z43])*factor)" office:value-type="float" office:value="848890.56407115">
            <text:p>848890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4]+deltaTime" office:value-type="float" office:value="5.6">
            <text:p>5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4]+([.E44]+[.G44]-2*[.F44])*factor)" office:value-type="float" office:value="26.9975268557389">
            <text:p>27,0</text:p>
          </table:table-cell>
          <table:table-cell table:style-name="ce12" table:formula="of:=IF([.G$16]=&quot;C&quot;;[.G$17];[.G44]+([.F44]+[.H44]-2*[.G44])*factor)" office:value-type="float" office:value="30">
            <text:p>30,0</text:p>
          </table:table-cell>
          <table:table-cell table:style-name="ce12" table:formula="of:=IF([.H$16]=&quot;C&quot;;[.H$17];[.H44]+([.G44]+[.I44]-2*[.H44])*factor)" office:value-type="float" office:value="-3278297381.99604">
            <text:p>-3278297382,0</text:p>
          </table:table-cell>
          <table:table-cell table:style-name="ce12" table:formula="of:=IF([.I$16]=&quot;C&quot;;[.I$17];[.I44]+([.H44]+[.J44]-2*[.I44])*factor)" office:value-type="float" office:value="6087861396.36006">
            <text:p>6087861396,4</text:p>
          </table:table-cell>
          <table:table-cell table:style-name="ce12" table:formula="of:=IF([.J$16]=&quot;C&quot;;[.J$17];[.J44]+([.I44]+[.K44]-2*[.J44])*factor)" office:value-type="float" office:value="-8068060433.77494">
            <text:p>-8068060433,8</text:p>
          </table:table-cell>
          <table:table-cell table:style-name="ce12" table:formula="of:=IF([.K$16]=&quot;C&quot;;[.K$17];[.K44]+([.J44]+[.L44]-2*[.K44])*factor)" office:value-type="float" office:value="9040652888.61606">
            <text:p>9040652888,6</text:p>
          </table:table-cell>
          <table:table-cell table:style-name="ce12" table:formula="of:=IF([.L$16]=&quot;C&quot;;[.L$17];[.L44]+([.K44]+[.M44]-2*[.L44])*factor)" office:value-type="float" office:value="-9029632622.76732">
            <text:p>-9029632622,8</text:p>
          </table:table-cell>
          <table:table-cell table:style-name="ce12" table:formula="of:=IF([.M$16]=&quot;C&quot;;[.M$17];[.M44]+([.L44]+[.N44]-2*[.M44])*factor)" office:value-type="float" office:value="8226282355.85181">
            <text:p>8226282355,9</text:p>
          </table:table-cell>
          <table:table-cell table:style-name="ce12" table:formula="of:=IF([.N$16]=&quot;C&quot;;[.N$17];[.N44]+([.M44]+[.O44]-2*[.N44])*factor)" office:value-type="float" office:value="-6917476786.61127">
            <text:p>-6917476786,6</text:p>
          </table:table-cell>
          <table:table-cell table:style-name="ce12" table:formula="of:=IF([.O$16]=&quot;C&quot;;[.O$17];[.O44]+([.N44]+[.P44]-2*[.O44])*factor)" office:value-type="float" office:value="5404534496.17554">
            <text:p>5404534496,2</text:p>
          </table:table-cell>
          <table:table-cell table:style-name="ce12" table:formula="of:=IF([.P$16]=&quot;C&quot;;[.P$17];[.P44]+([.O44]+[.Q44]-2*[.P44])*factor)" office:value-type="float" office:value="-3937698890.66753">
            <text:p>-3937698890,7</text:p>
          </table:table-cell>
          <table:table-cell table:style-name="ce12" table:formula="of:=IF([.Q$16]=&quot;C&quot;;[.Q$17];[.Q44]+([.P44]+[.R44]-2*[.Q44])*factor)" office:value-type="float" office:value="2680661884.58497">
            <text:p>2680661884,6</text:p>
          </table:table-cell>
          <table:table-cell table:style-name="ce12" table:formula="of:=IF([.R$16]=&quot;C&quot;;[.R$17];[.R44]+([.Q44]+[.S44]-2*[.R44])*factor)" office:value-type="float" office:value="-1706386572.98798">
            <text:p>-1706386573,0</text:p>
          </table:table-cell>
          <table:table-cell table:style-name="ce12" table:formula="of:=IF([.S$16]=&quot;C&quot;;[.S$17];[.S44]+([.R44]+[.T44]-2*[.S44])*factor)" office:value-type="float" office:value="1015493011.65465">
            <text:p>1015493011,7</text:p>
          </table:table-cell>
          <table:table-cell table:style-name="ce12" table:formula="of:=IF([.T$16]=&quot;C&quot;;[.T$17];[.T44]+([.S44]+[.U44]-2*[.T44])*factor)" office:value-type="float" office:value="-564472585.208489">
            <text:p>-564472585,2</text:p>
          </table:table-cell>
          <table:table-cell table:style-name="ce12" table:formula="of:=IF([.U$16]=&quot;C&quot;;[.U$17];[.U44]+([.T44]+[.V44]-2*[.U44])*factor)" office:value-type="float" office:value="292604033.474684">
            <text:p>292604033,5</text:p>
          </table:table-cell>
          <table:table-cell table:style-name="ce12" table:formula="of:=IF([.V$16]=&quot;C&quot;;[.V$17];[.V44]+([.U44]+[.W44]-2*[.V44])*factor)" office:value-type="float" office:value="-141123004.393328">
            <text:p>-141123004,4</text:p>
          </table:table-cell>
          <table:table-cell table:style-name="ce12" table:formula="of:=IF([.W$16]=&quot;C&quot;;[.W$17];[.W44]+([.V44]+[.X44]-2*[.W44])*factor)" office:value-type="float" office:value="63135478.6187728">
            <text:p>63135478,6</text:p>
          </table:table-cell>
          <table:table-cell table:style-name="ce12" table:formula="of:=IF([.X$16]=&quot;C&quot;;[.X$17];[.X44]+([.W44]+[.Y44]-2*[.X44])*factor)" office:value-type="float" office:value="-26086931.4903914">
            <text:p>-26086931,5</text:p>
          </table:table-cell>
          <table:table-cell table:style-name="ce12" table:formula="of:=IF([.Y$16]=&quot;C&quot;;[.Y$17];[.Y44]+([.X44]+[.Z44]-2*[.Y44])*factor)" office:value-type="float" office:value="9847907.03112613">
            <text:p>9847907,0</text:p>
          </table:table-cell>
          <table:table-cell table:style-name="ce12" table:formula="of:=IF([.Z$16]=&quot;C&quot;;[.Z$17];[.Z44]+([.Y44]+[.AA44]-2*[.Z44])*factor)" office:value-type="float" office:value="-3141617.35978025">
            <text:p>-3141617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5]+deltaTime" office:value-type="float" office:value="5.8">
            <text:p>5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5]+([.E45]+[.G45]-2*[.F45])*factor)" office:value-type="float" office:value="27.0019191599466">
            <text:p>27,0</text:p>
          </table:table-cell>
          <table:table-cell table:style-name="ce12" table:formula="of:=IF([.G$16]=&quot;C&quot;;[.G$17];[.G45]+([.F45]+[.H45]-2*[.G45])*factor)" office:value-type="float" office:value="30">
            <text:p>30,0</text:p>
          </table:table-cell>
          <table:table-cell table:style-name="ce12" table:formula="of:=IF([.H$16]=&quot;C&quot;;[.H$17];[.H45]+([.G45]+[.I45]-2*[.H45])*factor)" office:value-type="float" office:value="7949979715.03666">
            <text:p>7949979715,0</text:p>
          </table:table-cell>
          <table:table-cell table:style-name="ce12" table:formula="of:=IF([.I$16]=&quot;C&quot;;[.I$17];[.I45]+([.H45]+[.J45]-2*[.I45])*factor)" office:value-type="float" office:value="-14799746183.98">
            <text:p>-14799746184,0</text:p>
          </table:table-cell>
          <table:table-cell table:style-name="ce12" table:formula="of:=IF([.J$16]=&quot;C&quot;;[.J$17];[.J45]+([.I45]+[.K45]-2*[.J45])*factor)" office:value-type="float" office:value="19694935581.6681">
            <text:p>19694935581,7</text:p>
          </table:table-cell>
          <table:table-cell table:style-name="ce12" table:formula="of:=IF([.K$16]=&quot;C&quot;;[.K$17];[.K45]+([.J45]+[.L45]-2*[.K45])*factor)" office:value-type="float" office:value="-22198298075.7756">
            <text:p>-22198298075,8</text:p>
          </table:table-cell>
          <table:table-cell table:style-name="ce12" table:formula="of:=IF([.L$16]=&quot;C&quot;;[.L$17];[.L45]+([.K45]+[.M45]-2*[.L45])*factor)" office:value-type="float" office:value="22340033412.3549">
            <text:p>22340033412,4</text:p>
          </table:table-cell>
          <table:table-cell table:style-name="ce12" table:formula="of:=IF([.M$16]=&quot;C&quot;;[.M$17];[.M45]+([.L45]+[.N45]-2*[.M45])*factor)" office:value-type="float" office:value="-20544628263.6692">
            <text:p>-20544628263,7</text:p>
          </table:table-cell>
          <table:table-cell table:style-name="ce12" table:formula="of:=IF([.N$16]=&quot;C&quot;;[.N$17];[.N45]+([.M45]+[.O45]-2*[.N45])*factor)" office:value-type="float" office:value="17472127351.0106">
            <text:p>17472127351,0</text:p>
          </table:table-cell>
          <table:table-cell table:style-name="ce12" table:formula="of:=IF([.O$16]=&quot;C&quot;;[.O$17];[.O45]+([.N45]+[.P45]-2*[.O45])*factor)" office:value-type="float" office:value="-13833314770.4558">
            <text:p>-13833314770,5</text:p>
          </table:table-cell>
          <table:table-cell table:style-name="ce12" table:formula="of:=IF([.P$16]=&quot;C&quot;;[.P$17];[.P45]+([.O45]+[.Q45]-2*[.P45])*factor)" office:value-type="float" office:value="10235308725.2733">
            <text:p>10235308725,3</text:p>
          </table:table-cell>
          <table:table-cell table:style-name="ce12" table:formula="of:=IF([.Q$16]=&quot;C&quot;;[.Q$17];[.Q45]+([.P45]+[.R45]-2*[.Q45])*factor)" office:value-type="float" office:value="-7092141514.16402">
            <text:p>-7092141514,2</text:p>
          </table:table-cell>
          <table:table-cell table:style-name="ce12" table:formula="of:=IF([.R$16]=&quot;C&quot;;[.R$17];[.R45]+([.Q45]+[.S45]-2*[.R45])*factor)" office:value-type="float" office:value="4606341528.49945">
            <text:p>4606341528,5</text:p>
          </table:table-cell>
          <table:table-cell table:style-name="ce12" table:formula="of:=IF([.S$16]=&quot;C&quot;;[.S$17];[.S45]+([.R45]+[.T45]-2*[.S45])*factor)" office:value-type="float" office:value="-2804545509.52247">
            <text:p>-2804545509,5</text:p>
          </table:table-cell>
          <table:table-cell table:style-name="ce12" table:formula="of:=IF([.T$16]=&quot;C&quot;;[.T$17];[.T45]+([.S45]+[.U45]-2*[.T45])*factor)" office:value-type="float" office:value="1599620902.19664">
            <text:p>1599620902,2</text:p>
          </table:table-cell>
          <table:table-cell table:style-name="ce12" table:formula="of:=IF([.U$16]=&quot;C&quot;;[.U$17];[.U45]+([.T45]+[.V45]-2*[.U45])*factor)" office:value-type="float" office:value="-853629613.542769">
            <text:p>-853629613,5</text:p>
          </table:table-cell>
          <table:table-cell table:style-name="ce12" table:formula="of:=IF([.V$16]=&quot;C&quot;;[.V$17];[.V45]+([.U45]+[.W45]-2*[.V45])*factor)" office:value-type="float" office:value="425408138.148212">
            <text:p>425408138,1</text:p>
          </table:table-cell>
          <table:table-cell table:style-name="ce12" table:formula="of:=IF([.W$16]=&quot;C&quot;;[.W$17];[.W45]+([.V45]+[.X45]-2*[.W45])*factor)" office:value-type="float" office:value="-197475554.472911">
            <text:p>-197475554,5</text:p>
          </table:table-cell>
          <table:table-cell table:style-name="ce12" table:formula="of:=IF([.X$16]=&quot;C&quot;;[.X$17];[.X45]+([.W45]+[.Y45]-2*[.X45])*factor)" office:value-type="float" office:value="85052705.293654">
            <text:p>85052705,3</text:p>
          </table:table-cell>
          <table:table-cell table:style-name="ce12" table:formula="of:=IF([.Y$16]=&quot;C&quot;;[.Y$17];[.Y45]+([.X45]+[.Z45]-2*[.Y45])*factor)" office:value-type="float" office:value="-33596927.2351063">
            <text:p>-33596927,2</text:p>
          </table:table-cell>
          <table:table-cell table:style-name="ce12" table:formula="of:=IF([.Z$16]=&quot;C&quot;;[.Z$17];[.Z45]+([.Y45]+[.AA45]-2*[.Z45])*factor)" office:value-type="float" office:value="11182857.8268295">
            <text:p>11182857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6]+deltaTime" office:value-type="float" office:value="6">
            <text:p>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6]+([.E46]+[.G46]-2*[.F46])*factor)" office:value-type="float" office:value="26.9985107318814">
            <text:p>27,0</text:p>
          </table:table-cell>
          <table:table-cell table:style-name="ce12" table:formula="of:=IF([.G$16]=&quot;C&quot;;[.G$17];[.G46]+([.F46]+[.H46]-2*[.G46])*factor)" office:value-type="float" office:value="30">
            <text:p>30,0</text:p>
          </table:table-cell>
          <table:table-cell table:style-name="ce12" table:formula="of:=IF([.H$16]=&quot;C&quot;;[.H$17];[.H46]+([.G46]+[.I46]-2*[.H46])*factor)" office:value-type="float" office:value="-19311358843.6027">
            <text:p>-19311358843,6</text:p>
          </table:table-cell>
          <table:table-cell table:style-name="ce12" table:formula="of:=IF([.I$16]=&quot;C&quot;;[.I$17];[.I46]+([.H46]+[.J46]-2*[.I46])*factor)" office:value-type="float" office:value="36033287822.2424">
            <text:p>36033287822,2</text:p>
          </table:table-cell>
          <table:table-cell table:style-name="ce12" table:formula="of:=IF([.J$16]=&quot;C&quot;;[.J$17];[.J46]+([.I46]+[.K46]-2*[.J46])*factor)" office:value-type="float" office:value="-48137533314.0375">
            <text:p>-48137533314,0</text:p>
          </table:table-cell>
          <table:table-cell table:style-name="ce12" table:formula="of:=IF([.K$16]=&quot;C&quot;;[.K$17];[.K46]+([.J46]+[.L46]-2*[.K46])*factor)" office:value-type="float" office:value="54552931773.4943">
            <text:p>54552931773,5</text:p>
          </table:table-cell>
          <table:table-cell table:style-name="ce12" table:formula="of:=IF([.L$16]=&quot;C&quot;;[.L$17];[.L46]+([.K46]+[.M46]-2*[.L46])*factor)" office:value-type="float" office:value="-55291584517.4144">
            <text:p>-55291584517,4</text:p>
          </table:table-cell>
          <table:table-cell table:style-name="ce12" table:formula="of:=IF([.M$16]=&quot;C&quot;;[.M$17];[.M46]+([.L46]+[.N46]-2*[.M46])*factor)" office:value-type="float" office:value="51295830290.4759">
            <text:p>51295830290,5</text:p>
          </table:table-cell>
          <table:table-cell table:style-name="ce12" table:formula="of:=IF([.N$16]=&quot;C&quot;;[.N$17];[.N46]+([.M46]+[.O46]-2*[.N46])*factor)" office:value-type="float" office:value="-44085984238.6872">
            <text:p>-44085984238,7</text:p>
          </table:table-cell>
          <table:table-cell table:style-name="ce12" table:formula="of:=IF([.O$16]=&quot;C&quot;;[.O$17];[.O46]+([.N46]+[.P46]-2*[.O46])*factor)" office:value-type="float" office:value="35338855497.6139">
            <text:p>35338855497,6</text:p>
          </table:table-cell>
          <table:table-cell table:style-name="ce12" table:formula="of:=IF([.P$16]=&quot;C&quot;;[.P$17];[.P46]+([.O46]+[.Q46]-2*[.P46])*factor)" office:value-type="float" office:value="-26524404751.5545">
            <text:p>-26524404751,6</text:p>
          </table:table-cell>
          <table:table-cell table:style-name="ce12" table:formula="of:=IF([.Q$16]=&quot;C&quot;;[.Q$17];[.Q46]+([.P46]+[.R46]-2*[.Q46])*factor)" office:value-type="float" office:value="18682887240.3415">
            <text:p>18682887240,3</text:p>
          </table:table-cell>
          <table:table-cell table:style-name="ce12" table:formula="of:=IF([.R$16]=&quot;C&quot;;[.R$17];[.R46]+([.Q46]+[.S46]-2*[.R46])*factor)" office:value-type="float" office:value="-12362779103.1492">
            <text:p>-12362779103,1</text:p>
          </table:table-cell>
          <table:table-cell table:style-name="ce12" table:formula="of:=IF([.S$16]=&quot;C&quot;;[.S$17];[.S46]+([.R46]+[.T46]-2*[.S46])*factor)" office:value-type="float" office:value="7687221953.84756">
            <text:p>7687221953,8</text:p>
          </table:table-cell>
          <table:table-cell table:style-name="ce12" table:formula="of:=IF([.T$16]=&quot;C&quot;;[.T$17];[.T46]+([.S46]+[.U46]-2*[.T46])*factor)" office:value-type="float" office:value="-4489765329.38652">
            <text:p>-4489765329,4</text:p>
          </table:table-cell>
          <table:table-cell table:style-name="ce12" table:formula="of:=IF([.U$16]=&quot;C&quot;;[.U$17];[.U46]+([.T46]+[.V46]-2*[.U46])*factor)" office:value-type="float" office:value="2460642367.93541">
            <text:p>2460642367,9</text:p>
          </table:table-cell>
          <table:table-cell table:style-name="ce12" table:formula="of:=IF([.V$16]=&quot;C&quot;;[.V$17];[.V46]+([.U46]+[.W46]-2*[.V46])*factor)" office:value-type="float" office:value="-1263498104.40094">
            <text:p>-1263498104,4</text:p>
          </table:table-cell>
          <table:table-cell table:style-name="ce12" table:formula="of:=IF([.W$16]=&quot;C&quot;;[.W$17];[.W46]+([.V46]+[.X46]-2*[.W46])*factor)" office:value-type="float" office:value="606530259.247356">
            <text:p>606530259,2</text:p>
          </table:table-cell>
          <table:table-cell table:style-name="ce12" table:formula="of:=IF([.X$16]=&quot;C&quot;;[.X$17];[.X46]+([.W46]+[.Y46]-2*[.X46])*factor)" office:value-type="float" office:value="-271193263.064594">
            <text:p>-271193263,1</text:p>
          </table:table-cell>
          <table:table-cell table:style-name="ce12" table:formula="of:=IF([.Y$16]=&quot;C&quot;;[.Y$17];[.Y46]+([.X46]+[.Z46]-2*[.Y46])*factor)" office:value-type="float" office:value="111528395.585432">
            <text:p>111528395,6</text:p>
          </table:table-cell>
          <table:table-cell table:style-name="ce12" table:formula="of:=IF([.Z$16]=&quot;C&quot;;[.Z$17];[.Z46]+([.Y46]+[.AA46]-2*[.Z46])*factor)" office:value-type="float" office:value="-38511947.7463941">
            <text:p>-38511947,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7]+deltaTime" office:value-type="float" office:value="6.2">
            <text:p>6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7]+([.E47]+[.G47]-2*[.F47])*factor)" office:value-type="float" office:value="27.00115567206">
            <text:p>27,0</text:p>
          </table:table-cell>
          <table:table-cell table:style-name="ce12" table:formula="of:=IF([.G$16]=&quot;C&quot;;[.G$17];[.G47]+([.F47]+[.H47]-2*[.G47])*factor)" office:value-type="float" office:value="30">
            <text:p>30,0</text:p>
          </table:table-cell>
          <table:table-cell table:style-name="ce12" table:formula="of:=IF([.H$16]=&quot;C&quot;;[.H$17];[.H47]+([.G47]+[.I47]-2*[.H47])*factor)" office:value-type="float" office:value="46983174075.4269">
            <text:p>46983174075,4</text:p>
          </table:table-cell>
          <table:table-cell table:style-name="ce12" table:formula="of:=IF([.I$16]=&quot;C&quot;;[.I$17];[.I47]+([.H47]+[.J47]-2*[.I47])*factor)" office:value-type="float" office:value="-87856447586.0446">
            <text:p>-87856447586,0</text:p>
          </table:table-cell>
          <table:table-cell table:style-name="ce12" table:formula="of:=IF([.J$16]=&quot;C&quot;;[.J$17];[.J47]+([.I47]+[.K47]-2*[.J47])*factor)" office:value-type="float" office:value="117795288852.707">
            <text:p>117795288852,7</text:p>
          </table:table-cell>
          <table:table-cell table:style-name="ce12" table:formula="of:=IF([.K$16]=&quot;C&quot;;[.K$17];[.K47]+([.J47]+[.L47]-2*[.K47])*factor)" office:value-type="float" office:value="-134178131690.561">
            <text:p>-134178131690,6</text:p>
          </table:table-cell>
          <table:table-cell table:style-name="ce12" table:formula="of:=IF([.L$16]=&quot;C&quot;;[.L$17];[.L47]+([.K47]+[.M47]-2*[.L47])*factor)" office:value-type="float" office:value="136899970298.319">
            <text:p>136899970298,3</text:p>
          </table:table-cell>
          <table:table-cell table:style-name="ce12" table:formula="of:=IF([.M$16]=&quot;C&quot;;[.M$17];[.M47]+([.L47]+[.N47]-2*[.M47])*factor)" office:value-type="float" office:value="-128052845360.828">
            <text:p>-128052845360,8</text:p>
          </table:table-cell>
          <table:table-cell table:style-name="ce12" table:formula="of:=IF([.N$16]=&quot;C&quot;;[.N$17];[.N47]+([.M47]+[.O47]-2*[.N47])*factor)" office:value-type="float" office:value="111142324749.045">
            <text:p>111142324749,0</text:p>
          </table:table-cell>
          <table:table-cell table:style-name="ce12" table:formula="of:=IF([.O$16]=&quot;C&quot;;[.O$17];[.O47]+([.N47]+[.P47]-2*[.O47])*factor)" office:value-type="float" office:value="-90124977289.483">
            <text:p>-90124977289,5</text:p>
          </table:table-cell>
          <table:table-cell table:style-name="ce12" table:formula="of:=IF([.P$16]=&quot;C&quot;;[.P$17];[.P47]+([.O47]+[.Q47]-2*[.P47])*factor)" office:value-type="float" office:value="68554245638.5107">
            <text:p>68554245638,5</text:p>
          </table:table-cell>
          <table:table-cell table:style-name="ce12" table:formula="of:=IF([.Q$16]=&quot;C&quot;;[.Q$17];[.Q47]+([.P47]+[.R47]-2*[.Q47])*factor)" office:value-type="float" office:value="-49029739761.4819">
            <text:p>-49029739761,5</text:p>
          </table:table-cell>
          <table:table-cell table:style-name="ce12" table:formula="of:=IF([.R$16]=&quot;C&quot;;[.R$17];[.R47]+([.Q47]+[.S47]-2*[.R47])*factor)" office:value-type="float" office:value="33010173548.4837">
            <text:p>33010173548,5</text:p>
          </table:table-cell>
          <table:table-cell table:style-name="ce12" table:formula="of:=IF([.S$16]=&quot;C&quot;;[.S$17];[.S47]+([.R47]+[.T47]-2*[.S47])*factor)" office:value-type="float" office:value="-20930343692.2774">
            <text:p>-20930343692,3</text:p>
          </table:table-cell>
          <table:table-cell table:style-name="ce12" table:formula="of:=IF([.T$16]=&quot;C&quot;;[.T$17];[.T47]+([.S47]+[.U47]-2*[.T47])*factor)" office:value-type="float" office:value="12495361413.3472">
            <text:p>12495361413,3</text:p>
          </table:table-cell>
          <table:table-cell table:style-name="ce12" table:formula="of:=IF([.U$16]=&quot;C&quot;;[.U$17];[.U47]+([.T47]+[.V47]-2*[.U47])*factor)" office:value-type="float" office:value="-7018356406.72114">
            <text:p>-7018356406,7</text:p>
          </table:table-cell>
          <table:table-cell table:style-name="ce12" table:formula="of:=IF([.V$16]=&quot;C&quot;;[.V$17];[.V47]+([.U47]+[.W47]-2*[.V47])*factor)" office:value-type="float" office:value="3704123821.95343">
            <text:p>3704123822,0</text:p>
          </table:table-cell>
          <table:table-cell table:style-name="ce12" table:formula="of:=IF([.W$16]=&quot;C&quot;;[.W$17];[.W47]+([.V47]+[.X47]-2*[.W47])*factor)" office:value-type="float" office:value="-1833473415.48534">
            <text:p>-1833473415,5</text:p>
          </table:table-cell>
          <table:table-cell table:style-name="ce12" table:formula="of:=IF([.X$16]=&quot;C&quot;;[.X$17];[.X47]+([.W47]+[.Y47]-2*[.X47])*factor)" office:value-type="float" office:value="848082057.629641">
            <text:p>848082057,6</text:p>
          </table:table-cell>
          <table:table-cell table:style-name="ce12" table:formula="of:=IF([.Y$16]=&quot;C&quot;;[.Y$17];[.Y47]+([.X47]+[.Z47]-2*[.Y47])*factor)" office:value-type="float" office:value="-361564262.174453">
            <text:p>-361564262,2</text:p>
          </table:table-cell>
          <table:table-cell table:style-name="ce12" table:formula="of:=IF([.Z$16]=&quot;C&quot;;[.Z$17];[.Z47]+([.Y47]+[.AA47]-2*[.Z47])*factor)" office:value-type="float" office:value="128922508.043065">
            <text:p>128922508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8]+deltaTime" office:value-type="float" office:value="6.4">
            <text:p>6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8]+([.E48]+[.G48]-2*[.F48])*factor)" office:value-type="float" office:value="26.9991031984814">
            <text:p>27,0</text:p>
          </table:table-cell>
          <table:table-cell table:style-name="ce12" table:formula="of:=IF([.G$16]=&quot;C&quot;;[.G$17];[.G48]+([.F48]+[.H48]-2*[.G48])*factor)" office:value-type="float" office:value="30">
            <text:p>30,0</text:p>
          </table:table-cell>
          <table:table-cell table:style-name="ce12" table:formula="of:=IF([.H$16]=&quot;C&quot;;[.H$17];[.H48]+([.G48]+[.I48]-2*[.H48])*factor)" office:value-type="float" office:value="-114475468512.299">
            <text:p>-114475468512,3</text:p>
          </table:table-cell>
          <table:table-cell table:style-name="ce12" table:formula="of:=IF([.I$16]=&quot;C&quot;;[.I$17];[.I48]+([.H48]+[.J48]-2*[.I48])*factor)" office:value-type="float" office:value="214499878406.954">
            <text:p>214499878407,0</text:p>
          </table:table-cell>
          <table:table-cell table:style-name="ce12" table:formula="of:=IF([.J$16]=&quot;C&quot;;[.J$17];[.J48]+([.I48]+[.K48]-2*[.J48])*factor)" office:value-type="float" office:value="-288575850547.326">
            <text:p>-288575850547,3</text:p>
          </table:table-cell>
          <table:table-cell table:style-name="ce12" table:formula="of:=IF([.K$16]=&quot;C&quot;;[.K$17];[.K48]+([.J48]+[.L48]-2*[.K48])*factor)" office:value-type="float" office:value="330291620317.987">
            <text:p>330291620318,0</text:p>
          </table:table-cell>
          <table:table-cell table:style-name="ce12" table:formula="of:=IF([.L$16]=&quot;C&quot;;[.L$17];[.L48]+([.K48]+[.M48]-2*[.L48])*factor)" office:value-type="float" office:value="-339095484573.128">
            <text:p>-339095484573,1</text:p>
          </table:table-cell>
          <table:table-cell table:style-name="ce12" table:formula="of:=IF([.M$16]=&quot;C&quot;;[.M$17];[.M48]+([.L48]+[.N48]-2*[.M48])*factor)" office:value-type="float" office:value="319630566002.062">
            <text:p>319630566002,1</text:p>
          </table:table-cell>
          <table:table-cell table:style-name="ce12" table:formula="of:=IF([.N$16]=&quot;C&quot;;[.N$17];[.N48]+([.M48]+[.O48]-2*[.N48])*factor)" office:value-type="float" office:value="-279988350518.735">
            <text:p>-279988350518,7</text:p>
          </table:table-cell>
          <table:table-cell table:style-name="ce12" table:formula="of:=IF([.O$16]=&quot;C&quot;;[.O$17];[.O48]+([.N48]+[.P48]-2*[.O48])*factor)" office:value-type="float" office:value="229507536880.788">
            <text:p>229507536880,8</text:p>
          </table:table-cell>
          <table:table-cell table:style-name="ce12" table:formula="of:=IF([.P$16]=&quot;C&quot;;[.P$17];[.P48]+([.O48]+[.Q48]-2*[.P48])*factor)" office:value-type="float" office:value="-176767483356.741">
            <text:p>-176767483356,7</text:p>
          </table:table-cell>
          <table:table-cell table:style-name="ce12" table:formula="of:=IF([.Q$16]=&quot;C&quot;;[.Q$17];[.Q48]+([.P48]+[.R48]-2*[.Q48])*factor)" office:value-type="float" office:value="128236282292.961">
            <text:p>128236282293,0</text:p>
          </table:table-cell>
          <table:table-cell table:style-name="ce12" table:formula="of:=IF([.R$16]=&quot;C&quot;;[.R$17];[.R48]+([.Q48]+[.S48]-2*[.R48])*factor)" office:value-type="float" office:value="-87740448780.5616">
            <text:p>-87740448780,6</text:p>
          </table:table-cell>
          <table:table-cell table:style-name="ce12" table:formula="of:=IF([.S$16]=&quot;C&quot;;[.S$17];[.S48]+([.R48]+[.T48]-2*[.S48])*factor)" office:value-type="float" office:value="56650861751.3131">
            <text:p>56650861751,3</text:p>
          </table:table-cell>
          <table:table-cell table:style-name="ce12" table:formula="of:=IF([.T$16]=&quot;C&quot;;[.T$17];[.T48]+([.S48]+[.U48]-2*[.T48])*factor)" office:value-type="float" office:value="-34514846144.6682">
            <text:p>-34514846144,7</text:p>
          </table:table-cell>
          <table:table-cell table:style-name="ce12" table:formula="of:=IF([.U$16]=&quot;C&quot;;[.U$17];[.U48]+([.T48]+[.V48]-2*[.U48])*factor)" office:value-type="float" office:value="19831387460.5626">
            <text:p>19831387460,6</text:p>
          </table:table-cell>
          <table:table-cell table:style-name="ce12" table:formula="of:=IF([.V$16]=&quot;C&quot;;[.V$17];[.V48]+([.U48]+[.W48]-2*[.V48])*factor)" office:value-type="float" office:value="-10734824967.9552">
            <text:p>-10734824968,0</text:p>
          </table:table-cell>
          <table:table-cell table:style-name="ce12" table:formula="of:=IF([.W$16]=&quot;C&quot;;[.W$17];[.W48]+([.V48]+[.X48]-2*[.W48])*factor)" office:value-type="float" office:value="5465134191.48639">
            <text:p>5465134191,5</text:p>
          </table:table-cell>
          <table:table-cell table:style-name="ce12" table:formula="of:=IF([.X$16]=&quot;C&quot;;[.X$17];[.X48]+([.W48]+[.Y48]-2*[.X48])*factor)" office:value-type="float" office:value="-2607305134.4825">
            <text:p>-2607305134,5</text:p>
          </table:table-cell>
          <table:table-cell table:style-name="ce12" table:formula="of:=IF([.Y$16]=&quot;C&quot;;[.Y$17];[.Y48]+([.X48]+[.Z48]-2*[.Y48])*factor)" office:value-type="float" office:value="1148153921.76474">
            <text:p>1148153921,8</text:p>
          </table:table-cell>
          <table:table-cell table:style-name="ce12" table:formula="of:=IF([.Z$16]=&quot;C&quot;;[.Z$17];[.Z48]+([.Y48]+[.AA48]-2*[.Z48])*factor)" office:value-type="float" office:value="-421112909.740333">
            <text:p>-421112909,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49]+deltaTime" office:value-type="float" office:value="6.6">
            <text:p>6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49]+([.E49]+[.G49]-2*[.F49])*factor)" office:value-type="float" office:value="27.0006959179784">
            <text:p>27,0</text:p>
          </table:table-cell>
          <table:table-cell table:style-name="ce12" table:formula="of:=IF([.G$16]=&quot;C&quot;;[.G$17];[.G49]+([.F49]+[.H49]-2*[.G49])*factor)" office:value-type="float" office:value="30">
            <text:p>30,0</text:p>
          </table:table-cell>
          <table:table-cell table:style-name="ce12" table:formula="of:=IF([.H$16]=&quot;C&quot;;[.H$17];[.H49]+([.G49]+[.I49]-2*[.H49])*factor)" office:value-type="float" office:value="279308855617.559">
            <text:p>279308855617,6</text:p>
          </table:table-cell>
          <table:table-cell table:style-name="ce12" table:formula="of:=IF([.I$16]=&quot;C&quot;;[.I$17];[.I49]+([.H49]+[.J49]-2*[.I49])*factor)" office:value-type="float" office:value="-524361476968.744">
            <text:p>-524361476968,7</text:p>
          </table:table-cell>
          <table:table-cell table:style-name="ce12" table:formula="of:=IF([.J$16]=&quot;C&quot;;[.J$17];[.J49]+([.I49]+[.K49]-2*[.J49])*factor)" office:value-type="float" office:value="707709710892.472">
            <text:p>707709710892,5</text:p>
          </table:table-cell>
          <table:table-cell table:style-name="ce12" table:formula="of:=IF([.K$16]=&quot;C&quot;;[.K$17];[.K49]+([.J49]+[.L49]-2*[.K49])*factor)" office:value-type="float" office:value="-813678442953.722">
            <text:p>-813678442953,7</text:p>
          </table:table-cell>
          <table:table-cell table:style-name="ce12" table:formula="of:=IF([.L$16]=&quot;C&quot;;[.L$17];[.L49]+([.K49]+[.M49]-2*[.L49])*factor)" office:value-type="float" office:value="840268997480.951">
            <text:p>840268997481,0</text:p>
          </table:table-cell>
          <table:table-cell table:style-name="ce12" table:formula="of:=IF([.M$16]=&quot;C&quot;;[.M$17];[.M49]+([.L49]+[.N49]-2*[.M49])*factor)" office:value-type="float" office:value="-797779764779.174">
            <text:p>-797779764779,2</text:p>
          </table:table-cell>
          <table:table-cell table:style-name="ce12" table:formula="of:=IF([.N$16]=&quot;C&quot;;[.N$17];[.N49]+([.M49]+[.O49]-2*[.N49])*factor)" office:value-type="float" office:value="704905595362.509">
            <text:p>704905595362,5</text:p>
          </table:table-cell>
          <table:table-cell table:style-name="ce12" table:formula="of:=IF([.O$16]=&quot;C&quot;;[.O$17];[.O49]+([.N49]+[.P49]-2*[.O49])*factor)" office:value-type="float" office:value="-583697029100.915">
            <text:p>-583697029100,9</text:p>
          </table:table-cell>
          <table:table-cell table:style-name="ce12" table:formula="of:=IF([.P$16]=&quot;C&quot;;[.P$17];[.P49]+([.O49]+[.Q49]-2*[.P49])*factor)" office:value-type="float" office:value="454848078511.121">
            <text:p>454848078511,1</text:p>
          </table:table-cell>
          <table:table-cell table:style-name="ce12" table:formula="of:=IF([.Q$16]=&quot;C&quot;;[.Q$17];[.Q49]+([.P49]+[.R49]-2*[.Q49])*factor)" office:value-type="float" office:value="-334394398797.263">
            <text:p>-334394398797,3</text:p>
          </table:table-cell>
          <table:table-cell table:style-name="ce12" table:formula="of:=IF([.R$16]=&quot;C&quot;;[.R$17];[.R49]+([.Q49]+[.S49]-2*[.R49])*factor)" office:value-type="float" office:value="232266372165.031">
            <text:p>232266372165,0</text:p>
          </table:table-cell>
          <table:table-cell table:style-name="ce12" table:formula="of:=IF([.S$16]=&quot;C&quot;;[.S$17];[.S49]+([.R49]+[.T49]-2*[.S49])*factor)" office:value-type="float" office:value="-152523770612.623">
            <text:p>-152523770612,6</text:p>
          </table:table-cell>
          <table:table-cell table:style-name="ce12" table:formula="of:=IF([.T$16]=&quot;C&quot;;[.T$17];[.T49]+([.S49]+[.U49]-2*[.T49])*factor)" office:value-type="float" office:value="94699757908.4081">
            <text:p>94699757908,4</text:p>
          </table:table-cell>
          <table:table-cell table:style-name="ce12" table:formula="of:=IF([.U$16]=&quot;C&quot;;[.U$17];[.U49]+([.T49]+[.V49]-2*[.U49])*factor)" office:value-type="float" office:value="-55570864617.4061">
            <text:p>-55570864617,4</text:p>
          </table:table-cell>
          <table:table-cell table:style-name="ce12" table:formula="of:=IF([.V$16]=&quot;C&quot;;[.V$17];[.V49]+([.U49]+[.W49]-2*[.V49])*factor)" office:value-type="float" office:value="30793535402.1527">
            <text:p>30793535402,2</text:p>
          </table:table-cell>
          <table:table-cell table:style-name="ce12" table:formula="of:=IF([.W$16]=&quot;C&quot;;[.W$17];[.W49]+([.V49]+[.X49]-2*[.W49])*factor)" office:value-type="float" office:value="-16088755663.5581">
            <text:p>-16088755663,6</text:p>
          </table:table-cell>
          <table:table-cell table:style-name="ce12" table:formula="of:=IF([.X$16]=&quot;C&quot;;[.X$17];[.X49]+([.W49]+[.Y49]-2*[.X49])*factor)" office:value-type="float" office:value="7895868628.92542">
            <text:p>7895868628,9</text:p>
          </table:table-cell>
          <table:table-cell table:style-name="ce12" table:formula="of:=IF([.Y$16]=&quot;C&quot;;[.Y$17];[.Y49]+([.X49]+[.Z49]-2*[.Y49])*factor)" office:value-type="float" office:value="-3580202666.55931">
            <text:p>-3580202666,6</text:p>
          </table:table-cell>
          <table:table-cell table:style-name="ce12" table:formula="of:=IF([.Z$16]=&quot;C&quot;;[.Z$17];[.Z49]+([.Y49]+[.AA49]-2*[.Z49])*factor)" office:value-type="float" office:value="1346344321.79759">
            <text:p>1346344321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0]+deltaTime" office:value-type="float" office:value="6.8">
            <text:p>6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0]+([.E50]+[.G50]-2*[.F50])*factor)" office:value-type="float" office:value="26.9994599676488">
            <text:p>27,0</text:p>
          </table:table-cell>
          <table:table-cell table:style-name="ce12" table:formula="of:=IF([.G$16]=&quot;C&quot;;[.G$17];[.G50]+([.F50]+[.H50]-2*[.G50])*factor)" office:value-type="float" office:value="30">
            <text:p>30,0</text:p>
          </table:table-cell>
          <table:table-cell table:style-name="ce12" table:formula="of:=IF([.H$16]=&quot;C&quot;;[.H$17];[.H50]+([.G50]+[.I50]-2*[.H50])*factor)" office:value-type="float" office:value="-682376663480.83">
            <text:p>-682376663480,8</text:p>
          </table:table-cell>
          <table:table-cell table:style-name="ce12" table:formula="of:=IF([.I$16]=&quot;C&quot;;[.I$17];[.I50]+([.H50]+[.J50]-2*[.I50])*factor)" office:value-type="float" office:value="1283376993188.65">
            <text:p>1283376993188,7</text:p>
          </table:table-cell>
          <table:table-cell table:style-name="ce12" table:formula="of:=IF([.J$16]=&quot;C&quot;;[.J$17];[.J50]+([.I50]+[.K50]-2*[.J50])*factor)" office:value-type="float" office:value="-1737362184543.71">
            <text:p>-1737362184543,7</text:p>
          </table:table-cell>
          <table:table-cell table:style-name="ce12" table:formula="of:=IF([.K$16]=&quot;C&quot;;[.K$17];[.K50]+([.J50]+[.L50]-2*[.K50])*factor)" office:value-type="float" office:value="2006019564767.69">
            <text:p>2006019564767,7</text:p>
          </table:table-cell>
          <table:table-cell table:style-name="ce12" table:formula="of:=IF([.L$16]=&quot;C&quot;;[.L$17];[.L50]+([.K50]+[.M50]-2*[.L50])*factor)" office:value-type="float" office:value="-2083023630512.03">
            <text:p>-2083023630512,0</text:p>
          </table:table-cell>
          <table:table-cell table:style-name="ce12" table:formula="of:=IF([.M$16]=&quot;C&quot;;[.M$17];[.M50]+([.L50]+[.N50]-2*[.M50])*factor)" office:value-type="float" office:value="1991192135913.63">
            <text:p>1991192135913,6</text:p>
          </table:table-cell>
          <table:table-cell table:style-name="ce12" table:formula="of:=IF([.N$16]=&quot;C&quot;;[.N$17];[.N50]+([.M50]+[.O50]-2*[.N50])*factor)" office:value-type="float" office:value="-1773758134966.83">
            <text:p>-1773758134966,8</text:p>
          </table:table-cell>
          <table:table-cell table:style-name="ce12" table:formula="of:=IF([.O$16]=&quot;C&quot;;[.O$17];[.O50]+([.N50]+[.P50]-2*[.O50])*factor)" office:value-type="float" office:value="1482810156982.09">
            <text:p>1482810156982,1</text:p>
          </table:table-cell>
          <table:table-cell table:style-name="ce12" table:formula="of:=IF([.P$16]=&quot;C&quot;;[.P$17];[.P50]+([.O50]+[.Q50]-2*[.P50])*factor)" office:value-type="float" office:value="-1168227296898.21">
            <text:p>-1168227296898,2</text:p>
          </table:table-cell>
          <table:table-cell table:style-name="ce12" table:formula="of:=IF([.Q$16]=&quot;C&quot;;[.Q$17];[.Q50]+([.P50]+[.R50]-2*[.Q50])*factor)" office:value-type="float" office:value="869647685667.099">
            <text:p>869647685667,1</text:p>
          </table:table-cell>
          <table:table-cell table:style-name="ce12" table:formula="of:=IF([.R$16]=&quot;C&quot;;[.R$17];[.R50]+([.Q50]+[.S50]-2*[.R50])*factor)" office:value-type="float" office:value="-612622039236.043">
            <text:p>-612622039236,0</text:p>
          </table:table-cell>
          <table:table-cell table:style-name="ce12" table:formula="of:=IF([.S$16]=&quot;C&quot;;[.S$17];[.S50]+([.R50]+[.T50]-2*[.S50])*factor)" office:value-type="float" office:value="408704369500.61">
            <text:p>408704369500,6</text:p>
          </table:table-cell>
          <table:table-cell table:style-name="ce12" table:formula="of:=IF([.T$16]=&quot;C&quot;;[.T$17];[.T50]+([.S50]+[.U50]-2*[.T50])*factor)" office:value-type="float" office:value="-258275048221.191">
            <text:p>-258275048221,2</text:p>
          </table:table-cell>
          <table:table-cell table:style-name="ce12" table:formula="of:=IF([.U$16]=&quot;C&quot;;[.U$17];[.U50]+([.T50]+[.V50]-2*[.U50])*factor)" office:value-type="float" office:value="154561035402.885">
            <text:p>154561035402,9</text:p>
          </table:table-cell>
          <table:table-cell table:style-name="ce12" table:formula="of:=IF([.V$16]=&quot;C&quot;;[.V$17];[.V50]+([.U50]+[.W50]-2*[.V50])*factor)" office:value-type="float" office:value="-87529526281.5668">
            <text:p>-87529526281,6</text:p>
          </table:table-cell>
          <table:table-cell table:style-name="ce12" table:formula="of:=IF([.W$16]=&quot;C&quot;;[.W$17];[.W50]+([.V50]+[.X50]-2*[.W50])*factor)" office:value-type="float" office:value="46841065174.5185">
            <text:p>46841065174,5</text:p>
          </table:table-cell>
          <table:table-cell table:style-name="ce12" table:formula="of:=IF([.X$16]=&quot;C&quot;;[.X$17];[.X50]+([.W50]+[.Y50]-2*[.X50])*factor)" office:value-type="float" office:value="-23593229053.1904">
            <text:p>-23593229053,2</text:p>
          </table:table-cell>
          <table:table-cell table:style-name="ce12" table:formula="of:=IF([.Y$16]=&quot;C&quot;;[.Y$17];[.Y50]+([.X50]+[.Z50]-2*[.Y50])*factor)" office:value-type="float" office:value="10985322369.4921">
            <text:p>10985322369,5</text:p>
          </table:table-cell>
          <table:table-cell table:style-name="ce12" table:formula="of:=IF([.Z$16]=&quot;C&quot;;[.Z$17];[.Z50]+([.Y50]+[.AA50]-2*[.Z50])*factor)" office:value-type="float" office:value="-4223983140.30759">
            <text:p>-4223983140,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1]+deltaTime" office:value-type="float" office:value="7">
            <text:p>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1]+([.E51]+[.G51]-2*[.F51])*factor)" office:value-type="float" office:value="27.0004190651046">
            <text:p>27,0</text:p>
          </table:table-cell>
          <table:table-cell table:style-name="ce12" table:formula="of:=IF([.G$16]=&quot;C&quot;;[.G$17];[.G51]+([.F51]+[.H51]-2*[.G51])*factor)" office:value-type="float" office:value="30">
            <text:p>30,0</text:p>
          </table:table-cell>
          <table:table-cell table:style-name="ce12" table:formula="of:=IF([.H$16]=&quot;C&quot;;[.H$17];[.H51]+([.G51]+[.I51]-2*[.H51])*factor)" office:value-type="float" office:value="1669163060839.29">
            <text:p>1669163060839,3</text:p>
          </table:table-cell>
          <table:table-cell table:style-name="ce12" table:formula="of:=IF([.I$16]=&quot;C&quot;;[.I$17];[.I51]+([.H51]+[.J51]-2*[.I51])*factor)" office:value-type="float" office:value="-3144628643760.18">
            <text:p>-3144628643760,2</text:p>
          </table:table-cell>
          <table:table-cell table:style-name="ce12" table:formula="of:=IF([.J$16]=&quot;C&quot;;[.J$17];[.J51]+([.I51]+[.K51]-2*[.J51])*factor)" office:value-type="float" office:value="4269177198671.15">
            <text:p>4269177198671,2</text:p>
          </table:table-cell>
          <table:table-cell table:style-name="ce12" table:formula="of:=IF([.K$16]=&quot;C&quot;;[.K$17];[.K51]+([.J51]+[.L51]-2*[.K51])*factor)" office:value-type="float" office:value="-4949173786029.22">
            <text:p>-4949173786029,2</text:p>
          </table:table-cell>
          <table:table-cell table:style-name="ce12" table:formula="of:=IF([.L$16]=&quot;C&quot;;[.L$17];[.L51]+([.K51]+[.M51]-2*[.L51])*factor)" office:value-type="float" office:value="5165950327482.35">
            <text:p>5165950327482,4</text:p>
          </table:table-cell>
          <table:table-cell table:style-name="ce12" table:formula="of:=IF([.M$16]=&quot;C&quot;;[.M$17];[.M51]+([.L51]+[.N51]-2*[.M51])*factor)" office:value-type="float" office:value="-4969987305214.2">
            <text:p>-4969987305214,2</text:p>
          </table:table-cell>
          <table:table-cell table:style-name="ce12" table:formula="of:=IF([.N$16]=&quot;C&quot;;[.N$17];[.N51]+([.M51]+[.O51]-2*[.N51])*factor)" office:value-type="float" office:value="4461350348825.66">
            <text:p>4461350348825,7</text:p>
          </table:table-cell>
          <table:table-cell table:style-name="ce12" table:formula="of:=IF([.O$16]=&quot;C&quot;;[.O$17];[.O51]+([.N51]+[.P51]-2*[.O51])*factor)" office:value-type="float" office:value="-3763143745314.25">
            <text:p>-3763143745314,3</text:p>
          </table:table-cell>
          <table:table-cell table:style-name="ce12" table:formula="of:=IF([.P$16]=&quot;C&quot;;[.P$17];[.P51]+([.O51]+[.Q51]-2*[.P51])*factor)" office:value-type="float" office:value="2995526946665.49">
            <text:p>2995526946665,5</text:p>
          </table:table-cell>
          <table:table-cell table:style-name="ce12" table:formula="of:=IF([.Q$16]=&quot;C&quot;;[.Q$17];[.Q51]+([.P51]+[.R51]-2*[.Q51])*factor)" office:value-type="float" office:value="-2256240814564.89">
            <text:p>-2256240814564,9</text:p>
          </table:table-cell>
          <table:table-cell table:style-name="ce12" table:formula="of:=IF([.R$16]=&quot;C&quot;;[.R$17];[.R51]+([.Q51]+[.S51]-2*[.R51])*factor)" office:value-type="float" office:value="1610571327436.09">
            <text:p>1610571327436,1</text:p>
          </table:table-cell>
          <table:table-cell table:style-name="ce12" table:formula="of:=IF([.S$16]=&quot;C&quot;;[.S$17];[.S51]+([.R51]+[.T51]-2*[.S51])*factor)" office:value-type="float" office:value="-1090511204394.5">
            <text:p>-1090511204394,5</text:p>
          </table:table-cell>
          <table:table-cell table:style-name="ce12" table:formula="of:=IF([.T$16]=&quot;C&quot;;[.T$17];[.T51]+([.S51]+[.U51]-2*[.T51])*factor)" office:value-type="float" office:value="700601116973.947">
            <text:p>700601116973,9</text:p>
          </table:table-cell>
          <table:table-cell table:style-name="ce12" table:formula="of:=IF([.U$16]=&quot;C&quot;;[.U$17];[.U51]+([.T51]+[.V51]-2*[.U51])*factor)" office:value-type="float" office:value="-427013825631.088">
            <text:p>-427013825631,1</text:p>
          </table:table-cell>
          <table:table-cell table:style-name="ce12" table:formula="of:=IF([.V$16]=&quot;C&quot;;[.V$17];[.V51]+([.U51]+[.W51]-2*[.V51])*factor)" office:value-type="float" office:value="246767977707.23">
            <text:p>246767977707,2</text:p>
          </table:table-cell>
          <table:table-cell table:style-name="ce12" table:formula="of:=IF([.W$16]=&quot;C&quot;;[.W$17];[.W51]+([.V51]+[.X51]-2*[.W51])*factor)" office:value-type="float" office:value="-135025673312.691">
            <text:p>-135025673312,7</text:p>
          </table:table-cell>
          <table:table-cell table:style-name="ce12" table:formula="of:=IF([.X$16]=&quot;C&quot;;[.X$17];[.X51]+([.W51]+[.Y51]-2*[.X51])*factor)" office:value-type="float" office:value="69658177884.3571">
            <text:p>69658177884,4</text:p>
          </table:table-cell>
          <table:table-cell table:style-name="ce12" table:formula="of:=IF([.Y$16]=&quot;C&quot;;[.Y$17];[.Y51]+([.X51]+[.Z51]-2*[.Y51])*factor)" office:value-type="float" office:value="-33226294586.552">
            <text:p>-33226294586,6</text:p>
          </table:table-cell>
          <table:table-cell table:style-name="ce12" table:formula="of:=IF([.Z$16]=&quot;C&quot;;[.Z$17];[.Z51]+([.Y51]+[.AA51]-2*[.Z51])*factor)" office:value-type="float" office:value="13032777202.2996">
            <text:p>13032777202,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2]+deltaTime" office:value-type="float" office:value="7.2">
            <text:p>7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2]+([.E52]+[.G52]-2*[.F52])*factor)" office:value-type="float" office:value="26.9996748054789">
            <text:p>27,0</text:p>
          </table:table-cell>
          <table:table-cell table:style-name="ce12" table:formula="of:=IF([.G$16]=&quot;C&quot;;[.G$17];[.G52]+([.F52]+[.H52]-2*[.G52])*factor)" office:value-type="float" office:value="30">
            <text:p>30,0</text:p>
          </table:table-cell>
          <table:table-cell table:style-name="ce12" table:formula="of:=IF([.H$16]=&quot;C&quot;;[.H$17];[.H52]+([.G52]+[.I52]-2*[.H52])*factor)" office:value-type="float" office:value="-4087700770843.69">
            <text:p>-4087700770843,7</text:p>
          </table:table-cell>
          <table:table-cell table:style-name="ce12" table:formula="of:=IF([.I$16]=&quot;C&quot;;[.I$17];[.I52]+([.H52]+[.J52]-2*[.I52])*factor)" office:value-type="float" office:value="7713477978003.17">
            <text:p>7713477978003,2</text:p>
          </table:table-cell>
          <table:table-cell table:style-name="ce12" table:formula="of:=IF([.J$16]=&quot;C&quot;;[.J$17];[.J52]+([.I52]+[.K52]-2*[.J52])*factor)" office:value-type="float" office:value="-10500178063821.8">
            <text:p>-10500178063821,8</text:p>
          </table:table-cell>
          <table:table-cell table:style-name="ce12" table:formula="of:=IF([.K$16]=&quot;C&quot;;[.K$17];[.K52]+([.J52]+[.L52]-2*[.K52])*factor)" office:value-type="float" office:value="12218952101183">
            <text:p>12218952101183,0</text:p>
          </table:table-cell>
          <table:table-cell table:style-name="ce12" table:formula="of:=IF([.L$16]=&quot;C&quot;;[.L$17];[.L52]+([.K52]+[.M52]-2*[.L52])*factor)" office:value-type="float" office:value="-12816992503150.5">
            <text:p>-12816992503150,5</text:p>
          </table:table-cell>
          <table:table-cell table:style-name="ce12" table:formula="of:=IF([.M$16]=&quot;C&quot;;[.M$17];[.M52]+([.L52]+[.N52]-2*[.M52])*factor)" office:value-type="float" office:value="12405753149407.7">
            <text:p>12405753149407,7</text:p>
          </table:table-cell>
          <table:table-cell table:style-name="ce12" table:formula="of:=IF([.N$16]=&quot;C&quot;;[.N$17];[.N52]+([.M52]+[.O52]-2*[.N52])*factor)" office:value-type="float" office:value="-11217028243558">
            <text:p>-11217028243558,0</text:p>
          </table:table-cell>
          <table:table-cell table:style-name="ce12" table:formula="of:=IF([.O$16]=&quot;C&quot;;[.O$17];[.O52]+([.N52]+[.P52]-2*[.O52])*factor)" office:value-type="float" office:value="9541906584760.01">
            <text:p>9541906584760,0</text:p>
          </table:table-cell>
          <table:table-cell table:style-name="ce12" table:formula="of:=IF([.P$16]=&quot;C&quot;;[.P$17];[.P52]+([.O52]+[.Q52]-2*[.P52])*factor)" office:value-type="float" office:value="-7669742399785.1">
            <text:p>-7669742399785,1</text:p>
          </table:table-cell>
          <table:table-cell table:style-name="ce12" table:formula="of:=IF([.Q$16]=&quot;C&quot;;[.Q$17];[.Q52]+([.P52]+[.R52]-2*[.Q52])*factor)" office:value-type="float" office:value="5841058139504.56">
            <text:p>5841058139504,6</text:p>
          </table:table-cell>
          <table:table-cell table:style-name="ce12" table:formula="of:=IF([.R$16]=&quot;C&quot;;[.R$17];[.R52]+([.Q52]+[.S52]-2*[.R52])*factor)" office:value-type="float" office:value="-4221719142926.34">
            <text:p>-4221719142926,3</text:p>
          </table:table-cell>
          <table:table-cell table:style-name="ce12" table:formula="of:=IF([.S$16]=&quot;C&quot;;[.S$17];[.S52]+([.R52]+[.T52]-2*[.S52])*factor)" office:value-type="float" office:value="2898557825246.25">
            <text:p>2898557825246,3</text:p>
          </table:table-cell>
          <table:table-cell table:style-name="ce12" table:formula="of:=IF([.T$16]=&quot;C&quot;;[.T$17];[.T52]+([.S52]+[.U52]-2*[.T52])*factor)" office:value-type="float" office:value="-1891228693434.5">
            <text:p>-1891228693434,5</text:p>
          </table:table-cell>
          <table:table-cell table:style-name="ce12" table:formula="of:=IF([.U$16]=&quot;C&quot;;[.U$17];[.U52]+([.T52]+[.V52]-2*[.U52])*factor)" office:value-type="float" office:value="1172626484766.61">
            <text:p>1172626484766,6</text:p>
          </table:table-cell>
          <table:table-cell table:style-name="ce12" table:formula="of:=IF([.V$16]=&quot;C&quot;;[.V$17];[.V52]+([.U52]+[.W52]-2*[.V52])*factor)" office:value-type="float" office:value="-690583025762.886">
            <text:p>-690583025762,9</text:p>
          </table:table-cell>
          <table:table-cell table:style-name="ce12" table:formula="of:=IF([.W$16]=&quot;C&quot;;[.W$17];[.W52]+([.V52]+[.X52]-2*[.W52])*factor)" office:value-type="float" office:value="385766348655.978">
            <text:p>385766348656,0</text:p>
          </table:table-cell>
          <table:table-cell table:style-name="ce12" table:formula="of:=IF([.X$16]=&quot;C&quot;;[.X$17];[.X52]+([.W52]+[.Y52]-2*[.X52])*factor)" office:value-type="float" office:value="-203462493532.789">
            <text:p>-203462493532,8</text:p>
          </table:table-cell>
          <table:table-cell table:style-name="ce12" table:formula="of:=IF([.Y$16]=&quot;C&quot;;[.Y$17];[.Y52]+([.X52]+[.Z52]-2*[.Y52])*factor)" office:value-type="float" office:value="99213172716.1156">
            <text:p>99213172716,1</text:p>
          </table:table-cell>
          <table:table-cell table:style-name="ce12" table:formula="of:=IF([.Z$16]=&quot;C&quot;;[.Z$17];[.Z52]+([.Y52]+[.AA52]-2*[.Z52])*factor)" office:value-type="float" office:value="-39618384680.5307">
            <text:p>-39618384680,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3]+deltaTime" office:value-type="float" office:value="7.4">
            <text:p>7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3]+([.E53]+[.G53]-2*[.F53])*factor)" office:value-type="float" office:value="27.0002523509484">
            <text:p>27,0</text:p>
          </table:table-cell>
          <table:table-cell table:style-name="ce12" table:formula="of:=IF([.G$16]=&quot;C&quot;;[.G$17];[.G53]+([.F53]+[.H53]-2*[.G53])*factor)" office:value-type="float" office:value="30">
            <text:p>30,0</text:p>
          </table:table-cell>
          <table:table-cell table:style-name="ce12" table:formula="of:=IF([.H$16]=&quot;C&quot;;[.H$17];[.H53]+([.G53]+[.I53]-2*[.H53])*factor)" office:value-type="float" office:value="10021624242668.2">
            <text:p>10021624242668,2</text:p>
          </table:table-cell>
          <table:table-cell table:style-name="ce12" table:formula="of:=IF([.I$16]=&quot;C&quot;;[.I$17];[.I53]+([.H53]+[.J53]-2*[.I53])*factor)" office:value-type="float" office:value="-18939695316113.4">
            <text:p>-18939695316113,4</text:p>
          </table:table-cell>
          <table:table-cell table:style-name="ce12" table:formula="of:=IF([.J$16]=&quot;C&quot;;[.J$17];[.J53]+([.I53]+[.K53]-2*[.J53])*factor)" office:value-type="float" office:value="25848136087843">
            <text:p>25848136087843,0</text:p>
          </table:table-cell>
          <table:table-cell table:style-name="ce12" table:formula="of:=IF([.K$16]=&quot;C&quot;;[.K$17];[.K53]+([.J53]+[.L53]-2*[.K53])*factor)" office:value-type="float" office:value="-30187554293989.4">
            <text:p>-30187554293989,4</text:p>
          </table:table-cell>
          <table:table-cell table:style-name="ce12" table:formula="of:=IF([.L$16]=&quot;C&quot;;[.L$17];[.L53]+([.K53]+[.M53]-2*[.L53])*factor)" office:value-type="float" office:value="31812724444969.3">
            <text:p>31812724444969,3</text:p>
          </table:table-cell>
          <table:table-cell table:style-name="ce12" table:formula="of:=IF([.M$16]=&quot;C&quot;;[.M$17];[.M53]+([.L53]+[.N53]-2*[.M53])*factor)" office:value-type="float" office:value="-30969074867017.5">
            <text:p>-30969074867017,5</text:p>
          </table:table-cell>
          <table:table-cell table:style-name="ce12" table:formula="of:=IF([.N$16]=&quot;C&quot;;[.N$17];[.N53]+([.M53]+[.O53]-2*[.N53])*factor)" office:value-type="float" office:value="28193935760941.9">
            <text:p>28193935760941,9</text:p>
          </table:table-cell>
          <table:table-cell table:style-name="ce12" table:formula="of:=IF([.O$16]=&quot;C&quot;;[.O$17];[.O53]+([.N53]+[.P53]-2*[.O53])*factor)" office:value-type="float" office:value="-24175971841062.4">
            <text:p>-24175971841062,4</text:p>
          </table:table-cell>
          <table:table-cell table:style-name="ce12" table:formula="of:=IF([.P$16]=&quot;C&quot;;[.P$17];[.P53]+([.O53]+[.Q53]-2*[.P53])*factor)" office:value-type="float" office:value="19611792777380.2">
            <text:p>19611792777380,2</text:p>
          </table:table-cell>
          <table:table-cell table:style-name="ce12" table:formula="of:=IF([.Q$16]=&quot;C&quot;;[.Q$17];[.Q53]+([.P53]+[.R53]-2*[.Q53])*factor)" office:value-type="float" office:value="-15092278966183.3">
            <text:p>-15092278966183,3</text:p>
          </table:table-cell>
          <table:table-cell table:style-name="ce12" table:formula="of:=IF([.R$16]=&quot;C&quot;;[.R$17];[.R53]+([.Q53]+[.S53]-2*[.R53])*factor)" office:value-type="float" office:value="11036833031609.6">
            <text:p>11036833031609,6</text:p>
          </table:table-cell>
          <table:table-cell table:style-name="ce12" table:formula="of:=IF([.S$16]=&quot;C&quot;;[.S$17];[.S53]+([.R53]+[.T53]-2*[.S53])*factor)" office:value-type="float" office:value="-7677578551079.51">
            <text:p>-7677578551079,5</text:p>
          </table:table-cell>
          <table:table-cell table:style-name="ce12" table:formula="of:=IF([.T$16]=&quot;C&quot;;[.T$17];[.T53]+([.S53]+[.U53]-2*[.T53])*factor)" office:value-type="float" office:value="5082805133396.59">
            <text:p>5082805133396,6</text:p>
          </table:table-cell>
          <table:table-cell table:style-name="ce12" table:formula="of:=IF([.U$16]=&quot;C&quot;;[.U$17];[.U53]+([.T53]+[.V53]-2*[.U53])*factor)" office:value-type="float" office:value="-3202606958826.17">
            <text:p>-3202606958826,2</text:p>
          </table:table-cell>
          <table:table-cell table:style-name="ce12" table:formula="of:=IF([.V$16]=&quot;C&quot;;[.V$17];[.V53]+([.U53]+[.W53]-2*[.V53])*factor)" office:value-type="float" office:value="1919745264071.26">
            <text:p>1919745264071,3</text:p>
          </table:table-cell>
          <table:table-cell table:style-name="ce12" table:formula="of:=IF([.W$16]=&quot;C&quot;;[.W$17];[.W53]+([.V53]+[.X53]-2*[.W53])*factor)" office:value-type="float" office:value="-1093267107691.6">
            <text:p>-1093267107691,6</text:p>
          </table:table-cell>
          <table:table-cell table:style-name="ce12" table:formula="of:=IF([.X$16]=&quot;C&quot;;[.X$17];[.X53]+([.W53]+[.Y53]-2*[.X53])*factor)" office:value-type="float" office:value="588548709959.863">
            <text:p>588548709959,9</text:p>
          </table:table-cell>
          <table:table-cell table:style-name="ce12" table:formula="of:=IF([.Y$16]=&quot;C&quot;;[.Y$17];[.Y53]+([.X53]+[.Z53]-2*[.Y53])*factor)" office:value-type="float" office:value="-292845241881.133">
            <text:p>-292845241881,1</text:p>
          </table:table-cell>
          <table:table-cell table:style-name="ce12" table:formula="of:=IF([.Z$16]=&quot;C&quot;;[.Z$17];[.Z53]+([.Y53]+[.AA53]-2*[.Z53])*factor)" office:value-type="float" office:value="118845163905.315">
            <text:p>118845163905,3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4]+deltaTime" office:value-type="float" office:value="7.6">
            <text:p>7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4]+([.E54]+[.G54]-2*[.F54])*factor)" office:value-type="float" office:value="26.999804175664">
            <text:p>27,0</text:p>
          </table:table-cell>
          <table:table-cell table:style-name="ce12" table:formula="of:=IF([.G$16]=&quot;C&quot;;[.G$17];[.G54]+([.F54]+[.H54]-2*[.G54])*factor)" office:value-type="float" office:value="30">
            <text:p>30,0</text:p>
          </table:table-cell>
          <table:table-cell table:style-name="ce12" table:formula="of:=IF([.H$16]=&quot;C&quot;;[.H$17];[.H54]+([.G54]+[.I54]-2*[.H54])*factor)" office:value-type="float" office:value="-24595229852992.6">
            <text:p>-24595229852992,6</text:p>
          </table:table-cell>
          <table:table-cell table:style-name="ce12" table:formula="of:=IF([.I$16]=&quot;C&quot;;[.I$17];[.I54]+([.H54]+[.J54]-2*[.I54])*factor)" office:value-type="float" office:value="46549550738797.9">
            <text:p>46549550738797,9</text:p>
          </table:table-cell>
          <table:table-cell table:style-name="ce12" table:formula="of:=IF([.J$16]=&quot;C&quot;;[.J$17];[.J54]+([.I54]+[.K54]-2*[.J54])*factor)" office:value-type="float" office:value="-63683151257937.4">
            <text:p>-63683151257937,4</text:p>
          </table:table-cell>
          <table:table-cell table:style-name="ce12" table:formula="of:=IF([.K$16]=&quot;C&quot;;[.K$17];[.K54]+([.J54]+[.L54]-2*[.K54])*factor)" office:value-type="float" office:value="74628386285273.1">
            <text:p>74628386285273,1</text:p>
          </table:table-cell>
          <table:table-cell table:style-name="ce12" table:formula="of:=IF([.L$16]=&quot;C&quot;;[.L$17];[.L54]+([.K54]+[.M54]-2*[.L54])*factor)" office:value-type="float" office:value="-78993760864270.3">
            <text:p>-78993760864270,3</text:p>
          </table:table-cell>
          <table:table-cell table:style-name="ce12" table:formula="of:=IF([.M$16]=&quot;C&quot;;[.M$17];[.M54]+([.L54]+[.N54]-2*[.M54])*factor)" office:value-type="float" office:value="77317916359654.8">
            <text:p>77317916359654,8</text:p>
          </table:table-cell>
          <table:table-cell table:style-name="ce12" table:formula="of:=IF([.N$16]=&quot;C&quot;;[.N$17];[.N54]+([.M54]+[.O54]-2*[.N54])*factor)" office:value-type="float" office:value="-70847295627265.9">
            <text:p>-70847295627265,9</text:p>
          </table:table-cell>
          <table:table-cell table:style-name="ce12" table:formula="of:=IF([.O$16]=&quot;C&quot;;[.O$17];[.O54]+([.N54]+[.P54]-2*[.O54])*factor)" office:value-type="float" office:value="61212041090694.5">
            <text:p>61212041090694,5</text:p>
          </table:table-cell>
          <table:table-cell table:style-name="ce12" table:formula="of:=IF([.P$16]=&quot;C&quot;;[.P$17];[.P54]+([.O54]+[.Q54]-2*[.P54])*factor)" office:value-type="float" office:value="-50088957912081.2">
            <text:p>-50088957912081,2</text:p>
          </table:table-cell>
          <table:table-cell table:style-name="ce12" table:formula="of:=IF([.Q$16]=&quot;C&quot;;[.Q$17];[.Q54]+([.P54]+[.R54]-2*[.Q54])*factor)" office:value-type="float" office:value="38927588196141.1">
            <text:p>38927588196141,1</text:p>
          </table:table-cell>
          <table:table-cell table:style-name="ce12" table:formula="of:=IF([.R$16]=&quot;C&quot;;[.R$17];[.R54]+([.Q54]+[.S54]-2*[.R54])*factor)" office:value-type="float" office:value="-28784215907858.4">
            <text:p>-28784215907858,4</text:p>
          </table:table-cell>
          <table:table-cell table:style-name="ce12" table:formula="of:=IF([.S$16]=&quot;C&quot;;[.S$17];[.S54]+([.R54]+[.T54]-2*[.S54])*factor)" office:value-type="float" office:value="20272039646163.2">
            <text:p>20272039646163,2</text:p>
          </table:table-cell>
          <table:table-cell table:style-name="ce12" table:formula="of:=IF([.T$16]=&quot;C&quot;;[.T$17];[.T54]+([.S54]+[.U54]-2*[.T54])*factor)" office:value-type="float" office:value="-13605861516312">
            <text:p>-13605861516312,0</text:p>
          </table:table-cell>
          <table:table-cell table:style-name="ce12" table:formula="of:=IF([.U$16]=&quot;C&quot;;[.U$17];[.U54]+([.T54]+[.V54]-2*[.U54])*factor)" office:value-type="float" office:value="8703487753000.55">
            <text:p>8703487753000,6</text:p>
          </table:table-cell>
          <table:table-cell table:style-name="ce12" table:formula="of:=IF([.V$16]=&quot;C&quot;;[.V$17];[.V54]+([.U54]+[.W54]-2*[.V54])*factor)" office:value-type="float" office:value="-5304458495987.07">
            <text:p>-5304458495987,1</text:p>
          </table:table-cell>
          <table:table-cell table:style-name="ce12" table:formula="of:=IF([.W$16]=&quot;C&quot;;[.W$17];[.W54]+([.V54]+[.X54]-2*[.W54])*factor)" office:value-type="float" office:value="3075740324508.31">
            <text:p>3075740324508,3</text:p>
          </table:table-cell>
          <table:table-cell table:style-name="ce12" table:formula="of:=IF([.X$16]=&quot;C&quot;;[.X$17];[.X54]+([.W54]+[.Y54]-2*[.X54])*factor)" office:value-type="float" office:value="-1687581565349.44">
            <text:p>-1687581565349,4</text:p>
          </table:table-cell>
          <table:table-cell table:style-name="ce12" table:formula="of:=IF([.Y$16]=&quot;C&quot;;[.Y$17];[.Y54]+([.X54]+[.Z54]-2*[.Y54])*factor)" office:value-type="float" office:value="855413667692.037">
            <text:p>855413667692,0</text:p>
          </table:table-cell>
          <table:table-cell table:style-name="ce12" table:formula="of:=IF([.Z$16]=&quot;C&quot;;[.Z$17];[.Z54]+([.Y54]+[.AA54]-2*[.Z54])*factor)" office:value-type="float" office:value="-352270421959.658">
            <text:p>-352270421959,7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5]+deltaTime" office:value-type="float" office:value="7.8">
            <text:p>7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5]+([.E55]+[.G55]-2*[.F55])*factor)" office:value-type="float" office:value="27.0001519596847">
            <text:p>27,0</text:p>
          </table:table-cell>
          <table:table-cell table:style-name="ce12" table:formula="of:=IF([.G$16]=&quot;C&quot;;[.G$17];[.G55]+([.F55]+[.H55]-2*[.G55])*factor)" office:value-type="float" office:value="30">
            <text:p>30,0</text:p>
          </table:table-cell>
          <table:table-cell table:style-name="ce12" table:formula="of:=IF([.H$16]=&quot;C&quot;;[.H$17];[.H55]+([.G55]+[.I55]-2*[.H55])*factor)" office:value-type="float" office:value="60421899422001.4">
            <text:p>60421899422001,4</text:p>
          </table:table-cell>
          <table:table-cell table:style-name="ce12" table:formula="of:=IF([.I$16]=&quot;C&quot;;[.I$17];[.I55]+([.H55]+[.J55]-2*[.I55])*factor)" office:value-type="float" office:value="-114513653799813">
            <text:p>-114513653799813,0</text:p>
          </table:table-cell>
          <table:table-cell table:style-name="ce12" table:formula="of:=IF([.J$16]=&quot;C&quot;;[.J$17];[.J55]+([.I55]+[.K55]-2*[.J55])*factor)" office:value-type="float" office:value="157024133453535">
            <text:p>157024133453535,0</text:p>
          </table:table-cell>
          <table:table-cell table:style-name="ce12" table:formula="of:=IF([.K$16]=&quot;C&quot;;[.K$17];[.K55]+([.J55]+[.L55]-2*[.K55])*factor)" office:value-type="float" office:value="-184608725721892">
            <text:p>-184608725721892,0</text:p>
          </table:table-cell>
          <table:table-cell table:style-name="ce12" table:formula="of:=IF([.L$16]=&quot;C&quot;;[.L$17];[.L55]+([.K55]+[.M55]-2*[.L55])*factor)" office:value-type="float" office:value="196227475179370">
            <text:p>196227475179370,0</text:p>
          </table:table-cell>
          <table:table-cell table:style-name="ce12" table:formula="of:=IF([.M$16]=&quot;C&quot;;[.M$17];[.M55]+([.L55]+[.N55]-2*[.M55])*factor)" office:value-type="float" office:value="-193057561259576">
            <text:p>-193057561259576,0</text:p>
          </table:table-cell>
          <table:table-cell table:style-name="ce12" table:formula="of:=IF([.N$16]=&quot;C&quot;;[.N$17];[.N55]+([.M55]+[.O55]-2*[.N55])*factor)" office:value-type="float" office:value="177992103622668">
            <text:p>177992103622668,0</text:p>
          </table:table-cell>
          <table:table-cell table:style-name="ce12" table:formula="of:=IF([.O$16]=&quot;C&quot;;[.O$17];[.O55]+([.N55]+[.P55]-2*[.O55])*factor)" office:value-type="float" office:value="-154891937029319">
            <text:p>-154891937029319,0</text:p>
          </table:table-cell>
          <table:table-cell table:style-name="ce12" table:formula="of:=IF([.P$16]=&quot;C&quot;;[.P$17];[.P55]+([.O55]+[.Q55]-2*[.P55])*factor)" office:value-type="float" office:value="127793022146485">
            <text:p>127793022146485,0</text:p>
          </table:table-cell>
          <table:table-cell table:style-name="ce12" table:formula="of:=IF([.Q$16]=&quot;C&quot;;[.Q$17];[.Q55]+([.P55]+[.R55]-2*[.Q55])*factor)" office:value-type="float" office:value="-100247186792312">
            <text:p>-100247186792312,0</text:p>
          </table:table-cell>
          <table:table-cell table:style-name="ce12" table:formula="of:=IF([.R$16]=&quot;C&quot;;[.R$17];[.R55]+([.Q55]+[.S55]-2*[.R55])*factor)" office:value-type="float" office:value="74905821068464.3">
            <text:p>74905821068464,3</text:p>
          </table:table-cell>
          <table:table-cell table:style-name="ce12" table:formula="of:=IF([.S$16]=&quot;C&quot;;[.S$17];[.S55]+([.R55]+[.T55]-2*[.S55])*factor)" office:value-type="float" office:value="-53373491518085.9">
            <text:p>-53373491518085,9</text:p>
          </table:table-cell>
          <table:table-cell table:style-name="ce12" table:formula="of:=IF([.T$16]=&quot;C&quot;;[.T$17];[.T55]+([.S55]+[.U55]-2*[.T55])*factor)" office:value-type="float" office:value="36288416867115.5">
            <text:p>36288416867115,5</text:p>
          </table:table-cell>
          <table:table-cell table:style-name="ce12" table:formula="of:=IF([.U$16]=&quot;C&quot;;[.U$17];[.U55]+([.T55]+[.V55]-2*[.U55])*factor)" office:value-type="float" office:value="-23546270667250">
            <text:p>-23546270667250,0</text:p>
          </table:table-cell>
          <table:table-cell table:style-name="ce12" table:formula="of:=IF([.V$16]=&quot;C&quot;;[.V$17];[.V55]+([.U55]+[.W55]-2*[.V55])*factor)" office:value-type="float" office:value="14576214325713.8">
            <text:p>14576214325713,8</text:p>
          </table:table-cell>
          <table:table-cell table:style-name="ce12" table:formula="of:=IF([.W$16]=&quot;C&quot;;[.W$17];[.W55]+([.V55]+[.X55]-2*[.W55])*factor)" office:value-type="float" office:value="-8595706066285.27">
            <text:p>-8595706066285,3</text:p>
          </table:table-cell>
          <table:table-cell table:style-name="ce12" table:formula="of:=IF([.X$16]=&quot;C&quot;;[.X$17];[.X55]+([.W55]+[.Y55]-2*[.X55])*factor)" office:value-type="float" office:value="4800428039785.08">
            <text:p>4800428039785,1</text:p>
          </table:table-cell>
          <table:table-cell table:style-name="ce12" table:formula="of:=IF([.Y$16]=&quot;C&quot;;[.Y$17];[.Y55]+([.X55]+[.Z55]-2*[.Y55])*factor)" office:value-type="float" office:value="-2475189570859.5">
            <text:p>-2475189570859,5</text:p>
          </table:table-cell>
          <table:table-cell table:style-name="ce12" table:formula="of:=IF([.Z$16]=&quot;C&quot;;[.Z$17];[.Z55]+([.Y55]+[.AA55]-2*[.Z55])*factor)" office:value-type="float" office:value="1032969184372.54">
            <text:p>1032969184372,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6]+deltaTime" office:value-type="float" office:value="8">
            <text:p>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6]+([.E56]+[.G56]-2*[.F56])*factor)" office:value-type="float" office:value="26.9998820792847">
            <text:p>27,0</text:p>
          </table:table-cell>
          <table:table-cell table:style-name="ce12" table:formula="of:=IF([.G$16]=&quot;C&quot;;[.G$17];[.G56]+([.F56]+[.H56]-2*[.G56])*factor)" office:value-type="float" office:value="30">
            <text:p>30,0</text:p>
          </table:table-cell>
          <table:table-cell table:style-name="ce12" table:formula="of:=IF([.H$16]=&quot;C&quot;;[.H$17];[.H56]+([.G56]+[.I56]-2*[.H56])*factor)" office:value-type="float" office:value="-148575518525680">
            <text:p>-148575518525680,0</text:p>
          </table:table-cell>
          <table:table-cell table:style-name="ce12" table:formula="of:=IF([.I$16]=&quot;C&quot;;[.I$17];[.I56]+([.H56]+[.J56]-2*[.I56])*factor)" office:value-type="float" office:value="281954672542131">
            <text:p>281954672542131,0</text:p>
          </table:table-cell>
          <table:table-cell table:style-name="ce12" table:formula="of:=IF([.J$16]=&quot;C&quot;;[.J$17];[.J56]+([.I56]+[.K56]-2*[.J56])*factor)" office:value-type="float" office:value="-387471400575217">
            <text:p>-387471400575217,0</text:p>
          </table:table-cell>
          <table:table-cell table:style-name="ce12" table:formula="of:=IF([.K$16]=&quot;C&quot;;[.K$17];[.K56]+([.J56]+[.L56]-2*[.K56])*factor)" office:value-type="float" office:value="456943799626207">
            <text:p>456943799626207,0</text:p>
          </table:table-cell>
          <table:table-cell table:style-name="ce12" table:formula="of:=IF([.L$16]=&quot;C&quot;;[.L$17];[.L56]+([.K56]+[.M56]-2*[.L56])*factor)" office:value-type="float" office:value="-487640183578735">
            <text:p>-487640183578735,0</text:p>
          </table:table-cell>
          <table:table-cell table:style-name="ce12" table:formula="of:=IF([.M$16]=&quot;C&quot;;[.M$17];[.M56]+([.L56]+[.N56]-2*[.M56])*factor)" office:value-type="float" office:value="482119653513641">
            <text:p>482119653513641,0</text:p>
          </table:table-cell>
          <table:table-cell table:style-name="ce12" table:formula="of:=IF([.N$16]=&quot;C&quot;;[.N$17];[.N56]+([.M56]+[.O56]-2*[.N56])*factor)" office:value-type="float" office:value="-447101026891730">
            <text:p>-447101026891730,0</text:p>
          </table:table-cell>
          <table:table-cell table:style-name="ce12" table:formula="of:=IF([.O$16]=&quot;C&quot;;[.O$17];[.O56]+([.N56]+[.P56]-2*[.O56])*factor)" office:value-type="float" office:value="391733334817760">
            <text:p>391733334817760,0</text:p>
          </table:table-cell>
          <table:table-cell table:style-name="ce12" table:formula="of:=IF([.P$16]=&quot;C&quot;;[.P$17];[.P56]+([.O56]+[.Q56]-2*[.P56])*factor)" office:value-type="float" office:value="-325730927139281">
            <text:p>-325730927139281,0</text:p>
          </table:table-cell>
          <table:table-cell table:style-name="ce12" table:formula="of:=IF([.Q$16]=&quot;C&quot;;[.Q$17];[.Q56]+([.P56]+[.R56]-2*[.Q56])*factor)" office:value-type="float" office:value="257788389725709">
            <text:p>257788389725709,0</text:p>
          </table:table-cell>
          <table:table-cell table:style-name="ce12" table:formula="of:=IF([.R$16]=&quot;C&quot;;[.R$17];[.R56]+([.Q56]+[.S56]-2*[.R56])*factor)" office:value-type="float" office:value="-194542079488762">
            <text:p>-194542079488762,0</text:p>
          </table:table-cell>
          <table:table-cell table:style-name="ce12" table:formula="of:=IF([.S$16]=&quot;C&quot;;[.S$17];[.S56]+([.R56]+[.T56]-2*[.S56])*factor)" office:value-type="float" office:value="140158312704830">
            <text:p>140158312704830,0</text:p>
          </table:table-cell>
          <table:table-cell table:style-name="ce12" table:formula="of:=IF([.T$16]=&quot;C&quot;;[.T$17];[.T56]+([.S56]+[.U56]-2*[.T56])*factor)" office:value-type="float" office:value="-96464560309459.9">
            <text:p>-96464560309459,9</text:p>
          </table:table-cell>
          <table:table-cell table:style-name="ce12" table:formula="of:=IF([.U$16]=&quot;C&quot;;[.U$17];[.U56]+([.T56]+[.V56]-2*[.U56])*factor)" office:value-type="float" office:value="63439698537018.4">
            <text:p>63439698537018,4</text:p>
          </table:table-cell>
          <table:table-cell table:style-name="ce12" table:formula="of:=IF([.V$16]=&quot;C&quot;;[.V$17];[.V56]+([.U56]+[.W56]-2*[.V56])*factor)" office:value-type="float" office:value="-39853217656133.3">
            <text:p>-39853217656133,3</text:p>
          </table:table-cell>
          <table:table-cell table:style-name="ce12" table:formula="of:=IF([.W$16]=&quot;C&quot;;[.W$17];[.W56]+([.V56]+[.X56]-2*[.W56])*factor)" office:value-type="float" office:value="23876726328000.4">
            <text:p>23876726328000,4</text:p>
          </table:table-cell>
          <table:table-cell table:style-name="ce12" table:formula="of:=IF([.X$16]=&quot;C&quot;;[.X$17];[.X56]+([.W56]+[.Y56]-2*[.X56])*factor)" office:value-type="float" office:value="-13556087484657.8">
            <text:p>-13556087484657,8</text:p>
          </table:table-cell>
          <table:table-cell table:style-name="ce12" table:formula="of:=IF([.Y$16]=&quot;C&quot;;[.Y$17];[.Y56]+([.X56]+[.Z56]-2*[.Y56])*factor)" office:value-type="float" office:value="7100803842038.93">
            <text:p>7100803842038,9</text:p>
          </table:table-cell>
          <table:table-cell table:style-name="ce12" table:formula="of:=IF([.Z$16]=&quot;C&quot;;[.Z$17];[.Z56]+([.Y56]+[.AA56]-2*[.Z56])*factor)" office:value-type="float" office:value="-2999552425975.01">
            <text:p>-2999552425975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7]+deltaTime" office:value-type="float" office:value="8.2">
            <text:p>8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7]+([.E57]+[.G57]-2*[.F57])*factor)" office:value-type="float" office:value="27.0000915064751">
            <text:p>27,0</text:p>
          </table:table-cell>
          <table:table-cell table:style-name="ce12" table:formula="of:=IF([.G$16]=&quot;C&quot;;[.G$17];[.G57]+([.F57]+[.H57]-2*[.G57])*factor)" office:value-type="float" office:value="30">
            <text:p>30,0</text:p>
          </table:table-cell>
          <table:table-cell table:style-name="ce12" table:formula="of:=IF([.H$16]=&quot;C&quot;;[.H$17];[.H57]+([.G57]+[.I57]-2*[.H57])*factor)" office:value-type="float" office:value="365670351593367">
            <text:p>365670351593367,0</text:p>
          </table:table-cell>
          <table:table-cell table:style-name="ce12" table:formula="of:=IF([.I$16]=&quot;C&quot;;[.I$17];[.I57]+([.H57]+[.J57]-2*[.I57])*factor)" office:value-type="float" office:value="-694806490054291">
            <text:p>-694806490054291,0</text:p>
          </table:table-cell>
          <table:table-cell table:style-name="ce12" table:formula="of:=IF([.J$16]=&quot;C&quot;;[.J$17];[.J57]+([.I57]+[.K57]-2*[.J57])*factor)" office:value-type="float" office:value="956819650131853">
            <text:p>956819650131853,0</text:p>
          </table:table-cell>
          <table:table-cell table:style-name="ce12" table:formula="of:=IF([.K$16]=&quot;C&quot;;[.K$17];[.K57]+([.J57]+[.L57]-2*[.K57])*factor)" office:value-type="float" office:value="-1.13168747523865E+015">
            <text:p>-1131687475238650,0</text:p>
          </table:table-cell>
          <table:table-cell table:style-name="ce12" table:formula="of:=IF([.L$16]=&quot;C&quot;;[.L$17];[.L57]+([.K57]+[.M57]-2*[.L57])*factor)" office:value-type="float" office:value="1.21229712884528E+015">
            <text:p>1212297128845280,0</text:p>
          </table:table-cell>
          <table:table-cell table:style-name="ce12" table:formula="of:=IF([.M$16]=&quot;C&quot;;[.M$17];[.M57]+([.L57]+[.N57]-2*[.M57])*factor)" office:value-type="float" office:value="-1.20417504602436E+015">
            <text:p>-1204175046024360,0</text:p>
          </table:table-cell>
          <table:table-cell table:style-name="ce12" table:formula="of:=IF([.N$16]=&quot;C&quot;;[.N$17];[.N57]+([.M57]+[.O57]-2*[.N57])*factor)" office:value-type="float" office:value="1.12293185050627E+015">
            <text:p>1122931850506270,0</text:p>
          </table:table-cell>
          <table:table-cell table:style-name="ce12" table:formula="of:=IF([.O$16]=&quot;C&quot;;[.O$17];[.O57]+([.N57]+[.P57]-2*[.O57])*factor)" office:value-type="float" office:value="-990259842998119">
            <text:p>-990259842998119,0</text:p>
          </table:table-cell>
          <table:table-cell table:style-name="ce12" table:formula="of:=IF([.P$16]=&quot;C&quot;;[.P$17];[.P57]+([.O57]+[.Q57]-2*[.P57])*factor)" office:value-type="float" office:value="829542490854682">
            <text:p>829542490854682,0</text:p>
          </table:table-cell>
          <table:table-cell table:style-name="ce12" table:formula="of:=IF([.Q$16]=&quot;C&quot;;[.Q$17];[.Q57]+([.P57]+[.R57]-2*[.Q57])*factor)" office:value-type="float" office:value="-662046220312852">
            <text:p>-662046220312852,0</text:p>
          </table:table-cell>
          <table:table-cell table:style-name="ce12" table:formula="of:=IF([.R$16]=&quot;C&quot;;[.R$17];[.R57]+([.Q57]+[.S57]-2*[.R57])*factor)" office:value-type="float" office:value="504341325441597">
            <text:p>504341325441597,0</text:p>
          </table:table-cell>
          <table:table-cell table:style-name="ce12" table:formula="of:=IF([.S$16]=&quot;C&quot;;[.S$17];[.S57]+([.R57]+[.T57]-2*[.S57])*factor)" office:value-type="float" office:value="-367176746799768">
            <text:p>-367176746799768,0</text:p>
          </table:table-cell>
          <table:table-cell table:style-name="ce12" table:formula="of:=IF([.T$16]=&quot;C&quot;;[.T$17];[.T57]+([.S57]+[.U57]-2*[.T57])*factor)" office:value-type="float" office:value="255651532782902">
            <text:p>255651532782902,0</text:p>
          </table:table-cell>
          <table:table-cell table:style-name="ce12" table:formula="of:=IF([.U$16]=&quot;C&quot;;[.U$17];[.U57]+([.T57]+[.V57]-2*[.U57])*factor)" office:value-type="float" office:value="-170279392898173">
            <text:p>-170279392898173,0</text:p>
          </table:table-cell>
          <table:table-cell table:style-name="ce12" table:formula="of:=IF([.V$16]=&quot;C&quot;;[.V$17];[.V57]+([.U57]+[.W57]-2*[.V57])*factor)" office:value-type="float" office:value="108463082181296">
            <text:p>108463082181296,0</text:p>
          </table:table-cell>
          <table:table-cell table:style-name="ce12" table:formula="of:=IF([.W$16]=&quot;C&quot;;[.W$17];[.W57]+([.V57]+[.X57]-2*[.W57])*factor)" office:value-type="float" office:value="-65955802595550.8">
            <text:p>-65955802595550,8</text:p>
          </table:table-cell>
          <table:table-cell table:style-name="ce12" table:formula="of:=IF([.X$16]=&quot;C&quot;;[.X$17];[.X57]+([.W57]+[.Y57]-2*[.X57])*factor)" office:value-type="float" office:value="38027570679089.4">
            <text:p>38027570679089,4</text:p>
          </table:table-cell>
          <table:table-cell table:style-name="ce12" table:formula="of:=IF([.Y$16]=&quot;C&quot;;[.Y$17];[.Y57]+([.X57]+[.Z57]-2*[.Y57])*factor)" office:value-type="float" office:value="-20211632022064.1">
            <text:p>-20211632022064,1</text:p>
          </table:table-cell>
          <table:table-cell table:style-name="ce12" table:formula="of:=IF([.Z$16]=&quot;C&quot;;[.Z$17];[.Z57]+([.Y57]+[.AA57]-2*[.Z57])*factor)" office:value-type="float" office:value="8633166494308.49">
            <text:p>8633166494308,5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8]+deltaTime" office:value-type="float" office:value="8.4">
            <text:p>8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8]+([.E58]+[.G58]-2*[.F58])*factor)" office:value-type="float" office:value="26.9999289909753">
            <text:p>27,0</text:p>
          </table:table-cell>
          <table:table-cell table:style-name="ce12" table:formula="of:=IF([.G$16]=&quot;C&quot;;[.G$17];[.G58]+([.F58]+[.H58]-2*[.G58])*factor)" office:value-type="float" office:value="30">
            <text:p>30,0</text:p>
          </table:table-cell>
          <table:table-cell table:style-name="ce12" table:formula="of:=IF([.H$16]=&quot;C&quot;;[.H$17];[.H58]+([.G58]+[.I58]-2*[.H58])*factor)" office:value-type="float" office:value="-900748356004636">
            <text:p>-900748356004636,0</text:p>
          </table:table-cell>
          <table:table-cell table:style-name="ce12" table:formula="of:=IF([.I$16]=&quot;C&quot;;[.I$17];[.I58]+([.H58]+[.J58]-2*[.I58])*factor)" office:value-type="float" office:value="1.71354095781413E+015">
            <text:p>1713540957814130,0</text:p>
          </table:table-cell>
          <table:table-cell table:style-name="ce12" table:formula="of:=IF([.J$16]=&quot;C&quot;;[.J$17];[.J58]+([.I58]+[.K58]-2*[.J58])*factor)" office:value-type="float" office:value="-2.36441868968245E+015">
            <text:p>-2364418689682450,0</text:p>
          </table:table-cell>
          <table:table-cell table:style-name="ce12" table:formula="of:=IF([.K$16]=&quot;C&quot;;[.K$17];[.K58]+([.J58]+[.L58]-2*[.K58])*factor)" office:value-type="float" office:value="2.80436518051689E+015">
            <text:p>2804365180516890,0</text:p>
          </table:table-cell>
          <table:table-cell table:style-name="ce12" table:formula="of:=IF([.L$16]=&quot;C&quot;;[.L$17];[.L58]+([.K58]+[.M58]-2*[.L58])*factor)" office:value-type="float" office:value="-3.01498849086549E+015">
            <text:p>-3014988490865490,0</text:p>
          </table:table-cell>
          <table:table-cell table:style-name="ce12" table:formula="of:=IF([.M$16]=&quot;C&quot;;[.M$17];[.M58]+([.L58]+[.N58]-2*[.M58])*factor)" office:value-type="float" office:value="3.00812316937908E+015">
            <text:p>3008123169379080,0</text:p>
          </table:table-cell>
          <table:table-cell table:style-name="ce12" table:formula="of:=IF([.N$16]=&quot;C&quot;;[.N$17];[.N58]+([.M58]+[.O58]-2*[.N58])*factor)" office:value-type="float" office:value="-2.82005329744482E+015">
            <text:p>-2820053297444820,0</text:p>
          </table:table-cell>
          <table:table-cell table:style-name="ce12" table:formula="of:=IF([.O$16]=&quot;C&quot;;[.O$17];[.O58]+([.N58]+[.P58]-2*[.O58])*factor)" office:value-type="float" office:value="2.50223885329506E+015">
            <text:p>2502238853295060,0</text:p>
          </table:table-cell>
          <table:table-cell table:style-name="ce12" table:formula="of:=IF([.P$16]=&quot;C&quot;;[.P$17];[.P58]+([.O58]+[.Q58]-2*[.P58])*factor)" office:value-type="float" office:value="-2.11097275712338E+015">
            <text:p>-2110972757123380,0</text:p>
          </table:table-cell>
          <table:table-cell table:style-name="ce12" table:formula="of:=IF([.Q$16]=&quot;C&quot;;[.Q$17];[.Q58]+([.P58]+[.R58]-2*[.Q58])*factor)" office:value-type="float" office:value="1.69823669583387E+015">
            <text:p>1698236695833870,0</text:p>
          </table:table-cell>
          <table:table-cell table:style-name="ce12" table:formula="of:=IF([.R$16]=&quot;C&quot;;[.R$17];[.R58]+([.Q58]+[.S58]-2*[.R58])*factor)" office:value-type="float" office:value="-1.30531886333869E+015">
            <text:p>-1305318863338690,0</text:p>
          </table:table-cell>
          <table:table-cell table:style-name="ce12" table:formula="of:=IF([.S$16]=&quot;C&quot;;[.S$17];[.S58]+([.R58]+[.T58]-2*[.S58])*factor)" office:value-type="float" office:value="959802813619975">
            <text:p>959802813619975,0</text:p>
          </table:table-cell>
          <table:table-cell table:style-name="ce12" table:formula="of:=IF([.T$16]=&quot;C&quot;;[.T$17];[.T58]+([.S58]+[.U58]-2*[.T58])*factor)" office:value-type="float" office:value="-675646641491304">
            <text:p>-675646641491304,0</text:p>
          </table:table-cell>
          <table:table-cell table:style-name="ce12" table:formula="of:=IF([.U$16]=&quot;C&quot;;[.U$17];[.U58]+([.T58]+[.V58]-2*[.U58])*factor)" office:value-type="float" office:value="455470586977190">
            <text:p>455470586977190,0</text:p>
          </table:table-cell>
          <table:table-cell table:style-name="ce12" table:formula="of:=IF([.V$16]=&quot;C&quot;;[.V$17];[.V58]+([.U58]+[.W58]-2*[.V58])*factor)" office:value-type="float" office:value="-293944205371113">
            <text:p>-293944205371113,0</text:p>
          </table:table-cell>
          <table:table-cell table:style-name="ce12" table:formula="of:=IF([.W$16]=&quot;C&quot;;[.W$17];[.W58]+([.V58]+[.X58]-2*[.W58])*factor)" office:value-type="float" office:value="181265402554170">
            <text:p>181265402554170,0</text:p>
          </table:table-cell>
          <table:table-cell table:style-name="ce12" table:formula="of:=IF([.X$16]=&quot;C&quot;;[.X$17];[.X58]+([.W58]+[.Y58]-2*[.X58])*factor)" office:value-type="float" office:value="-106026076787415">
            <text:p>-106026076787415,0</text:p>
          </table:table-cell>
          <table:table-cell table:style-name="ce12" table:formula="of:=IF([.Y$16]=&quot;C&quot;;[.Y$17];[.Y58]+([.X58]+[.Z58]-2*[.Y58])*factor)" office:value-type="float" office:value="57118961059099.1">
            <text:p>57118961059099,1</text:p>
          </table:table-cell>
          <table:table-cell table:style-name="ce12" table:formula="of:=IF([.Z$16]=&quot;C&quot;;[.Z$17];[.Z58]+([.Y58]+[.AA58]-2*[.Z58])*factor)" office:value-type="float" office:value="-24647266435155">
            <text:p>-24647266435155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59]+deltaTime" office:value-type="float" office:value="8.6">
            <text:p>8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59]+([.E59]+[.G59]-2*[.F59])*factor)" office:value-type="float" office:value="27.0000551030031">
            <text:p>27,0</text:p>
          </table:table-cell>
          <table:table-cell table:style-name="ce12" table:formula="of:=IF([.G$16]=&quot;C&quot;;[.G$17];[.G59]+([.F59]+[.H59]-2*[.G59])*factor)" office:value-type="float" office:value="30">
            <text:p>30,0</text:p>
          </table:table-cell>
          <table:table-cell table:style-name="ce12" table:formula="of:=IF([.H$16]=&quot;C&quot;;[.H$17];[.H59]+([.G59]+[.I59]-2*[.H59])*factor)" office:value-type="float" office:value="2.22060509479857E+015">
            <text:p>2220605094798570,0</text:p>
          </table:table-cell>
          <table:table-cell table:style-name="ce12" table:formula="of:=IF([.I$16]=&quot;C&quot;;[.I$17];[.I59]+([.H59]+[.J59]-2*[.I59])*factor)" office:value-type="float" office:value="-4.22917611983389E+015">
            <text:p>-4229176119833890,0</text:p>
          </table:table-cell>
          <table:table-cell table:style-name="ce12" table:formula="of:=IF([.J$16]=&quot;C&quot;;[.J$17];[.J59]+([.I59]+[.K59]-2*[.J59])*factor)" office:value-type="float" office:value="5.84668955403152E+015">
            <text:p>5846689554031520,0</text:p>
          </table:table-cell>
          <table:table-cell table:style-name="ce12" table:formula="of:=IF([.K$16]=&quot;C&quot;;[.K$17];[.K59]+([.J59]+[.L59]-2*[.K59])*factor)" office:value-type="float" office:value="-6.95310095640767E+015">
            <text:p>-6953100956407670,0</text:p>
          </table:table-cell>
          <table:table-cell table:style-name="ce12" table:formula="of:=IF([.L$16]=&quot;C&quot;;[.L$17];[.L59]+([.K59]+[.M59]-2*[.L59])*factor)" office:value-type="float" office:value="7.50112072361923E+015">
            <text:p>7501120723619230,0</text:p>
          </table:table-cell>
          <table:table-cell table:style-name="ce12" table:formula="of:=IF([.M$16]=&quot;C&quot;;[.M$17];[.M59]+([.L59]+[.N59]-2*[.M59])*factor)" office:value-type="float" office:value="-7.51582068745772E+015">
            <text:p>-7515820687457720,0</text:p>
          </table:table-cell>
          <table:table-cell table:style-name="ce12" table:formula="of:=IF([.N$16]=&quot;C&quot;;[.N$17];[.N59]+([.M59]+[.O59]-2*[.N59])*factor)" office:value-type="float" office:value="7.08156283495182E+015">
            <text:p>7081562834951820,0</text:p>
          </table:table-cell>
          <table:table-cell table:style-name="ce12" table:formula="of:=IF([.O$16]=&quot;C&quot;;[.O$17];[.O59]+([.N59]+[.P59]-2*[.O59])*factor)" office:value-type="float" office:value="-6.32048848661353E+015">
            <text:p>-6320488486613530,0</text:p>
          </table:table-cell>
          <table:table-cell table:style-name="ce12" table:formula="of:=IF([.P$16]=&quot;C&quot;;[.P$17];[.P59]+([.O59]+[.Q59]-2*[.P59])*factor)" office:value-type="float" office:value="5.36813714715423E+015">
            <text:p>5368137147154230,0</text:p>
          </table:table-cell>
          <table:table-cell table:style-name="ce12" table:formula="of:=IF([.Q$16]=&quot;C&quot;;[.Q$17];[.Q59]+([.P59]+[.R59]-2*[.Q59])*factor)" office:value-type="float" office:value="-4.35149863493739E+015">
            <text:p>-4351498634937390,0</text:p>
          </table:table-cell>
          <table:table-cell table:style-name="ce12" table:formula="of:=IF([.R$16]=&quot;C&quot;;[.R$17];[.R59]+([.Q59]+[.S59]-2*[.R59])*factor)" office:value-type="float" office:value="3.37326652234583E+015">
            <text:p>3373266522345830,0</text:p>
          </table:table-cell>
          <table:table-cell table:style-name="ce12" table:formula="of:=IF([.S$16]=&quot;C&quot;;[.S$17];[.S59]+([.R59]+[.T59]-2*[.S59])*factor)" office:value-type="float" office:value="-2.50390435165813E+015">
            <text:p>-2503904351658130,0</text:p>
          </table:table-cell>
          <table:table-cell table:style-name="ce12" table:formula="of:=IF([.T$16]=&quot;C&quot;;[.T$17];[.T59]+([.S59]+[.U59]-2*[.T59])*factor)" office:value-type="float" office:value="1.78106457352753E+015">
            <text:p>1781064573527530,0</text:p>
          </table:table-cell>
          <table:table-cell table:style-name="ce12" table:formula="of:=IF([.U$16]=&quot;C&quot;;[.U$17];[.U59]+([.T59]+[.V59]-2*[.U59])*factor)" office:value-type="float" office:value="-1.21444184750813E+015">
            <text:p>-1214441847508130,0</text:p>
          </table:table-cell>
          <table:table-cell table:style-name="ce12" table:formula="of:=IF([.V$16]=&quot;C&quot;;[.V$17];[.V59]+([.U59]+[.W59]-2*[.V59])*factor)" office:value-type="float" office:value="793522262071831">
            <text:p>793522262071831,0</text:p>
          </table:table-cell>
          <table:table-cell table:style-name="ce12" table:formula="of:=IF([.W$16]=&quot;C&quot;;[.W$17];[.W59]+([.V59]+[.X59]-2*[.W59])*factor)" office:value-type="float" office:value="-495835562938809">
            <text:p>-495835562938809,0</text:p>
          </table:table-cell>
          <table:table-cell table:style-name="ce12" table:formula="of:=IF([.X$16]=&quot;C&quot;;[.X$17];[.X59]+([.W59]+[.Y59]-2*[.X59])*factor)" office:value-type="float" office:value="293961550475617">
            <text:p>293961550475617,0</text:p>
          </table:table-cell>
          <table:table-cell table:style-name="ce12" table:formula="of:=IF([.Y$16]=&quot;C&quot;;[.Y$17];[.Y59]+([.X59]+[.Z59]-2*[.Y59])*factor)" office:value-type="float" office:value="-160362242563503">
            <text:p>-160362242563503,0</text:p>
          </table:table-cell>
          <table:table-cell table:style-name="ce12" table:formula="of:=IF([.Z$16]=&quot;C&quot;;[.Z$17];[.Z59]+([.Y59]+[.AA59]-2*[.Z59])*factor)" office:value-type="float" office:value="69847916174181.6">
            <text:p>69847916174181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0]+deltaTime" office:value-type="float" office:value="8.8">
            <text:p>8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0]+([.E60]+[.G60]-2*[.F60])*factor)" office:value-type="float" office:value="26.9999572400696">
            <text:p>27,0</text:p>
          </table:table-cell>
          <table:table-cell table:style-name="ce12" table:formula="of:=IF([.G$16]=&quot;C&quot;;[.G$17];[.G60]+([.F60]+[.H60]-2*[.G60])*factor)" office:value-type="float" office:value="30">
            <text:p>30,0</text:p>
          </table:table-cell>
          <table:table-cell table:style-name="ce12" table:formula="of:=IF([.H$16]=&quot;C&quot;;[.H$17];[.H60]+([.G60]+[.I60]-2*[.H60])*factor)" office:value-type="float" office:value="-5.47869794797616E+015">
            <text:p>-5478697947976160,0</text:p>
          </table:table-cell>
          <table:table-cell table:style-name="ce12" table:formula="of:=IF([.I$16]=&quot;C&quot;;[.I$17];[.I60]+([.H60]+[.J60]-2*[.I60])*factor)" office:value-type="float" office:value="1.04455983171522E+016">
            <text:p>10445598317152200,0</text:p>
          </table:table-cell>
          <table:table-cell table:style-name="ce12" table:formula="of:=IF([.J$16]=&quot;C&quot;;[.J$17];[.J60]+([.I60]+[.K60]-2*[.J60])*factor)" office:value-type="float" office:value="-1.4466893137631E+016">
            <text:p>-14466893137631000,0</text:p>
          </table:table-cell>
          <table:table-cell table:style-name="ce12" table:formula="of:=IF([.K$16]=&quot;C&quot;;[.K$17];[.K60]+([.J60]+[.L60]-2*[.K60])*factor)" office:value-type="float" office:value="1.72484618687262E+016">
            <text:p>17248461868726200,0</text:p>
          </table:table-cell>
          <table:table-cell table:style-name="ce12" table:formula="of:=IF([.L$16]=&quot;C&quot;;[.L$17];[.L60]+([.K60]+[.M60]-2*[.L60])*factor)" office:value-type="float" office:value="-1.8669272101281E+016">
            <text:p>-18669272101281000,0</text:p>
          </table:table-cell>
          <table:table-cell table:style-name="ce12" table:formula="of:=IF([.M$16]=&quot;C&quot;;[.M$17];[.M60]+([.L60]+[.N60]-2*[.M60])*factor)" office:value-type="float" office:value="1.87816998534783E+016">
            <text:p>18781699853478300,0</text:p>
          </table:table-cell>
          <table:table-cell table:style-name="ce12" table:formula="of:=IF([.N$16]=&quot;C&quot;;[.N$17];[.N60]+([.M60]+[.O60]-2*[.N60])*factor)" office:value-type="float" office:value="-1.77819353064979E+016">
            <text:p>-17781935306497900,0</text:p>
          </table:table-cell>
          <table:table-cell table:style-name="ce12" table:formula="of:=IF([.O$16]=&quot;C&quot;;[.O$17];[.O60]+([.N60]+[.P60]-2*[.O60])*factor)" office:value-type="float" office:value="1.59600326497223E+016">
            <text:p>15960032649722300,0</text:p>
          </table:table-cell>
          <table:table-cell table:style-name="ce12" table:formula="of:=IF([.P$16]=&quot;C&quot;;[.P$17];[.P60]+([.O60]+[.Q60]-2*[.P60])*factor)" office:value-type="float" office:value="-1.36423989901289E+016">
            <text:p>-13642398990128900,0</text:p>
          </table:table-cell>
          <table:table-cell table:style-name="ce12" table:formula="of:=IF([.Q$16]=&quot;C&quot;;[.Q$17];[.Q60]+([.P60]+[.R60]-2*[.Q60])*factor)" office:value-type="float" office:value="1.11391293992275E+016">
            <text:p>11139129399227500,0</text:p>
          </table:table-cell>
          <table:table-cell table:style-name="ce12" table:formula="of:=IF([.R$16]=&quot;C&quot;;[.R$17];[.R60]+([.Q60]+[.S60]-2*[.R60])*factor)" office:value-type="float" office:value="-8.70525267343719E+015">
            <text:p>-8705252673437190,0</text:p>
          </table:table-cell>
          <table:table-cell table:style-name="ce12" table:formula="of:=IF([.S$16]=&quot;C&quot;;[.S$17];[.S60]+([.R60]+[.T60]-2*[.S60])*factor)" office:value-type="float" office:value="6.52007579002226E+015">
            <text:p>6520075790022260,0</text:p>
          </table:table-cell>
          <table:table-cell table:style-name="ce12" table:formula="of:=IF([.T$16]=&quot;C&quot;;[.T$17];[.T60]+([.S60]+[.U60]-2*[.T60])*factor)" office:value-type="float" office:value="-4.683997533917E+015">
            <text:p>-4683997533917000,0</text:p>
          </table:table-cell>
          <table:table-cell table:style-name="ce12" table:formula="of:=IF([.U$16]=&quot;C&quot;;[.U$17];[.U60]+([.T60]+[.V60]-2*[.U60])*factor)" office:value-type="float" office:value="3.22863998367854E+015">
            <text:p>3228639983678540,0</text:p>
          </table:table-cell>
          <table:table-cell table:style-name="ce12" table:formula="of:=IF([.V$16]=&quot;C&quot;;[.V$17];[.V60]+([.U60]+[.W60]-2*[.V60])*factor)" office:value-type="float" office:value="-2.13449961584462E+015">
            <text:p>-2134499615844620,0</text:p>
          </table:table-cell>
          <table:table-cell table:style-name="ce12" table:formula="of:=IF([.W$16]=&quot;C&quot;;[.W$17];[.W60]+([.V60]+[.X60]-2*[.W60])*factor)" office:value-type="float" office:value="1.35045402238265E+015">
            <text:p>1350454022382650,0</text:p>
          </table:table-cell>
          <table:table-cell table:style-name="ce12" table:formula="of:=IF([.X$16]=&quot;C&quot;;[.X$17];[.X60]+([.W60]+[.Y60]-2*[.X60])*factor)" office:value-type="float" office:value="-810817814455132">
            <text:p>-810817814455132,0</text:p>
          </table:table-cell>
          <table:table-cell table:style-name="ce12" table:formula="of:=IF([.Y$16]=&quot;C&quot;;[.Y$17];[.Y60]+([.X60]+[.Z60]-2*[.Y60])*factor)" office:value-type="float" office:value="447503906614300">
            <text:p>447503906614300,0</text:p>
          </table:table-cell>
          <table:table-cell table:style-name="ce12" table:formula="of:=IF([.Z$16]=&quot;C&quot;;[.Z$17];[.Z60]+([.Y60]+[.AA60]-2*[.Z60])*factor)" office:value-type="float" office:value="-196603654347535">
            <text:p>-196603654347535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1]+deltaTime" office:value-type="float" office:value="9">
            <text:p>9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1]+([.E61]+[.G61]-2*[.F61])*factor)" office:value-type="float" office:value="27.000033181706">
            <text:p>27,0</text:p>
          </table:table-cell>
          <table:table-cell table:style-name="ce12" table:formula="of:=IF([.G$16]=&quot;C&quot;;[.G$17];[.G61]+([.F61]+[.H61]-2*[.G61])*factor)" office:value-type="float" office:value="30">
            <text:p>30,0</text:p>
          </table:table-cell>
          <table:table-cell table:style-name="ce12" table:formula="of:=IF([.H$16]=&quot;C&quot;;[.H$17];[.H61]+([.G61]+[.I61]-2*[.H61])*factor)" office:value-type="float" office:value="1.35271609132607E+016">
            <text:p>13527160913260700,0</text:p>
          </table:table-cell>
          <table:table-cell table:style-name="ce12" table:formula="of:=IF([.I$16]=&quot;C&quot;;[.I$17];[.I61]+([.H61]+[.J61]-2*[.I61])*factor)" office:value-type="float" office:value="-2.58174691781292E+016">
            <text:p>-25817469178129200,0</text:p>
          </table:table-cell>
          <table:table-cell table:style-name="ce12" table:formula="of:=IF([.J$16]=&quot;C&quot;;[.J$17];[.J61]+([.I61]+[.K61]-2*[.J61])*factor)" office:value-type="float" office:value="3.58186345198617E+016">
            <text:p>35818634519861700,0</text:p>
          </table:table-cell>
          <table:table-cell table:style-name="ce12" table:formula="of:=IF([.K$16]=&quot;C&quot;;[.K$17];[.K61]+([.J61]+[.L61]-2*[.K61])*factor)" office:value-type="float" office:value="-4.28097211422854E+016">
            <text:p>-42809721142285400,0</text:p>
          </table:table-cell>
          <table:table-cell table:style-name="ce12" table:formula="of:=IF([.L$16]=&quot;C&quot;;[.L$17];[.L61]+([.K61]+[.M61]-2*[.L61])*factor)" office:value-type="float" office:value="4.64821387599117E+016">
            <text:p>46482138759911700,0</text:p>
          </table:table-cell>
          <table:table-cell table:style-name="ce12" table:formula="of:=IF([.M$16]=&quot;C&quot;;[.M$17];[.M61]+([.L61]+[.N61]-2*[.M61])*factor)" office:value-type="float" office:value="-4.69432712644068E+016">
            <text:p>-46943271264406800,0</text:p>
          </table:table-cell>
          <table:table-cell table:style-name="ce12" table:formula="of:=IF([.N$16]=&quot;C&quot;;[.N$17];[.N61]+([.M61]+[.O61]-2*[.N61])*factor)" office:value-type="float" office:value="4.46494402606845E+016">
            <text:p>44649440260684500,0</text:p>
          </table:table-cell>
          <table:table-cell table:style-name="ce12" table:formula="of:=IF([.O$16]=&quot;C&quot;;[.O$17];[.O61]+([.N61]+[.P61]-2*[.O61])*factor)" office:value-type="float" office:value="-4.02897941915891E+016">
            <text:p>-40289794191589100,0</text:p>
          </table:table-cell>
          <table:table-cell table:style-name="ce12" table:formula="of:=IF([.P$16]=&quot;C&quot;;[.P$17];[.P61]+([.O61]+[.Q61]-2*[.P61])*factor)" office:value-type="float" office:value="3.46505575158074E+016">
            <text:p>34650557515807400,0</text:p>
          </table:table-cell>
          <table:table-cell table:style-name="ce12" table:formula="of:=IF([.Q$16]=&quot;C&quot;;[.Q$17];[.Q61]+([.P61]+[.R61]-2*[.Q61])*factor)" office:value-type="float" office:value="-2.84886790910472E+016">
            <text:p>-28488679091047200,0</text:p>
          </table:table-cell>
          <table:table-cell table:style-name="ce12" table:formula="of:=IF([.R$16]=&quot;C&quot;;[.R$17];[.R61]+([.Q61]+[.S61]-2*[.R61])*factor)" office:value-type="float" office:value="2.2436650282641E+016">
            <text:p>22436650282641000,0</text:p>
          </table:table-cell>
          <table:table-cell table:style-name="ce12" table:formula="of:=IF([.S$16]=&quot;C&quot;;[.S$17];[.S61]+([.R61]+[.T61]-2*[.S61])*factor)" office:value-type="float" office:value="-1.69492329971878E+016">
            <text:p>-16949232997187800,0</text:p>
          </table:table-cell>
          <table:table-cell table:style-name="ce12" table:formula="of:=IF([.T$16]=&quot;C&quot;;[.T$17];[.T61]+([.S61]+[.U61]-2*[.T61])*factor)" office:value-type="float" office:value="1.22916416933659E+016">
            <text:p>12291641693365900,0</text:p>
          </table:table-cell>
          <table:table-cell table:style-name="ce12" table:formula="of:=IF([.U$16]=&quot;C&quot;;[.U$17];[.U61]+([.T61]+[.V61]-2*[.U61])*factor)" office:value-type="float" office:value="-8.56025009632287E+015">
            <text:p>-8560250096322870,0</text:p>
          </table:table-cell>
          <table:table-cell table:style-name="ce12" table:formula="of:=IF([.V$16]=&quot;C&quot;;[.V$17];[.V61]+([.U61]+[.W61]-2*[.V61])*factor)" office:value-type="float" office:value="5.72260717927776E+015">
            <text:p>5722607179277760,0</text:p>
          </table:table-cell>
          <table:table-cell table:style-name="ce12" table:formula="of:=IF([.W$16]=&quot;C&quot;;[.W$17];[.W61]+([.V61]+[.X61]-2*[.W61])*factor)" office:value-type="float" office:value="-3.66339419947511E+015">
            <text:p>-3663394199475110,0</text:p>
          </table:table-cell>
          <table:table-cell table:style-name="ce12" table:formula="of:=IF([.X$16]=&quot;C&quot;;[.X$17];[.X61]+([.W61]+[.Y61]-2*[.X61])*factor)" office:value-type="float" office:value="2.22578126496647E+015">
            <text:p>2225781264966470,0</text:p>
          </table:table-cell>
          <table:table-cell table:style-name="ce12" table:formula="of:=IF([.Y$16]=&quot;C&quot;;[.Y$17];[.Y61]+([.X61]+[.Z61]-2*[.Y61])*factor)" office:value-type="float" office:value="-1.24185329582946E+015">
            <text:p>-1241853295829460,0</text:p>
          </table:table-cell>
          <table:table-cell table:style-name="ce12" table:formula="of:=IF([.Z$16]=&quot;C&quot;;[.Z$17];[.Z61]+([.Y61]+[.AA61]-2*[.Z61])*factor)" office:value-type="float" office:value="549947904847206">
            <text:p>549947904847206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2]+deltaTime" office:value-type="float" office:value="9.2">
            <text:p>9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2]+([.E62]+[.G62]-2*[.F62])*factor)" office:value-type="float" office:value="26.9999742509961">
            <text:p>27,0</text:p>
          </table:table-cell>
          <table:table-cell table:style-name="ce12" table:formula="of:=IF([.G$16]=&quot;C&quot;;[.G$17];[.G62]+([.F62]+[.H62]-2*[.G62])*factor)" office:value-type="float" office:value="30">
            <text:p>30,0</text:p>
          </table:table-cell>
          <table:table-cell table:style-name="ce12" table:formula="of:=IF([.H$16]=&quot;C&quot;;[.H$17];[.H62]+([.G62]+[.I62]-2*[.H62])*factor)" office:value-type="float" office:value="-3.3422989498869E+016">
            <text:p>-33422989498869000,0</text:p>
          </table:table-cell>
          <table:table-cell table:style-name="ce12" table:formula="of:=IF([.I$16]=&quot;C&quot;;[.I$17];[.I62]+([.H62]+[.J62]-2*[.I62])*factor)" office:value-type="float" office:value="6.38534224268409E+016">
            <text:p>63853422426840900,0</text:p>
          </table:table-cell>
          <table:table-cell table:style-name="ce12" table:formula="of:=IF([.J$16]=&quot;C&quot;;[.J$17];[.J62]+([.I62]+[.K62]-2*[.J62])*factor)" office:value-type="float" office:value="-8.87362053919408E+016">
            <text:p>-88736205391940800,0</text:p>
          </table:table-cell>
          <table:table-cell table:style-name="ce12" table:formula="of:=IF([.K$16]=&quot;C&quot;;[.K$17];[.K62]+([.J62]+[.L62]-2*[.K62])*factor)" office:value-type="float" office:value="1.06303430278852E+017">
            <text:p>106303430278852000,0</text:p>
          </table:table-cell>
          <table:table-cell table:style-name="ce12" table:formula="of:=IF([.L$16]=&quot;C&quot;;[.L$17];[.L62]+([.K62]+[.M62]-2*[.L62])*factor)" office:value-type="float" office:value="-1.15770796934834E+017">
            <text:p>-115770796934834000,0</text:p>
          </table:table-cell>
          <table:table-cell table:style-name="ce12" table:formula="of:=IF([.M$16]=&quot;C&quot;;[.M$17];[.M62]+([.L62]+[.N62]-2*[.M62])*factor)" office:value-type="float" office:value="1.17352820671469E+017">
            <text:p>117352820671469000,0</text:p>
          </table:table-cell>
          <table:table-cell table:style-name="ce12" table:formula="of:=IF([.N$16]=&quot;C&quot;;[.N$17];[.N62]+([.M62]+[.O62]-2*[.N62])*factor)" office:value-type="float" office:value="-1.12110927767216E+017">
            <text:p>-112110927767216000,0</text:p>
          </table:table-cell>
          <table:table-cell table:style-name="ce12" table:formula="of:=IF([.O$16]=&quot;C&quot;;[.O$17];[.O62]+([.N62]+[.P62]-2*[.O62])*factor)" office:value-type="float" office:value="1.01683278318198E+017">
            <text:p>101683278318198000,0</text:p>
          </table:table-cell>
          <table:table-cell table:style-name="ce12" table:formula="of:=IF([.P$16]=&quot;C&quot;;[.P$17];[.P62]+([.O62]+[.Q62]-2*[.P62])*factor)" office:value-type="float" office:value="-8.79641169072476E+016">
            <text:p>-87964116907247600,0</text:p>
          </table:table-cell>
          <table:table-cell table:style-name="ce12" table:formula="of:=IF([.Q$16]=&quot;C&quot;;[.Q$17];[.Q62]+([.P62]+[.R62]-2*[.Q62])*factor)" office:value-type="float" office:value="7.28006554996748E+016">
            <text:p>72800655499674800,0</text:p>
          </table:table-cell>
          <table:table-cell table:style-name="ce12" table:formula="of:=IF([.R$16]=&quot;C&quot;;[.R$17];[.R62]+([.Q62]+[.S62]-2*[.R62])*factor)" office:value-type="float" office:value="-5.77597065536821E+016">
            <text:p>-57759706553682100,0</text:p>
          </table:table-cell>
          <table:table-cell table:style-name="ce12" table:formula="of:=IF([.S$16]=&quot;C&quot;;[.S$17];[.S62]+([.R62]+[.T62]-2*[.S62])*factor)" office:value-type="float" office:value="4.39913280805119E+016">
            <text:p>43991328080511900,0</text:p>
          </table:table-cell>
          <table:table-cell table:style-name="ce12" table:formula="of:=IF([.T$16]=&quot;C&quot;;[.T$17];[.T62]+([.S62]+[.U62]-2*[.T62])*factor)" office:value-type="float" office:value="-3.21907349410894E+016">
            <text:p>-32190734941089400,0</text:p>
          </table:table-cell>
          <table:table-cell table:style-name="ce12" table:formula="of:=IF([.U$16]=&quot;C&quot;;[.U$17];[.U62]+([.T62]+[.V62]-2*[.U62])*factor)" office:value-type="float" office:value="2.26394070736541E+016">
            <text:p>22639407073654100,0</text:p>
          </table:table-cell>
          <table:table-cell table:style-name="ce12" table:formula="of:=IF([.V$16]=&quot;C&quot;;[.V$17];[.V62]+([.U62]+[.W62]-2*[.V62])*factor)" office:value-type="float" office:value="-1.52953393057882E+016">
            <text:p>-15295339305788200,0</text:p>
          </table:table-cell>
          <table:table-cell table:style-name="ce12" table:formula="of:=IF([.W$16]=&quot;C&quot;;[.W$17];[.W62]+([.V62]+[.X62]-2*[.W62])*factor)" office:value-type="float" office:value="9.90096283728157E+015">
            <text:p>9900962837281570,0</text:p>
          </table:table-cell>
          <table:table-cell table:style-name="ce12" table:formula="of:=IF([.X$16]=&quot;C&quot;;[.X$17];[.X62]+([.W62]+[.Y62]-2*[.X62])*factor)" office:value-type="float" office:value="-6.08306603744445E+015">
            <text:p>-6083066037444450,0</text:p>
          </table:table-cell>
          <table:table-cell table:style-name="ce12" table:formula="of:=IF([.Y$16]=&quot;C&quot;;[.Y$17];[.Y62]+([.X62]+[.Z62]-2*[.Y62])*factor)" office:value-type="float" office:value="3.42852566035821E+015">
            <text:p>3428525660358210,0</text:p>
          </table:table-cell>
          <table:table-cell table:style-name="ce12" table:formula="of:=IF([.Z$16]=&quot;C&quot;;[.Z$17];[.Z62]+([.Y62]+[.AA62]-2*[.Z62])*factor)" office:value-type="float" office:value="-1.52952530085798E+015">
            <text:p>-152952530085798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3]+deltaTime" office:value-type="float" office:value="9.4">
            <text:p>9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3]+([.E63]+[.G63]-2*[.F63])*factor)" office:value-type="float" office:value="27.000019981227">
            <text:p>27,0</text:p>
          </table:table-cell>
          <table:table-cell table:style-name="ce12" table:formula="of:=IF([.G$16]=&quot;C&quot;;[.G$17];[.G63]+([.F63]+[.H63]-2*[.G63])*factor)" office:value-type="float" office:value="30">
            <text:p>30,0</text:p>
          </table:table-cell>
          <table:table-cell table:style-name="ce12" table:formula="of:=IF([.H$16]=&quot;C&quot;;[.H$17];[.H63]+([.G63]+[.I63]-2*[.H63])*factor)" office:value-type="float" office:value="8.26380789661572E+016">
            <text:p>82638078966157200,0</text:p>
          </table:table-cell>
          <table:table-cell table:style-name="ce12" table:formula="of:=IF([.I$16]=&quot;C&quot;;[.I$17];[.I63]+([.H63]+[.J63]-2*[.I63])*factor)" office:value-type="float" office:value="-1.58027620866268E+017">
            <text:p>-158027620866268000,0</text:p>
          </table:table-cell>
          <table:table-cell table:style-name="ce12" table:formula="of:=IF([.J$16]=&quot;C&quot;;[.J$17];[.J63]+([.I63]+[.K63]-2*[.J63])*factor)" office:value-type="float" office:value="2.19958580586802E+017">
            <text:p>219958580586802000,0</text:p>
          </table:table-cell>
          <table:table-cell table:style-name="ce12" table:formula="of:=IF([.K$16]=&quot;C&quot;;[.K$17];[.K63]+([.J63]+[.L63]-2*[.K63])*factor)" office:value-type="float" office:value="-2.64093679962565E+017">
            <text:p>-264093679962565000,0</text:p>
          </table:table-cell>
          <table:table-cell table:style-name="ce12" table:formula="of:=IF([.L$16]=&quot;C&quot;;[.L$17];[.L63]+([.K63]+[.M63]-2*[.L63])*factor)" office:value-type="float" office:value="2.88444889265316E+017">
            <text:p>288444889265316000,0</text:p>
          </table:table-cell>
          <table:table-cell table:style-name="ce12" table:formula="of:=IF([.M$16]=&quot;C&quot;;[.M$17];[.M63]+([.L63]+[.N63]-2*[.M63])*factor)" office:value-type="float" office:value="-2.9342476037648E+017">
            <text:p>-293424760376480000,0</text:p>
          </table:table-cell>
          <table:table-cell table:style-name="ce12" table:formula="of:=IF([.N$16]=&quot;C&quot;;[.N$17];[.N63]+([.M63]+[.O63]-2*[.N63])*factor)" office:value-type="float" office:value="2.81502135850183E+017">
            <text:p>281502135850183000,0</text:p>
          </table:table-cell>
          <table:table-cell table:style-name="ce12" table:formula="of:=IF([.O$16]=&quot;C&quot;;[.O$17];[.O63]+([.N63]+[.P63]-2*[.O63])*factor)" office:value-type="float" office:value="-2.56572863645845E+017">
            <text:p>-256572863645845000,0</text:p>
          </table:table-cell>
          <table:table-cell table:style-name="ce12" table:formula="of:=IF([.P$16]=&quot;C&quot;;[.P$17];[.P63]+([.O63]+[.Q63]-2*[.P63])*factor)" office:value-type="float" office:value="2.23201887950295E+017">
            <text:p>223201887950295000,0</text:p>
          </table:table-cell>
          <table:table-cell table:style-name="ce12" table:formula="of:=IF([.Q$16]=&quot;C&quot;;[.Q$17];[.Q63]+([.P63]+[.R63]-2*[.Q63])*factor)" office:value-type="float" office:value="-1.85896063901053E+017">
            <text:p>-185896063901053000,0</text:p>
          </table:table-cell>
          <table:table-cell table:style-name="ce12" table:formula="of:=IF([.R$16]=&quot;C&quot;;[.R$17];[.R63]+([.Q63]+[.S63]-2*[.R63])*factor)" office:value-type="float" office:value="1.48532813704863E+017">
            <text:p>148532813704863000,0</text:p>
          </table:table-cell>
          <table:table-cell table:style-name="ce12" table:formula="of:=IF([.S$16]=&quot;C&quot;;[.S$17];[.S63]+([.R63]+[.T63]-2*[.S63])*factor)" office:value-type="float" office:value="-1.14013262637834E+017">
            <text:p>-114013262637834000,0</text:p>
          </table:table-cell>
          <table:table-cell table:style-name="ce12" table:formula="of:=IF([.T$16]=&quot;C&quot;;[.T$17];[.T63]+([.S63]+[.U63]-2*[.T63])*factor)" office:value-type="float" office:value="8.41481031311848E+016">
            <text:p>84148103131184800,0</text:p>
          </table:table-cell>
          <table:table-cell table:style-name="ce12" table:formula="of:=IF([.U$16]=&quot;C&quot;;[.U$17];[.U63]+([.T63]+[.V63]-2*[.U63])*factor)" office:value-type="float" office:value="-5.97358138203829E+016">
            <text:p>-59735813820382900,0</text:p>
          </table:table-cell>
          <table:table-cell table:style-name="ce12" table:formula="of:=IF([.V$16]=&quot;C&quot;;[.V$17];[.V63]+([.U63]+[.W63]-2*[.V63])*factor)" office:value-type="float" office:value="4.07650317822025E+016">
            <text:p>40765031782202500,0</text:p>
          </table:table-cell>
          <table:table-cell table:style-name="ce12" table:formula="of:=IF([.W$16]=&quot;C&quot;;[.W$17];[.W63]+([.V63]+[.X63]-2*[.W63])*factor)" office:value-type="float" office:value="-2.66671711065211E+016">
            <text:p>-26667171106521100,0</text:p>
          </table:table-cell>
          <table:table-cell table:style-name="ce12" table:formula="of:=IF([.X$16]=&quot;C&quot;;[.X$17];[.X63]+([.W63]+[.Y63]-2*[.X63])*factor)" office:value-type="float" office:value="1.6557045030961E+016">
            <text:p>16557045030961000,0</text:p>
          </table:table-cell>
          <table:table-cell table:style-name="ce12" table:formula="of:=IF([.Y$16]=&quot;C&quot;;[.Y$17];[.Y63]+([.X63]+[.Z63]-2*[.Y63])*factor)" office:value-type="float" office:value="-9.42051702085053E+015">
            <text:p>-9420517020850530,0</text:p>
          </table:table-cell>
          <table:table-cell table:style-name="ce12" table:formula="of:=IF([.Z$16]=&quot;C&quot;;[.Z$17];[.Z63]+([.Y63]+[.AA63]-2*[.Z63])*factor)" office:value-type="float" office:value="4.2314424198639E+015">
            <text:p>42314424198639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4]+deltaTime" office:value-type="float" office:value="9.6">
            <text:p>9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4]+([.E64]+[.G64]-2*[.F64])*factor)" office:value-type="float" office:value="26.9999844945678">
            <text:p>27,0</text:p>
          </table:table-cell>
          <table:table-cell table:style-name="ce12" table:formula="of:=IF([.G$16]=&quot;C&quot;;[.G$17];[.G64]+([.F64]+[.H64]-2*[.G64])*factor)" office:value-type="float" office:value="30">
            <text:p>30,0</text:p>
          </table:table-cell>
          <table:table-cell table:style-name="ce12" table:formula="of:=IF([.H$16]=&quot;C&quot;;[.H$17];[.H64]+([.G64]+[.I64]-2*[.H64])*factor)" office:value-type="float" office:value="-2.04455676606984E+017">
            <text:p>-204455676606984000,0</text:p>
          </table:table-cell>
          <table:table-cell table:style-name="ce12" table:formula="of:=IF([.I$16]=&quot;C&quot;;[.I$17];[.I64]+([.H64]+[.J64]-2*[.I64])*factor)" office:value-type="float" office:value="3.91335267475251E+017">
            <text:p>391335267475251000,0</text:p>
          </table:table-cell>
          <table:table-cell table:style-name="ce12" table:formula="of:=IF([.J$16]=&quot;C&quot;;[.J$17];[.J64]+([.I64]+[.K64]-2*[.J64])*factor)" office:value-type="float" office:value="-5.45531573671362E+017">
            <text:p>-545531573671362000,0</text:p>
          </table:table-cell>
          <table:table-cell table:style-name="ce12" table:formula="of:=IF([.K$16]=&quot;C&quot;;[.K$17];[.K64]+([.J64]+[.L64]-2*[.K64])*factor)" office:value-type="float" office:value="6.56398976879632E+017">
            <text:p>656398976879632000,0</text:p>
          </table:table-cell>
          <table:table-cell table:style-name="ce12" table:formula="of:=IF([.L$16]=&quot;C&quot;;[.L$17];[.L64]+([.K64]+[.M64]-2*[.L64])*factor)" office:value-type="float" office:value="-7.18909609090958E+017">
            <text:p>-718909609090958000,0</text:p>
          </table:table-cell>
          <table:table-cell table:style-name="ce12" table:formula="of:=IF([.M$16]=&quot;C&quot;;[.M$17];[.M64]+([.L64]+[.N64]-2*[.M64])*factor)" office:value-type="float" office:value="7.33810572354713E+017">
            <text:p>733810572354713000,0</text:p>
          </table:table-cell>
          <table:table-cell table:style-name="ce12" table:formula="of:=IF([.N$16]=&quot;C&quot;;[.N$17];[.N64]+([.M64]+[.O64]-2*[.N64])*factor)" office:value-type="float" office:value="-7.06843547551567E+017">
            <text:p>-706843547551567000,0</text:p>
          </table:table-cell>
          <table:table-cell table:style-name="ce12" table:formula="of:=IF([.O$16]=&quot;C&quot;;[.O$17];[.O64]+([.N64]+[.P64]-2*[.O64])*factor)" office:value-type="float" office:value="6.47277715324001E+017">
            <text:p>647277715324001000,0</text:p>
          </table:table-cell>
          <table:table-cell table:style-name="ce12" table:formula="of:=IF([.P$16]=&quot;C&quot;;[.P$17];[.P64]+([.O64]+[.Q64]-2*[.P64])*factor)" office:value-type="float" office:value="-5.66117072711075E+017">
            <text:p>-566117072711075000,0</text:p>
          </table:table-cell>
          <table:table-cell table:style-name="ce12" table:formula="of:=IF([.Q$16]=&quot;C&quot;;[.Q$17];[.Q64]+([.P64]+[.R64]-2*[.Q64])*factor)" office:value-type="float" office:value="4.74355760656998E+017">
            <text:p>474355760656998000,0</text:p>
          </table:table-cell>
          <table:table-cell table:style-name="ce12" table:formula="of:=IF([.R$16]=&quot;C&quot;;[.R$17];[.R64]+([.Q64]+[.S64]-2*[.R64])*factor)" office:value-type="float" office:value="-3.81580945401506E+017">
            <text:p>-381580945401506000,0</text:p>
          </table:table-cell>
          <table:table-cell table:style-name="ce12" table:formula="of:=IF([.S$16]=&quot;C&quot;;[.S$17];[.S64]+([.R64]+[.T64]-2*[.S64])*factor)" office:value-type="float" office:value="2.9509494595737E+017">
            <text:p>295094945957370000,0</text:p>
          </table:table-cell>
          <table:table-cell table:style-name="ce12" table:formula="of:=IF([.T$16]=&quot;C&quot;;[.T$17];[.T64]+([.S64]+[.U64]-2*[.T64])*factor)" office:value-type="float" office:value="-2.19588107924696E+017">
            <text:p>-219588107924696000,0</text:p>
          </table:table-cell>
          <table:table-cell table:style-name="ce12" table:formula="of:=IF([.U$16]=&quot;C&quot;;[.U$17];[.U64]+([.T64]+[.V64]-2*[.U64])*factor)" office:value-type="float" office:value="1.57277855327705E+017">
            <text:p>157277855327705000,0</text:p>
          </table:table-cell>
          <table:table-cell table:style-name="ce12" table:formula="of:=IF([.V$16]=&quot;C&quot;;[.V$17];[.V64]+([.U64]+[.W64]-2*[.V64])*factor)" office:value-type="float" office:value="-1.0835951527808E+017">
            <text:p>-108359515278080000,0</text:p>
          </table:table-cell>
          <table:table-cell table:style-name="ce12" table:formula="of:=IF([.W$16]=&quot;C&quot;;[.W$17];[.W64]+([.V64]+[.X64]-2*[.W64])*factor)" office:value-type="float" office:value="7.15957289887496E+016">
            <text:p>71595728988749600,0</text:p>
          </table:table-cell>
          <table:table-cell table:style-name="ce12" table:formula="of:=IF([.X$16]=&quot;C&quot;;[.X$17];[.X64]+([.W64]+[.Y64]-2*[.X64])*factor)" office:value-type="float" office:value="-4.48941340011317E+016">
            <text:p>-44894134001131700,0</text:p>
          </table:table-cell>
          <table:table-cell table:style-name="ce12" table:formula="of:=IF([.Y$16]=&quot;C&quot;;[.Y$17];[.Y64]+([.X64]+[.Z64]-2*[.Y64])*factor)" office:value-type="float" office:value="2.57704980645125E+016">
            <text:p>25770498064512500,0</text:p>
          </table:table-cell>
          <table:table-cell table:style-name="ce12" table:formula="of:=IF([.Z$16]=&quot;C&quot;;[.Z$17];[.Z64]+([.Y64]+[.AA64]-2*[.Z64])*factor)" office:value-type="float" office:value="-1.16490184323296E+016">
            <text:p>-116490184323296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5]+deltaTime" office:value-type="float" office:value="9.8">
            <text:p>9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5]+([.E65]+[.G65]-2*[.F65])*factor)" office:value-type="float" office:value="27.0000120322153">
            <text:p>27,0</text:p>
          </table:table-cell>
          <table:table-cell table:style-name="ce12" table:formula="of:=IF([.G$16]=&quot;C&quot;;[.G$17];[.G65]+([.F65]+[.H65]-2*[.G65])*factor)" office:value-type="float" office:value="30">
            <text:p>30,0</text:p>
          </table:table-cell>
          <table:table-cell table:style-name="ce12" table:formula="of:=IF([.H$16]=&quot;C&quot;;[.H$17];[.H65]+([.G65]+[.I65]-2*[.H65])*factor)" office:value-type="float" office:value="5.06163322565042E+017">
            <text:p>506163322565042000,0</text:p>
          </table:table-cell>
          <table:table-cell table:style-name="ce12" table:formula="of:=IF([.I$16]=&quot;C&quot;;[.I$17];[.I65]+([.H65]+[.J65]-2*[.I65])*factor)" office:value-type="float" office:value="-9.69664845807966E+017">
            <text:p>-969664845807966000,0</text:p>
          </table:table-cell>
          <table:table-cell table:style-name="ce12" table:formula="of:=IF([.J$16]=&quot;C&quot;;[.J$17];[.J65]+([.I65]+[.K65]-2*[.J65])*factor)" office:value-type="float" office:value="1.35372051015611E+018">
            <text:p>1353720510156110000,0</text:p>
          </table:table-cell>
          <table:table-cell table:style-name="ce12" table:formula="of:=IF([.K$16]=&quot;C&quot;;[.K$17];[.K65]+([.J65]+[.L65]-2*[.K65])*factor)" office:value-type="float" office:value="-1.63218937635153E+018">
            <text:p>-1632189376351530000,0</text:p>
          </table:table-cell>
          <table:table-cell table:style-name="ce12" table:formula="of:=IF([.L$16]=&quot;C&quot;;[.L$17];[.L65]+([.K65]+[.M65]-2*[.L65])*factor)" office:value-type="float" office:value="1.79237993637468E+018">
            <text:p>1792379936374680000,0</text:p>
          </table:table-cell>
          <table:table-cell table:style-name="ce12" table:formula="of:=IF([.M$16]=&quot;C&quot;;[.M$17];[.M65]+([.L65]+[.N65]-2*[.M65])*factor)" office:value-type="float" office:value="-1.83550580724582E+018">
            <text:p>-1835505807245820000,0</text:p>
          </table:table-cell>
          <table:table-cell table:style-name="ce12" table:formula="of:=IF([.N$16]=&quot;C&quot;;[.N$17];[.N65]+([.M65]+[.O65]-2*[.N65])*factor)" office:value-type="float" office:value="1.77491699235871E+018">
            <text:p>1774916992358710000,0</text:p>
          </table:table-cell>
          <table:table-cell table:style-name="ce12" table:formula="of:=IF([.O$16]=&quot;C&quot;;[.O$17];[.O65]+([.N65]+[.P65]-2*[.O65])*factor)" office:value-type="float" office:value="-1.63267653788465E+018">
            <text:p>-1632676537884650000,0</text:p>
          </table:table-cell>
          <table:table-cell table:style-name="ce12" table:formula="of:=IF([.P$16]=&quot;C&quot;;[.P$17];[.P65]+([.O65]+[.Q65]-2*[.P65])*factor)" office:value-type="float" office:value="1.43531737509492E+018">
            <text:p>1435317375094920000,0</text:p>
          </table:table-cell>
          <table:table-cell table:style-name="ce12" table:formula="of:=IF([.Q$16]=&quot;C&quot;;[.Q$17];[.Q65]+([.P65]+[.R65]-2*[.Q65])*factor)" office:value-type="float" office:value="-1.2096559103538E+018">
            <text:p>-1209655910353800000,0</text:p>
          </table:table-cell>
          <table:table-cell table:style-name="ce12" table:formula="of:=IF([.R$16]=&quot;C&quot;;[.R$17];[.R65]+([.Q65]+[.S65]-2*[.R65])*factor)" office:value-type="float" office:value="9.79379041105128E+017">
            <text:p>979379041105128000,0</text:p>
          </table:table-cell>
          <table:table-cell table:style-name="ce12" table:formula="of:=IF([.S$16]=&quot;C&quot;;[.S$17];[.S65]+([.R65]+[.T65]-2*[.S65])*factor)" office:value-type="float" office:value="-7.62831797416587E+017">
            <text:p>-762831797416587000,0</text:p>
          </table:table-cell>
          <table:table-cell table:style-name="ce12" table:formula="of:=IF([.T$16]=&quot;C&quot;;[.T$17];[.T65]+([.S65]+[.U65]-2*[.T65])*factor)" office:value-type="float" office:value="5.72107419290711E+017">
            <text:p>572107419290711000,0</text:p>
          </table:table-cell>
          <table:table-cell table:style-name="ce12" table:formula="of:=IF([.U$16]=&quot;C&quot;;[.U$17];[.U65]+([.T65]+[.V65]-2*[.U65])*factor)" office:value-type="float" office:value="-4.13265105138364E+017">
            <text:p>-413265105138364000,0</text:p>
          </table:table-cell>
          <table:table-cell table:style-name="ce12" table:formula="of:=IF([.V$16]=&quot;C&quot;;[.V$17];[.V65]+([.U65]+[.W65]-2*[.V65])*factor)" office:value-type="float" office:value="2.87326726728802E+017">
            <text:p>287326726728802000,0</text:p>
          </table:table-cell>
          <table:table-cell table:style-name="ce12" table:formula="of:=IF([.W$16]=&quot;C&quot;;[.W$17];[.W65]+([.V65]+[.X65]-2*[.W65])*factor)" office:value-type="float" office:value="-1.9164752625521E+017">
            <text:p>-191647526255210000,0</text:p>
          </table:table-cell>
          <table:table-cell table:style-name="ce12" table:formula="of:=IF([.X$16]=&quot;C&quot;;[.X$17];[.X65]+([.W65]+[.Y65]-2*[.X65])*factor)" office:value-type="float" office:value="1.21299057608175E+017">
            <text:p>121299057608175000,0</text:p>
          </table:table-cell>
          <table:table-cell table:style-name="ce12" table:formula="of:=IF([.Y$16]=&quot;C&quot;;[.Y$17];[.Y65]+([.X65]+[.Z65]-2*[.Y65])*factor)" office:value-type="float" office:value="-7.02082258589754E+016">
            <text:p>-70208225858975400,0</text:p>
          </table:table-cell>
          <table:table-cell table:style-name="ce12" table:formula="of:=IF([.Z$16]=&quot;C&quot;;[.Z$17];[.Z65]+([.Y65]+[.AA65]-2*[.Z65])*factor)" office:value-type="float" office:value="3.1923840584775E+016">
            <text:p>31923840584775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6]+deltaTime" office:value-type="float" office:value="10">
            <text:p>1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6]+([.E66]+[.G66]-2*[.F66])*factor)" office:value-type="float" office:value="26.9999906630009">
            <text:p>27,0</text:p>
          </table:table-cell>
          <table:table-cell table:style-name="ce12" table:formula="of:=IF([.G$16]=&quot;C&quot;;[.G$17];[.G66]+([.F66]+[.H66]-2*[.G66])*factor)" office:value-type="float" office:value="30">
            <text:p>30,0</text:p>
          </table:table-cell>
          <table:table-cell table:style-name="ce12" table:formula="of:=IF([.H$16]=&quot;C&quot;;[.H$17];[.H66]+([.G66]+[.I66]-2*[.H66])*factor)" office:value-type="float" office:value="-1.25384512138795E+018">
            <text:p>-1253845121387950000,0</text:p>
          </table:table-cell>
          <table:table-cell table:style-name="ce12" table:formula="of:=IF([.I$16]=&quot;C&quot;;[.I$17];[.I66]+([.H66]+[.J66]-2*[.I66])*factor)" office:value-type="float" office:value="2.40403676380337E+018">
            <text:p>2404036763803370000,0</text:p>
          </table:table-cell>
          <table:table-cell table:style-name="ce12" table:formula="of:=IF([.J$16]=&quot;C&quot;;[.J$17];[.J66]+([.I66]+[.K66]-2*[.J66])*factor)" office:value-type="float" office:value="-3.36093366515878E+018">
            <text:p>-3360933665158780000,0</text:p>
          </table:table-cell>
          <table:table-cell table:style-name="ce12" table:formula="of:=IF([.K$16]=&quot;C&quot;;[.K$17];[.K66]+([.J66]+[.L66]-2*[.K66])*factor)" office:value-type="float" office:value="4.06031615256813E+018">
            <text:p>4060316152568130000,0</text:p>
          </table:table-cell>
          <table:table-cell table:style-name="ce12" table:formula="of:=IF([.L$16]=&quot;C&quot;;[.L$17];[.L66]+([.K66]+[.M66]-2*[.L66])*factor)" office:value-type="float" office:value="-4.4702001536612E+018">
            <text:p>-4470200153661200000,0</text:p>
          </table:table-cell>
          <table:table-cell table:style-name="ce12" table:formula="of:=IF([.M$16]=&quot;C&quot;;[.M$17];[.M66]+([.L66]+[.N66]-2*[.M66])*factor)" office:value-type="float" office:value="4.59211217913801E+018">
            <text:p>4592112179138010000,0</text:p>
          </table:table-cell>
          <table:table-cell table:style-name="ce12" table:formula="of:=IF([.N$16]=&quot;C&quot;;[.N$17];[.N66]+([.M66]+[.O66]-2*[.N66])*factor)" office:value-type="float" office:value="-4.45708150854622E+018">
            <text:p>-4457081508546220000,0</text:p>
          </table:table-cell>
          <table:table-cell table:style-name="ce12" table:formula="of:=IF([.O$16]=&quot;C&quot;;[.O$17];[.O66]+([.N66]+[.P66]-2*[.O66])*factor)" office:value-type="float" office:value="4.11764511169732E+018">
            <text:p>4117645111697320000,0</text:p>
          </table:table-cell>
          <table:table-cell table:style-name="ce12" table:formula="of:=IF([.P$16]=&quot;C&quot;;[.P$17];[.P66]+([.O66]+[.Q66]-2*[.P66])*factor)" office:value-type="float" office:value="-3.6377974971094E+018">
            <text:p>-3637797497109400000,0</text:p>
          </table:table-cell>
          <table:table-cell table:style-name="ce12" table:formula="of:=IF([.Q$16]=&quot;C&quot;;[.Q$17];[.Q66]+([.P66]+[.R66]-2*[.Q66])*factor)" office:value-type="float" office:value="3.08294340402019E+018">
            <text:p>3082943404020190000,0</text:p>
          </table:table-cell>
          <table:table-cell table:style-name="ce12" table:formula="of:=IF([.R$16]=&quot;C&quot;;[.R$17];[.R66]+([.Q66]+[.S66]-2*[.R66])*factor)" office:value-type="float" office:value="-2.51156722039768E+018">
            <text:p>-2511567220397680000,0</text:p>
          </table:table-cell>
          <table:table-cell table:style-name="ce12" table:formula="of:=IF([.S$16]=&quot;C&quot;;[.S$17];[.S66]+([.R66]+[.T66]-2*[.S66])*factor)" office:value-type="float" office:value="1.96967745162678E+018">
            <text:p>1969677451626780000,0</text:p>
          </table:table-cell>
          <table:table-cell table:style-name="ce12" table:formula="of:=IF([.T$16]=&quot;C&quot;;[.T$17];[.T66]+([.S66]+[.U66]-2*[.T66])*factor)" office:value-type="float" office:value="-1.48832940683839E+018">
            <text:p>-1488329406838390000,0</text:p>
          </table:table-cell>
          <table:table-cell table:style-name="ce12" table:formula="of:=IF([.U$16]=&quot;C&quot;;[.U$17];[.U66]+([.T66]+[.V66]-2*[.U66])*factor)" office:value-type="float" office:value="1.0838712432527E+018">
            <text:p>1083871243252700000,0</text:p>
          </table:table-cell>
          <table:table-cell table:style-name="ce12" table:formula="of:=IF([.V$16]=&quot;C&quot;;[.V$17];[.V66]+([.U66]+[.W66]-2*[.V66])*factor)" office:value-type="float" office:value="-7.60127956619044E+017">
            <text:p>-760127956619044000,0</text:p>
          </table:table-cell>
          <table:table-cell table:style-name="ce12" table:formula="of:=IF([.W$16]=&quot;C&quot;;[.W$17];[.W66]+([.V66]+[.X66]-2*[.W66])*factor)" office:value-type="float" office:value="5.11578176865278E+017">
            <text:p>511578176865278000,0</text:p>
          </table:table-cell>
          <table:table-cell table:style-name="ce12" table:formula="of:=IF([.X$16]=&quot;C&quot;;[.X$17];[.X66]+([.W66]+[.Y66]-2*[.X66])*factor)" office:value-type="float" office:value="-3.2665597658134E+017">
            <text:p>-326655976581340000,0</text:p>
          </table:table-cell>
          <table:table-cell table:style-name="ce12" table:formula="of:=IF([.Y$16]=&quot;C&quot;;[.Y$17];[.Y66]+([.X66]+[.Z66]-2*[.Y66])*factor)" office:value-type="float" office:value="1.90543516861904E+017">
            <text:p>190543516861904000,0</text:p>
          </table:table-cell>
          <table:table-cell table:style-name="ce12" table:formula="of:=IF([.Z$16]=&quot;C&quot;;[.Z$17];[.Z66]+([.Y66]+[.AA66]-2*[.Z66])*factor)" office:value-type="float" office:value="-8.71178048565555E+016">
            <text:p>-871178048565555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7]+deltaTime" office:value-type="float" office:value="10.2">
            <text:p>10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7]+([.E67]+[.G67]-2*[.F67])*factor)" office:value-type="float" office:value="27.0000072455113">
            <text:p>27,0</text:p>
          </table:table-cell>
          <table:table-cell table:style-name="ce12" table:formula="of:=IF([.G$16]=&quot;C&quot;;[.G$17];[.G67]+([.F67]+[.H67]-2*[.G67])*factor)" office:value-type="float" office:value="30">
            <text:p>30,0</text:p>
          </table:table-cell>
          <table:table-cell table:style-name="ce12" table:formula="of:=IF([.H$16]=&quot;C&quot;;[.H$17];[.H67]+([.G67]+[.I67]-2*[.H67])*factor)" office:value-type="float" office:value="3.10776846045443E+018">
            <text:p>3107768460454430000,0</text:p>
          </table:table-cell>
          <table:table-cell table:style-name="ce12" table:formula="of:=IF([.I$16]=&quot;C&quot;;[.I$17];[.I67]+([.H67]+[.J67]-2*[.I67])*factor)" office:value-type="float" office:value="-5.96345609116491E+018">
            <text:p>-5963456091164910000,0</text:p>
          </table:table-cell>
          <table:table-cell table:style-name="ce12" table:formula="of:=IF([.J$16]=&quot;C&quot;;[.J$17];[.J67]+([.I67]+[.K67]-2*[.J67])*factor)" office:value-type="float" office:value="8.34842991390111E+018">
            <text:p>8348429913901110000,0</text:p>
          </table:table-cell>
          <table:table-cell table:style-name="ce12" table:formula="of:=IF([.K$16]=&quot;C&quot;;[.K$17];[.K67]+([.J67]+[.L67]-2*[.K67])*factor)" office:value-type="float" office:value="-1.0104852165505E+019">
            <text:p>-10104852165505000000,0</text:p>
          </table:table-cell>
          <table:table-cell table:style-name="ce12" table:formula="of:=IF([.L$16]=&quot;C&quot;;[.L$17];[.L67]+([.K67]+[.M67]-2*[.L67])*factor)" office:value-type="float" office:value="1.11522316777961E+019">
            <text:p>11152231677796100000,0</text:p>
          </table:table-cell>
          <table:table-cell table:style-name="ce12" table:formula="of:=IF([.M$16]=&quot;C&quot;;[.M$17];[.M67]+([.L67]+[.N67]-2*[.M67])*factor)" office:value-type="float" office:value="-1.14909051670513E+019">
            <text:p>-11490905167051300000,0</text:p>
          </table:table-cell>
          <table:table-cell table:style-name="ce12" table:formula="of:=IF([.N$16]=&quot;C&quot;;[.N$17];[.N67]+([.M67]+[.O67]-2*[.N67])*factor)" office:value-type="float" office:value="1.11929597248936E+019">
            <text:p>11192959724893600000,0</text:p>
          </table:table-cell>
          <table:table-cell table:style-name="ce12" table:formula="of:=IF([.O$16]=&quot;C&quot;;[.O$17];[.O67]+([.N67]+[.P67]-2*[.O67])*factor)" office:value-type="float" office:value="-1.03835451636993E+019">
            <text:p>-10383545163699300000,0</text:p>
          </table:table-cell>
          <table:table-cell table:style-name="ce12" table:formula="of:=IF([.P$16]=&quot;C&quot;;[.P$17];[.P67]+([.O67]+[.Q67]-2*[.P67])*factor)" office:value-type="float" office:value="9.21705345971404E+018">
            <text:p>9217053459714040000,0</text:p>
          </table:table-cell>
          <table:table-cell table:style-name="ce12" table:formula="of:=IF([.Q$16]=&quot;C&quot;;[.Q$17];[.Q67]+([.P67]+[.R67]-2*[.Q67])*factor)" office:value-type="float" office:value="-7.85299995066596E+018">
            <text:p>-7852999950665960000,0</text:p>
          </table:table-cell>
          <table:table-cell table:style-name="ce12" table:formula="of:=IF([.R$16]=&quot;C&quot;;[.R$17];[.R67]+([.Q67]+[.S67]-2*[.R67])*factor)" office:value-type="float" office:value="6.43570348284311E+018">
            <text:p>6435703482843110000,0</text:p>
          </table:table-cell>
          <table:table-cell table:style-name="ce12" table:formula="of:=IF([.S$16]=&quot;C&quot;;[.S$17];[.S67]+([.R67]+[.T67]-2*[.S67])*factor)" office:value-type="float" office:value="-5.08037790744801E+018">
            <text:p>-5080377907448010000,0</text:p>
          </table:table-cell>
          <table:table-cell table:style-name="ce12" table:formula="of:=IF([.T$16]=&quot;C&quot;;[.T$17];[.T67]+([.S67]+[.U67]-2*[.T67])*factor)" office:value-type="float" office:value="3.86649486075956E+018">
            <text:p>3866494860759560000,0</text:p>
          </table:table-cell>
          <table:table-cell table:style-name="ce12" table:formula="of:=IF([.U$16]=&quot;C&quot;;[.U$17];[.U67]+([.T67]+[.V67]-2*[.U67])*factor)" office:value-type="float" office:value="-2.83771422351429E+018">
            <text:p>-2837714223514290000,0</text:p>
          </table:table-cell>
          <table:table-cell table:style-name="ce12" table:formula="of:=IF([.V$16]=&quot;C&quot;;[.V$17];[.V67]+([.U67]+[.W67]-2*[.V67])*factor)" office:value-type="float" office:value="2.00661837940114E+018">
            <text:p>2006618379401140000,0</text:p>
          </table:table-cell>
          <table:table-cell table:style-name="ce12" table:formula="of:=IF([.W$16]=&quot;C&quot;;[.W$17];[.W67]+([.V67]+[.X67]-2*[.W67])*factor)" office:value-type="float" office:value="-1.3620487979294E+018">
            <text:p>-1362048797929400000,0</text:p>
          </table:table-cell>
          <table:table-cell table:style-name="ce12" table:formula="of:=IF([.X$16]=&quot;C&quot;;[.X$17];[.X67]+([.W67]+[.Y67]-2*[.X67])*factor)" office:value-type="float" office:value="8.76969101856858E+017">
            <text:p>876969101856858000,0</text:p>
          </table:table-cell>
          <table:table-cell table:style-name="ce12" table:formula="of:=IF([.Y$16]=&quot;C&quot;;[.Y$17];[.Y67]+([.X67]+[.Z67]-2*[.Y67])*factor)" office:value-type="float" office:value="-5.15292887001689E+017">
            <text:p>-515292887001689000,0</text:p>
          </table:table-cell>
          <table:table-cell table:style-name="ce12" table:formula="of:=IF([.Z$16]=&quot;C&quot;;[.Z$17];[.Z67]+([.Y67]+[.AA67]-2*[.Z67])*factor)" office:value-type="float" office:value="2.36806059542058E+017">
            <text:p>236806059542058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8]+deltaTime" office:value-type="float" office:value="10.4">
            <text:p>10,4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8]+([.E68]+[.G68]-2*[.F68])*factor)" office:value-type="float" office:value="26.9999943774832">
            <text:p>27,0</text:p>
          </table:table-cell>
          <table:table-cell table:style-name="ce12" table:formula="of:=IF([.G$16]=&quot;C&quot;;[.G$17];[.G68]+([.F68]+[.H68]-2*[.G68])*factor)" office:value-type="float" office:value="30">
            <text:p>30,0</text:p>
          </table:table-cell>
          <table:table-cell table:style-name="ce12" table:formula="of:=IF([.H$16]=&quot;C&quot;;[.H$17];[.H68]+([.G68]+[.I68]-2*[.H68])*factor)" office:value-type="float" office:value="-7.70717733426708E+018">
            <text:p>-7707177334267080000,0</text:p>
          </table:table-cell>
          <table:table-cell table:style-name="ce12" table:formula="of:=IF([.I$16]=&quot;C&quot;;[.I$17];[.I68]+([.H68]+[.J68]-2*[.I68])*factor)" office:value-type="float" office:value="1.48007460831717E+019">
            <text:p>14800746083171700000,0</text:p>
          </table:table-cell>
          <table:table-cell table:style-name="ce12" table:formula="of:=IF([.J$16]=&quot;C&quot;;[.J$17];[.J68]+([.I68]+[.K68]-2*[.J68])*factor)" office:value-type="float" office:value="-2.07470393451101E+019">
            <text:p>-20747039345110100000,0</text:p>
          </table:table-cell>
          <table:table-cell table:style-name="ce12" table:formula="of:=IF([.K$16]=&quot;C&quot;;[.K$17];[.K68]+([.J68]+[.L68]-2*[.K68])*factor)" office:value-type="float" office:value="2.51579527738591E+019">
            <text:p>25157952773859100000,0</text:p>
          </table:table-cell>
          <table:table-cell table:style-name="ce12" table:formula="of:=IF([.L$16]=&quot;C&quot;;[.L$17];[.L68]+([.K68]+[.M68]-2*[.L68])*factor)" office:value-type="float" office:value="-2.78311642932798E+019">
            <text:p>-27831164293279800000,0</text:p>
          </table:table-cell>
          <table:table-cell table:style-name="ce12" table:formula="of:=IF([.M$16]=&quot;C&quot;;[.M$17];[.M68]+([.L68]+[.N68]-2*[.M68])*factor)" office:value-type="float" office:value="2.87594723752203E+019">
            <text:p>28759472375220300000,0</text:p>
          </table:table-cell>
          <table:table-cell table:style-name="ce12" table:formula="of:=IF([.N$16]=&quot;C&quot;;[.N$17];[.N68]+([.M68]+[.O68]-2*[.N68])*factor)" office:value-type="float" office:value="-2.8110248640224E+019">
            <text:p>-28110248640224000000,0</text:p>
          </table:table-cell>
          <table:table-cell table:style-name="ce12" table:formula="of:=IF([.O$16]=&quot;C&quot;;[.O$17];[.O68]+([.N68]+[.P68]-2*[.O68])*factor)" office:value-type="float" office:value="2.61817227549623E+019">
            <text:p>26181722754962300000,0</text:p>
          </table:table-cell>
          <table:table-cell table:style-name="ce12" table:formula="of:=IF([.P$16]=&quot;C&quot;;[.P$17];[.P68]+([.O68]+[.Q68]-2*[.P68])*factor)" office:value-type="float" office:value="-2.33464855462945E+019">
            <text:p>-23346485546294500000,0</text:p>
          </table:table-cell>
          <table:table-cell table:style-name="ce12" table:formula="of:=IF([.Q$16]=&quot;C&quot;;[.Q$17];[.Q68]+([.P68]+[.R68]-2*[.Q68])*factor)" office:value-type="float" office:value="1.99935761267075E+019">
            <text:p>19993576126707500000,0</text:p>
          </table:table-cell>
          <table:table-cell table:style-name="ce12" table:formula="of:=IF([.R$16]=&quot;C&quot;;[.R$17];[.R68]+([.Q68]+[.S68]-2*[.R68])*factor)" office:value-type="float" office:value="-1.64789454406915E+019">
            <text:p>-16478945440691500000,0</text:p>
          </table:table-cell>
          <table:table-cell table:style-name="ce12" table:formula="of:=IF([.S$16]=&quot;C&quot;;[.S$17];[.S68]+([.R68]+[.T68]-2*[.S68])*factor)" office:value-type="float" office:value="1.30907253852988E+019">
            <text:p>13090725385298800000,0</text:p>
          </table:table-cell>
          <table:table-cell table:style-name="ce12" table:formula="of:=IF([.T$16]=&quot;C&quot;;[.T$17];[.T68]+([.S68]+[.U68]-2*[.T68])*factor)" office:value-type="float" office:value="-1.0031665824244E+019">
            <text:p>-10031665824244000000,0</text:p>
          </table:table-cell>
          <table:table-cell table:style-name="ce12" table:formula="of:=IF([.U$16]=&quot;C&quot;;[.U$17];[.U68]+([.T68]+[.V68]-2*[.U68])*factor)" office:value-type="float" office:value="7.4173907947098E+018">
            <text:p>7417390794709800000,0</text:p>
          </table:table-cell>
          <table:table-cell table:style-name="ce12" table:formula="of:=IF([.V$16]=&quot;C&quot;;[.V$17];[.V68]+([.U68]+[.W68]-2*[.V68])*factor)" office:value-type="float" office:value="-5.28652542545728E+018">
            <text:p>-5286525425457280000,0</text:p>
          </table:table-cell>
          <table:table-cell table:style-name="ce12" table:formula="of:=IF([.W$16]=&quot;C&quot;;[.W$17];[.W68]+([.V68]+[.X68]-2*[.W68])*factor)" office:value-type="float" office:value="3.61757555055031E+018">
            <text:p>3617575550550310000,0</text:p>
          </table:table-cell>
          <table:table-cell table:style-name="ce12" table:formula="of:=IF([.X$16]=&quot;C&quot;;[.X$17];[.X68]+([.W68]+[.Y68]-2*[.X68])*factor)" office:value-type="float" office:value="-2.34760743925973E+018">
            <text:p>-2347607439259730000,0</text:p>
          </table:table-cell>
          <table:table-cell table:style-name="ce12" table:formula="of:=IF([.Y$16]=&quot;C&quot;;[.Y$17];[.Y68]+([.X68]+[.Z68]-2*[.Y68])*factor)" office:value-type="float" office:value="1.38889962363555E+018">
            <text:p>1388899623635550000,0</text:p>
          </table:table-cell>
          <table:table-cell table:style-name="ce12" table:formula="of:=IF([.Z$16]=&quot;C&quot;;[.Z$17];[.Z68]+([.Y68]+[.AA68]-2*[.Z68])*factor)" office:value-type="float" office:value="-6.41341585862137E+017">
            <text:p>-641341585862137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69]+deltaTime" office:value-type="float" office:value="10.6">
            <text:p>10,6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69]+([.E69]+[.G69]-2*[.F69])*factor)" office:value-type="float" office:value="27.000004363073">
            <text:p>27,0</text:p>
          </table:table-cell>
          <table:table-cell table:style-name="ce12" table:formula="of:=IF([.G$16]=&quot;C&quot;;[.G$17];[.G69]+([.F69]+[.H69]-2*[.G69])*factor)" office:value-type="float" office:value="30">
            <text:p>30,0</text:p>
          </table:table-cell>
          <table:table-cell table:style-name="ce12" table:formula="of:=IF([.H$16]=&quot;C&quot;;[.H$17];[.H69]+([.G69]+[.I69]-2*[.H69])*factor)" office:value-type="float" office:value="1.91238321332477E+019">
            <text:p>19123832133247700000,0</text:p>
          </table:table-cell>
          <table:table-cell table:style-name="ce12" table:formula="of:=IF([.I$16]=&quot;C&quot;;[.I$17];[.I69]+([.H69]+[.J69]-2*[.I69])*factor)" office:value-type="float" office:value="-3.67527233718282E+019">
            <text:p>-36752723371828200000,0</text:p>
          </table:table-cell>
          <table:table-cell table:style-name="ce12" table:formula="of:=IF([.J$16]=&quot;C&quot;;[.J$17];[.J69]+([.I69]+[.K69]-2*[.J69])*factor)" office:value-type="float" office:value="5.15830271168488E+019">
            <text:p>51583027116848800000,0</text:p>
          </table:table-cell>
          <table:table-cell table:style-name="ce12" table:formula="of:=IF([.K$16]=&quot;C&quot;;[.K$17];[.K69]+([.J69]+[.L69]-2*[.K69])*factor)" office:value-type="float" office:value="-6.26600161834049E+019">
            <text:p>-62660016183404900000,0</text:p>
          </table:table-cell>
          <table:table-cell table:style-name="ce12" table:formula="of:=IF([.L$16]=&quot;C&quot;;[.L$17];[.L69]+([.K69]+[.M69]-2*[.L69])*factor)" office:value-type="float" office:value="6.94756570239676E+019">
            <text:p>69475657023967600000,0</text:p>
          </table:table-cell>
          <table:table-cell table:style-name="ce12" table:formula="of:=IF([.M$16]=&quot;C&quot;;[.M$17];[.M69]+([.L69]+[.N69]-2*[.M69])*factor)" office:value-type="float" office:value="-7.19933252481223E+019">
            <text:p>-71993325248122300000,0</text:p>
          </table:table-cell>
          <table:table-cell table:style-name="ce12" table:formula="of:=IF([.N$16]=&quot;C&quot;;[.N$17];[.N69]+([.M69]+[.O69]-2*[.N69])*factor)" office:value-type="float" office:value="7.0601334220416E+019">
            <text:p>70601334220416000000,0</text:p>
          </table:table-cell>
          <table:table-cell table:style-name="ce12" table:formula="of:=IF([.O$16]=&quot;C&quot;;[.O$17];[.O69]+([.N69]+[.P69]-2*[.O69])*factor)" office:value-type="float" office:value="-6.60105968154791E+019">
            <text:p>-66010596815479100000,0</text:p>
          </table:table-cell>
          <table:table-cell table:style-name="ce12" table:formula="of:=IF([.P$16]=&quot;C&quot;;[.P$17];[.P69]+([.O69]+[.Q69]-2*[.P69])*factor)" office:value-type="float" office:value="5.91205381908473E+019">
            <text:p>59120538190847300000,0</text:p>
          </table:table-cell>
          <table:table-cell table:style-name="ce12" table:formula="of:=IF([.Q$16]=&quot;C&quot;;[.Q$17];[.Q69]+([.P69]+[.R69]-2*[.Q69])*factor)" office:value-type="float" office:value="-5.08799977907686E+019">
            <text:p>-50879997790768600000,0</text:p>
          </table:table-cell>
          <table:table-cell table:style-name="ce12" table:formula="of:=IF([.R$16]=&quot;C&quot;;[.R$17];[.R69]+([.Q69]+[.S69]-2*[.R69])*factor)" office:value-type="float" office:value="4.21665214046383E+019">
            <text:p>42166521404638300000,0</text:p>
          </table:table-cell>
          <table:table-cell table:style-name="ce12" table:formula="of:=IF([.S$16]=&quot;C&quot;;[.S$17];[.S69]+([.R69]+[.T69]-2*[.S69])*factor)" office:value-type="float" office:value="-3.36998257022545E+019">
            <text:p>-33699825702254500000,0</text:p>
          </table:table-cell>
          <table:table-cell table:style-name="ce12" table:formula="of:=IF([.T$16]=&quot;C&quot;;[.T$17];[.T69]+([.S69]+[.U69]-2*[.T69])*factor)" office:value-type="float" office:value="2.5995779847461E+019">
            <text:p>25995779847461000000,0</text:p>
          </table:table-cell>
          <table:table-cell table:style-name="ce12" table:formula="of:=IF([.U$16]=&quot;C&quot;;[.U$17];[.U69]+([.T69]+[.V69]-2*[.U69])*factor)" office:value-type="float" office:value="-1.93584490864295E+019">
            <text:p>-19358449086429500000,0</text:p>
          </table:table-cell>
          <table:table-cell table:style-name="ce12" table:formula="of:=IF([.V$16]=&quot;C&quot;;[.V$17];[.V69]+([.U69]+[.W69]-2*[.V69])*factor)" office:value-type="float" office:value="1.39013938447458E+019">
            <text:p>13901393844745800000,0</text:p>
          </table:table-cell>
          <table:table-cell table:style-name="ce12" table:formula="of:=IF([.W$16]=&quot;C&quot;;[.W$17];[.W69]+([.V69]+[.X69]-2*[.W69])*factor)" office:value-type="float" office:value="-9.58634861109574E+018">
            <text:p>-9586348611095740000,0</text:p>
          </table:table-cell>
          <table:table-cell table:style-name="ce12" table:formula="of:=IF([.X$16]=&quot;C&quot;;[.X$17];[.X69]+([.W69]+[.Y69]-2*[.X69])*factor)" office:value-type="float" office:value="6.26749332754259E+018">
            <text:p>6267493327542590000,0</text:p>
          </table:table-cell>
          <table:table-cell table:style-name="ce12" table:formula="of:=IF([.Y$16]=&quot;C&quot;;[.Y$17];[.Y69]+([.X69]+[.Z69]-2*[.Y69])*factor)" office:value-type="float" office:value="-3.7319728422494E+018">
            <text:p>-3731972842249400000,0</text:p>
          </table:table-cell>
          <table:table-cell table:style-name="ce12" table:formula="of:=IF([.Z$16]=&quot;C&quot;;[.Z$17];[.Z69]+([.Y69]+[.AA69]-2*[.Z69])*factor)" office:value-type="float" office:value="1.73102393641739E+018">
            <text:p>1731023936417390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70]+deltaTime" office:value-type="float" office:value="10.8">
            <text:p>10,8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70]+([.E70]+[.G70]-2*[.F70])*factor)" office:value-type="float" office:value="26.9999966142553">
            <text:p>27,0</text:p>
          </table:table-cell>
          <table:table-cell table:style-name="ce12" table:formula="of:=IF([.G$16]=&quot;C&quot;;[.G$17];[.G70]+([.F70]+[.H70]-2*[.G70])*factor)" office:value-type="float" office:value="30">
            <text:p>30,0</text:p>
          </table:table-cell>
          <table:table-cell table:style-name="ce12" table:formula="of:=IF([.H$16]=&quot;C&quot;;[.H$17];[.H70]+([.G70]+[.I70]-2*[.H70])*factor)" office:value-type="float" office:value="-4.74765120895837E+019">
            <text:p>-47476512089583700000,0</text:p>
          </table:table-cell>
          <table:table-cell table:style-name="ce12" table:formula="of:=IF([.I$16]=&quot;C&quot;;[.I$17];[.I70]+([.H70]+[.J70]-2*[.I70])*factor)" office:value-type="float" office:value="9.13078043506244E+019">
            <text:p>91307804350624400000,0</text:p>
          </table:table-cell>
          <table:table-cell table:style-name="ce12" table:formula="of:=IF([.J$16]=&quot;C&quot;;[.J$17];[.J70]+([.I70]+[.K70]-2*[.J70])*factor)" office:value-type="float" office:value="-1.28306941767722E+020">
            <text:p>-128306941767722000000,0</text:p>
          </table:table-cell>
          <table:table-cell table:style-name="ce12" table:formula="of:=IF([.K$16]=&quot;C&quot;;[.K$17];[.K70]+([.J70]+[.L70]-2*[.K70])*factor)" office:value-type="float" office:value="1.56124284075367E+020">
            <text:p>156124284075367000000,0</text:p>
          </table:table-cell>
          <table:table-cell table:style-name="ce12" table:formula="of:=IF([.L$16]=&quot;C&quot;;[.L$17];[.L70]+([.K70]+[.M70]-2*[.L70])*factor)" office:value-type="float" office:value="-1.73485277041795E+020">
            <text:p>-173485277041795000000,0</text:p>
          </table:table-cell>
          <table:table-cell table:style-name="ce12" table:formula="of:=IF([.M$16]=&quot;C&quot;;[.M$17];[.M70]+([.L70]+[.N70]-2*[.M70])*factor)" office:value-type="float" office:value="1.80255188617556E+020">
            <text:p>180255188617556000000,0</text:p>
          </table:table-cell>
          <table:table-cell table:style-name="ce12" table:formula="of:=IF([.N$16]=&quot;C&quot;;[.N$17];[.N70]+([.M70]+[.O70]-2*[.N70])*factor)" office:value-type="float" office:value="-1.77334118147521E+020">
            <text:p>-177334118147521000000,0</text:p>
          </table:table-cell>
          <table:table-cell table:style-name="ce12" table:formula="of:=IF([.O$16]=&quot;C&quot;;[.O$17];[.O70]+([.N70]+[.P70]-2*[.O70])*factor)" office:value-type="float" office:value="1.66417245830014E+020">
            <text:p>166417245830014000000,0</text:p>
          </table:table-cell>
          <table:table-cell table:style-name="ce12" table:formula="of:=IF([.P$16]=&quot;C&quot;;[.P$17];[.P70]+([.O70]+[.Q70]-2*[.P70])*factor)" office:value-type="float" office:value="-1.49676385646445E+020">
            <text:p>-149676385646445000000,0</text:p>
          </table:table-cell>
          <table:table-cell table:style-name="ce12" table:formula="of:=IF([.Q$16]=&quot;C&quot;;[.Q$17];[.Q70]+([.P70]+[.R70]-2*[.Q70])*factor)" office:value-type="float" office:value="1.29425787206428E+020">
            <text:p>129425787206428000000,0</text:p>
          </table:table-cell>
          <table:table-cell table:style-name="ce12" table:formula="of:=IF([.R$16]=&quot;C&quot;;[.R$17];[.R70]+([.Q70]+[.S70]-2*[.R70])*factor)" office:value-type="float" office:value="-1.07828103871804E+020">
            <text:p>-107828103871804000000,0</text:p>
          </table:table-cell>
          <table:table-cell table:style-name="ce12" table:formula="of:=IF([.S$16]=&quot;C&quot;;[.S$17];[.S70]+([.R70]+[.T70]-2*[.S70])*factor)" office:value-type="float" office:value="8.66791882568137E+019">
            <text:p>86679188256813700000,0</text:p>
          </table:table-cell>
          <table:table-cell table:style-name="ce12" table:formula="of:=IF([.T$16]=&quot;C&quot;;[.T$17];[.T70]+([.S70]+[.U70]-2*[.T70])*factor)" office:value-type="float" office:value="-6.72884731739811E+019">
            <text:p>-67288473173981100000,0</text:p>
          </table:table-cell>
          <table:table-cell table:style-name="ce12" table:formula="of:=IF([.U$16]=&quot;C&quot;;[.U$17];[.U70]+([.T70]+[.V70]-2*[.U70])*factor)" office:value-type="float" office:value="5.04508467297489E+019">
            <text:p>50450846729748900000,0</text:p>
          </table:table-cell>
          <table:table-cell table:style-name="ce12" table:formula="of:=IF([.V$16]=&quot;C&quot;;[.V$17];[.V70]+([.U70]+[.W70]-2*[.V70])*factor)" office:value-type="float" office:value="-3.64904619789252E+019">
            <text:p>-36490461978925200000,0</text:p>
          </table:table-cell>
          <table:table-cell table:style-name="ce12" table:formula="of:=IF([.W$16]=&quot;C&quot;;[.W$17];[.W70]+([.V70]+[.X70]-2*[.W70])*factor)" office:value-type="float" office:value="2.53489783312024E+019">
            <text:p>25348978331202400000,0</text:p>
          </table:table-cell>
          <table:table-cell table:style-name="ce12" table:formula="of:=IF([.X$16]=&quot;C&quot;;[.X$17];[.X70]+([.W70]+[.Y70]-2*[.X70])*factor)" office:value-type="float" office:value="-1.66902442727435E+019">
            <text:p>-16690244272743500000,0</text:p>
          </table:table-cell>
          <table:table-cell table:style-name="ce12" table:formula="of:=IF([.Y$16]=&quot;C&quot;;[.Y$17];[.Y70]+([.X70]+[.Z70]-2*[.Y70])*factor)" office:value-type="float" office:value="9.99869425598199E+018">
            <text:p>9998694255981990000,0</text:p>
          </table:table-cell>
          <table:table-cell table:style-name="ce12" table:formula="of:=IF([.Z$16]=&quot;C&quot;;[.Z$17];[.Z70]+([.Y70]+[.AA70]-2*[.Z70])*factor)" office:value-type="float" office:value="-4.65726645857736E+018">
            <text:p>-4657266458577360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71]+deltaTime" office:value-type="float" office:value="11">
            <text:p>11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71]+([.E71]+[.G71]-2*[.F71])*factor)" office:value-type="float" office:value="27.0000026273379">
            <text:p>27,0</text:p>
          </table:table-cell>
          <table:table-cell table:style-name="ce12" table:formula="of:=IF([.G$16]=&quot;C&quot;;[.G$17];[.G71]+([.F71]+[.H71]-2*[.G71])*factor)" office:value-type="float" office:value="30">
            <text:p>30,0</text:p>
          </table:table-cell>
          <table:table-cell table:style-name="ce12" table:formula="of:=IF([.H$16]=&quot;C&quot;;[.H$17];[.H71]+([.G71]+[.I71]-2*[.H71])*factor)" office:value-type="float" office:value="1.17923103644871E+020">
            <text:p>117923103644871000000,0</text:p>
          </table:table-cell>
          <table:table-cell table:style-name="ce12" table:formula="of:=IF([.I$16]=&quot;C&quot;;[.I$17];[.I71]+([.H71]+[.J71]-2*[.I71])*factor)" office:value-type="float" office:value="-2.26950563201372E+020">
            <text:p>-226950563201372000000,0</text:p>
          </table:table-cell>
          <table:table-cell table:style-name="ce12" table:formula="of:=IF([.J$16]=&quot;C&quot;;[.J$17];[.J71]+([.I71]+[.K71]-2*[.J71])*factor)" office:value-type="float" office:value="3.19285881334032E+020">
            <text:p>319285881334032000000,0</text:p>
          </table:table-cell>
          <table:table-cell table:style-name="ce12" table:formula="of:=IF([.K$16]=&quot;C&quot;;[.K$17];[.K71]+([.J71]+[.L71]-2*[.K71])*factor)" office:value-type="float" office:value="-3.89143934745336E+020">
            <text:p>-389143934745336000000,0</text:p>
          </table:table-cell>
          <table:table-cell table:style-name="ce12" table:formula="of:=IF([.L$16]=&quot;C&quot;;[.L$17];[.L71]+([.K71]+[.M71]-2*[.L71])*factor)" office:value-type="float" office:value="4.33329546735748E+020">
            <text:p>433329546735748000000,0</text:p>
          </table:table-cell>
          <table:table-cell table:style-name="ce12" table:formula="of:=IF([.M$16]=&quot;C&quot;;[.M$17];[.M71]+([.L71]+[.N71]-2*[.M71])*factor)" office:value-type="float" office:value="-4.51405649295336E+020">
            <text:p>-451405649295336000000,0</text:p>
          </table:table-cell>
          <table:table-cell table:style-name="ce12" table:formula="of:=IF([.N$16]=&quot;C&quot;;[.N$17];[.N71]+([.M71]+[.O71]-2*[.N71])*factor)" office:value-type="float" office:value="4.45456397471918E+020">
            <text:p>445456397471918000000,0</text:p>
          </table:table-cell>
          <table:table-cell table:style-name="ce12" table:formula="of:=IF([.O$16]=&quot;C&quot;;[.O$17];[.O71]+([.N71]+[.P71]-2*[.O71])*factor)" office:value-type="float" office:value="-4.19525110133133E+020">
            <text:p>-419525110133133000000,0</text:p>
          </table:table-cell>
          <table:table-cell table:style-name="ce12" table:formula="of:=IF([.P$16]=&quot;C&quot;;[.P$17];[.P71]+([.O71]+[.Q71]-2*[.P71])*factor)" office:value-type="float" office:value="3.78857488598002E+020">
            <text:p>378857488598002000000,0</text:p>
          </table:table-cell>
          <table:table-cell table:style-name="ce12" table:formula="of:=IF([.Q$16]=&quot;C&quot;;[.Q$17];[.Q71]+([.P71]+[.R71]-2*[.Q71])*factor)" office:value-type="float" office:value="-3.29098397564393E+020">
            <text:p>-329098397564393000000,0</text:p>
          </table:table-cell>
          <table:table-cell table:style-name="ce12" table:formula="of:=IF([.R$16]=&quot;C&quot;;[.R$17];[.R71]+([.Q71]+[.S71]-2*[.R71])*factor)" office:value-type="float" office:value="2.75575826815878E+020">
            <text:p>275575826815878000000,0</text:p>
          </table:table-cell>
          <table:table-cell table:style-name="ce12" table:formula="of:=IF([.S$16]=&quot;C&quot;;[.S$17];[.S71]+([.R71]+[.T71]-2*[.S71])*factor)" office:value-type="float" office:value="-2.22766570503944E+020">
            <text:p>-222766570503944000000,0</text:p>
          </table:table-cell>
          <table:table-cell table:style-name="ce12" table:formula="of:=IF([.T$16]=&quot;C&quot;;[.T$17];[.T71]+([.S71]+[.U71]-2*[.T71])*factor)" office:value-type="float" office:value="1.73987326251077E+020">
            <text:p>173987326251077000000,0</text:p>
          </table:table-cell>
          <table:table-cell table:style-name="ce12" table:formula="of:=IF([.U$16]=&quot;C&quot;;[.U$17];[.U71]+([.T71]+[.V71]-2*[.U71])*factor)" office:value-type="float" office:value="-1.31305551478066E+020">
            <text:p>-131305551478066000000,0</text:p>
          </table:table-cell>
          <table:table-cell table:style-name="ce12" table:formula="of:=IF([.V$16]=&quot;C&quot;;[.V$17];[.V71]+([.U71]+[.W71]-2*[.V71])*factor)" office:value-type="float" office:value="9.56268431497707E+019">
            <text:p>95626843149770700000,0</text:p>
          </table:table-cell>
          <table:table-cell table:style-name="ce12" table:formula="of:=IF([.W$16]=&quot;C&quot;;[.W$17];[.W71]+([.V71]+[.X71]-2*[.W71])*factor)" office:value-type="float" office:value="-6.68952743364949E+019">
            <text:p>-66895274336494900000,0</text:p>
          </table:table-cell>
          <table:table-cell table:style-name="ce12" table:formula="of:=IF([.X$16]=&quot;C&quot;;[.X$17];[.X71]+([.W71]+[.Y71]-2*[.X71])*factor)" office:value-type="float" office:value="4.43403628130687E+019">
            <text:p>44340362813068700000,0</text:p>
          </table:table-cell>
          <table:table-cell table:style-name="ce12" table:formula="of:=IF([.Y$16]=&quot;C&quot;;[.Y$17];[.Y71]+([.X71]+[.Z71]-2*[.Y71])*factor)" office:value-type="float" office:value="-2.6715576272055E+019">
            <text:p>-26715576272055000000,0</text:p>
          </table:table-cell>
          <table:table-cell table:style-name="ce12" table:formula="of:=IF([.Z$16]=&quot;C&quot;;[.Z$17];[.Z71]+([.Y71]+[.AA71]-2*[.Z71])*factor)" office:value-type="float" office:value="1.2492879271168E+019">
            <text:p>12492879271168000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>
          <table:table-cell table:style-name="Gnumeric-default" table:number-columns-repeated="3"/>
          <table:table-cell table:style-name="Gnumeric-default" table:formula="of:=[.D72]+deltaTime" office:value-type="float" office:value="11.2">
            <text:p>11,2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ce12" table:formula="of:=IF([.F$16]=&quot;C&quot;;[.F$17];[.F72]+([.E72]+[.G72]-2*[.F72])*factor)" office:value-type="float" office:value="26.9999979611858">
            <text:p>27,0</text:p>
          </table:table-cell>
          <table:table-cell table:style-name="ce12" table:formula="of:=IF([.G$16]=&quot;C&quot;;[.G$17];[.G72]+([.F72]+[.H72]-2*[.G72])*factor)" office:value-type="float" office:value="30">
            <text:p>30,0</text:p>
          </table:table-cell>
          <table:table-cell table:style-name="ce12" table:formula="of:=IF([.H$16]=&quot;C&quot;;[.H$17];[.H72]+([.G72]+[.I72]-2*[.H72])*factor)" office:value-type="float" office:value="-2.93040428551238E+020">
            <text:p>-293040428551238000000,0</text:p>
          </table:table-cell>
          <table:table-cell table:style-name="ce12" table:formula="of:=IF([.I$16]=&quot;C&quot;;[.I$17];[.I72]+([.H72]+[.J72]-2*[.I72])*factor)" office:value-type="float" office:value="5.64355215705531E+020">
            <text:p>564355215705531000000,0</text:p>
          </table:table-cell>
          <table:table-cell table:style-name="ce12" table:formula="of:=IF([.J$16]=&quot;C&quot;;[.J$17];[.J72]+([.I72]+[.K72]-2*[.J72])*factor)" office:value-type="float" office:value="-7.94857758091885E+020">
            <text:p>-794857758091885000000,0</text:p>
          </table:table-cell>
          <table:table-cell table:style-name="ce12" table:formula="of:=IF([.K$16]=&quot;C&quot;;[.K$17];[.K72]+([.J72]+[.L72]-2*[.K72])*factor)" office:value-type="float" office:value="9.70298193488346E+020">
            <text:p>970298193488346000000,0</text:p>
          </table:table-cell>
          <table:table-cell table:style-name="ce12" table:formula="of:=IF([.L$16]=&quot;C&quot;;[.L$17];[.L72]+([.K72]+[.M72]-2*[.L72])*factor)" office:value-type="float" office:value="-1.08267175889506E+021">
            <text:p>-1082671758895060000000,0</text:p>
          </table:table-cell>
          <table:table-cell table:style-name="ce12" table:formula="of:=IF([.M$16]=&quot;C&quot;;[.M$17];[.M72]+([.L72]+[.N72]-2*[.M72])*factor)" office:value-type="float" office:value="1.13065270230959E+021">
            <text:p>1130652702309590000000,0</text:p>
          </table:table-cell>
          <table:table-cell table:style-name="ce12" table:formula="of:=IF([.N$16]=&quot;C&quot;;[.N$17];[.N72]+([.M72]+[.O72]-2*[.N72])*factor)" office:value-type="float" office:value="-1.11906067881069E+021">
            <text:p>-1119060678810690000000,0</text:p>
          </table:table-cell>
          <table:table-cell table:style-name="ce12" table:formula="of:=IF([.O$16]=&quot;C&quot;;[.O$17];[.O72]+([.N72]+[.P72]-2*[.O72])*factor)" office:value-type="float" office:value="1.0575422162934E+021">
            <text:p>1057542216293400000000,0</text:p>
          </table:table-cell>
          <table:table-cell table:style-name="ce12" table:formula="of:=IF([.P$16]=&quot;C&quot;;[.P$17];[.P72]+([.O72]+[.Q72]-2*[.P72])*factor)" office:value-type="float" office:value="-9.58771085987452E+020">
            <text:p>-958771085987452000000,0</text:p>
          </table:table-cell>
          <table:table-cell table:style-name="ce12" table:formula="of:=IF([.Q$16]=&quot;C&quot;;[.Q$17];[.Q72]+([.P72]+[.R72]-2*[.Q72])*factor)" office:value-type="float" office:value="8.36517140597494E+020">
            <text:p>836517140597494000000,0</text:p>
          </table:table-cell>
          <table:table-cell table:style-name="ce12" table:formula="of:=IF([.R$16]=&quot;C&quot;;[.R$17];[.R72]+([.Q72]+[.S72]-2*[.R72])*factor)" office:value-type="float" office:value="-7.03902933253805E+020">
            <text:p>-703902933253805000000,0</text:p>
          </table:table-cell>
          <table:table-cell table:style-name="ce12" table:formula="of:=IF([.S$16]=&quot;C&quot;;[.S$17];[.S72]+([.R72]+[.T72]-2*[.S72])*factor)" office:value-type="float" office:value="5.72078938634517E+020">
            <text:p>572078938634517000000,0</text:p>
          </table:table-cell>
          <table:table-cell table:style-name="ce12" table:formula="of:=IF([.T$16]=&quot;C&quot;;[.T$17];[.T72]+([.S72]+[.U72]-2*[.T72])*factor)" office:value-type="float" office:value="-4.49430209490861E+020">
            <text:p>-449430209490861000000,0</text:p>
          </table:table-cell>
          <table:table-cell table:style-name="ce12" table:formula="of:=IF([.U$16]=&quot;C&quot;;[.U$17];[.U72]+([.T72]+[.V72]-2*[.U72])*factor)" office:value-type="float" office:value="3.41310490374932E+020">
            <text:p>341310490374932000000,0</text:p>
          </table:table-cell>
          <table:table-cell table:style-name="ce12" table:formula="of:=IF([.V$16]=&quot;C&quot;;[.V$17];[.V72]+([.U72]+[.W72]-2*[.V72])*factor)" office:value-type="float" office:value="-2.50208763607552E+020">
            <text:p>-250208763607552000000,0</text:p>
          </table:table-cell>
          <table:table-cell table:style-name="ce12" table:formula="of:=IF([.W$16]=&quot;C&quot;;[.W$17];[.W72]+([.V72]+[.X72]-2*[.W72])*factor)" office:value-type="float" office:value="1.76201611780122E+020">
            <text:p>176201611780122000000,0</text:p>
          </table:table-cell>
          <table:table-cell table:style-name="ce12" table:formula="of:=IF([.X$16]=&quot;C&quot;;[.X$17];[.X72]+([.W72]+[.Y72]-2*[.X72])*factor)" office:value-type="float" office:value="-1.17534556883334E+020">
            <text:p>-117534556883334000000,0</text:p>
          </table:table-cell>
          <table:table-cell table:style-name="ce12" table:formula="of:=IF([.Y$16]=&quot;C&quot;;[.Y$17];[.Y72]+([.X72]+[.Z72]-2*[.Y72])*factor)" office:value-type="float" office:value="7.11992061579169E+019">
            <text:p>71199206157916900000,0</text:p>
          </table:table-cell>
          <table:table-cell table:style-name="ce12" table:formula="of:=IF([.Z$16]=&quot;C&quot;;[.Z$17];[.Z72]+([.Y72]+[.AA72]-2*[.Z72])*factor)" office:value-type="float" office:value="-3.34179060440112E+019">
            <text:p>-33417906044011200000,0</text:p>
          </table:table-cell>
          <table:table-cell table:style-name="Gnumeric-default" table:formula="of:=normalHeat" office:value-type="float" office:value="24">
            <text:p>24</text:p>
          </table:table-cell>
          <table:table-cell table:style-name="Gnumeric-default" table:number-columns-repeated="229"/>
        </table:table-row>
        <table:table-row table:style-name="ro2" table:number-rows-repeated="65463">
          <table:table-cell table:style-name="Gnumeric-default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data.$A$1" table:expression="#REF!"/>
          <table:named-expression table:name="Sheet_Title" table:base-cell-address="$data.$A$1" table:expression="&quot;data&quot;"/>
        </table:named-expressions>
      </table:table>
      <table:named-expressions>
        <table:named-range table:name="deltaTime" table:base-cell-address="$data.$B$6" table:cell-range-address=".$B$6" table:range-usable-as="repeat-column repeat-row filter print-range"/>
        <table:named-range table:name="factor" table:base-cell-address="$data.$B$8" table:cell-range-address=".$B$8" table:range-usable-as="repeat-column repeat-row filter print-range"/>
        <table:named-range table:name="gridScale" table:base-cell-address="$data.$B$2" table:cell-range-address=".$B$3" table:range-usable-as="repeat-column repeat-row filter print-range"/>
        <table:named-range table:name="normalHeat" table:base-cell-address="$data.$B$2" table:cell-range-address=".$B$2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number-style style:name="N116">
      <number:scientific-number number:decimal-places="3" number:min-integer-digits="1" number:min-exponent-digits="2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draw:marker draw:name="Setas_20_1" draw:display-name="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4:18:04</dc:date>
    <meta:creation-date>2014-05-12T12:50:29Z</meta:creation-date>
    <meta:generator>LibreOffice/3.5$Linux_X86_64 LibreOffice_project/350m1$Build-2</meta:generator>
    <dc:creator>Pedro Mariano</dc:creator>
    <meta:editing-duration>P0D</meta:editing-duration>
    <meta:editing-cycles>2</meta:editing-cycles>
    <meta:document-statistic meta:table-count="1" meta:cell-count="1442" meta:object-count="1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1" chart:maximum="23" chart:reverse-direction="false" text:line-break="false" chart:axis-position="start"/>
      <style:graphic-properties svg:stroke-width="0.035cm"/>
      <style:text-properties fo:font-family="Sans" fo:font-size="8pt" style:font-size-asian="10pt" style:font-size-complex="10pt"/>
    </style:style>
    <style:style style:name="ch4" style:family="chart">
      <style:chart-properties chart:auto-position="true" style:rotation-angle="0"/>
      <style:text-properties fo:font-family="Sans" fo:font-size="10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6" chart:reverse-direction="false" text:line-break="false" chart:axis-position="start"/>
      <style:graphic-properties svg:stroke-width="0.035cm"/>
      <style:text-properties fo:font-family="Sans" fo:font-size="8pt" style:font-size-asian="10pt" style:font-size-complex="10pt"/>
    </style:style>
    <style:style style:name="ch6" style:family="chart">
      <style:chart-properties chart:auto-position="true" style:rotation-angle="90"/>
      <style:text-properties fo:font-family="Sans" fo:font-size="10pt" style:font-size-asian="9pt" style:font-size-complex="9pt"/>
    </style:style>
    <style:style style:name="ch7" style:family="chart" style:data-style-name="N0">
      <style:chart-properties chart:display-label="true" chart:logarithmic="false" chart:minimum="23" chart:maximum="31" chart:reverse-direction="false" text:line-break="false" chart:axis-position="start"/>
      <style:graphic-properties svg:stroke-width="0.035cm"/>
      <style:text-properties fo:font-family="Sans" fo:font-size="8pt" style:font-size-asian="10pt" style:font-size-complex="10pt"/>
    </style:style>
    <style:style style:name="ch8" style:family="chart">
      <style:chart-properties chart:auto-position="true"/>
      <style:text-properties fo:font-family="Sans" fo:font-size="10pt" style:font-size-asian="9pt" style:font-size-complex="9pt"/>
    </style:style>
    <style:style style:name="ch9" style:family="chart" style:data-style-name="N0">
      <style:graphic-properties svg:stroke-width="0.035cm"/>
      <style:text-properties fo:font-family="Sans" fo:font-size="8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216cm" svg:height="5.252cm" xlink:href=".." xlink:type="simple" chart:class="chart:bar" chart:style-name="ch1">
        <chart:plot-area chart:style-name="ch2" table:cell-range-address="data.E15:data.AA15 data.E17:data.AA73" chart:data-source-has-labels="both" svg:x="1.549cm" svg:y="0.45cm" svg:width="20.639cm" svg:height="3.662cm" dr3d:vrp="(17634.6218373783 10271.4823817647 24594.8639082739)" dr3d:vpn="(0.416199821709347 0.173649045905254 0.892537795986984)" dr3d:vup="(-0.0733876362771618 0.984807599917971 -0.157379306090273)" dr3d:projection="perspective" dr3d:distance="1cm" dr3d:focal-length="1cm" dr3d:shadow-slant="0" dr3d:shade-mode="gouraud" dr3d:ambient-color="#666666" dr3d:lighting-mode="false">
          <chartooo:coordinate-region svg:x="7.314cm" svg:y="0.45cm" svg:width="9.698cm" svg:height="3.1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text">
            <chart:title svg:x="11.313cm" svg:y="4.217cm" chart:style-name="ch4">
              <text:p>world</text:p>
            </chart:title>
            <chart:categories table:cell-range-address="data.E15:data.AA15"/>
          </chart:axis>
          <chart:axis chart:dimension="y" chart:name="primary-y" chart:style-name="ch5">
            <chart:title svg:x="0.451cm" svg:y="2.748cm" chart:style-name="ch6">
              <text:p>time</text:p>
            </chart:title>
          </chart:axis>
          <chart:axis chart:dimension="z" chart:name="primary-z" chart:style-name="ch7">
            <chart:title svg:x="22.673cm" svg:y="3.498cm" chart:style-name="ch8">
              <text:p>temp</text:p>
            </chart:title>
          </chart:axis>
          <chart:series chart:style-name="ch9" chart:values-cell-range-address="data.E17:data.AA73" chart:class="chart:bar">
            <chart:data-point chart:repeated="13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 Coluna F Coluna G Coluna H Coluna I Coluna J Coluna K Coluna L Coluna M Coluna N Coluna O Coluna P Coluna Q Coluna R Coluna S Coluna T Coluna U Coluna V Coluna W Coluna X Coluna Y Coluna Z Coluna AA</text:p>
              </table:table-cell>
            </table:table-row>
          </table:table-header-rows>
          <table:table-rows>
            <table:table-row>
              <table:table-cell office:value-type="string">
                <text:p>L</text:p>
                <draw:g>
                  <svg:desc>data.E15:data.AA15</svg:desc>
                </draw:g>
              </table:table-cell>
              <table:table-cell office:value-type="float" office:value="24">
                <text:p>24</text:p>
                <draw:g>
                  <svg:desc>data.E17:data.AA73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9.328">
                <text:p>29.328</text:p>
              </table:table-cell>
            </table:table-row>
            <table:table-row>
              <table:table-cell office:value-type="string"/>
              <table:table-cell office:value-type="float" office:value="25.193472">
                <text:p>25.193472</text:p>
              </table:table-cell>
            </table:table-row>
            <table:table-row>
              <table:table-cell office:value-type="string"/>
              <table:table-cell office:value-type="float" office:value="28.401865728">
                <text:p>28.401865728</text:p>
              </table:table-cell>
            </table:table-row>
            <table:table-row>
              <table:table-cell office:value-type="string"/>
              <table:table-cell office:value-type="float" office:value="25.912152195072">
                <text:p>25.912152195072</text:p>
              </table:table-cell>
            </table:table-row>
            <table:table-row>
              <table:table-cell office:value-type="string"/>
              <table:table-cell office:value-type="float" office:value="27.8441698966241">
                <text:p>27.8441698966241</text:p>
              </table:table-cell>
            </table:table-row>
            <table:table-row>
              <table:table-cell office:value-type="string"/>
              <table:table-cell office:value-type="float" office:value="26.3449241602197">
                <text:p>26.3449241602197</text:p>
              </table:table-cell>
            </table:table-row>
            <table:table-row>
              <table:table-cell office:value-type="string"/>
              <table:table-cell office:value-type="float" office:value="27.5083388516695">
                <text:p>27.5083388516695</text:p>
              </table:table-cell>
            </table:table-row>
            <table:table-row>
              <table:table-cell office:value-type="string"/>
              <table:table-cell office:value-type="float" office:value="26.6055290511044">
                <text:p>26.6055290511044</text:p>
              </table:table-cell>
            </table:table-row>
            <table:table-row>
              <table:table-cell office:value-type="string"/>
              <table:table-cell office:value-type="float" office:value="27.306109456343">
                <text:p>27.306109456343</text:p>
              </table:table-cell>
            </table:table-row>
            <table:table-row>
              <table:table-cell office:value-type="string"/>
              <table:table-cell office:value-type="float" office:value="26.7624590618779">
                <text:p>26.7624590618779</text:p>
              </table:table-cell>
            </table:table-row>
            <table:table-row>
              <table:table-cell office:value-type="string"/>
              <table:table-cell office:value-type="float" office:value="27.1843317679828">
                <text:p>27.1843317679828</text:p>
              </table:table-cell>
            </table:table-row>
            <table:table-row>
              <table:table-cell office:value-type="string"/>
              <table:table-cell office:value-type="float" office:value="26.8569585480454">
                <text:p>26.8569585480454</text:p>
              </table:table-cell>
            </table:table-row>
            <table:table-row>
              <table:table-cell office:value-type="string"/>
              <table:table-cell office:value-type="float" office:value="27.1110001667168">
                <text:p>27.1110001667168</text:p>
              </table:table-cell>
            </table:table-row>
            <table:table-row>
              <table:table-cell office:value-type="string"/>
              <table:table-cell office:value-type="float" office:value="26.9138638706278">
                <text:p>26.9138638706278</text:p>
              </table:table-cell>
            </table:table-row>
            <table:table-row>
              <table:table-cell office:value-type="string"/>
              <table:table-cell office:value-type="float" office:value="27.0668416363929">
                <text:p>27.0668416363929</text:p>
              </table:table-cell>
            </table:table-row>
            <table:table-row>
              <table:table-cell office:value-type="string"/>
              <table:table-cell office:value-type="float" office:value="26.9481308901591">
                <text:p>26.9481308901591</text:p>
              </table:table-cell>
            </table:table-row>
            <table:table-row>
              <table:table-cell office:value-type="string"/>
              <table:table-cell office:value-type="float" office:value="27.0402504292365">
                <text:p>27.0402504292365</text:p>
              </table:table-cell>
            </table:table-row>
            <table:table-row>
              <table:table-cell office:value-type="string"/>
              <table:table-cell office:value-type="float" office:value="26.9687656669125">
                <text:p>26.9687656669125</text:p>
              </table:table-cell>
            </table:table-row>
            <table:table-row>
              <table:table-cell office:value-type="string"/>
              <table:table-cell office:value-type="float" office:value="27.0242378424759">
                <text:p>27.0242378424759</text:p>
              </table:table-cell>
            </table:table-row>
            <table:table-row>
              <table:table-cell office:value-type="string"/>
              <table:table-cell office:value-type="float" office:value="26.9811914342387">
                <text:p>26.9811914342387</text:p>
              </table:table-cell>
            </table:table-row>
            <table:table-row>
              <table:table-cell office:value-type="string"/>
              <table:table-cell office:value-type="float" office:value="27.0145954470308">
                <text:p>27.0145954470308</text:p>
              </table:table-cell>
            </table:table-row>
            <table:table-row>
              <table:table-cell office:value-type="string"/>
              <table:table-cell office:value-type="float" office:value="26.9886739331041">
                <text:p>26.9886739331041</text:p>
              </table:table-cell>
            </table:table-row>
            <table:table-row>
              <table:table-cell office:value-type="string"/>
              <table:table-cell office:value-type="float" office:value="27.0087890279112">
                <text:p>27.0087890279112</text:p>
              </table:table-cell>
            </table:table-row>
            <table:table-row>
              <table:table-cell office:value-type="string"/>
              <table:table-cell office:value-type="float" office:value="26.9931797143409">
                <text:p>26.9931797143409</text:p>
              </table:table-cell>
            </table:table-row>
            <table:table-row>
              <table:table-cell office:value-type="string"/>
              <table:table-cell office:value-type="float" office:value="27.0052925416715">
                <text:p>27.0052925416715</text:p>
              </table:table-cell>
            </table:table-row>
            <table:table-row>
              <table:table-cell office:value-type="string"/>
              <table:table-cell office:value-type="float" office:value="26.9958929876629">
                <text:p>26.9958929876629</text:p>
              </table:table-cell>
            </table:table-row>
            <table:table-row>
              <table:table-cell office:value-type="string"/>
              <table:table-cell office:value-type="float" office:value="27.0031870415736">
                <text:p>27.0031870415736</text:p>
              </table:table-cell>
            </table:table-row>
            <table:table-row>
              <table:table-cell office:value-type="string"/>
              <table:table-cell office:value-type="float" office:value="26.9975268557389">
                <text:p>26.9975268557389</text:p>
              </table:table-cell>
            </table:table-row>
            <table:table-row>
              <table:table-cell office:value-type="string"/>
              <table:table-cell office:value-type="float" office:value="27.0019191599466">
                <text:p>27.0019191599466</text:p>
              </table:table-cell>
            </table:table-row>
            <table:table-row>
              <table:table-cell office:value-type="string"/>
              <table:table-cell office:value-type="float" office:value="26.9985107318814">
                <text:p>26.9985107318814</text:p>
              </table:table-cell>
            </table:table-row>
            <table:table-row>
              <table:table-cell office:value-type="string"/>
              <table:table-cell office:value-type="float" office:value="27.00115567206">
                <text:p>27.00115567206</text:p>
              </table:table-cell>
            </table:table-row>
            <table:table-row>
              <table:table-cell office:value-type="string"/>
              <table:table-cell office:value-type="float" office:value="26.9991031984814">
                <text:p>26.9991031984814</text:p>
              </table:table-cell>
            </table:table-row>
            <table:table-row>
              <table:table-cell office:value-type="string"/>
              <table:table-cell office:value-type="float" office:value="27.0006959179784">
                <text:p>27.0006959179784</text:p>
              </table:table-cell>
            </table:table-row>
            <table:table-row>
              <table:table-cell office:value-type="string"/>
              <table:table-cell office:value-type="float" office:value="26.9994599676488">
                <text:p>26.9994599676488</text:p>
              </table:table-cell>
            </table:table-row>
            <table:table-row>
              <table:table-cell office:value-type="string"/>
              <table:table-cell office:value-type="float" office:value="27.0004190651046">
                <text:p>27.0004190651046</text:p>
              </table:table-cell>
            </table:table-row>
            <table:table-row>
              <table:table-cell office:value-type="string"/>
              <table:table-cell office:value-type="float" office:value="26.9996748054789">
                <text:p>26.9996748054789</text:p>
              </table:table-cell>
            </table:table-row>
            <table:table-row>
              <table:table-cell office:value-type="string"/>
              <table:table-cell office:value-type="float" office:value="27.0002523509484">
                <text:p>27.0002523509484</text:p>
              </table:table-cell>
            </table:table-row>
            <table:table-row>
              <table:table-cell office:value-type="string"/>
              <table:table-cell office:value-type="float" office:value="26.999804175664">
                <text:p>26.999804175664</text:p>
              </table:table-cell>
            </table:table-row>
            <table:table-row>
              <table:table-cell office:value-type="string"/>
              <table:table-cell office:value-type="float" office:value="27.0001519596847">
                <text:p>27.0001519596847</text:p>
              </table:table-cell>
            </table:table-row>
            <table:table-row>
              <table:table-cell office:value-type="string"/>
              <table:table-cell office:value-type="float" office:value="26.9998820792847">
                <text:p>26.9998820792847</text:p>
              </table:table-cell>
            </table:table-row>
            <table:table-row>
              <table:table-cell office:value-type="string"/>
              <table:table-cell office:value-type="float" office:value="27.0000915064751">
                <text:p>27.0000915064751</text:p>
              </table:table-cell>
            </table:table-row>
            <table:table-row>
              <table:table-cell office:value-type="string"/>
              <table:table-cell office:value-type="float" office:value="26.9999289909753">
                <text:p>26.9999289909753</text:p>
              </table:table-cell>
            </table:table-row>
            <table:table-row>
              <table:table-cell office:value-type="string"/>
              <table:table-cell office:value-type="float" office:value="27.0000551030031">
                <text:p>27.0000551030031</text:p>
              </table:table-cell>
            </table:table-row>
            <table:table-row>
              <table:table-cell office:value-type="string"/>
              <table:table-cell office:value-type="float" office:value="26.9999572400696">
                <text:p>26.9999572400696</text:p>
              </table:table-cell>
            </table:table-row>
            <table:table-row>
              <table:table-cell office:value-type="string"/>
              <table:table-cell office:value-type="float" office:value="27.000033181706">
                <text:p>27.000033181706</text:p>
              </table:table-cell>
            </table:table-row>
            <table:table-row>
              <table:table-cell office:value-type="string"/>
              <table:table-cell office:value-type="float" office:value="26.9999742509961">
                <text:p>26.9999742509961</text:p>
              </table:table-cell>
            </table:table-row>
            <table:table-row>
              <table:table-cell office:value-type="string"/>
              <table:table-cell office:value-type="float" office:value="27.000019981227">
                <text:p>27.000019981227</text:p>
              </table:table-cell>
            </table:table-row>
            <table:table-row>
              <table:table-cell office:value-type="string"/>
              <table:table-cell office:value-type="float" office:value="26.9999844945678">
                <text:p>26.9999844945678</text:p>
              </table:table-cell>
            </table:table-row>
            <table:table-row>
              <table:table-cell office:value-type="string"/>
              <table:table-cell office:value-type="float" office:value="27.0000120322153">
                <text:p>27.0000120322153</text:p>
              </table:table-cell>
            </table:table-row>
            <table:table-row>
              <table:table-cell office:value-type="string"/>
              <table:table-cell office:value-type="float" office:value="26.9999906630009">
                <text:p>26.9999906630009</text:p>
              </table:table-cell>
            </table:table-row>
            <table:table-row>
              <table:table-cell office:value-type="string"/>
              <table:table-cell office:value-type="float" office:value="27.0000072455113">
                <text:p>27.0000072455113</text:p>
              </table:table-cell>
            </table:table-row>
            <table:table-row>
              <table:table-cell office:value-type="string"/>
              <table:table-cell office:value-type="float" office:value="26.9999943774832">
                <text:p>26.9999943774832</text:p>
              </table:table-cell>
            </table:table-row>
            <table:table-row>
              <table:table-cell office:value-type="string"/>
              <table:table-cell office:value-type="float" office:value="27.000004363073">
                <text:p>27.000004363073</text:p>
              </table:table-cell>
            </table:table-row>
            <table:table-row>
              <table:table-cell office:value-type="string"/>
              <table:table-cell office:value-type="float" office:value="26.9999966142553">
                <text:p>26.9999966142553</text:p>
              </table:table-cell>
            </table:table-row>
            <table:table-row>
              <table:table-cell office:value-type="string"/>
              <table:table-cell office:value-type="float" office:value="27.0000026273379">
                <text:p>27.0000026273379</text:p>
              </table:table-cell>
            </table:table-row>
            <table:table-row>
              <table:table-cell office:value-type="string"/>
              <table:table-cell office:value-type="float" office:value="26.9999979611858">
                <text:p>26.999997961185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9.328">
                <text:p>29.328</text:p>
              </table:table-cell>
            </table:table-row>
            <table:table-row>
              <table:table-cell office:value-type="string"/>
              <table:table-cell office:value-type="float" office:value="25.193472">
                <text:p>25.193472</text:p>
              </table:table-cell>
            </table:table-row>
            <table:table-row>
              <table:table-cell office:value-type="string"/>
              <table:table-cell office:value-type="float" office:value="32.60322816">
                <text:p>32.60322816</text:p>
              </table:table-cell>
            </table:table-row>
            <table:table-row>
              <table:table-cell office:value-type="string"/>
              <table:table-cell office:value-type="float" office:value="20.332742885376">
                <text:p>20.332742885376</text:p>
              </table:table-cell>
            </table:table-row>
            <table:table-row>
              <table:table-cell office:value-type="string"/>
              <table:table-cell office:value-type="float" office:value="44.0704366051984">
                <text:p>44.0704366051984</text:p>
              </table:table-cell>
            </table:table-row>
            <table:table-row>
              <table:table-cell office:value-type="string"/>
              <table:table-cell office:value-type="float" office:value="-2.76985871991101">
                <text:p>-2.76985871991101</text:p>
              </table:table-cell>
            </table:table-row>
            <table:table-row>
              <table:table-cell office:value-type="string"/>
              <table:table-cell office:value-type="float" office:value="94.1573751681686">
                <text:p>94.1573751681686</text:p>
              </table:table-cell>
            </table:table-row>
            <table:table-row>
              <table:table-cell office:value-type="string"/>
              <table:table-cell office:value-type="float" office:value="-110.892803106867">
                <text:p>-110.892803106867</text:p>
              </table:table-cell>
            </table:table-row>
            <table:table-row>
              <table:table-cell office:value-type="string"/>
              <table:table-cell office:value-type="float" office:value="332.760202691225">
                <text:p>332.760202691225</text:p>
              </table:table-cell>
            </table:table-row>
            <table:table-row>
              <table:table-cell office:value-type="string"/>
              <table:table-cell office:value-type="float" office:value="-642.469284322429">
                <text:p>-642.469284322429</text:p>
              </table:table-cell>
            </table:table-row>
            <table:table-row>
              <table:table-cell office:value-type="string"/>
              <table:table-cell office:value-type="float" office:value="1531.04421213966">
                <text:p>1531.04421213966</text:p>
              </table:table-cell>
            </table:table-row>
            <table:table-row>
              <table:table-cell office:value-type="string"/>
              <table:table-cell office:value-type="float" office:value="-3367.47312581756">
                <text:p>-3367.47312581756</text:p>
              </table:table-cell>
            </table:table-row>
            <table:table-row>
              <table:table-cell office:value-type="string"/>
              <table:table-cell office:value-type="float" office:value="7778.67739054344">
                <text:p>7778.67739054344</text:p>
              </table:table-cell>
            </table:table-row>
            <table:table-row>
              <table:table-cell office:value-type="string"/>
              <table:table-cell office:value-type="float" office:value="-17791.0786478831">
                <text:p>-17791.0786478831</text:p>
              </table:table-cell>
            </table:table-row>
            <table:table-row>
              <table:table-cell office:value-type="string"/>
              <table:table-cell office:value-type="float" office:value="41284.3263158383">
                <text:p>41284.3263158383</text:p>
              </table:table-cell>
            </table:table-row>
            <table:table-row>
              <table:table-cell office:value-type="string"/>
              <table:table-cell office:value-type="float" office:value="-96049.4493046431">
                <text:p>-96049.4493046431</text:p>
              </table:table-cell>
            </table:table-row>
            <table:table-row>
              <table:table-cell office:value-type="string"/>
              <table:table-cell office:value-type="float" office:value="224964.430034276">
                <text:p>224964.430034276</text:p>
              </table:table-cell>
            </table:table-row>
            <table:table-row>
              <table:table-cell office:value-type="string"/>
              <table:table-cell office:value-type="float" office:value="-529053.97464891">
                <text:p>-529053.97464891</text:p>
              </table:table-cell>
            </table:table-row>
            <table:table-row>
              <table:table-cell office:value-type="string"/>
              <table:table-cell office:value-type="float" office:value="1249758.15417626">
                <text:p>1249758.15417626</text:p>
              </table:table-cell>
            </table:table-row>
            <table:table-row>
              <table:table-cell office:value-type="string"/>
              <table:table-cell office:value-type="float" office:value="-2963125.6412662">
                <text:p>-2963125.6412662</text:p>
              </table:table-cell>
            </table:table-row>
            <table:table-row>
              <table:table-cell office:value-type="string"/>
              <table:table-cell office:value-type="float" office:value="7049972.23774615">
                <text:p>7049972.23774615</text:p>
              </table:table-cell>
            </table:table-row>
            <table:table-row>
              <table:table-cell office:value-type="string"/>
              <table:table-cell office:value-type="float" office:value="-16825794.6729611">
                <text:p>-16825794.6729611</text:p>
              </table:table-cell>
            </table:table-row>
            <table:table-row>
              <table:table-cell office:value-type="string"/>
              <table:table-cell office:value-type="float" office:value="40272693.7459526">
                <text:p>40272693.7459526</text:p>
              </table:table-cell>
            </table:table-row>
            <table:table-row>
              <table:table-cell office:value-type="string"/>
              <table:table-cell office:value-type="float" office:value="-96646391.3360223">
                <text:p>-96646391.3360223</text:p>
              </table:table-cell>
            </table:table-row>
            <table:table-row>
              <table:table-cell office:value-type="string"/>
              <table:table-cell office:value-type="float" office:value="232494538.179115">
                <text:p>232494538.179115</text:p>
              </table:table-cell>
            </table:table-row>
            <table:table-row>
              <table:table-cell office:value-type="string"/>
              <table:table-cell office:value-type="float" office:value="-560546259.953917">
                <text:p>-560546259.953917</text:p>
              </table:table-cell>
            </table:table-row>
            <table:table-row>
              <table:table-cell office:value-type="string"/>
              <table:table-cell office:value-type="float" office:value="1354288498.92755">
                <text:p>1354288498.92755</text:p>
              </table:table-cell>
            </table:table-row>
            <table:table-row>
              <table:table-cell office:value-type="string"/>
              <table:table-cell office:value-type="float" office:value="-3278297381.99604">
                <text:p>-3278297381.99604</text:p>
              </table:table-cell>
            </table:table-row>
            <table:table-row>
              <table:table-cell office:value-type="string"/>
              <table:table-cell office:value-type="float" office:value="7949979715.03666">
                <text:p>7949979715.03666</text:p>
              </table:table-cell>
            </table:table-row>
            <table:table-row>
              <table:table-cell office:value-type="string"/>
              <table:table-cell office:value-type="float" office:value="-19311358843.6027">
                <text:p>-19311358843.6027</text:p>
              </table:table-cell>
            </table:table-row>
            <table:table-row>
              <table:table-cell office:value-type="string"/>
              <table:table-cell office:value-type="float" office:value="46983174075.4269">
                <text:p>46983174075.4269</text:p>
              </table:table-cell>
            </table:table-row>
            <table:table-row>
              <table:table-cell office:value-type="string"/>
              <table:table-cell office:value-type="float" office:value="-114475468512.299">
                <text:p>-114475468512.299</text:p>
              </table:table-cell>
            </table:table-row>
            <table:table-row>
              <table:table-cell office:value-type="string"/>
              <table:table-cell office:value-type="float" office:value="279308855617.559">
                <text:p>279308855617.559</text:p>
              </table:table-cell>
            </table:table-row>
            <table:table-row>
              <table:table-cell office:value-type="string"/>
              <table:table-cell office:value-type="float" office:value="-682376663480.83">
                <text:p>-682376663480.83</text:p>
              </table:table-cell>
            </table:table-row>
            <table:table-row>
              <table:table-cell office:value-type="string"/>
              <table:table-cell office:value-type="float" office:value="1669163060839.29">
                <text:p>1669163060839.29</text:p>
              </table:table-cell>
            </table:table-row>
            <table:table-row>
              <table:table-cell office:value-type="string"/>
              <table:table-cell office:value-type="float" office:value="-4087700770843.69">
                <text:p>-4087700770843.69</text:p>
              </table:table-cell>
            </table:table-row>
            <table:table-row>
              <table:table-cell office:value-type="string"/>
              <table:table-cell office:value-type="float" office:value="10021624242668.2">
                <text:p>10021624242668.2</text:p>
              </table:table-cell>
            </table:table-row>
            <table:table-row>
              <table:table-cell office:value-type="string"/>
              <table:table-cell office:value-type="float" office:value="-24595229852992.6">
                <text:p>-24595229852992.6</text:p>
              </table:table-cell>
            </table:table-row>
            <table:table-row>
              <table:table-cell office:value-type="string"/>
              <table:table-cell office:value-type="float" office:value="60421899422001.4">
                <text:p>60421899422001.4</text:p>
              </table:table-cell>
            </table:table-row>
            <table:table-row>
              <table:table-cell office:value-type="string"/>
              <table:table-cell office:value-type="float" office:value="-148575518525680">
                <text:p>-148575518525680</text:p>
              </table:table-cell>
            </table:table-row>
            <table:table-row>
              <table:table-cell office:value-type="string"/>
              <table:table-cell office:value-type="float" office:value="365670351593367">
                <text:p>365670351593367</text:p>
              </table:table-cell>
            </table:table-row>
            <table:table-row>
              <table:table-cell office:value-type="string"/>
              <table:table-cell office:value-type="float" office:value="-900748356004636">
                <text:p>-900748356004636</text:p>
              </table:table-cell>
            </table:table-row>
            <table:table-row>
              <table:table-cell office:value-type="string"/>
              <table:table-cell office:value-type="float" office:value="2.22060509479857E+015">
                <text:p>2.22060509479857E+015</text:p>
              </table:table-cell>
            </table:table-row>
            <table:table-row>
              <table:table-cell office:value-type="string"/>
              <table:table-cell office:value-type="float" office:value="-5.47869794797616E+015">
                <text:p>-5.47869794797616E+015</text:p>
              </table:table-cell>
            </table:table-row>
            <table:table-row>
              <table:table-cell office:value-type="string"/>
              <table:table-cell office:value-type="float" office:value="1.35271609132607E+016">
                <text:p>1.35271609132607E+016</text:p>
              </table:table-cell>
            </table:table-row>
            <table:table-row>
              <table:table-cell office:value-type="string"/>
              <table:table-cell office:value-type="float" office:value="-3.3422989498869E+016">
                <text:p>-3.3422989498869E+016</text:p>
              </table:table-cell>
            </table:table-row>
            <table:table-row>
              <table:table-cell office:value-type="string"/>
              <table:table-cell office:value-type="float" office:value="8.26380789661572E+016">
                <text:p>8.26380789661572E+016</text:p>
              </table:table-cell>
            </table:table-row>
            <table:table-row>
              <table:table-cell office:value-type="string"/>
              <table:table-cell office:value-type="float" office:value="-2.04455676606984E+017">
                <text:p>-2.04455676606984E+017</text:p>
              </table:table-cell>
            </table:table-row>
            <table:table-row>
              <table:table-cell office:value-type="string"/>
              <table:table-cell office:value-type="float" office:value="5.06163322565042E+017">
                <text:p>5.06163322565042E+017</text:p>
              </table:table-cell>
            </table:table-row>
            <table:table-row>
              <table:table-cell office:value-type="string"/>
              <table:table-cell office:value-type="float" office:value="-1.25384512138795E+018">
                <text:p>-1.25384512138795E+018</text:p>
              </table:table-cell>
            </table:table-row>
            <table:table-row>
              <table:table-cell office:value-type="string"/>
              <table:table-cell office:value-type="float" office:value="3.10776846045443E+018">
                <text:p>3.10776846045443E+018</text:p>
              </table:table-cell>
            </table:table-row>
            <table:table-row>
              <table:table-cell office:value-type="string"/>
              <table:table-cell office:value-type="float" office:value="-7.70717733426708E+018">
                <text:p>-7.70717733426708E+018</text:p>
              </table:table-cell>
            </table:table-row>
            <table:table-row>
              <table:table-cell office:value-type="string"/>
              <table:table-cell office:value-type="float" office:value="1.91238321332477E+019">
                <text:p>1.91238321332477E+019</text:p>
              </table:table-cell>
            </table:table-row>
            <table:table-row>
              <table:table-cell office:value-type="string"/>
              <table:table-cell office:value-type="float" office:value="-4.74765120895837E+019">
                <text:p>-4.74765120895837E+019</text:p>
              </table:table-cell>
            </table:table-row>
            <table:table-row>
              <table:table-cell office:value-type="string"/>
              <table:table-cell office:value-type="float" office:value="1.17923103644871E+020">
                <text:p>1.17923103644871E+020</text:p>
              </table:table-cell>
            </table:table-row>
            <table:table-row>
              <table:table-cell office:value-type="string"/>
              <table:table-cell office:value-type="float" office:value="-2.93040428551238E+020">
                <text:p>-2.93040428551238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8.731264">
                <text:p>28.731264</text:p>
              </table:table-cell>
            </table:table-row>
            <table:table-row>
              <table:table-cell office:value-type="string"/>
              <table:table-cell office:value-type="float" office:value="21.388342272">
                <text:p>21.388342272</text:p>
              </table:table-cell>
            </table:table-row>
            <table:table-row>
              <table:table-cell office:value-type="string"/>
              <table:table-cell office:value-type="float" office:value="37.397122842624">
                <text:p>37.397122842624</text:p>
              </table:table-cell>
            </table:table-row>
            <table:table-row>
              <table:table-cell office:value-type="string"/>
              <table:table-cell office:value-type="float" office:value="5.3927928893276">
                <text:p>5.3927928893276</text:p>
              </table:table-cell>
            </table:table-row>
            <table:table-row>
              <table:table-cell office:value-type="string"/>
              <table:table-cell office:value-type="float" office:value="73.612572974682">
                <text:p>73.612572974682</text:p>
              </table:table-cell>
            </table:table-row>
            <table:table-row>
              <table:table-cell office:value-type="string"/>
              <table:table-cell office:value-type="float" office:value="-72.5976125860003">
                <text:p>-72.5976125860003</text:p>
              </table:table-cell>
            </table:table-row>
            <table:table-row>
              <table:table-cell office:value-type="string"/>
              <table:table-cell office:value-type="float" office:value="247.823634549883">
                <text:p>247.823634549883</text:p>
              </table:table-cell>
            </table:table-row>
            <table:table-row>
              <table:table-cell office:value-type="string"/>
              <table:table-cell office:value-type="float" office:value="-462.710998912206">
                <text:p>-462.710998912206</text:p>
              </table:table-cell>
            </table:table-row>
            <table:table-row>
              <table:table-cell office:value-type="string"/>
              <table:table-cell office:value-type="float" office:value="1132.71176520885">
                <text:p>1132.71176520885</text:p>
              </table:table-cell>
            </table:table-row>
            <table:table-row>
              <table:table-cell office:value-type="string"/>
              <table:table-cell office:value-type="float" office:value="-2484.25992927611">
                <text:p>-2484.25992927611</text:p>
              </table:table-cell>
            </table:table-row>
            <table:table-row>
              <table:table-cell office:value-type="string"/>
              <table:table-cell office:value-type="float" office:value="5787.02505057321">
                <text:p>5787.02505057321</text:p>
              </table:table-cell>
            </table:table-row>
            <table:table-row>
              <table:table-cell office:value-type="string"/>
              <table:table-cell office:value-type="float" office:value="-13267.4155324565">
                <text:p>-13267.4155324565</text:p>
              </table:table-cell>
            </table:table-row>
            <table:table-row>
              <table:table-cell office:value-type="string"/>
              <table:table-cell office:value-type="float" office:value="30914.1996453616">
                <text:p>30914.1996453616</text:p>
              </table:table-cell>
            </table:table-row>
            <table:table-row>
              <table:table-cell office:value-type="string"/>
              <table:table-cell office:value-type="float" office:value="-72116.5000940907">
                <text:p>-72116.5000940907</text:p>
              </table:table-cell>
            </table:table-row>
            <table:table-row>
              <table:table-cell office:value-type="string"/>
              <table:table-cell office:value-type="float" office:value="169373.21776337">
                <text:p>169373.21776337</text:p>
              </table:table-cell>
            </table:table-row>
            <table:table-row>
              <table:table-cell office:value-type="string"/>
              <table:table-cell office:value-type="float" office:value="-399220.965025126">
                <text:p>-399220.965025126</text:p>
              </table:table-cell>
            </table:table-row>
            <table:table-row>
              <table:table-cell office:value-type="string"/>
              <table:table-cell office:value-type="float" office:value="945028.862442231">
                <text:p>945028.862442231</text:p>
              </table:table-cell>
            </table:table-row>
            <table:table-row>
              <table:table-cell office:value-type="string"/>
              <table:table-cell office:value-type="float" office:value="-2244752.20002864">
                <text:p>-2244752.20002864</text:p>
              </table:table-cell>
            </table:table-row>
            <table:table-row>
              <table:table-cell office:value-type="string"/>
              <table:table-cell office:value-type="float" office:value="5349729.84248151">
                <text:p>5349729.84248151</text:p>
              </table:table-cell>
            </table:table-row>
            <table:table-row>
              <table:table-cell office:value-type="string"/>
              <table:table-cell office:value-type="float" office:value="-12787210.4239528">
                <text:p>-12787210.4239528</text:p>
              </table:table-cell>
            </table:table-row>
            <table:table-row>
              <table:table-cell office:value-type="string"/>
              <table:table-cell office:value-type="float" office:value="30648480.2249265">
                <text:p>30648480.2249265</text:p>
              </table:table-cell>
            </table:table-row>
            <table:table-row>
              <table:table-cell office:value-type="string"/>
              <table:table-cell office:value-type="float" office:value="-73642801.3841926">
                <text:p>-73642801.3841926</text:p>
              </table:table-cell>
            </table:table-row>
            <table:table-row>
              <table:table-cell office:value-type="string"/>
              <table:table-cell office:value-type="float" office:value="177361387.232389">
                <text:p>177361387.232389</text:p>
              </table:table-cell>
            </table:table-row>
            <table:table-row>
              <table:table-cell office:value-type="string"/>
              <table:table-cell office:value-type="float" office:value="-428074915.503293">
                <text:p>-428074915.503293</text:p>
              </table:table-cell>
            </table:table-row>
            <table:table-row>
              <table:table-cell office:value-type="string"/>
              <table:table-cell office:value-type="float" office:value="1035252899.28301">
                <text:p>1035252899.28301</text:p>
              </table:table-cell>
            </table:table-row>
            <table:table-row>
              <table:table-cell office:value-type="string"/>
              <table:table-cell office:value-type="float" office:value="-2508299024.17596">
                <text:p>-2508299024.17596</text:p>
              </table:table-cell>
            </table:table-row>
            <table:table-row>
              <table:table-cell office:value-type="string"/>
              <table:table-cell office:value-type="float" office:value="6087861396.36006">
                <text:p>6087861396.36006</text:p>
              </table:table-cell>
            </table:table-row>
            <table:table-row>
              <table:table-cell office:value-type="string"/>
              <table:table-cell office:value-type="float" office:value="-14799746183.98">
                <text:p>-14799746183.98</text:p>
              </table:table-cell>
            </table:table-row>
            <table:table-row>
              <table:table-cell office:value-type="string"/>
              <table:table-cell office:value-type="float" office:value="36033287822.2424">
                <text:p>36033287822.2424</text:p>
              </table:table-cell>
            </table:table-row>
            <table:table-row>
              <table:table-cell office:value-type="string"/>
              <table:table-cell office:value-type="float" office:value="-87856447586.0446">
                <text:p>-87856447586.0446</text:p>
              </table:table-cell>
            </table:table-row>
            <table:table-row>
              <table:table-cell office:value-type="string"/>
              <table:table-cell office:value-type="float" office:value="214499878406.954">
                <text:p>214499878406.954</text:p>
              </table:table-cell>
            </table:table-row>
            <table:table-row>
              <table:table-cell office:value-type="string"/>
              <table:table-cell office:value-type="float" office:value="-524361476968.744">
                <text:p>-524361476968.744</text:p>
              </table:table-cell>
            </table:table-row>
            <table:table-row>
              <table:table-cell office:value-type="string"/>
              <table:table-cell office:value-type="float" office:value="1283376993188.65">
                <text:p>1283376993188.65</text:p>
              </table:table-cell>
            </table:table-row>
            <table:table-row>
              <table:table-cell office:value-type="string"/>
              <table:table-cell office:value-type="float" office:value="-3144628643760.18">
                <text:p>-3144628643760.18</text:p>
              </table:table-cell>
            </table:table-row>
            <table:table-row>
              <table:table-cell office:value-type="string"/>
              <table:table-cell office:value-type="float" office:value="7713477978003.17">
                <text:p>7713477978003.17</text:p>
              </table:table-cell>
            </table:table-row>
            <table:table-row>
              <table:table-cell office:value-type="string"/>
              <table:table-cell office:value-type="float" office:value="-18939695316113.4">
                <text:p>-18939695316113.4</text:p>
              </table:table-cell>
            </table:table-row>
            <table:table-row>
              <table:table-cell office:value-type="string"/>
              <table:table-cell office:value-type="float" office:value="46549550738797.9">
                <text:p>46549550738797.9</text:p>
              </table:table-cell>
            </table:table-row>
            <table:table-row>
              <table:table-cell office:value-type="string"/>
              <table:table-cell office:value-type="float" office:value="-114513653799813">
                <text:p>-114513653799813</text:p>
              </table:table-cell>
            </table:table-row>
            <table:table-row>
              <table:table-cell office:value-type="string"/>
              <table:table-cell office:value-type="float" office:value="281954672542131">
                <text:p>281954672542131</text:p>
              </table:table-cell>
            </table:table-row>
            <table:table-row>
              <table:table-cell office:value-type="string"/>
              <table:table-cell office:value-type="float" office:value="-694806490054291">
                <text:p>-694806490054291</text:p>
              </table:table-cell>
            </table:table-row>
            <table:table-row>
              <table:table-cell office:value-type="string"/>
              <table:table-cell office:value-type="float" office:value="1.71354095781413E+015">
                <text:p>1.71354095781413E+015</text:p>
              </table:table-cell>
            </table:table-row>
            <table:table-row>
              <table:table-cell office:value-type="string"/>
              <table:table-cell office:value-type="float" office:value="-4.22917611983389E+015">
                <text:p>-4.22917611983389E+015</text:p>
              </table:table-cell>
            </table:table-row>
            <table:table-row>
              <table:table-cell office:value-type="string"/>
              <table:table-cell office:value-type="float" office:value="1.04455983171522E+016">
                <text:p>1.04455983171522E+016</text:p>
              </table:table-cell>
            </table:table-row>
            <table:table-row>
              <table:table-cell office:value-type="string"/>
              <table:table-cell office:value-type="float" office:value="-2.58174691781292E+016">
                <text:p>-2.58174691781292E+016</text:p>
              </table:table-cell>
            </table:table-row>
            <table:table-row>
              <table:table-cell office:value-type="string"/>
              <table:table-cell office:value-type="float" office:value="6.38534224268409E+016">
                <text:p>6.38534224268409E+016</text:p>
              </table:table-cell>
            </table:table-row>
            <table:table-row>
              <table:table-cell office:value-type="string"/>
              <table:table-cell office:value-type="float" office:value="-1.58027620866268E+017">
                <text:p>-1.58027620866268E+017</text:p>
              </table:table-cell>
            </table:table-row>
            <table:table-row>
              <table:table-cell office:value-type="string"/>
              <table:table-cell office:value-type="float" office:value="3.91335267475251E+017">
                <text:p>3.91335267475251E+017</text:p>
              </table:table-cell>
            </table:table-row>
            <table:table-row>
              <table:table-cell office:value-type="string"/>
              <table:table-cell office:value-type="float" office:value="-9.69664845807966E+017">
                <text:p>-9.69664845807966E+017</text:p>
              </table:table-cell>
            </table:table-row>
            <table:table-row>
              <table:table-cell office:value-type="string"/>
              <table:table-cell office:value-type="float" office:value="2.40403676380337E+018">
                <text:p>2.40403676380337E+018</text:p>
              </table:table-cell>
            </table:table-row>
            <table:table-row>
              <table:table-cell office:value-type="string"/>
              <table:table-cell office:value-type="float" office:value="-5.96345609116491E+018">
                <text:p>-5.96345609116491E+018</text:p>
              </table:table-cell>
            </table:table-row>
            <table:table-row>
              <table:table-cell office:value-type="string"/>
              <table:table-cell office:value-type="float" office:value="1.48007460831717E+019">
                <text:p>1.48007460831717E+019</text:p>
              </table:table-cell>
            </table:table-row>
            <table:table-row>
              <table:table-cell office:value-type="string"/>
              <table:table-cell office:value-type="float" office:value="-3.67527233718282E+019">
                <text:p>-3.67527233718282E+019</text:p>
              </table:table-cell>
            </table:table-row>
            <table:table-row>
              <table:table-cell office:value-type="string"/>
              <table:table-cell office:value-type="float" office:value="9.13078043506244E+019">
                <text:p>9.13078043506244E+019</text:p>
              </table:table-cell>
            </table:table-row>
            <table:table-row>
              <table:table-cell office:value-type="string"/>
              <table:table-cell office:value-type="float" office:value="-2.26950563201372E+020">
                <text:p>-2.26950563201372E+020</text:p>
              </table:table-cell>
            </table:table-row>
            <table:table-row>
              <table:table-cell office:value-type="string"/>
              <table:table-cell office:value-type="float" office:value="5.64355215705531E+020">
                <text:p>5.64355215705531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8.201362432">
                <text:p>28.201362432</text:p>
              </table:table-cell>
            </table:table-row>
            <table:table-row>
              <table:table-cell office:value-type="string"/>
              <table:table-cell office:value-type="float" office:value="18.420590690304">
                <text:p>18.420590690304</text:p>
              </table:table-cell>
            </table:table-row>
            <table:table-row>
              <table:table-cell office:value-type="string"/>
              <table:table-cell office:value-type="float" office:value="43.5392258461532">
                <text:p>43.5392258461532</text:p>
              </table:table-cell>
            </table:table-row>
            <table:table-row>
              <table:table-cell office:value-type="string"/>
              <table:table-cell office:value-type="float" office:value="-14.6561051963582">
                <text:p>-14.6561051963582</text:p>
              </table:table-cell>
            </table:table-row>
            <table:table-row>
              <table:table-cell office:value-type="string"/>
              <table:table-cell office:value-type="float" office:value="121.482137425466">
                <text:p>121.482137425466</text:p>
              </table:table-cell>
            </table:table-row>
            <table:table-row>
              <table:table-cell office:value-type="string"/>
              <table:table-cell office:value-type="float" office:value="-193.611542052475">
                <text:p>-193.611542052475</text:p>
              </table:table-cell>
            </table:table-row>
            <table:table-row>
              <table:table-cell office:value-type="string"/>
              <table:table-cell office:value-type="float" office:value="538.465056377442">
                <text:p>538.465056377442</text:p>
              </table:table-cell>
            </table:table-row>
            <table:table-row>
              <table:table-cell office:value-type="string"/>
              <table:table-cell office:value-type="float" office:value="-1165.27350787806">
                <text:p>-1165.27350787806</text:p>
              </table:table-cell>
            </table:table-row>
            <table:table-row>
              <table:table-cell office:value-type="string"/>
              <table:table-cell office:value-type="float" office:value="2814.94604175105">
                <text:p>2814.94604175105</text:p>
              </table:table-cell>
            </table:table-row>
            <table:table-row>
              <table:table-cell office:value-type="string"/>
              <table:table-cell office:value-type="float" office:value="-6516.1801323037">
                <text:p>-6516.1801323037</text:p>
              </table:table-cell>
            </table:table-row>
            <table:table-row>
              <table:table-cell office:value-type="string"/>
              <table:table-cell office:value-type="float" office:value="15440.5626907351">
                <text:p>15440.5626907351</text:p>
              </table:table-cell>
            </table:table-row>
            <table:table-row>
              <table:table-cell office:value-type="string"/>
              <table:table-cell office:value-type="float" office:value="-36406.0848310472">
                <text:p>-36406.0848310472</text:p>
              </table:table-cell>
            </table:table-row>
            <table:table-row>
              <table:table-cell office:value-type="string"/>
              <table:table-cell office:value-type="float" office:value="86430.5539660942">
                <text:p>86430.5539660942</text:p>
              </table:table-cell>
            </table:table-row>
            <table:table-row>
              <table:table-cell office:value-type="string"/>
              <table:table-cell office:value-type="float" office:value="-205512.879570076">
                <text:p>-205512.879570076</text:p>
              </table:table-cell>
            </table:table-row>
            <table:table-row>
              <table:table-cell office:value-type="string"/>
              <table:table-cell office:value-type="float" office:value="490388.490666999">
                <text:p>490388.490666999</text:p>
              </table:table-cell>
            </table:table-row>
            <table:table-row>
              <table:table-cell office:value-type="string"/>
              <table:table-cell office:value-type="float" office:value="-1172984.09153743">
                <text:p>-1172984.09153743</text:p>
              </table:table-cell>
            </table:table-row>
            <table:table-row>
              <table:table-cell office:value-type="string"/>
              <table:table-cell office:value-type="float" office:value="2813082.08823285">
                <text:p>2813082.08823285</text:p>
              </table:table-cell>
            </table:table-row>
            <table:table-row>
              <table:table-cell office:value-type="string"/>
              <table:table-cell office:value-type="float" office:value="-6761896.95579143">
                <text:p>-6761896.95579143</text:p>
              </table:table-cell>
            </table:table-row>
            <table:table-row>
              <table:table-cell office:value-type="string"/>
              <table:table-cell office:value-type="float" office:value="16289672.9603835">
                <text:p>16289672.9603835</text:p>
              </table:table-cell>
            </table:table-row>
            <table:table-row>
              <table:table-cell office:value-type="string"/>
              <table:table-cell office:value-type="float" office:value="-39322381.8243921">
                <text:p>-39322381.8243921</text:p>
              </table:table-cell>
            </table:table-row>
            <table:table-row>
              <table:table-cell office:value-type="string"/>
              <table:table-cell office:value-type="float" office:value="95104078.0538851">
                <text:p>95104078.0538851</text:p>
              </table:table-cell>
            </table:table-row>
            <table:table-row>
              <table:table-cell office:value-type="string"/>
              <table:table-cell office:value-type="float" office:value="-230428472.415057">
                <text:p>-230428472.415057</text:p>
              </table:table-cell>
            </table:table-row>
            <table:table-row>
              <table:table-cell office:value-type="string"/>
              <table:table-cell office:value-type="float" office:value="559247314.132206">
                <text:p>559247314.132206</text:p>
              </table:table-cell>
            </table:table-row>
            <table:table-row>
              <table:table-cell office:value-type="string"/>
              <table:table-cell office:value-type="float" office:value="-1359434341.7717">
                <text:p>-1359434341.7717</text:p>
              </table:table-cell>
            </table:table-row>
            <table:table-row>
              <table:table-cell office:value-type="string"/>
              <table:table-cell office:value-type="float" office:value="3309474286.65748">
                <text:p>3309474286.65748</text:p>
              </table:table-cell>
            </table:table-row>
            <table:table-row>
              <table:table-cell office:value-type="string"/>
              <table:table-cell office:value-type="float" office:value="-8068060433.77494">
                <text:p>-8068060433.77494</text:p>
              </table:table-cell>
            </table:table-row>
            <table:table-row>
              <table:table-cell office:value-type="string"/>
              <table:table-cell office:value-type="float" office:value="19694935581.6681">
                <text:p>19694935581.6681</text:p>
              </table:table-cell>
            </table:table-row>
            <table:table-row>
              <table:table-cell office:value-type="string"/>
              <table:table-cell office:value-type="float" office:value="-48137533314.0375">
                <text:p>-48137533314.0375</text:p>
              </table:table-cell>
            </table:table-row>
            <table:table-row>
              <table:table-cell office:value-type="string"/>
              <table:table-cell office:value-type="float" office:value="117795288852.707">
                <text:p>117795288852.707</text:p>
              </table:table-cell>
            </table:table-row>
            <table:table-row>
              <table:table-cell office:value-type="string"/>
              <table:table-cell office:value-type="float" office:value="-288575850547.326">
                <text:p>-288575850547.326</text:p>
              </table:table-cell>
            </table:table-row>
            <table:table-row>
              <table:table-cell office:value-type="string"/>
              <table:table-cell office:value-type="float" office:value="707709710892.472">
                <text:p>707709710892.472</text:p>
              </table:table-cell>
            </table:table-row>
            <table:table-row>
              <table:table-cell office:value-type="string"/>
              <table:table-cell office:value-type="float" office:value="-1737362184543.71">
                <text:p>-1737362184543.71</text:p>
              </table:table-cell>
            </table:table-row>
            <table:table-row>
              <table:table-cell office:value-type="string"/>
              <table:table-cell office:value-type="float" office:value="4269177198671.15">
                <text:p>4269177198671.15</text:p>
              </table:table-cell>
            </table:table-row>
            <table:table-row>
              <table:table-cell office:value-type="string"/>
              <table:table-cell office:value-type="float" office:value="-10500178063821.8">
                <text:p>-10500178063821.8</text:p>
              </table:table-cell>
            </table:table-row>
            <table:table-row>
              <table:table-cell office:value-type="string"/>
              <table:table-cell office:value-type="float" office:value="25848136087843">
                <text:p>25848136087843</text:p>
              </table:table-cell>
            </table:table-row>
            <table:table-row>
              <table:table-cell office:value-type="string"/>
              <table:table-cell office:value-type="float" office:value="-63683151257937.4">
                <text:p>-63683151257937.4</text:p>
              </table:table-cell>
            </table:table-row>
            <table:table-row>
              <table:table-cell office:value-type="string"/>
              <table:table-cell office:value-type="float" office:value="157024133453535">
                <text:p>157024133453535</text:p>
              </table:table-cell>
            </table:table-row>
            <table:table-row>
              <table:table-cell office:value-type="string"/>
              <table:table-cell office:value-type="float" office:value="-387471400575217">
                <text:p>-387471400575217</text:p>
              </table:table-cell>
            </table:table-row>
            <table:table-row>
              <table:table-cell office:value-type="string"/>
              <table:table-cell office:value-type="float" office:value="956819650131853">
                <text:p>956819650131853</text:p>
              </table:table-cell>
            </table:table-row>
            <table:table-row>
              <table:table-cell office:value-type="string"/>
              <table:table-cell office:value-type="float" office:value="-2.36441868968245E+015">
                <text:p>-2.36441868968245E+015</text:p>
              </table:table-cell>
            </table:table-row>
            <table:table-row>
              <table:table-cell office:value-type="string"/>
              <table:table-cell office:value-type="float" office:value="5.84668955403152E+015">
                <text:p>5.84668955403152E+015</text:p>
              </table:table-cell>
            </table:table-row>
            <table:table-row>
              <table:table-cell office:value-type="string"/>
              <table:table-cell office:value-type="float" office:value="-1.4466893137631E+016">
                <text:p>-1.4466893137631E+016</text:p>
              </table:table-cell>
            </table:table-row>
            <table:table-row>
              <table:table-cell office:value-type="string"/>
              <table:table-cell office:value-type="float" office:value="3.58186345198617E+016">
                <text:p>3.58186345198617E+016</text:p>
              </table:table-cell>
            </table:table-row>
            <table:table-row>
              <table:table-cell office:value-type="string"/>
              <table:table-cell office:value-type="float" office:value="-8.87362053919408E+016">
                <text:p>-8.87362053919408E+016</text:p>
              </table:table-cell>
            </table:table-row>
            <table:table-row>
              <table:table-cell office:value-type="string"/>
              <table:table-cell office:value-type="float" office:value="2.19958580586802E+017">
                <text:p>2.19958580586802E+017</text:p>
              </table:table-cell>
            </table:table-row>
            <table:table-row>
              <table:table-cell office:value-type="string"/>
              <table:table-cell office:value-type="float" office:value="-5.45531573671362E+017">
                <text:p>-5.45531573671362E+017</text:p>
              </table:table-cell>
            </table:table-row>
            <table:table-row>
              <table:table-cell office:value-type="string"/>
              <table:table-cell office:value-type="float" office:value="1.35372051015611E+018">
                <text:p>1.35372051015611E+018</text:p>
              </table:table-cell>
            </table:table-row>
            <table:table-row>
              <table:table-cell office:value-type="string"/>
              <table:table-cell office:value-type="float" office:value="-3.36093366515878E+018">
                <text:p>-3.36093366515878E+018</text:p>
              </table:table-cell>
            </table:table-row>
            <table:table-row>
              <table:table-cell office:value-type="string"/>
              <table:table-cell office:value-type="float" office:value="8.34842991390111E+018">
                <text:p>8.34842991390111E+018</text:p>
              </table:table-cell>
            </table:table-row>
            <table:table-row>
              <table:table-cell office:value-type="string"/>
              <table:table-cell office:value-type="float" office:value="-2.07470393451101E+019">
                <text:p>-2.07470393451101E+019</text:p>
              </table:table-cell>
            </table:table-row>
            <table:table-row>
              <table:table-cell office:value-type="string"/>
              <table:table-cell office:value-type="float" office:value="5.15830271168488E+019">
                <text:p>5.15830271168488E+019</text:p>
              </table:table-cell>
            </table:table-row>
            <table:table-row>
              <table:table-cell office:value-type="string"/>
              <table:table-cell office:value-type="float" office:value="-1.28306941767722E+020">
                <text:p>-1.28306941767722E+020</text:p>
              </table:table-cell>
            </table:table-row>
            <table:table-row>
              <table:table-cell office:value-type="string"/>
              <table:table-cell office:value-type="float" office:value="3.19285881334032E+020">
                <text:p>3.19285881334032E+020</text:p>
              </table:table-cell>
            </table:table-row>
            <table:table-row>
              <table:table-cell office:value-type="string"/>
              <table:table-cell office:value-type="float" office:value="-7.94857758091885E+020">
                <text:p>-7.94857758091885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7.730809839616">
                <text:p>27.730809839616</text:p>
              </table:table-cell>
            </table:table-row>
            <table:table-row>
              <table:table-cell office:value-type="string"/>
              <table:table-cell office:value-type="float" office:value="16.1503760974479">
                <text:p>16.1503760974479</text:p>
              </table:table-cell>
            </table:table-row>
            <table:table-row>
              <table:table-cell office:value-type="string"/>
              <table:table-cell office:value-type="float" office:value="50.3840484139346">
                <text:p>50.3840484139346</text:p>
              </table:table-cell>
            </table:table-row>
            <table:table-row>
              <table:table-cell office:value-type="string"/>
              <table:table-cell office:value-type="float" office:value="-39.2733372003894">
                <text:p>-39.2733372003894</text:p>
              </table:table-cell>
            </table:table-row>
            <table:table-row>
              <table:table-cell office:value-type="string"/>
              <table:table-cell office:value-type="float" office:value="189.363865162641">
                <text:p>189.363865162641</text:p>
              </table:table-cell>
            </table:table-row>
            <table:table-row>
              <table:table-cell office:value-type="string"/>
              <table:table-cell office:value-type="float" office:value="-378.983397629652">
                <text:p>-378.983397629652</text:p>
              </table:table-cell>
            </table:table-row>
            <table:table-row>
              <table:table-cell office:value-type="string"/>
              <table:table-cell office:value-type="float" office:value="1018.97044159033">
                <text:p>1018.97044159033</text:p>
              </table:table-cell>
            </table:table-row>
            <table:table-row>
              <table:table-cell office:value-type="string"/>
              <table:table-cell office:value-type="float" office:value="-2393.87295800417">
                <text:p>-2393.87295800417</text:p>
              </table:table-cell>
            </table:table-row>
            <table:table-row>
              <table:table-cell office:value-type="string"/>
              <table:table-cell office:value-type="float" office:value="5906.6764224757">
                <text:p>5906.6764224757</text:p>
              </table:table-cell>
            </table:table-row>
            <table:table-row>
              <table:table-cell office:value-type="string"/>
              <table:table-cell office:value-type="float" office:value="-14237.3234124048">
                <text:p>-14237.3234124048</text:p>
              </table:table-cell>
            </table:table-row>
            <table:table-row>
              <table:table-cell office:value-type="string"/>
              <table:table-cell office:value-type="float" office:value="34603.178887523">
                <text:p>34603.178887523</text:p>
              </table:table-cell>
            </table:table-row>
            <table:table-row>
              <table:table-cell office:value-type="string"/>
              <table:table-cell office:value-type="float" office:value="-83787.5198297687">
                <text:p>-83787.5198297687</text:p>
              </table:table-cell>
            </table:table-row>
            <table:table-row>
              <table:table-cell office:value-type="string"/>
              <table:table-cell office:value-type="float" office:value="203273.737327418">
                <text:p>203273.737327418</text:p>
              </table:table-cell>
            </table:table-row>
            <table:table-row>
              <table:table-cell office:value-type="string"/>
              <table:table-cell office:value-type="float" office:value="-493169.375943156">
                <text:p>-493169.375943156</text:p>
              </table:table-cell>
            </table:table-row>
            <table:table-row>
              <table:table-cell office:value-type="string"/>
              <table:table-cell office:value-type="float" office:value="1197816.21998999">
                <text:p>1197816.21998999</text:p>
              </table:table-cell>
            </table:table-row>
            <table:table-row>
              <table:table-cell office:value-type="string"/>
              <table:table-cell office:value-type="float" office:value="-2911717.68209156">
                <text:p>-2911717.68209156</text:p>
              </table:table-cell>
            </table:table-row>
            <table:table-row>
              <table:table-cell office:value-type="string"/>
              <table:table-cell office:value-type="float" office:value="7085451.37676322">
                <text:p>7085451.37676322</text:p>
              </table:table-cell>
            </table:table-row>
            <table:table-row>
              <table:table-cell office:value-type="string"/>
              <table:table-cell office:value-type="float" office:value="-17259631.4759734">
                <text:p>-17259631.4759734</text:p>
              </table:table-cell>
            </table:table-row>
            <table:table-row>
              <table:table-cell office:value-type="string"/>
              <table:table-cell office:value-type="float" office:value="42087904.6378628">
                <text:p>42087904.6378628</text:p>
              </table:table-cell>
            </table:table-row>
            <table:table-row>
              <table:table-cell office:value-type="string"/>
              <table:table-cell office:value-type="float" office:value="-102739752.495585">
                <text:p>-102739752.495585</text:p>
              </table:table-cell>
            </table:table-row>
            <table:table-row>
              <table:table-cell office:value-type="string"/>
              <table:table-cell office:value-type="float" office:value="251056202.337568">
                <text:p>251056202.337568</text:p>
              </table:table-cell>
            </table:table-row>
            <table:table-row>
              <table:table-cell office:value-type="string"/>
              <table:table-cell office:value-type="float" office:value="-614107996.664624">
                <text:p>-614107996.664624</text:p>
              </table:table-cell>
            </table:table-row>
            <table:table-row>
              <table:table-cell office:value-type="string"/>
              <table:table-cell office:value-type="float" office:value="1503658404.14339">
                <text:p>1503658404.14339</text:p>
              </table:table-cell>
            </table:table-row>
            <table:table-row>
              <table:table-cell office:value-type="string"/>
              <table:table-cell office:value-type="float" office:value="-3685291502.09513">
                <text:p>-3685291502.09513</text:p>
              </table:table-cell>
            </table:table-row>
            <table:table-row>
              <table:table-cell office:value-type="string"/>
              <table:table-cell office:value-type="float" office:value="9040652888.61606">
                <text:p>9040652888.61606</text:p>
              </table:table-cell>
            </table:table-row>
            <table:table-row>
              <table:table-cell office:value-type="string"/>
              <table:table-cell office:value-type="float" office:value="-22198298075.7756">
                <text:p>-22198298075.7756</text:p>
              </table:table-cell>
            </table:table-row>
            <table:table-row>
              <table:table-cell office:value-type="string"/>
              <table:table-cell office:value-type="float" office:value="54552931773.4943">
                <text:p>54552931773.4943</text:p>
              </table:table-cell>
            </table:table-row>
            <table:table-row>
              <table:table-cell office:value-type="string"/>
              <table:table-cell office:value-type="float" office:value="-134178131690.561">
                <text:p>-134178131690.561</text:p>
              </table:table-cell>
            </table:table-row>
            <table:table-row>
              <table:table-cell office:value-type="string"/>
              <table:table-cell office:value-type="float" office:value="330291620317.987">
                <text:p>330291620317.987</text:p>
              </table:table-cell>
            </table:table-row>
            <table:table-row>
              <table:table-cell office:value-type="string"/>
              <table:table-cell office:value-type="float" office:value="-813678442953.722">
                <text:p>-813678442953.722</text:p>
              </table:table-cell>
            </table:table-row>
            <table:table-row>
              <table:table-cell office:value-type="string"/>
              <table:table-cell office:value-type="float" office:value="2006019564767.69">
                <text:p>2006019564767.69</text:p>
              </table:table-cell>
            </table:table-row>
            <table:table-row>
              <table:table-cell office:value-type="string"/>
              <table:table-cell office:value-type="float" office:value="-4949173786029.22">
                <text:p>-4949173786029.22</text:p>
              </table:table-cell>
            </table:table-row>
            <table:table-row>
              <table:table-cell office:value-type="string"/>
              <table:table-cell office:value-type="float" office:value="12218952101183">
                <text:p>12218952101183</text:p>
              </table:table-cell>
            </table:table-row>
            <table:table-row>
              <table:table-cell office:value-type="string"/>
              <table:table-cell office:value-type="float" office:value="-30187554293989.4">
                <text:p>-30187554293989.4</text:p>
              </table:table-cell>
            </table:table-row>
            <table:table-row>
              <table:table-cell office:value-type="string"/>
              <table:table-cell office:value-type="float" office:value="74628386285273.1">
                <text:p>74628386285273.1</text:p>
              </table:table-cell>
            </table:table-row>
            <table:table-row>
              <table:table-cell office:value-type="string"/>
              <table:table-cell office:value-type="float" office:value="-184608725721892">
                <text:p>-184608725721892</text:p>
              </table:table-cell>
            </table:table-row>
            <table:table-row>
              <table:table-cell office:value-type="string"/>
              <table:table-cell office:value-type="float" office:value="456943799626207">
                <text:p>456943799626207</text:p>
              </table:table-cell>
            </table:table-row>
            <table:table-row>
              <table:table-cell office:value-type="string"/>
              <table:table-cell office:value-type="float" office:value="-1.13168747523865E+015">
                <text:p>-1.13168747523865E+015</text:p>
              </table:table-cell>
            </table:table-row>
            <table:table-row>
              <table:table-cell office:value-type="string"/>
              <table:table-cell office:value-type="float" office:value="2.80436518051689E+015">
                <text:p>2.80436518051689E+015</text:p>
              </table:table-cell>
            </table:table-row>
            <table:table-row>
              <table:table-cell office:value-type="string"/>
              <table:table-cell office:value-type="float" office:value="-6.95310095640767E+015">
                <text:p>-6.95310095640767E+015</text:p>
              </table:table-cell>
            </table:table-row>
            <table:table-row>
              <table:table-cell office:value-type="string"/>
              <table:table-cell office:value-type="float" office:value="1.72484618687262E+016">
                <text:p>1.72484618687262E+016</text:p>
              </table:table-cell>
            </table:table-row>
            <table:table-row>
              <table:table-cell office:value-type="string"/>
              <table:table-cell office:value-type="float" office:value="-4.28097211422854E+016">
                <text:p>-4.28097211422854E+016</text:p>
              </table:table-cell>
            </table:table-row>
            <table:table-row>
              <table:table-cell office:value-type="string"/>
              <table:table-cell office:value-type="float" office:value="1.06303430278852E+017">
                <text:p>1.06303430278852E+017</text:p>
              </table:table-cell>
            </table:table-row>
            <table:table-row>
              <table:table-cell office:value-type="string"/>
              <table:table-cell office:value-type="float" office:value="-2.64093679962565E+017">
                <text:p>-2.64093679962565E+017</text:p>
              </table:table-cell>
            </table:table-row>
            <table:table-row>
              <table:table-cell office:value-type="string"/>
              <table:table-cell office:value-type="float" office:value="6.56398976879632E+017">
                <text:p>6.56398976879632E+017</text:p>
              </table:table-cell>
            </table:table-row>
            <table:table-row>
              <table:table-cell office:value-type="string"/>
              <table:table-cell office:value-type="float" office:value="-1.63218937635153E+018">
                <text:p>-1.63218937635153E+018</text:p>
              </table:table-cell>
            </table:table-row>
            <table:table-row>
              <table:table-cell office:value-type="string"/>
              <table:table-cell office:value-type="float" office:value="4.06031615256813E+018">
                <text:p>4.06031615256813E+018</text:p>
              </table:table-cell>
            </table:table-row>
            <table:table-row>
              <table:table-cell office:value-type="string"/>
              <table:table-cell office:value-type="float" office:value="-1.0104852165505E+019">
                <text:p>-1.0104852165505E+019</text:p>
              </table:table-cell>
            </table:table-row>
            <table:table-row>
              <table:table-cell office:value-type="string"/>
              <table:table-cell office:value-type="float" office:value="2.51579527738591E+019">
                <text:p>2.51579527738591E+019</text:p>
              </table:table-cell>
            </table:table-row>
            <table:table-row>
              <table:table-cell office:value-type="string"/>
              <table:table-cell office:value-type="float" office:value="-6.26600161834049E+019">
                <text:p>-6.26600161834049E+019</text:p>
              </table:table-cell>
            </table:table-row>
            <table:table-row>
              <table:table-cell office:value-type="string"/>
              <table:table-cell office:value-type="float" office:value="1.56124284075367E+020">
                <text:p>1.56124284075367E+020</text:p>
              </table:table-cell>
            </table:table-row>
            <table:table-row>
              <table:table-cell office:value-type="string"/>
              <table:table-cell office:value-type="float" office:value="-3.89143934745336E+020">
                <text:p>-3.89143934745336E+020</text:p>
              </table:table-cell>
            </table:table-row>
            <table:table-row>
              <table:table-cell office:value-type="string"/>
              <table:table-cell office:value-type="float" office:value="9.70298193488346E+020">
                <text:p>9.70298193488346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7.312959137579">
                <text:p>27.312959137579</text:p>
              </table:table-cell>
            </table:table-row>
            <table:table-row>
              <table:table-cell office:value-type="string"/>
              <table:table-cell office:value-type="float" office:value="14.4586776837725">
                <text:p>14.4586776837725</text:p>
              </table:table-cell>
            </table:table-row>
            <table:table-row>
              <table:table-cell office:value-type="string"/>
              <table:table-cell office:value-type="float" office:value="57.4455151591496">
                <text:p>57.4455151591496</text:p>
              </table:table-cell>
            </table:table-row>
            <table:table-row>
              <table:table-cell office:value-type="string"/>
              <table:table-cell office:value-type="float" office:value="-67.6914289649154">
                <text:p>-67.6914289649154</text:p>
              </table:table-cell>
            </table:table-row>
            <table:table-row>
              <table:table-cell office:value-type="string"/>
              <table:table-cell office:value-type="float" office:value="277.840489827199">
                <text:p>277.840489827199</text:p>
              </table:table-cell>
            </table:table-row>
            <table:table-row>
              <table:table-cell office:value-type="string"/>
              <table:table-cell office:value-type="float" office:value="-640.077725601743">
                <text:p>-640.077725601743</text:p>
              </table:table-cell>
            </table:table-row>
            <table:table-row>
              <table:table-cell office:value-type="string"/>
              <table:table-cell office:value-type="float" office:value="1744.77356079902">
                <text:p>1744.77356079902</text:p>
              </table:table-cell>
            </table:table-row>
            <table:table-row>
              <table:table-cell office:value-type="string"/>
              <table:table-cell office:value-type="float" office:value="-4355.15152148419">
                <text:p>-4355.15152148419</text:p>
              </table:table-cell>
            </table:table-row>
            <table:table-row>
              <table:table-cell office:value-type="string"/>
              <table:table-cell office:value-type="float" office:value="11085.3561375272">
                <text:p>11085.3561375272</text:p>
              </table:table-cell>
            </table:table-row>
            <table:table-row>
              <table:table-cell office:value-type="string"/>
              <table:table-cell office:value-type="float" office:value="-27710.4163097758">
                <text:p>-27710.4163097758</text:p>
              </table:table-cell>
            </table:table-row>
            <table:table-row>
              <table:table-cell office:value-type="string"/>
              <table:table-cell office:value-type="float" office:value="69261.587857687">
                <text:p>69261.587857687</text:p>
              </table:table-cell>
            </table:table-row>
            <table:table-row>
              <table:table-cell office:value-type="string"/>
              <table:table-cell office:value-type="float" office:value="-172222.430989698">
                <text:p>-172222.430989698</text:p>
              </table:table-cell>
            </table:table-row>
            <table:table-row>
              <table:table-cell office:value-type="string"/>
              <table:table-cell office:value-type="float" office:value="427535.815929957">
                <text:p>427535.815929957</text:p>
              </table:table-cell>
            </table:table-row>
            <table:table-row>
              <table:table-cell office:value-type="string"/>
              <table:table-cell office:value-type="float" office:value="-1059236.96181768">
                <text:p>-1059236.96181768</text:p>
              </table:table-cell>
            </table:table-row>
            <table:table-row>
              <table:table-cell office:value-type="string"/>
              <table:table-cell office:value-type="float" office:value="2621555.81206013">
                <text:p>2621555.81206013</text:p>
              </table:table-cell>
            </table:table-row>
            <table:table-row>
              <table:table-cell office:value-type="string"/>
              <table:table-cell office:value-type="float" office:value="-6482834.13385403">
                <text:p>-6482834.13385403</text:p>
              </table:table-cell>
            </table:table-row>
            <table:table-row>
              <table:table-cell office:value-type="string"/>
              <table:table-cell office:value-type="float" office:value="16023875.0266744">
                <text:p>16023875.0266744</text:p>
              </table:table-cell>
            </table:table-row>
            <table:table-row>
              <table:table-cell office:value-type="string"/>
              <table:table-cell office:value-type="float" office:value="-39596017.3834942">
                <text:p>-39596017.3834942</text:p>
              </table:table-cell>
            </table:table-row>
            <table:table-row>
              <table:table-cell office:value-type="string"/>
              <table:table-cell office:value-type="float" office:value="97835285.0102972">
                <text:p>97835285.0102972</text:p>
              </table:table-cell>
            </table:table-row>
            <table:table-row>
              <table:table-cell office:value-type="string"/>
              <table:table-cell office:value-type="float" office:value="-241743130.795158">
                <text:p>-241743130.795158</text:p>
              </table:table-cell>
            </table:table-row>
            <table:table-row>
              <table:table-cell office:value-type="string"/>
              <table:table-cell office:value-type="float" office:value="597408765.520547">
                <text:p>597408765.520547</text:p>
              </table:table-cell>
            </table:table-row>
            <table:table-row>
              <table:table-cell office:value-type="string"/>
              <table:table-cell office:value-type="float" office:value="-1476660906.51643">
                <text:p>-1476660906.51643</text:p>
              </table:table-cell>
            </table:table-row>
            <table:table-row>
              <table:table-cell office:value-type="string"/>
              <table:table-cell office:value-type="float" office:value="3650961167.16034">
                <text:p>3650961167.16034</text:p>
              </table:table-cell>
            </table:table-row>
            <table:table-row>
              <table:table-cell office:value-type="string"/>
              <table:table-cell office:value-type="float" office:value="-9029632622.76732">
                <text:p>-9029632622.76732</text:p>
              </table:table-cell>
            </table:table-row>
            <table:table-row>
              <table:table-cell office:value-type="string"/>
              <table:table-cell office:value-type="float" office:value="22340033412.3549">
                <text:p>22340033412.3549</text:p>
              </table:table-cell>
            </table:table-row>
            <table:table-row>
              <table:table-cell office:value-type="string"/>
              <table:table-cell office:value-type="float" office:value="-55291584517.4144">
                <text:p>-55291584517.4144</text:p>
              </table:table-cell>
            </table:table-row>
            <table:table-row>
              <table:table-cell office:value-type="string"/>
              <table:table-cell office:value-type="float" office:value="136899970298.319">
                <text:p>136899970298.319</text:p>
              </table:table-cell>
            </table:table-row>
            <table:table-row>
              <table:table-cell office:value-type="string"/>
              <table:table-cell office:value-type="float" office:value="-339095484573.128">
                <text:p>-339095484573.128</text:p>
              </table:table-cell>
            </table:table-row>
            <table:table-row>
              <table:table-cell office:value-type="string"/>
              <table:table-cell office:value-type="float" office:value="840268997480.951">
                <text:p>840268997480.951</text:p>
              </table:table-cell>
            </table:table-row>
            <table:table-row>
              <table:table-cell office:value-type="string"/>
              <table:table-cell office:value-type="float" office:value="-2083023630512.03">
                <text:p>-2083023630512.03</text:p>
              </table:table-cell>
            </table:table-row>
            <table:table-row>
              <table:table-cell office:value-type="string"/>
              <table:table-cell office:value-type="float" office:value="5165950327482.35">
                <text:p>5165950327482.35</text:p>
              </table:table-cell>
            </table:table-row>
            <table:table-row>
              <table:table-cell office:value-type="string"/>
              <table:table-cell office:value-type="float" office:value="-12816992503150.5">
                <text:p>-12816992503150.5</text:p>
              </table:table-cell>
            </table:table-row>
            <table:table-row>
              <table:table-cell office:value-type="string"/>
              <table:table-cell office:value-type="float" office:value="31812724444969.3">
                <text:p>31812724444969.3</text:p>
              </table:table-cell>
            </table:table-row>
            <table:table-row>
              <table:table-cell office:value-type="string"/>
              <table:table-cell office:value-type="float" office:value="-78993760864270.3">
                <text:p>-78993760864270.3</text:p>
              </table:table-cell>
            </table:table-row>
            <table:table-row>
              <table:table-cell office:value-type="string"/>
              <table:table-cell office:value-type="float" office:value="196227475179370">
                <text:p>196227475179370</text:p>
              </table:table-cell>
            </table:table-row>
            <table:table-row>
              <table:table-cell office:value-type="string"/>
              <table:table-cell office:value-type="float" office:value="-487640183578735">
                <text:p>-487640183578735</text:p>
              </table:table-cell>
            </table:table-row>
            <table:table-row>
              <table:table-cell office:value-type="string"/>
              <table:table-cell office:value-type="float" office:value="1.21229712884528E+015">
                <text:p>1.21229712884528E+015</text:p>
              </table:table-cell>
            </table:table-row>
            <table:table-row>
              <table:table-cell office:value-type="string"/>
              <table:table-cell office:value-type="float" office:value="-3.01498849086549E+015">
                <text:p>-3.01498849086549E+015</text:p>
              </table:table-cell>
            </table:table-row>
            <table:table-row>
              <table:table-cell office:value-type="string"/>
              <table:table-cell office:value-type="float" office:value="7.50112072361923E+015">
                <text:p>7.50112072361923E+015</text:p>
              </table:table-cell>
            </table:table-row>
            <table:table-row>
              <table:table-cell office:value-type="string"/>
              <table:table-cell office:value-type="float" office:value="-1.8669272101281E+016">
                <text:p>-1.8669272101281E+016</text:p>
              </table:table-cell>
            </table:table-row>
            <table:table-row>
              <table:table-cell office:value-type="string"/>
              <table:table-cell office:value-type="float" office:value="4.64821387599117E+016">
                <text:p>4.64821387599117E+016</text:p>
              </table:table-cell>
            </table:table-row>
            <table:table-row>
              <table:table-cell office:value-type="string"/>
              <table:table-cell office:value-type="float" office:value="-1.15770796934834E+017">
                <text:p>-1.15770796934834E+017</text:p>
              </table:table-cell>
            </table:table-row>
            <table:table-row>
              <table:table-cell office:value-type="string"/>
              <table:table-cell office:value-type="float" office:value="2.88444889265316E+017">
                <text:p>2.88444889265316E+017</text:p>
              </table:table-cell>
            </table:table-row>
            <table:table-row>
              <table:table-cell office:value-type="string"/>
              <table:table-cell office:value-type="float" office:value="-7.18909609090958E+017">
                <text:p>-7.18909609090958E+017</text:p>
              </table:table-cell>
            </table:table-row>
            <table:table-row>
              <table:table-cell office:value-type="string"/>
              <table:table-cell office:value-type="float" office:value="1.79237993637468E+018">
                <text:p>1.79237993637468E+018</text:p>
              </table:table-cell>
            </table:table-row>
            <table:table-row>
              <table:table-cell office:value-type="string"/>
              <table:table-cell office:value-type="float" office:value="-4.4702001536612E+018">
                <text:p>-4.4702001536612E+018</text:p>
              </table:table-cell>
            </table:table-row>
            <table:table-row>
              <table:table-cell office:value-type="string"/>
              <table:table-cell office:value-type="float" office:value="1.11522316777961E+019">
                <text:p>1.11522316777961E+019</text:p>
              </table:table-cell>
            </table:table-row>
            <table:table-row>
              <table:table-cell office:value-type="string"/>
              <table:table-cell office:value-type="float" office:value="-2.78311642932798E+019">
                <text:p>-2.78311642932798E+019</text:p>
              </table:table-cell>
            </table:table-row>
            <table:table-row>
              <table:table-cell office:value-type="string"/>
              <table:table-cell office:value-type="float" office:value="6.94756570239676E+019">
                <text:p>6.94756570239676E+019</text:p>
              </table:table-cell>
            </table:table-row>
            <table:table-row>
              <table:table-cell office:value-type="string"/>
              <table:table-cell office:value-type="float" office:value="-1.73485277041795E+020">
                <text:p>-1.73485277041795E+020</text:p>
              </table:table-cell>
            </table:table-row>
            <table:table-row>
              <table:table-cell office:value-type="string"/>
              <table:table-cell office:value-type="float" office:value="4.33329546735748E+020">
                <text:p>4.33329546735748E+020</text:p>
              </table:table-cell>
            </table:table-row>
            <table:table-row>
              <table:table-cell office:value-type="string"/>
              <table:table-cell office:value-type="float" office:value="-1.08267175889506E+021">
                <text:p>-1.08267175889506E+02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6.9419077141702">
                <text:p>26.9419077141702</text:p>
              </table:table-cell>
            </table:table-row>
            <table:table-row>
              <table:table-cell office:value-type="string"/>
              <table:table-cell office:value-type="float" office:value="13.2443853969939">
                <text:p>13.2443853969939</text:p>
              </table:table-cell>
            </table:table-row>
            <table:table-row>
              <table:table-cell office:value-type="string"/>
              <table:table-cell office:value-type="float" office:value="64.3657980698202">
                <text:p>64.3657980698202</text:p>
              </table:table-cell>
            </table:table-row>
            <table:table-row>
              <table:table-cell office:value-type="string"/>
              <table:table-cell office:value-type="float" office:value="-99.0273067575507">
                <text:p>-99.0273067575507</text:p>
              </table:table-cell>
            </table:table-row>
            <table:table-row>
              <table:table-cell office:value-type="string"/>
              <table:table-cell office:value-type="float" office:value="386.517447747584">
                <text:p>386.517447747584</text:p>
              </table:table-cell>
            </table:table-row>
            <table:table-row>
              <table:table-cell office:value-type="string"/>
              <table:table-cell office:value-type="float" office:value="-985.864922968973">
                <text:p>-985.864922968973</text:p>
              </table:table-cell>
            </table:table-row>
            <table:table-row>
              <table:table-cell office:value-type="string"/>
              <table:table-cell office:value-type="float" office:value="2770.97961001919">
                <text:p>2770.97961001919</text:p>
              </table:table-cell>
            </table:table-row>
            <table:table-row>
              <table:table-cell office:value-type="string"/>
              <table:table-cell office:value-type="float" office:value="-7280.89724869289">
                <text:p>-7280.89724869289</text:p>
              </table:table-cell>
            </table:table-row>
            <table:table-row>
              <table:table-cell office:value-type="string"/>
              <table:table-cell office:value-type="float" office:value="19178.6958887168">
                <text:p>19178.6958887168</text:p>
              </table:table-cell>
            </table:table-row>
            <table:table-row>
              <table:table-cell office:value-type="string"/>
              <table:table-cell office:value-type="float" office:value="-49630.7671208313">
                <text:p>-49630.7671208313</text:p>
              </table:table-cell>
            </table:table-row>
            <table:table-row>
              <table:table-cell office:value-type="string"/>
              <table:table-cell office:value-type="float" office:value="127684.831909014">
                <text:p>127684.831909014</text:p>
              </table:table-cell>
            </table:table-row>
            <table:table-row>
              <table:table-cell office:value-type="string"/>
              <table:table-cell office:value-type="float" office:value="-326052.660831652">
                <text:p>-326052.660831652</text:p>
              </table:table-cell>
            </table:table-row>
            <table:table-row>
              <table:table-cell office:value-type="string"/>
              <table:table-cell office:value-type="float" office:value="828746.763894712">
                <text:p>828746.763894712</text:p>
              </table:table-cell>
            </table:table-row>
            <table:table-row>
              <table:table-cell office:value-type="string"/>
              <table:table-cell office:value-type="float" office:value="-2097862.07432215">
                <text:p>-2097862.07432215</text:p>
              </table:table-cell>
            </table:table-row>
            <table:table-row>
              <table:table-cell office:value-type="string"/>
              <table:table-cell office:value-type="float" office:value="5294273.55432203">
                <text:p>5294273.55432203</text:p>
              </table:table-cell>
            </table:table-row>
            <table:table-row>
              <table:table-cell office:value-type="string"/>
              <table:table-cell office:value-type="float" office:value="-13327632.4460929">
                <text:p>-13327632.4460929</text:p>
              </table:table-cell>
            </table:table-row>
            <table:table-row>
              <table:table-cell office:value-type="string"/>
              <table:table-cell office:value-type="float" office:value="33485040.7683373">
                <text:p>33485040.7683373</text:p>
              </table:table-cell>
            </table:table-row>
            <table:table-row>
              <table:table-cell office:value-type="string"/>
              <table:table-cell office:value-type="float" office:value="-83997803.3908656">
                <text:p>-83997803.3908656</text:p>
              </table:table-cell>
            </table:table-row>
            <table:table-row>
              <table:table-cell office:value-type="string"/>
              <table:table-cell office:value-type="float" office:value="210448410.301513">
                <text:p>210448410.301513</text:p>
              </table:table-cell>
            </table:table-row>
            <table:table-row>
              <table:table-cell office:value-type="string"/>
              <table:table-cell office:value-type="float" office:value="-526738517.380969">
                <text:p>-526738517.380969</text:p>
              </table:table-cell>
            </table:table-row>
            <table:table-row>
              <table:table-cell office:value-type="string"/>
              <table:table-cell office:value-type="float" office:value="1317368964.89218">
                <text:p>1317368964.89218</text:p>
              </table:table-cell>
            </table:table-row>
            <table:table-row>
              <table:table-cell office:value-type="string"/>
              <table:table-cell office:value-type="float" office:value="-3292734125.21444">
                <text:p>-3292734125.21444</text:p>
              </table:table-cell>
            </table:table-row>
            <table:table-row>
              <table:table-cell office:value-type="string"/>
              <table:table-cell office:value-type="float" office:value="8226282355.85181">
                <text:p>8226282355.85181</text:p>
              </table:table-cell>
            </table:table-row>
            <table:table-row>
              <table:table-cell office:value-type="string"/>
              <table:table-cell office:value-type="float" office:value="-20544628263.6692">
                <text:p>-20544628263.6692</text:p>
              </table:table-cell>
            </table:table-row>
            <table:table-row>
              <table:table-cell office:value-type="string"/>
              <table:table-cell office:value-type="float" office:value="51295830290.4759">
                <text:p>51295830290.4759</text:p>
              </table:table-cell>
            </table:table-row>
            <table:table-row>
              <table:table-cell office:value-type="string"/>
              <table:table-cell office:value-type="float" office:value="-128052845360.828">
                <text:p>-128052845360.828</text:p>
              </table:table-cell>
            </table:table-row>
            <table:table-row>
              <table:table-cell office:value-type="string"/>
              <table:table-cell office:value-type="float" office:value="319630566002.062">
                <text:p>319630566002.062</text:p>
              </table:table-cell>
            </table:table-row>
            <table:table-row>
              <table:table-cell office:value-type="string"/>
              <table:table-cell office:value-type="float" office:value="-797779764779.174">
                <text:p>-797779764779.174</text:p>
              </table:table-cell>
            </table:table-row>
            <table:table-row>
              <table:table-cell office:value-type="string"/>
              <table:table-cell office:value-type="float" office:value="1991192135913.63">
                <text:p>1991192135913.63</text:p>
              </table:table-cell>
            </table:table-row>
            <table:table-row>
              <table:table-cell office:value-type="string"/>
              <table:table-cell office:value-type="float" office:value="-4969987305214.2">
                <text:p>-4969987305214.2</text:p>
              </table:table-cell>
            </table:table-row>
            <table:table-row>
              <table:table-cell office:value-type="string"/>
              <table:table-cell office:value-type="float" office:value="12405753149407.7">
                <text:p>12405753149407.7</text:p>
              </table:table-cell>
            </table:table-row>
            <table:table-row>
              <table:table-cell office:value-type="string"/>
              <table:table-cell office:value-type="float" office:value="-30969074867017.5">
                <text:p>-30969074867017.5</text:p>
              </table:table-cell>
            </table:table-row>
            <table:table-row>
              <table:table-cell office:value-type="string"/>
              <table:table-cell office:value-type="float" office:value="77317916359654.8">
                <text:p>77317916359654.8</text:p>
              </table:table-cell>
            </table:table-row>
            <table:table-row>
              <table:table-cell office:value-type="string"/>
              <table:table-cell office:value-type="float" office:value="-193057561259576">
                <text:p>-193057561259576</text:p>
              </table:table-cell>
            </table:table-row>
            <table:table-row>
              <table:table-cell office:value-type="string"/>
              <table:table-cell office:value-type="float" office:value="482119653513641">
                <text:p>482119653513641</text:p>
              </table:table-cell>
            </table:table-row>
            <table:table-row>
              <table:table-cell office:value-type="string"/>
              <table:table-cell office:value-type="float" office:value="-1.20417504602436E+015">
                <text:p>-1.20417504602436E+015</text:p>
              </table:table-cell>
            </table:table-row>
            <table:table-row>
              <table:table-cell office:value-type="string"/>
              <table:table-cell office:value-type="float" office:value="3.00812316937908E+015">
                <text:p>3.00812316937908E+015</text:p>
              </table:table-cell>
            </table:table-row>
            <table:table-row>
              <table:table-cell office:value-type="string"/>
              <table:table-cell office:value-type="float" office:value="-7.51582068745772E+015">
                <text:p>-7.51582068745772E+015</text:p>
              </table:table-cell>
            </table:table-row>
            <table:table-row>
              <table:table-cell office:value-type="string"/>
              <table:table-cell office:value-type="float" office:value="1.87816998534783E+016">
                <text:p>1.87816998534783E+016</text:p>
              </table:table-cell>
            </table:table-row>
            <table:table-row>
              <table:table-cell office:value-type="string"/>
              <table:table-cell office:value-type="float" office:value="-4.69432712644068E+016">
                <text:p>-4.69432712644068E+016</text:p>
              </table:table-cell>
            </table:table-row>
            <table:table-row>
              <table:table-cell office:value-type="string"/>
              <table:table-cell office:value-type="float" office:value="1.17352820671469E+017">
                <text:p>1.17352820671469E+017</text:p>
              </table:table-cell>
            </table:table-row>
            <table:table-row>
              <table:table-cell office:value-type="string"/>
              <table:table-cell office:value-type="float" office:value="-2.9342476037648E+017">
                <text:p>-2.9342476037648E+017</text:p>
              </table:table-cell>
            </table:table-row>
            <table:table-row>
              <table:table-cell office:value-type="string"/>
              <table:table-cell office:value-type="float" office:value="7.33810572354713E+017">
                <text:p>7.33810572354713E+017</text:p>
              </table:table-cell>
            </table:table-row>
            <table:table-row>
              <table:table-cell office:value-type="string"/>
              <table:table-cell office:value-type="float" office:value="-1.83550580724582E+018">
                <text:p>-1.83550580724582E+018</text:p>
              </table:table-cell>
            </table:table-row>
            <table:table-row>
              <table:table-cell office:value-type="string"/>
              <table:table-cell office:value-type="float" office:value="4.59211217913801E+018">
                <text:p>4.59211217913801E+018</text:p>
              </table:table-cell>
            </table:table-row>
            <table:table-row>
              <table:table-cell office:value-type="string"/>
              <table:table-cell office:value-type="float" office:value="-1.14909051670513E+019">
                <text:p>-1.14909051670513E+019</text:p>
              </table:table-cell>
            </table:table-row>
            <table:table-row>
              <table:table-cell office:value-type="string"/>
              <table:table-cell office:value-type="float" office:value="2.87594723752203E+019">
                <text:p>2.87594723752203E+019</text:p>
              </table:table-cell>
            </table:table-row>
            <table:table-row>
              <table:table-cell office:value-type="string"/>
              <table:table-cell office:value-type="float" office:value="-7.19933252481223E+019">
                <text:p>-7.19933252481223E+019</text:p>
              </table:table-cell>
            </table:table-row>
            <table:table-row>
              <table:table-cell office:value-type="string"/>
              <table:table-cell office:value-type="float" office:value="1.80255188617556E+020">
                <text:p>1.80255188617556E+020</text:p>
              </table:table-cell>
            </table:table-row>
            <table:table-row>
              <table:table-cell office:value-type="string"/>
              <table:table-cell office:value-type="float" office:value="-4.51405649295336E+020">
                <text:p>-4.51405649295336E+020</text:p>
              </table:table-cell>
            </table:table-row>
            <table:table-row>
              <table:table-cell office:value-type="string"/>
              <table:table-cell office:value-type="float" office:value="1.13065270230959E+021">
                <text:p>1.13065270230959E+02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6.6124140501831">
                <text:p>26.6124140501831</text:p>
              </table:table-cell>
            </table:table-row>
            <table:table-row>
              <table:table-cell office:value-type="string"/>
              <table:table-cell office:value-type="float" office:value="12.4217809295885">
                <text:p>12.4217809295885</text:p>
              </table:table-cell>
            </table:table-row>
            <table:table-row>
              <table:table-cell office:value-type="string"/>
              <table:table-cell office:value-type="float" office:value="70.8895301094272">
                <text:p>70.8895301094272</text:p>
              </table:table-cell>
            </table:table-row>
            <table:table-row>
              <table:table-cell office:value-type="string"/>
              <table:table-cell office:value-type="float" office:value="-132.363021601914">
                <text:p>-132.363021601914</text:p>
              </table:table-cell>
            </table:table-row>
            <table:table-row>
              <table:table-cell office:value-type="string"/>
              <table:table-cell office:value-type="float" office:value="514.177373655108">
                <text:p>514.177373655108</text:p>
              </table:table-cell>
            </table:table-row>
            <table:table-row>
              <table:table-cell office:value-type="string"/>
              <table:table-cell office:value-type="float" office:value="-1422.57040567572">
                <text:p>-1422.57040567572</text:p>
              </table:table-cell>
            </table:table-row>
            <table:table-row>
              <table:table-cell office:value-type="string"/>
              <table:table-cell office:value-type="float" office:value="4149.6884837916">
                <text:p>4149.6884837916</text:p>
              </table:table-cell>
            </table:table-row>
            <table:table-row>
              <table:table-cell office:value-type="string"/>
              <table:table-cell office:value-type="float" office:value="-11420.325932552">
                <text:p>-11420.325932552</text:p>
              </table:table-cell>
            </table:table-row>
            <table:table-row>
              <table:table-cell office:value-type="string"/>
              <table:table-cell office:value-type="float" office:value="31156.6065378633">
                <text:p>31156.6065378633</text:p>
              </table:table-cell>
            </table:table-row>
            <table:table-row>
              <table:table-cell office:value-type="string"/>
              <table:table-cell office:value-type="float" office:value="-83373.5501705014">
                <text:p>-83373.5501705014</text:p>
              </table:table-cell>
            </table:table-row>
            <table:table-row>
              <table:table-cell office:value-type="string"/>
              <table:table-cell office:value-type="float" office:value="220808.665026518">
                <text:p>220808.665026518</text:p>
              </table:table-cell>
            </table:table-row>
            <table:table-row>
              <table:table-cell office:value-type="string"/>
              <table:table-cell office:value-type="float" office:value="-579000.184060533">
                <text:p>-579000.184060533</text:p>
              </table:table-cell>
            </table:table-row>
            <table:table-row>
              <table:table-cell office:value-type="string"/>
              <table:table-cell office:value-type="float" office:value="1507197.09857956">
                <text:p>1507197.09857956</text:p>
              </table:table-cell>
            </table:table-row>
            <table:table-row>
              <table:table-cell office:value-type="string"/>
              <table:table-cell office:value-type="float" office:value="-3899233.62283402">
                <text:p>-3899233.62283402</text:p>
              </table:table-cell>
            </table:table-row>
            <table:table-row>
              <table:table-cell office:value-type="string"/>
              <table:table-cell office:value-type="float" office:value="10037834.4217143">
                <text:p>10037834.4217143</text:p>
              </table:table-cell>
            </table:table-row>
            <table:table-row>
              <table:table-cell office:value-type="string"/>
              <table:table-cell office:value-type="float" office:value="-25734401.2591137">
                <text:p>-25734401.2591137</text:p>
              </table:table-cell>
            </table:table-row>
            <table:table-row>
              <table:table-cell office:value-type="string"/>
              <table:table-cell office:value-type="float" office:value="65752682.1858756">
                <text:p>65752682.1858756</text:p>
              </table:table-cell>
            </table:table-row>
            <table:table-row>
              <table:table-cell office:value-type="string"/>
              <table:table-cell office:value-type="float" office:value="-167525507.70371">
                <text:p>-167525507.70371</text:p>
              </table:table-cell>
            </table:table-row>
            <table:table-row>
              <table:table-cell office:value-type="string"/>
              <table:table-cell office:value-type="float" office:value="425811814.889986">
                <text:p>425811814.889986</text:p>
              </table:table-cell>
            </table:table-row>
            <table:table-row>
              <table:table-cell office:value-type="string"/>
              <table:table-cell office:value-type="float" office:value="-1080158697.60305">
                <text:p>-1080158697.60305</text:p>
              </table:table-cell>
            </table:table-row>
            <table:table-row>
              <table:table-cell office:value-type="string"/>
              <table:table-cell office:value-type="float" office:value="2735435989.01691">
                <text:p>2735435989.01691</text:p>
              </table:table-cell>
            </table:table-row>
            <table:table-row>
              <table:table-cell office:value-type="string"/>
              <table:table-cell office:value-type="float" office:value="-6917476786.61127">
                <text:p>-6917476786.61127</text:p>
              </table:table-cell>
            </table:table-row>
            <table:table-row>
              <table:table-cell office:value-type="string"/>
              <table:table-cell office:value-type="float" office:value="17472127351.0106">
                <text:p>17472127351.0106</text:p>
              </table:table-cell>
            </table:table-row>
            <table:table-row>
              <table:table-cell office:value-type="string"/>
              <table:table-cell office:value-type="float" office:value="-44085984238.6872">
                <text:p>-44085984238.6872</text:p>
              </table:table-cell>
            </table:table-row>
            <table:table-row>
              <table:table-cell office:value-type="string"/>
              <table:table-cell office:value-type="float" office:value="111142324749.045">
                <text:p>111142324749.045</text:p>
              </table:table-cell>
            </table:table-row>
            <table:table-row>
              <table:table-cell office:value-type="string"/>
              <table:table-cell office:value-type="float" office:value="-279988350518.735">
                <text:p>-279988350518.735</text:p>
              </table:table-cell>
            </table:table-row>
            <table:table-row>
              <table:table-cell office:value-type="string"/>
              <table:table-cell office:value-type="float" office:value="704905595362.509">
                <text:p>704905595362.509</text:p>
              </table:table-cell>
            </table:table-row>
            <table:table-row>
              <table:table-cell office:value-type="string"/>
              <table:table-cell office:value-type="float" office:value="-1773758134966.83">
                <text:p>-1773758134966.83</text:p>
              </table:table-cell>
            </table:table-row>
            <table:table-row>
              <table:table-cell office:value-type="string"/>
              <table:table-cell office:value-type="float" office:value="4461350348825.66">
                <text:p>4461350348825.66</text:p>
              </table:table-cell>
            </table:table-row>
            <table:table-row>
              <table:table-cell office:value-type="string"/>
              <table:table-cell office:value-type="float" office:value="-11217028243558">
                <text:p>-11217028243558</text:p>
              </table:table-cell>
            </table:table-row>
            <table:table-row>
              <table:table-cell office:value-type="string"/>
              <table:table-cell office:value-type="float" office:value="28193935760941.9">
                <text:p>28193935760941.9</text:p>
              </table:table-cell>
            </table:table-row>
            <table:table-row>
              <table:table-cell office:value-type="string"/>
              <table:table-cell office:value-type="float" office:value="-70847295627265.9">
                <text:p>-70847295627265.9</text:p>
              </table:table-cell>
            </table:table-row>
            <table:table-row>
              <table:table-cell office:value-type="string"/>
              <table:table-cell office:value-type="float" office:value="177992103622668">
                <text:p>177992103622668</text:p>
              </table:table-cell>
            </table:table-row>
            <table:table-row>
              <table:table-cell office:value-type="string"/>
              <table:table-cell office:value-type="float" office:value="-447101026891730">
                <text:p>-447101026891730</text:p>
              </table:table-cell>
            </table:table-row>
            <table:table-row>
              <table:table-cell office:value-type="string"/>
              <table:table-cell office:value-type="float" office:value="1.12293185050627E+015">
                <text:p>1.12293185050627E+015</text:p>
              </table:table-cell>
            </table:table-row>
            <table:table-row>
              <table:table-cell office:value-type="string"/>
              <table:table-cell office:value-type="float" office:value="-2.82005329744482E+015">
                <text:p>-2.82005329744482E+015</text:p>
              </table:table-cell>
            </table:table-row>
            <table:table-row>
              <table:table-cell office:value-type="string"/>
              <table:table-cell office:value-type="float" office:value="7.08156283495182E+015">
                <text:p>7.08156283495182E+015</text:p>
              </table:table-cell>
            </table:table-row>
            <table:table-row>
              <table:table-cell office:value-type="string"/>
              <table:table-cell office:value-type="float" office:value="-1.77819353064979E+016">
                <text:p>-1.77819353064979E+016</text:p>
              </table:table-cell>
            </table:table-row>
            <table:table-row>
              <table:table-cell office:value-type="string"/>
              <table:table-cell office:value-type="float" office:value="4.46494402606845E+016">
                <text:p>4.46494402606845E+016</text:p>
              </table:table-cell>
            </table:table-row>
            <table:table-row>
              <table:table-cell office:value-type="string"/>
              <table:table-cell office:value-type="float" office:value="-1.12110927767216E+017">
                <text:p>-1.12110927767216E+017</text:p>
              </table:table-cell>
            </table:table-row>
            <table:table-row>
              <table:table-cell office:value-type="string"/>
              <table:table-cell office:value-type="float" office:value="2.81502135850183E+017">
                <text:p>2.81502135850183E+017</text:p>
              </table:table-cell>
            </table:table-row>
            <table:table-row>
              <table:table-cell office:value-type="string"/>
              <table:table-cell office:value-type="float" office:value="-7.06843547551567E+017">
                <text:p>-7.06843547551567E+017</text:p>
              </table:table-cell>
            </table:table-row>
            <table:table-row>
              <table:table-cell office:value-type="string"/>
              <table:table-cell office:value-type="float" office:value="1.77491699235871E+018">
                <text:p>1.77491699235871E+018</text:p>
              </table:table-cell>
            </table:table-row>
            <table:table-row>
              <table:table-cell office:value-type="string"/>
              <table:table-cell office:value-type="float" office:value="-4.45708150854622E+018">
                <text:p>-4.45708150854622E+018</text:p>
              </table:table-cell>
            </table:table-row>
            <table:table-row>
              <table:table-cell office:value-type="string"/>
              <table:table-cell office:value-type="float" office:value="1.11929597248936E+019">
                <text:p>1.11929597248936E+019</text:p>
              </table:table-cell>
            </table:table-row>
            <table:table-row>
              <table:table-cell office:value-type="string"/>
              <table:table-cell office:value-type="float" office:value="-2.8110248640224E+019">
                <text:p>-2.8110248640224E+019</text:p>
              </table:table-cell>
            </table:table-row>
            <table:table-row>
              <table:table-cell office:value-type="string"/>
              <table:table-cell office:value-type="float" office:value="7.0601334220416E+019">
                <text:p>7.0601334220416E+019</text:p>
              </table:table-cell>
            </table:table-row>
            <table:table-row>
              <table:table-cell office:value-type="string"/>
              <table:table-cell office:value-type="float" office:value="-1.77334118147521E+020">
                <text:p>-1.77334118147521E+020</text:p>
              </table:table-cell>
            </table:table-row>
            <table:table-row>
              <table:table-cell office:value-type="string"/>
              <table:table-cell office:value-type="float" office:value="4.45456397471918E+020">
                <text:p>4.45456397471918E+020</text:p>
              </table:table-cell>
            </table:table-row>
            <table:table-row>
              <table:table-cell office:value-type="string"/>
              <table:table-cell office:value-type="float" office:value="-1.11906067881069E+021">
                <text:p>-1.11906067881069E+02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6.3198236765626">
                <text:p>26.3198236765626</text:p>
              </table:table-cell>
            </table:table-row>
            <table:table-row>
              <table:table-cell office:value-type="string"/>
              <table:table-cell office:value-type="float" office:value="11.918358292462">
                <text:p>11.918358292462</text:p>
              </table:table-cell>
            </table:table-row>
            <table:table-row>
              <table:table-cell office:value-type="string"/>
              <table:table-cell office:value-type="float" office:value="76.8425397434322">
                <text:p>76.8425397434322</text:p>
              </table:table-cell>
            </table:table-row>
            <table:table-row>
              <table:table-cell office:value-type="string"/>
              <table:table-cell office:value-type="float" office:value="-166.802603742012">
                <text:p>-166.802603742012</text:p>
              </table:table-cell>
            </table:table-row>
            <table:table-row>
              <table:table-cell office:value-type="string"/>
              <table:table-cell office:value-type="float" office:value="658.945895597072">
                <text:p>658.945895597072</text:p>
              </table:table-cell>
            </table:table-row>
            <table:table-row>
              <table:table-cell office:value-type="string"/>
              <table:table-cell office:value-type="float" office:value="-1953.52580212883">
                <text:p>-1953.52580212883</text:p>
              </table:table-cell>
            </table:table-row>
            <table:table-row>
              <table:table-cell office:value-type="string"/>
              <table:table-cell office:value-type="float" office:value="5927.64827142171">
                <text:p>5927.64827142171</text:p>
              </table:table-cell>
            </table:table-row>
            <table:table-row>
              <table:table-cell office:value-type="string"/>
              <table:table-cell office:value-type="float" office:value="-17031.421502051">
                <text:p>-17031.421502051</text:p>
              </table:table-cell>
            </table:table-row>
            <table:table-row>
              <table:table-cell office:value-type="string"/>
              <table:table-cell office:value-type="float" office:value="48115.6073862672">
                <text:p>48115.6073862672</text:p>
              </table:table-cell>
            </table:table-row>
            <table:table-row>
              <table:table-cell office:value-type="string"/>
              <table:table-cell office:value-type="float" office:value="-133015.649979108">
                <text:p>-133015.649979108</text:p>
              </table:table-cell>
            </table:table-row>
            <table:table-row>
              <table:table-cell office:value-type="string"/>
              <table:table-cell office:value-type="float" office:value="362574.13221856">
                <text:p>362574.13221856</text:p>
              </table:table-cell>
            </table:table-row>
            <table:table-row>
              <table:table-cell office:value-type="string"/>
              <table:table-cell office:value-type="float" office:value="-976066.612993493">
                <text:p>-976066.612993493</text:p>
              </table:table-cell>
            </table:table-row>
            <table:table-row>
              <table:table-cell office:value-type="string"/>
              <table:table-cell office:value-type="float" office:value="2602155.64657336">
                <text:p>2602155.64657336</text:p>
              </table:table-cell>
            </table:table-row>
            <table:table-row>
              <table:table-cell office:value-type="string"/>
              <table:table-cell office:value-type="float" office:value="-6880747.90060017">
                <text:p>-6880747.90060017</text:p>
              </table:table-cell>
            </table:table-row>
            <table:table-row>
              <table:table-cell office:value-type="string"/>
              <table:table-cell office:value-type="float" office:value="18072151.5839188">
                <text:p>18072151.5839188</text:p>
              </table:table-cell>
            </table:table-row>
            <table:table-row>
              <table:table-cell office:value-type="string"/>
              <table:table-cell office:value-type="float" office:value="-47197496.5274566">
                <text:p>-47197496.5274566</text:p>
              </table:table-cell>
            </table:table-row>
            <table:table-row>
              <table:table-cell office:value-type="string"/>
              <table:table-cell office:value-type="float" office:value="122673234.869553">
                <text:p>122673234.869553</text:p>
              </table:table-cell>
            </table:table-row>
            <table:table-row>
              <table:table-cell office:value-type="string"/>
              <table:table-cell office:value-type="float" office:value="-317550592.133022">
                <text:p>-317550592.133022</text:p>
              </table:table-cell>
            </table:table-row>
            <table:table-row>
              <table:table-cell office:value-type="string"/>
              <table:table-cell office:value-type="float" office:value="819154503.212483">
                <text:p>819154503.212483</text:p>
              </table:table-cell>
            </table:table-row>
            <table:table-row>
              <table:table-cell office:value-type="string"/>
              <table:table-cell office:value-type="float" office:value="-2106791166.60329">
                <text:p>-2106791166.60329</text:p>
              </table:table-cell>
            </table:table-row>
            <table:table-row>
              <table:table-cell office:value-type="string"/>
              <table:table-cell office:value-type="float" office:value="5404534496.17554">
                <text:p>5404534496.17554</text:p>
              </table:table-cell>
            </table:table-row>
            <table:table-row>
              <table:table-cell office:value-type="string"/>
              <table:table-cell office:value-type="float" office:value="-13833314770.4558">
                <text:p>-13833314770.4558</text:p>
              </table:table-cell>
            </table:table-row>
            <table:table-row>
              <table:table-cell office:value-type="string"/>
              <table:table-cell office:value-type="float" office:value="35338855497.6139">
                <text:p>35338855497.6139</text:p>
              </table:table-cell>
            </table:table-row>
            <table:table-row>
              <table:table-cell office:value-type="string"/>
              <table:table-cell office:value-type="float" office:value="-90124977289.483">
                <text:p>-90124977289.483</text:p>
              </table:table-cell>
            </table:table-row>
            <table:table-row>
              <table:table-cell office:value-type="string"/>
              <table:table-cell office:value-type="float" office:value="229507536880.788">
                <text:p>229507536880.788</text:p>
              </table:table-cell>
            </table:table-row>
            <table:table-row>
              <table:table-cell office:value-type="string"/>
              <table:table-cell office:value-type="float" office:value="-583697029100.915">
                <text:p>-583697029100.915</text:p>
              </table:table-cell>
            </table:table-row>
            <table:table-row>
              <table:table-cell office:value-type="string"/>
              <table:table-cell office:value-type="float" office:value="1482810156982.09">
                <text:p>1482810156982.09</text:p>
              </table:table-cell>
            </table:table-row>
            <table:table-row>
              <table:table-cell office:value-type="string"/>
              <table:table-cell office:value-type="float" office:value="-3763143745314.25">
                <text:p>-3763143745314.25</text:p>
              </table:table-cell>
            </table:table-row>
            <table:table-row>
              <table:table-cell office:value-type="string"/>
              <table:table-cell office:value-type="float" office:value="9541906584760.01">
                <text:p>9541906584760.01</text:p>
              </table:table-cell>
            </table:table-row>
            <table:table-row>
              <table:table-cell office:value-type="string"/>
              <table:table-cell office:value-type="float" office:value="-24175971841062.4">
                <text:p>-24175971841062.4</text:p>
              </table:table-cell>
            </table:table-row>
            <table:table-row>
              <table:table-cell office:value-type="string"/>
              <table:table-cell office:value-type="float" office:value="61212041090694.5">
                <text:p>61212041090694.5</text:p>
              </table:table-cell>
            </table:table-row>
            <table:table-row>
              <table:table-cell office:value-type="string"/>
              <table:table-cell office:value-type="float" office:value="-154891937029319">
                <text:p>-154891937029319</text:p>
              </table:table-cell>
            </table:table-row>
            <table:table-row>
              <table:table-cell office:value-type="string"/>
              <table:table-cell office:value-type="float" office:value="391733334817760">
                <text:p>391733334817760</text:p>
              </table:table-cell>
            </table:table-row>
            <table:table-row>
              <table:table-cell office:value-type="string"/>
              <table:table-cell office:value-type="float" office:value="-990259842998119">
                <text:p>-990259842998119</text:p>
              </table:table-cell>
            </table:table-row>
            <table:table-row>
              <table:table-cell office:value-type="string"/>
              <table:table-cell office:value-type="float" office:value="2.50223885329506E+015">
                <text:p>2.50223885329506E+015</text:p>
              </table:table-cell>
            </table:table-row>
            <table:table-row>
              <table:table-cell office:value-type="string"/>
              <table:table-cell office:value-type="float" office:value="-6.32048848661353E+015">
                <text:p>-6.32048848661353E+015</text:p>
              </table:table-cell>
            </table:table-row>
            <table:table-row>
              <table:table-cell office:value-type="string"/>
              <table:table-cell office:value-type="float" office:value="1.59600326497223E+016">
                <text:p>1.59600326497223E+016</text:p>
              </table:table-cell>
            </table:table-row>
            <table:table-row>
              <table:table-cell office:value-type="string"/>
              <table:table-cell office:value-type="float" office:value="-4.02897941915891E+016">
                <text:p>-4.02897941915891E+016</text:p>
              </table:table-cell>
            </table:table-row>
            <table:table-row>
              <table:table-cell office:value-type="string"/>
              <table:table-cell office:value-type="float" office:value="1.01683278318198E+017">
                <text:p>1.01683278318198E+017</text:p>
              </table:table-cell>
            </table:table-row>
            <table:table-row>
              <table:table-cell office:value-type="string"/>
              <table:table-cell office:value-type="float" office:value="-2.56572863645845E+017">
                <text:p>-2.56572863645845E+017</text:p>
              </table:table-cell>
            </table:table-row>
            <table:table-row>
              <table:table-cell office:value-type="string"/>
              <table:table-cell office:value-type="float" office:value="6.47277715324001E+017">
                <text:p>6.47277715324001E+017</text:p>
              </table:table-cell>
            </table:table-row>
            <table:table-row>
              <table:table-cell office:value-type="string"/>
              <table:table-cell office:value-type="float" office:value="-1.63267653788465E+018">
                <text:p>-1.63267653788465E+018</text:p>
              </table:table-cell>
            </table:table-row>
            <table:table-row>
              <table:table-cell office:value-type="string"/>
              <table:table-cell office:value-type="float" office:value="4.11764511169732E+018">
                <text:p>4.11764511169732E+018</text:p>
              </table:table-cell>
            </table:table-row>
            <table:table-row>
              <table:table-cell office:value-type="string"/>
              <table:table-cell office:value-type="float" office:value="-1.03835451636993E+019">
                <text:p>-1.03835451636993E+019</text:p>
              </table:table-cell>
            </table:table-row>
            <table:table-row>
              <table:table-cell office:value-type="string"/>
              <table:table-cell office:value-type="float" office:value="2.61817227549623E+019">
                <text:p>2.61817227549623E+019</text:p>
              </table:table-cell>
            </table:table-row>
            <table:table-row>
              <table:table-cell office:value-type="string"/>
              <table:table-cell office:value-type="float" office:value="-6.60105968154791E+019">
                <text:p>-6.60105968154791E+019</text:p>
              </table:table-cell>
            </table:table-row>
            <table:table-row>
              <table:table-cell office:value-type="string"/>
              <table:table-cell office:value-type="float" office:value="1.66417245830014E+020">
                <text:p>1.66417245830014E+020</text:p>
              </table:table-cell>
            </table:table-row>
            <table:table-row>
              <table:table-cell office:value-type="string"/>
              <table:table-cell office:value-type="float" office:value="-4.19525110133133E+020">
                <text:p>-4.19525110133133E+020</text:p>
              </table:table-cell>
            </table:table-row>
            <table:table-row>
              <table:table-cell office:value-type="string"/>
              <table:table-cell office:value-type="float" office:value="1.0575422162934E+021">
                <text:p>1.0575422162934E+02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6.0600034247876">
                <text:p>26.0600034247876</text:p>
              </table:table-cell>
            </table:table-row>
            <table:table-row>
              <table:table-cell office:value-type="string"/>
              <table:table-cell office:value-type="float" office:value="11.6729395060711">
                <text:p>11.6729395060711</text:p>
              </table:table-cell>
            </table:table-row>
            <table:table-row>
              <table:table-cell office:value-type="string"/>
              <table:table-cell office:value-type="float" office:value="82.1143775760524">
                <text:p>82.1143775760524</text:p>
              </table:table-cell>
            </table:table-row>
            <table:table-row>
              <table:table-cell office:value-type="string"/>
              <table:table-cell office:value-type="float" office:value="-201.51043570435">
                <text:p>-201.51043570435</text:p>
              </table:table-cell>
            </table:table-row>
            <table:table-row>
              <table:table-cell office:value-type="string"/>
              <table:table-cell office:value-type="float" office:value="818.455940723876">
                <text:p>818.455940723876</text:p>
              </table:table-cell>
            </table:table-row>
            <table:table-row>
              <table:table-cell office:value-type="string"/>
              <table:table-cell office:value-type="float" office:value="-2579.18582806484">
                <text:p>-2579.18582806484</text:p>
              </table:table-cell>
            </table:table-row>
            <table:table-row>
              <table:table-cell office:value-type="string"/>
              <table:table-cell office:value-type="float" office:value="8144.32172866334">
                <text:p>8144.32172866334</text:p>
              </table:table-cell>
            </table:table-row>
            <table:table-row>
              <table:table-cell office:value-type="string"/>
              <table:table-cell office:value-type="float" office:value="-24371.8762341883">
                <text:p>-24371.8762341883</text:p>
              </table:table-cell>
            </table:table-row>
            <table:table-row>
              <table:table-cell office:value-type="string"/>
              <table:table-cell office:value-type="float" office:value="71256.6365892163">
                <text:p>71256.6365892163</text:p>
              </table:table-cell>
            </table:table-row>
            <table:table-row>
              <table:table-cell office:value-type="string"/>
              <table:table-cell office:value-type="float" office:value="-203329.868182587">
                <text:p>-203329.868182587</text:p>
              </table:table-cell>
            </table:table-row>
            <table:table-row>
              <table:table-cell office:value-type="string"/>
              <table:table-cell office:value-type="float" office:value="570199.247017752">
                <text:p>570199.247017752</text:p>
              </table:table-cell>
            </table:table-row>
            <table:table-row>
              <table:table-cell office:value-type="string"/>
              <table:table-cell office:value-type="float" office:value="-1575400.52002548">
                <text:p>-1575400.52002548</text:p>
              </table:table-cell>
            </table:table-row>
            <table:table-row>
              <table:table-cell office:value-type="string"/>
              <table:table-cell office:value-type="float" office:value="4300781.80920127">
                <text:p>4300781.80920127</text:p>
              </table:table-cell>
            </table:table-row>
            <table:table-row>
              <table:table-cell office:value-type="string"/>
              <table:table-cell office:value-type="float" office:value="-11623151.5543273">
                <text:p>-11623151.5543273</text:p>
              </table:table-cell>
            </table:table-row>
            <table:table-row>
              <table:table-cell office:value-type="string"/>
              <table:table-cell office:value-type="float" office:value="31148193.4495375">
                <text:p>31148193.4495375</text:p>
              </table:table-cell>
            </table:table-row>
            <table:table-row>
              <table:table-cell office:value-type="string"/>
              <table:table-cell office:value-type="float" office:value="-82875575.4880117">
                <text:p>-82875575.4880117</text:p>
              </table:table-cell>
            </table:table-row>
            <table:table-row>
              <table:table-cell office:value-type="string"/>
              <table:table-cell office:value-type="float" office:value="219160306.413233">
                <text:p>219160306.413233</text:p>
              </table:table-cell>
            </table:table-row>
            <table:table-row>
              <table:table-cell office:value-type="string"/>
              <table:table-cell office:value-type="float" office:value="-576516158.377132">
                <text:p>-576516158.377132</text:p>
              </table:table-cell>
            </table:table-row>
            <table:table-row>
              <table:table-cell office:value-type="string"/>
              <table:table-cell office:value-type="float" office:value="1509681748.47339">
                <text:p>1509681748.47339</text:p>
              </table:table-cell>
            </table:table-row>
            <table:table-row>
              <table:table-cell office:value-type="string"/>
              <table:table-cell office:value-type="float" office:value="-3937698890.66753">
                <text:p>-3937698890.66753</text:p>
              </table:table-cell>
            </table:table-row>
            <table:table-row>
              <table:table-cell office:value-type="string"/>
              <table:table-cell office:value-type="float" office:value="10235308725.2733">
                <text:p>10235308725.2733</text:p>
              </table:table-cell>
            </table:table-row>
            <table:table-row>
              <table:table-cell office:value-type="string"/>
              <table:table-cell office:value-type="float" office:value="-26524404751.5545">
                <text:p>-26524404751.5545</text:p>
              </table:table-cell>
            </table:table-row>
            <table:table-row>
              <table:table-cell office:value-type="string"/>
              <table:table-cell office:value-type="float" office:value="68554245638.5107">
                <text:p>68554245638.5107</text:p>
              </table:table-cell>
            </table:table-row>
            <table:table-row>
              <table:table-cell office:value-type="string"/>
              <table:table-cell office:value-type="float" office:value="-176767483356.741">
                <text:p>-176767483356.741</text:p>
              </table:table-cell>
            </table:table-row>
            <table:table-row>
              <table:table-cell office:value-type="string"/>
              <table:table-cell office:value-type="float" office:value="454848078511.121">
                <text:p>454848078511.121</text:p>
              </table:table-cell>
            </table:table-row>
            <table:table-row>
              <table:table-cell office:value-type="string"/>
              <table:table-cell office:value-type="float" office:value="-1168227296898.21">
                <text:p>-1168227296898.21</text:p>
              </table:table-cell>
            </table:table-row>
            <table:table-row>
              <table:table-cell office:value-type="string"/>
              <table:table-cell office:value-type="float" office:value="2995526946665.49">
                <text:p>2995526946665.49</text:p>
              </table:table-cell>
            </table:table-row>
            <table:table-row>
              <table:table-cell office:value-type="string"/>
              <table:table-cell office:value-type="float" office:value="-7669742399785.1">
                <text:p>-7669742399785.1</text:p>
              </table:table-cell>
            </table:table-row>
            <table:table-row>
              <table:table-cell office:value-type="string"/>
              <table:table-cell office:value-type="float" office:value="19611792777380.2">
                <text:p>19611792777380.2</text:p>
              </table:table-cell>
            </table:table-row>
            <table:table-row>
              <table:table-cell office:value-type="string"/>
              <table:table-cell office:value-type="float" office:value="-50088957912081.2">
                <text:p>-50088957912081.2</text:p>
              </table:table-cell>
            </table:table-row>
            <table:table-row>
              <table:table-cell office:value-type="string"/>
              <table:table-cell office:value-type="float" office:value="127793022146485">
                <text:p>127793022146485</text:p>
              </table:table-cell>
            </table:table-row>
            <table:table-row>
              <table:table-cell office:value-type="string"/>
              <table:table-cell office:value-type="float" office:value="-325730927139281">
                <text:p>-325730927139281</text:p>
              </table:table-cell>
            </table:table-row>
            <table:table-row>
              <table:table-cell office:value-type="string"/>
              <table:table-cell office:value-type="float" office:value="829542490854682">
                <text:p>829542490854682</text:p>
              </table:table-cell>
            </table:table-row>
            <table:table-row>
              <table:table-cell office:value-type="string"/>
              <table:table-cell office:value-type="float" office:value="-2.11097275712338E+015">
                <text:p>-2.11097275712338E+015</text:p>
              </table:table-cell>
            </table:table-row>
            <table:table-row>
              <table:table-cell office:value-type="string"/>
              <table:table-cell office:value-type="float" office:value="5.36813714715423E+015">
                <text:p>5.36813714715423E+015</text:p>
              </table:table-cell>
            </table:table-row>
            <table:table-row>
              <table:table-cell office:value-type="string"/>
              <table:table-cell office:value-type="float" office:value="-1.36423989901289E+016">
                <text:p>-1.36423989901289E+016</text:p>
              </table:table-cell>
            </table:table-row>
            <table:table-row>
              <table:table-cell office:value-type="string"/>
              <table:table-cell office:value-type="float" office:value="3.46505575158074E+016">
                <text:p>3.46505575158074E+016</text:p>
              </table:table-cell>
            </table:table-row>
            <table:table-row>
              <table:table-cell office:value-type="string"/>
              <table:table-cell office:value-type="float" office:value="-8.79641169072476E+016">
                <text:p>-8.79641169072476E+016</text:p>
              </table:table-cell>
            </table:table-row>
            <table:table-row>
              <table:table-cell office:value-type="string"/>
              <table:table-cell office:value-type="float" office:value="2.23201887950295E+017">
                <text:p>2.23201887950295E+017</text:p>
              </table:table-cell>
            </table:table-row>
            <table:table-row>
              <table:table-cell office:value-type="string"/>
              <table:table-cell office:value-type="float" office:value="-5.66117072711075E+017">
                <text:p>-5.66117072711075E+017</text:p>
              </table:table-cell>
            </table:table-row>
            <table:table-row>
              <table:table-cell office:value-type="string"/>
              <table:table-cell office:value-type="float" office:value="1.43531737509492E+018">
                <text:p>1.43531737509492E+018</text:p>
              </table:table-cell>
            </table:table-row>
            <table:table-row>
              <table:table-cell office:value-type="string"/>
              <table:table-cell office:value-type="float" office:value="-3.6377974971094E+018">
                <text:p>-3.6377974971094E+018</text:p>
              </table:table-cell>
            </table:table-row>
            <table:table-row>
              <table:table-cell office:value-type="string"/>
              <table:table-cell office:value-type="float" office:value="9.21705345971404E+018">
                <text:p>9.21705345971404E+018</text:p>
              </table:table-cell>
            </table:table-row>
            <table:table-row>
              <table:table-cell office:value-type="string"/>
              <table:table-cell office:value-type="float" office:value="-2.33464855462945E+019">
                <text:p>-2.33464855462945E+019</text:p>
              </table:table-cell>
            </table:table-row>
            <table:table-row>
              <table:table-cell office:value-type="string"/>
              <table:table-cell office:value-type="float" office:value="5.91205381908473E+019">
                <text:p>5.91205381908473E+019</text:p>
              </table:table-cell>
            </table:table-row>
            <table:table-row>
              <table:table-cell office:value-type="string"/>
              <table:table-cell office:value-type="float" office:value="-1.49676385646445E+020">
                <text:p>-1.49676385646445E+020</text:p>
              </table:table-cell>
            </table:table-row>
            <table:table-row>
              <table:table-cell office:value-type="string"/>
              <table:table-cell office:value-type="float" office:value="3.78857488598002E+020">
                <text:p>3.78857488598002E+020</text:p>
              </table:table-cell>
            </table:table-row>
            <table:table-row>
              <table:table-cell office:value-type="string"/>
              <table:table-cell office:value-type="float" office:value="-9.58771085987452E+020">
                <text:p>-9.58771085987452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8292830412114">
                <text:p>25.8292830412114</text:p>
              </table:table-cell>
            </table:table-row>
            <table:table-row>
              <table:table-cell office:value-type="string"/>
              <table:table-cell office:value-type="float" office:value="11.6340466414111">
                <text:p>11.6340466414111</text:p>
              </table:table-cell>
            </table:table-row>
            <table:table-row>
              <table:table-cell office:value-type="string"/>
              <table:table-cell office:value-type="float" office:value="86.6440172602484">
                <text:p>86.6440172602484</text:p>
              </table:table-cell>
            </table:table-row>
            <table:table-row>
              <table:table-cell office:value-type="string"/>
              <table:table-cell office:value-type="float" office:value="-235.735479473775">
                <text:p>-235.735479473775</text:p>
              </table:table-cell>
            </table:table-row>
            <table:table-row>
              <table:table-cell office:value-type="string"/>
              <table:table-cell office:value-type="float" office:value="990.002095791152">
                <text:p>990.002095791152</text:p>
              </table:table-cell>
            </table:table-row>
            <table:table-row>
              <table:table-cell office:value-type="string"/>
              <table:table-cell office:value-type="float" office:value="-3297.27508887876">
                <text:p>-3297.27508887876</text:p>
              </table:table-cell>
            </table:table-row>
            <table:table-row>
              <table:table-cell office:value-type="string"/>
              <table:table-cell office:value-type="float" office:value="10830.4068383794">
                <text:p>10830.4068383794</text:p>
              </table:table-cell>
            </table:table-row>
            <table:table-row>
              <table:table-cell office:value-type="string"/>
              <table:table-cell office:value-type="float" office:value="-33690.1137476431">
                <text:p>-33690.1137476431</text:p>
              </table:table-cell>
            </table:table-row>
            <table:table-row>
              <table:table-cell office:value-type="string"/>
              <table:table-cell office:value-type="float" office:value="101857.477362593">
                <text:p>101857.477362593</text:p>
              </table:table-cell>
            </table:table-row>
            <table:table-row>
              <table:table-cell office:value-type="string"/>
              <table:table-cell office:value-type="float" office:value="-299750.846848518">
                <text:p>-299750.846848518</text:p>
              </table:table-cell>
            </table:table-row>
            <table:table-row>
              <table:table-cell office:value-type="string"/>
              <table:table-cell office:value-type="float" office:value="864365.756198593">
                <text:p>864365.756198593</text:p>
              </table:table-cell>
            </table:table-row>
            <table:table-row>
              <table:table-cell office:value-type="string"/>
              <table:table-cell office:value-type="float" office:value="-2450045.87235831">
                <text:p>-2450045.87235831</text:p>
              </table:table-cell>
            </table:table-row>
            <table:table-row>
              <table:table-cell office:value-type="string"/>
              <table:table-cell office:value-type="float" office:value="6847474.36583293">
                <text:p>6847474.36583293</text:p>
              </table:table-cell>
            </table:table-row>
            <table:table-row>
              <table:table-cell office:value-type="string"/>
              <table:table-cell office:value-type="float" office:value="-18911261.7734112">
                <text:p>-18911261.7734112</text:p>
              </table:table-cell>
            </table:table-row>
            <table:table-row>
              <table:table-cell office:value-type="string"/>
              <table:table-cell office:value-type="float" office:value="51706111.7909606">
                <text:p>51706111.7909606</text:p>
              </table:table-cell>
            </table:table-row>
            <table:table-row>
              <table:table-cell office:value-type="string"/>
              <table:table-cell office:value-type="float" office:value="-140160849.984616">
                <text:p>-140160849.984616</text:p>
              </table:table-cell>
            </table:table-row>
            <table:table-row>
              <table:table-cell office:value-type="string"/>
              <table:table-cell office:value-type="float" office:value="377135147.207262">
                <text:p>377135147.207262</text:p>
              </table:table-cell>
            </table:table-row>
            <table:table-row>
              <table:table-cell office:value-type="string"/>
              <table:table-cell office:value-type="float" office:value="-1008282993.14015">
                <text:p>-1008282993.14015</text:p>
              </table:table-cell>
            </table:table-row>
            <table:table-row>
              <table:table-cell office:value-type="string"/>
              <table:table-cell office:value-type="float" office:value="2680661884.58497">
                <text:p>2680661884.58497</text:p>
              </table:table-cell>
            </table:table-row>
            <table:table-row>
              <table:table-cell office:value-type="string"/>
              <table:table-cell office:value-type="float" office:value="-7092141514.16402">
                <text:p>-7092141514.16402</text:p>
              </table:table-cell>
            </table:table-row>
            <table:table-row>
              <table:table-cell office:value-type="string"/>
              <table:table-cell office:value-type="float" office:value="18682887240.3415">
                <text:p>18682887240.3415</text:p>
              </table:table-cell>
            </table:table-row>
            <table:table-row>
              <table:table-cell office:value-type="string"/>
              <table:table-cell office:value-type="float" office:value="-49029739761.4819">
                <text:p>-49029739761.4819</text:p>
              </table:table-cell>
            </table:table-row>
            <table:table-row>
              <table:table-cell office:value-type="string"/>
              <table:table-cell office:value-type="float" office:value="128236282292.961">
                <text:p>128236282292.961</text:p>
              </table:table-cell>
            </table:table-row>
            <table:table-row>
              <table:table-cell office:value-type="string"/>
              <table:table-cell office:value-type="float" office:value="-334394398797.263">
                <text:p>-334394398797.263</text:p>
              </table:table-cell>
            </table:table-row>
            <table:table-row>
              <table:table-cell office:value-type="string"/>
              <table:table-cell office:value-type="float" office:value="869647685667.099">
                <text:p>869647685667.099</text:p>
              </table:table-cell>
            </table:table-row>
            <table:table-row>
              <table:table-cell office:value-type="string"/>
              <table:table-cell office:value-type="float" office:value="-2256240814564.89">
                <text:p>-2256240814564.89</text:p>
              </table:table-cell>
            </table:table-row>
            <table:table-row>
              <table:table-cell office:value-type="string"/>
              <table:table-cell office:value-type="float" office:value="5841058139504.56">
                <text:p>5841058139504.56</text:p>
              </table:table-cell>
            </table:table-row>
            <table:table-row>
              <table:table-cell office:value-type="string"/>
              <table:table-cell office:value-type="float" office:value="-15092278966183.3">
                <text:p>-15092278966183.3</text:p>
              </table:table-cell>
            </table:table-row>
            <table:table-row>
              <table:table-cell office:value-type="string"/>
              <table:table-cell office:value-type="float" office:value="38927588196141.1">
                <text:p>38927588196141.1</text:p>
              </table:table-cell>
            </table:table-row>
            <table:table-row>
              <table:table-cell office:value-type="string"/>
              <table:table-cell office:value-type="float" office:value="-100247186792312">
                <text:p>-100247186792312</text:p>
              </table:table-cell>
            </table:table-row>
            <table:table-row>
              <table:table-cell office:value-type="string"/>
              <table:table-cell office:value-type="float" office:value="257788389725709">
                <text:p>257788389725709</text:p>
              </table:table-cell>
            </table:table-row>
            <table:table-row>
              <table:table-cell office:value-type="string"/>
              <table:table-cell office:value-type="float" office:value="-662046220312852">
                <text:p>-662046220312852</text:p>
              </table:table-cell>
            </table:table-row>
            <table:table-row>
              <table:table-cell office:value-type="string"/>
              <table:table-cell office:value-type="float" office:value="1.69823669583387E+015">
                <text:p>1.69823669583387E+015</text:p>
              </table:table-cell>
            </table:table-row>
            <table:table-row>
              <table:table-cell office:value-type="string"/>
              <table:table-cell office:value-type="float" office:value="-4.35149863493739E+015">
                <text:p>-4.35149863493739E+015</text:p>
              </table:table-cell>
            </table:table-row>
            <table:table-row>
              <table:table-cell office:value-type="string"/>
              <table:table-cell office:value-type="float" office:value="1.11391293992275E+016">
                <text:p>1.11391293992275E+016</text:p>
              </table:table-cell>
            </table:table-row>
            <table:table-row>
              <table:table-cell office:value-type="string"/>
              <table:table-cell office:value-type="float" office:value="-2.84886790910472E+016">
                <text:p>-2.84886790910472E+016</text:p>
              </table:table-cell>
            </table:table-row>
            <table:table-row>
              <table:table-cell office:value-type="string"/>
              <table:table-cell office:value-type="float" office:value="7.28006554996748E+016">
                <text:p>7.28006554996748E+016</text:p>
              </table:table-cell>
            </table:table-row>
            <table:table-row>
              <table:table-cell office:value-type="string"/>
              <table:table-cell office:value-type="float" office:value="-1.85896063901053E+017">
                <text:p>-1.85896063901053E+017</text:p>
              </table:table-cell>
            </table:table-row>
            <table:table-row>
              <table:table-cell office:value-type="string"/>
              <table:table-cell office:value-type="float" office:value="4.74355760656998E+017">
                <text:p>4.74355760656998E+017</text:p>
              </table:table-cell>
            </table:table-row>
            <table:table-row>
              <table:table-cell office:value-type="string"/>
              <table:table-cell office:value-type="float" office:value="-1.2096559103538E+018">
                <text:p>-1.2096559103538E+018</text:p>
              </table:table-cell>
            </table:table-row>
            <table:table-row>
              <table:table-cell office:value-type="string"/>
              <table:table-cell office:value-type="float" office:value="3.08294340402019E+018">
                <text:p>3.08294340402019E+018</text:p>
              </table:table-cell>
            </table:table-row>
            <table:table-row>
              <table:table-cell office:value-type="string"/>
              <table:table-cell office:value-type="float" office:value="-7.85299995066596E+018">
                <text:p>-7.85299995066596E+018</text:p>
              </table:table-cell>
            </table:table-row>
            <table:table-row>
              <table:table-cell office:value-type="string"/>
              <table:table-cell office:value-type="float" office:value="1.99935761267075E+019">
                <text:p>1.99935761267075E+019</text:p>
              </table:table-cell>
            </table:table-row>
            <table:table-row>
              <table:table-cell office:value-type="string"/>
              <table:table-cell office:value-type="float" office:value="-5.08799977907686E+019">
                <text:p>-5.08799977907686E+019</text:p>
              </table:table-cell>
            </table:table-row>
            <table:table-row>
              <table:table-cell office:value-type="string"/>
              <table:table-cell office:value-type="float" office:value="1.29425787206428E+020">
                <text:p>1.29425787206428E+020</text:p>
              </table:table-cell>
            </table:table-row>
            <table:table-row>
              <table:table-cell office:value-type="string"/>
              <table:table-cell office:value-type="float" office:value="-3.29098397564393E+020">
                <text:p>-3.29098397564393E+020</text:p>
              </table:table-cell>
            </table:table-row>
            <table:table-row>
              <table:table-cell office:value-type="string"/>
              <table:table-cell office:value-type="float" office:value="8.36517140597494E+020">
                <text:p>8.36517140597494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6244033405957">
                <text:p>25.6244033405957</text:p>
              </table:table-cell>
            </table:table-row>
            <table:table-row>
              <table:table-cell office:value-type="string"/>
              <table:table-cell office:value-type="float" office:value="11.7584964252708">
                <text:p>11.7584964252708</text:p>
              </table:table-cell>
            </table:table-row>
            <table:table-row>
              <table:table-cell office:value-type="string"/>
              <table:table-cell office:value-type="float" office:value="90.4082076088972">
                <text:p>90.4082076088972</text:p>
              </table:table-cell>
            </table:table-row>
            <table:table-row>
              <table:table-cell office:value-type="string"/>
              <table:table-cell office:value-type="float" office:value="-268.824827954106">
                <text:p>-268.824827954106</text:p>
              </table:table-cell>
            </table:table-row>
            <table:table-row>
              <table:table-cell office:value-type="string"/>
              <table:table-cell office:value-type="float" office:value="1170.67981346445">
                <text:p>1170.67981346445</text:p>
              </table:table-cell>
            </table:table-row>
            <table:table-row>
              <table:table-cell office:value-type="string"/>
              <table:table-cell office:value-type="float" office:value="-4103.03146970885">
                <text:p>-4103.03146970885</text:p>
              </table:table-cell>
            </table:table-row>
            <table:table-row>
              <table:table-cell office:value-type="string"/>
              <table:table-cell office:value-type="float" office:value="14006.8195981963">
                <text:p>14006.8195981963</text:p>
              </table:table-cell>
            </table:table-row>
            <table:table-row>
              <table:table-cell office:value-type="string"/>
              <table:table-cell office:value-type="float" office:value="-45216.8034560904">
                <text:p>-45216.8034560904</text:p>
              </table:table-cell>
            </table:table-row>
            <table:table-row>
              <table:table-cell office:value-type="string"/>
              <table:table-cell office:value-type="float" office:value="141241.17983376">
                <text:p>141241.17983376</text:p>
              </table:table-cell>
            </table:table-row>
            <table:table-row>
              <table:table-cell office:value-type="string"/>
              <table:table-cell office:value-type="float" office:value="-428313.495231506">
                <text:p>-428313.495231506</text:p>
              </table:table-cell>
            </table:table-row>
            <table:table-row>
              <table:table-cell office:value-type="string"/>
              <table:table-cell office:value-type="float" office:value="1269306.89449567">
                <text:p>1269306.89449567</text:p>
              </table:table-cell>
            </table:table-row>
            <table:table-row>
              <table:table-cell office:value-type="string"/>
              <table:table-cell office:value-type="float" office:value="-3689485.45639882">
                <text:p>-3689485.45639882</text:p>
              </table:table-cell>
            </table:table-row>
            <table:table-row>
              <table:table-cell office:value-type="string"/>
              <table:table-cell office:value-type="float" office:value="10553352.3328876">
                <text:p>10553352.3328876</text:p>
              </table:table-cell>
            </table:table-row>
            <table:table-row>
              <table:table-cell office:value-type="string"/>
              <table:table-cell office:value-type="float" office:value="-29778599.325987">
                <text:p>-29778599.325987</text:p>
              </table:table-cell>
            </table:table-row>
            <table:table-row>
              <table:table-cell office:value-type="string"/>
              <table:table-cell office:value-type="float" office:value="83058530.9957753">
                <text:p>83058530.9957753</text:p>
              </table:table-cell>
            </table:table-row>
            <table:table-row>
              <table:table-cell office:value-type="string"/>
              <table:table-cell office:value-type="float" office:value="-229369110.66264">
                <text:p>-229369110.66264</text:p>
              </table:table-cell>
            </table:table-row>
            <table:table-row>
              <table:table-cell office:value-type="string"/>
              <table:table-cell office:value-type="float" office:value="627969469.891717">
                <text:p>627969469.891717</text:p>
              </table:table-cell>
            </table:table-row>
            <table:table-row>
              <table:table-cell office:value-type="string"/>
              <table:table-cell office:value-type="float" office:value="-1706386572.98798">
                <text:p>-1706386572.98798</text:p>
              </table:table-cell>
            </table:table-row>
            <table:table-row>
              <table:table-cell office:value-type="string"/>
              <table:table-cell office:value-type="float" office:value="4606341528.49945">
                <text:p>4606341528.49945</text:p>
              </table:table-cell>
            </table:table-row>
            <table:table-row>
              <table:table-cell office:value-type="string"/>
              <table:table-cell office:value-type="float" office:value="-12362779103.1492">
                <text:p>-12362779103.1492</text:p>
              </table:table-cell>
            </table:table-row>
            <table:table-row>
              <table:table-cell office:value-type="string"/>
              <table:table-cell office:value-type="float" office:value="33010173548.4837">
                <text:p>33010173548.4837</text:p>
              </table:table-cell>
            </table:table-row>
            <table:table-row>
              <table:table-cell office:value-type="string"/>
              <table:table-cell office:value-type="float" office:value="-87740448780.5616">
                <text:p>-87740448780.5616</text:p>
              </table:table-cell>
            </table:table-row>
            <table:table-row>
              <table:table-cell office:value-type="string"/>
              <table:table-cell office:value-type="float" office:value="232266372165.031">
                <text:p>232266372165.031</text:p>
              </table:table-cell>
            </table:table-row>
            <table:table-row>
              <table:table-cell office:value-type="string"/>
              <table:table-cell office:value-type="float" office:value="-612622039236.043">
                <text:p>-612622039236.043</text:p>
              </table:table-cell>
            </table:table-row>
            <table:table-row>
              <table:table-cell office:value-type="string"/>
              <table:table-cell office:value-type="float" office:value="1610571327436.09">
                <text:p>1610571327436.09</text:p>
              </table:table-cell>
            </table:table-row>
            <table:table-row>
              <table:table-cell office:value-type="string"/>
              <table:table-cell office:value-type="float" office:value="-4221719142926.34">
                <text:p>-4221719142926.34</text:p>
              </table:table-cell>
            </table:table-row>
            <table:table-row>
              <table:table-cell office:value-type="string"/>
              <table:table-cell office:value-type="float" office:value="11036833031609.6">
                <text:p>11036833031609.6</text:p>
              </table:table-cell>
            </table:table-row>
            <table:table-row>
              <table:table-cell office:value-type="string"/>
              <table:table-cell office:value-type="float" office:value="-28784215907858.4">
                <text:p>-28784215907858.4</text:p>
              </table:table-cell>
            </table:table-row>
            <table:table-row>
              <table:table-cell office:value-type="string"/>
              <table:table-cell office:value-type="float" office:value="74905821068464.3">
                <text:p>74905821068464.3</text:p>
              </table:table-cell>
            </table:table-row>
            <table:table-row>
              <table:table-cell office:value-type="string"/>
              <table:table-cell office:value-type="float" office:value="-194542079488762">
                <text:p>-194542079488762</text:p>
              </table:table-cell>
            </table:table-row>
            <table:table-row>
              <table:table-cell office:value-type="string"/>
              <table:table-cell office:value-type="float" office:value="504341325441597">
                <text:p>504341325441597</text:p>
              </table:table-cell>
            </table:table-row>
            <table:table-row>
              <table:table-cell office:value-type="string"/>
              <table:table-cell office:value-type="float" office:value="-1.30531886333869E+015">
                <text:p>-1.30531886333869E+015</text:p>
              </table:table-cell>
            </table:table-row>
            <table:table-row>
              <table:table-cell office:value-type="string"/>
              <table:table-cell office:value-type="float" office:value="3.37326652234583E+015">
                <text:p>3.37326652234583E+015</text:p>
              </table:table-cell>
            </table:table-row>
            <table:table-row>
              <table:table-cell office:value-type="string"/>
              <table:table-cell office:value-type="float" office:value="-8.70525267343719E+015">
                <text:p>-8.70525267343719E+015</text:p>
              </table:table-cell>
            </table:table-row>
            <table:table-row>
              <table:table-cell office:value-type="string"/>
              <table:table-cell office:value-type="float" office:value="2.2436650282641E+016">
                <text:p>2.2436650282641E+016</text:p>
              </table:table-cell>
            </table:table-row>
            <table:table-row>
              <table:table-cell office:value-type="string"/>
              <table:table-cell office:value-type="float" office:value="-5.77597065536821E+016">
                <text:p>-5.77597065536821E+016</text:p>
              </table:table-cell>
            </table:table-row>
            <table:table-row>
              <table:table-cell office:value-type="string"/>
              <table:table-cell office:value-type="float" office:value="1.48532813704863E+017">
                <text:p>1.48532813704863E+017</text:p>
              </table:table-cell>
            </table:table-row>
            <table:table-row>
              <table:table-cell office:value-type="string"/>
              <table:table-cell office:value-type="float" office:value="-3.81580945401506E+017">
                <text:p>-3.81580945401506E+017</text:p>
              </table:table-cell>
            </table:table-row>
            <table:table-row>
              <table:table-cell office:value-type="string"/>
              <table:table-cell office:value-type="float" office:value="9.79379041105128E+017">
                <text:p>9.79379041105128E+017</text:p>
              </table:table-cell>
            </table:table-row>
            <table:table-row>
              <table:table-cell office:value-type="string"/>
              <table:table-cell office:value-type="float" office:value="-2.51156722039768E+018">
                <text:p>-2.51156722039768E+018</text:p>
              </table:table-cell>
            </table:table-row>
            <table:table-row>
              <table:table-cell office:value-type="string"/>
              <table:table-cell office:value-type="float" office:value="6.43570348284311E+018">
                <text:p>6.43570348284311E+018</text:p>
              </table:table-cell>
            </table:table-row>
            <table:table-row>
              <table:table-cell office:value-type="string"/>
              <table:table-cell office:value-type="float" office:value="-1.64789454406915E+019">
                <text:p>-1.64789454406915E+019</text:p>
              </table:table-cell>
            </table:table-row>
            <table:table-row>
              <table:table-cell office:value-type="string"/>
              <table:table-cell office:value-type="float" office:value="4.21665214046383E+019">
                <text:p>4.21665214046383E+019</text:p>
              </table:table-cell>
            </table:table-row>
            <table:table-row>
              <table:table-cell office:value-type="string"/>
              <table:table-cell office:value-type="float" office:value="-1.07828103871804E+020">
                <text:p>-1.07828103871804E+020</text:p>
              </table:table-cell>
            </table:table-row>
            <table:table-row>
              <table:table-cell office:value-type="string"/>
              <table:table-cell office:value-type="float" office:value="2.75575826815878E+020">
                <text:p>2.75575826815878E+020</text:p>
              </table:table-cell>
            </table:table-row>
            <table:table-row>
              <table:table-cell office:value-type="string"/>
              <table:table-cell office:value-type="float" office:value="-7.03902933253805E+020">
                <text:p>-7.03902933253805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442470166449">
                <text:p>25.442470166449</text:p>
              </table:table-cell>
            </table:table-row>
            <table:table-row>
              <table:table-cell office:value-type="string"/>
              <table:table-cell office:value-type="float" office:value="12.0101879764761">
                <text:p>12.0101879764761</text:p>
              </table:table-cell>
            </table:table-row>
            <table:table-row>
              <table:table-cell office:value-type="string"/>
              <table:table-cell office:value-type="float" office:value="93.4120336818876">
                <text:p>93.4120336818876</text:p>
              </table:table-cell>
            </table:table-row>
            <table:table-row>
              <table:table-cell office:value-type="string"/>
              <table:table-cell office:value-type="float" office:value="-300.229341819936">
                <text:p>-300.229341819936</text:p>
              </table:table-cell>
            </table:table-row>
            <table:table-row>
              <table:table-cell office:value-type="string"/>
              <table:table-cell office:value-type="float" office:value="1357.50665002401">
                <text:p>1357.50665002401</text:p>
              </table:table-cell>
            </table:table-row>
            <table:table-row>
              <table:table-cell office:value-type="string"/>
              <table:table-cell office:value-type="float" office:value="-4989.51626124216">
                <text:p>-4989.51626124216</text:p>
              </table:table-cell>
            </table:table-row>
            <table:table-row>
              <table:table-cell office:value-type="string"/>
              <table:table-cell office:value-type="float" office:value="17684.1221327153">
                <text:p>17684.1221327153</text:p>
              </table:table-cell>
            </table:table-row>
            <table:table-row>
              <table:table-cell office:value-type="string"/>
              <table:table-cell office:value-type="float" office:value="-59157.1933322349">
                <text:p>-59157.1933322349</text:p>
              </table:table-cell>
            </table:table-row>
            <table:table-row>
              <table:table-cell office:value-type="string"/>
              <table:table-cell office:value-type="float" office:value="190741.926454584">
                <text:p>190741.926454584</text:p>
              </table:table-cell>
            </table:table-row>
            <table:table-row>
              <table:table-cell office:value-type="string"/>
              <table:table-cell office:value-type="float" office:value="-595565.959027028">
                <text:p>-595565.959027028</text:p>
              </table:table-cell>
            </table:table-row>
            <table:table-row>
              <table:table-cell office:value-type="string"/>
              <table:table-cell office:value-type="float" office:value="1812786.46606139">
                <text:p>1812786.46606139</text:p>
              </table:table-cell>
            </table:table-row>
            <table:table-row>
              <table:table-cell office:value-type="string"/>
              <table:table-cell office:value-type="float" office:value="-5400898.04152822">
                <text:p>-5400898.04152822</text:p>
              </table:table-cell>
            </table:table-row>
            <table:table-row>
              <table:table-cell office:value-type="string"/>
              <table:table-cell office:value-type="float" office:value="15805530.0095004">
                <text:p>15805530.0095004</text:p>
              </table:table-cell>
            </table:table-row>
            <table:table-row>
              <table:table-cell office:value-type="string"/>
              <table:table-cell office:value-type="float" office:value="-45555017.8193458">
                <text:p>-45555017.8193458</text:p>
              </table:table-cell>
            </table:table-row>
            <table:table-row>
              <table:table-cell office:value-type="string"/>
              <table:table-cell office:value-type="float" office:value="129598005.965608">
                <text:p>129598005.965608</text:p>
              </table:table-cell>
            </table:table-row>
            <table:table-row>
              <table:table-cell office:value-type="string"/>
              <table:table-cell office:value-type="float" office:value="-364557394.643635">
                <text:p>-364557394.643635</text:p>
              </table:table-cell>
            </table:table-row>
            <table:table-row>
              <table:table-cell office:value-type="string"/>
              <table:table-cell office:value-type="float" office:value="1015493011.65465">
                <text:p>1015493011.65465</text:p>
              </table:table-cell>
            </table:table-row>
            <table:table-row>
              <table:table-cell office:value-type="string"/>
              <table:table-cell office:value-type="float" office:value="-2804545509.52247">
                <text:p>-2804545509.52247</text:p>
              </table:table-cell>
            </table:table-row>
            <table:table-row>
              <table:table-cell office:value-type="string"/>
              <table:table-cell office:value-type="float" office:value="7687221953.84756">
                <text:p>7687221953.84756</text:p>
              </table:table-cell>
            </table:table-row>
            <table:table-row>
              <table:table-cell office:value-type="string"/>
              <table:table-cell office:value-type="float" office:value="-20930343692.2774">
                <text:p>-20930343692.2774</text:p>
              </table:table-cell>
            </table:table-row>
            <table:table-row>
              <table:table-cell office:value-type="string"/>
              <table:table-cell office:value-type="float" office:value="56650861751.3131">
                <text:p>56650861751.3131</text:p>
              </table:table-cell>
            </table:table-row>
            <table:table-row>
              <table:table-cell office:value-type="string"/>
              <table:table-cell office:value-type="float" office:value="-152523770612.623">
                <text:p>-152523770612.623</text:p>
              </table:table-cell>
            </table:table-row>
            <table:table-row>
              <table:table-cell office:value-type="string"/>
              <table:table-cell office:value-type="float" office:value="408704369500.61">
                <text:p>408704369500.61</text:p>
              </table:table-cell>
            </table:table-row>
            <table:table-row>
              <table:table-cell office:value-type="string"/>
              <table:table-cell office:value-type="float" office:value="-1090511204394.5">
                <text:p>-1090511204394.5</text:p>
              </table:table-cell>
            </table:table-row>
            <table:table-row>
              <table:table-cell office:value-type="string"/>
              <table:table-cell office:value-type="float" office:value="2898557825246.25">
                <text:p>2898557825246.25</text:p>
              </table:table-cell>
            </table:table-row>
            <table:table-row>
              <table:table-cell office:value-type="string"/>
              <table:table-cell office:value-type="float" office:value="-7677578551079.51">
                <text:p>-7677578551079.51</text:p>
              </table:table-cell>
            </table:table-row>
            <table:table-row>
              <table:table-cell office:value-type="string"/>
              <table:table-cell office:value-type="float" office:value="20272039646163.2">
                <text:p>20272039646163.2</text:p>
              </table:table-cell>
            </table:table-row>
            <table:table-row>
              <table:table-cell office:value-type="string"/>
              <table:table-cell office:value-type="float" office:value="-53373491518085.9">
                <text:p>-53373491518085.9</text:p>
              </table:table-cell>
            </table:table-row>
            <table:table-row>
              <table:table-cell office:value-type="string"/>
              <table:table-cell office:value-type="float" office:value="140158312704830">
                <text:p>140158312704830</text:p>
              </table:table-cell>
            </table:table-row>
            <table:table-row>
              <table:table-cell office:value-type="string"/>
              <table:table-cell office:value-type="float" office:value="-367176746799768">
                <text:p>-367176746799768</text:p>
              </table:table-cell>
            </table:table-row>
            <table:table-row>
              <table:table-cell office:value-type="string"/>
              <table:table-cell office:value-type="float" office:value="959802813619975">
                <text:p>959802813619975</text:p>
              </table:table-cell>
            </table:table-row>
            <table:table-row>
              <table:table-cell office:value-type="string"/>
              <table:table-cell office:value-type="float" office:value="-2.50390435165813E+015">
                <text:p>-2.50390435165813E+015</text:p>
              </table:table-cell>
            </table:table-row>
            <table:table-row>
              <table:table-cell office:value-type="string"/>
              <table:table-cell office:value-type="float" office:value="6.52007579002226E+015">
                <text:p>6.52007579002226E+015</text:p>
              </table:table-cell>
            </table:table-row>
            <table:table-row>
              <table:table-cell office:value-type="string"/>
              <table:table-cell office:value-type="float" office:value="-1.69492329971878E+016">
                <text:p>-1.69492329971878E+016</text:p>
              </table:table-cell>
            </table:table-row>
            <table:table-row>
              <table:table-cell office:value-type="string"/>
              <table:table-cell office:value-type="float" office:value="4.39913280805119E+016">
                <text:p>4.39913280805119E+016</text:p>
              </table:table-cell>
            </table:table-row>
            <table:table-row>
              <table:table-cell office:value-type="string"/>
              <table:table-cell office:value-type="float" office:value="-1.14013262637834E+017">
                <text:p>-1.14013262637834E+017</text:p>
              </table:table-cell>
            </table:table-row>
            <table:table-row>
              <table:table-cell office:value-type="string"/>
              <table:table-cell office:value-type="float" office:value="2.9509494595737E+017">
                <text:p>2.9509494595737E+017</text:p>
              </table:table-cell>
            </table:table-row>
            <table:table-row>
              <table:table-cell office:value-type="string"/>
              <table:table-cell office:value-type="float" office:value="-7.62831797416587E+017">
                <text:p>-7.62831797416587E+017</text:p>
              </table:table-cell>
            </table:table-row>
            <table:table-row>
              <table:table-cell office:value-type="string"/>
              <table:table-cell office:value-type="float" office:value="1.96967745162678E+018">
                <text:p>1.96967745162678E+018</text:p>
              </table:table-cell>
            </table:table-row>
            <table:table-row>
              <table:table-cell office:value-type="string"/>
              <table:table-cell office:value-type="float" office:value="-5.08037790744801E+018">
                <text:p>-5.08037790744801E+018</text:p>
              </table:table-cell>
            </table:table-row>
            <table:table-row>
              <table:table-cell office:value-type="string"/>
              <table:table-cell office:value-type="float" office:value="1.30907253852988E+019">
                <text:p>1.30907253852988E+019</text:p>
              </table:table-cell>
            </table:table-row>
            <table:table-row>
              <table:table-cell office:value-type="string"/>
              <table:table-cell office:value-type="float" office:value="-3.36998257022545E+019">
                <text:p>-3.36998257022545E+019</text:p>
              </table:table-cell>
            </table:table-row>
            <table:table-row>
              <table:table-cell office:value-type="string"/>
              <table:table-cell office:value-type="float" office:value="8.66791882568137E+019">
                <text:p>8.66791882568137E+019</text:p>
              </table:table-cell>
            </table:table-row>
            <table:table-row>
              <table:table-cell office:value-type="string"/>
              <table:table-cell office:value-type="float" office:value="-2.22766570503944E+020">
                <text:p>-2.22766570503944E+020</text:p>
              </table:table-cell>
            </table:table-row>
            <table:table-row>
              <table:table-cell office:value-type="string"/>
              <table:table-cell office:value-type="float" office:value="5.72078938634517E+020">
                <text:p>5.72078938634517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2809135078067">
                <text:p>25.2809135078067</text:p>
              </table:table-cell>
            </table:table-row>
            <table:table-row>
              <table:table-cell office:value-type="string"/>
              <table:table-cell office:value-type="float" office:value="12.3590580410528">
                <text:p>12.3590580410528</text:p>
              </table:table-cell>
            </table:table-row>
            <table:table-row>
              <table:table-cell office:value-type="string"/>
              <table:table-cell office:value-type="float" office:value="95.6813135307591">
                <text:p>95.6813135307591</text:p>
              </table:table-cell>
            </table:table-row>
            <table:table-row>
              <table:table-cell office:value-type="string"/>
              <table:table-cell office:value-type="float" office:value="-329.503553741062">
                <text:p>-329.503553741062</text:p>
              </table:table-cell>
            </table:table-row>
            <table:table-row>
              <table:table-cell office:value-type="string"/>
              <table:table-cell office:value-type="float" office:value="1547.52444909131">
                <text:p>1547.52444909131</text:p>
              </table:table-cell>
            </table:table-row>
            <table:table-row>
              <table:table-cell office:value-type="string"/>
              <table:table-cell office:value-type="float" office:value="-5947.96518945897">
                <text:p>-5947.96518945897</text:p>
              </table:table-cell>
            </table:table-row>
            <table:table-row>
              <table:table-cell office:value-type="string"/>
              <table:table-cell office:value-type="float" office:value="21862.3611896287">
                <text:p>21862.3611896287</text:p>
              </table:table-cell>
            </table:table-row>
            <table:table-row>
              <table:table-cell office:value-type="string"/>
              <table:table-cell office:value-type="float" office:value="-75684.5048791589">
                <text:p>-75684.5048791589</text:p>
              </table:table-cell>
            </table:table-row>
            <table:table-row>
              <table:table-cell office:value-type="string"/>
              <table:table-cell office:value-type="float" office:value="251669.774261558">
                <text:p>251669.774261558</text:p>
              </table:table-cell>
            </table:table-row>
            <table:table-row>
              <table:table-cell office:value-type="string"/>
              <table:table-cell office:value-type="float" office:value="-808460.201106332">
                <text:p>-808460.201106332</text:p>
              </table:table-cell>
            </table:table-row>
            <table:table-row>
              <table:table-cell office:value-type="string"/>
              <table:table-cell office:value-type="float" office:value="2525964.2541332">
                <text:p>2525964.2541332</text:p>
              </table:table-cell>
            </table:table-row>
            <table:table-row>
              <table:table-cell office:value-type="string"/>
              <table:table-cell office:value-type="float" office:value="-7710056.67848762">
                <text:p>-7710056.67848762</text:p>
              </table:table-cell>
            </table:table-row>
            <table:table-row>
              <table:table-cell office:value-type="string"/>
              <table:table-cell office:value-type="float" office:value="23075829.5197605">
                <text:p>23075829.5197605</text:p>
              </table:table-cell>
            </table:table-row>
            <table:table-row>
              <table:table-cell office:value-type="string"/>
              <table:table-cell office:value-type="float" office:value="-67916184.3985348">
                <text:p>-67916184.3985348</text:p>
              </table:table-cell>
            </table:table-row>
            <table:table-row>
              <table:table-cell office:value-type="string"/>
              <table:table-cell office:value-type="float" office:value="197026558.724487">
                <text:p>197026558.724487</text:p>
              </table:table-cell>
            </table:table-row>
            <table:table-row>
              <table:table-cell office:value-type="string"/>
              <table:table-cell office:value-type="float" office:value="-564472585.208489">
                <text:p>-564472585.208489</text:p>
              </table:table-cell>
            </table:table-row>
            <table:table-row>
              <table:table-cell office:value-type="string"/>
              <table:table-cell office:value-type="float" office:value="1599620902.19664">
                <text:p>1599620902.19664</text:p>
              </table:table-cell>
            </table:table-row>
            <table:table-row>
              <table:table-cell office:value-type="string"/>
              <table:table-cell office:value-type="float" office:value="-4489765329.38652">
                <text:p>-4489765329.38652</text:p>
              </table:table-cell>
            </table:table-row>
            <table:table-row>
              <table:table-cell office:value-type="string"/>
              <table:table-cell office:value-type="float" office:value="12495361413.3472">
                <text:p>12495361413.3472</text:p>
              </table:table-cell>
            </table:table-row>
            <table:table-row>
              <table:table-cell office:value-type="string"/>
              <table:table-cell office:value-type="float" office:value="-34514846144.6682">
                <text:p>-34514846144.6682</text:p>
              </table:table-cell>
            </table:table-row>
            <table:table-row>
              <table:table-cell office:value-type="string"/>
              <table:table-cell office:value-type="float" office:value="94699757908.4081">
                <text:p>94699757908.4081</text:p>
              </table:table-cell>
            </table:table-row>
            <table:table-row>
              <table:table-cell office:value-type="string"/>
              <table:table-cell office:value-type="float" office:value="-258275048221.191">
                <text:p>-258275048221.191</text:p>
              </table:table-cell>
            </table:table-row>
            <table:table-row>
              <table:table-cell office:value-type="string"/>
              <table:table-cell office:value-type="float" office:value="700601116973.947">
                <text:p>700601116973.947</text:p>
              </table:table-cell>
            </table:table-row>
            <table:table-row>
              <table:table-cell office:value-type="string"/>
              <table:table-cell office:value-type="float" office:value="-1891228693434.5">
                <text:p>-1891228693434.5</text:p>
              </table:table-cell>
            </table:table-row>
            <table:table-row>
              <table:table-cell office:value-type="string"/>
              <table:table-cell office:value-type="float" office:value="5082805133396.59">
                <text:p>5082805133396.59</text:p>
              </table:table-cell>
            </table:table-row>
            <table:table-row>
              <table:table-cell office:value-type="string"/>
              <table:table-cell office:value-type="float" office:value="-13605861516312">
                <text:p>-13605861516312</text:p>
              </table:table-cell>
            </table:table-row>
            <table:table-row>
              <table:table-cell office:value-type="string"/>
              <table:table-cell office:value-type="float" office:value="36288416867115.5">
                <text:p>36288416867115.5</text:p>
              </table:table-cell>
            </table:table-row>
            <table:table-row>
              <table:table-cell office:value-type="string"/>
              <table:table-cell office:value-type="float" office:value="-96464560309459.9">
                <text:p>-96464560309459.9</text:p>
              </table:table-cell>
            </table:table-row>
            <table:table-row>
              <table:table-cell office:value-type="string"/>
              <table:table-cell office:value-type="float" office:value="255651532782902">
                <text:p>255651532782902</text:p>
              </table:table-cell>
            </table:table-row>
            <table:table-row>
              <table:table-cell office:value-type="string"/>
              <table:table-cell office:value-type="float" office:value="-675646641491304">
                <text:p>-675646641491304</text:p>
              </table:table-cell>
            </table:table-row>
            <table:table-row>
              <table:table-cell office:value-type="string"/>
              <table:table-cell office:value-type="float" office:value="1.78106457352753E+015">
                <text:p>1.78106457352753E+015</text:p>
              </table:table-cell>
            </table:table-row>
            <table:table-row>
              <table:table-cell office:value-type="string"/>
              <table:table-cell office:value-type="float" office:value="-4.683997533917E+015">
                <text:p>-4.683997533917E+015</text:p>
              </table:table-cell>
            </table:table-row>
            <table:table-row>
              <table:table-cell office:value-type="string"/>
              <table:table-cell office:value-type="float" office:value="1.22916416933659E+016">
                <text:p>1.22916416933659E+016</text:p>
              </table:table-cell>
            </table:table-row>
            <table:table-row>
              <table:table-cell office:value-type="string"/>
              <table:table-cell office:value-type="float" office:value="-3.21907349410894E+016">
                <text:p>-3.21907349410894E+016</text:p>
              </table:table-cell>
            </table:table-row>
            <table:table-row>
              <table:table-cell office:value-type="string"/>
              <table:table-cell office:value-type="float" office:value="8.41481031311848E+016">
                <text:p>8.41481031311848E+016</text:p>
              </table:table-cell>
            </table:table-row>
            <table:table-row>
              <table:table-cell office:value-type="string"/>
              <table:table-cell office:value-type="float" office:value="-2.19588107924696E+017">
                <text:p>-2.19588107924696E+017</text:p>
              </table:table-cell>
            </table:table-row>
            <table:table-row>
              <table:table-cell office:value-type="string"/>
              <table:table-cell office:value-type="float" office:value="5.72107419290711E+017">
                <text:p>5.72107419290711E+017</text:p>
              </table:table-cell>
            </table:table-row>
            <table:table-row>
              <table:table-cell office:value-type="string"/>
              <table:table-cell office:value-type="float" office:value="-1.48832940683839E+018">
                <text:p>-1.48832940683839E+018</text:p>
              </table:table-cell>
            </table:table-row>
            <table:table-row>
              <table:table-cell office:value-type="string"/>
              <table:table-cell office:value-type="float" office:value="3.86649486075956E+018">
                <text:p>3.86649486075956E+018</text:p>
              </table:table-cell>
            </table:table-row>
            <table:table-row>
              <table:table-cell office:value-type="string"/>
              <table:table-cell office:value-type="float" office:value="-1.0031665824244E+019">
                <text:p>-1.0031665824244E+019</text:p>
              </table:table-cell>
            </table:table-row>
            <table:table-row>
              <table:table-cell office:value-type="string"/>
              <table:table-cell office:value-type="float" office:value="2.5995779847461E+019">
                <text:p>2.5995779847461E+019</text:p>
              </table:table-cell>
            </table:table-row>
            <table:table-row>
              <table:table-cell office:value-type="string"/>
              <table:table-cell office:value-type="float" office:value="-6.72884731739811E+019">
                <text:p>-6.72884731739811E+019</text:p>
              </table:table-cell>
            </table:table-row>
            <table:table-row>
              <table:table-cell office:value-type="string"/>
              <table:table-cell office:value-type="float" office:value="1.73987326251077E+020">
                <text:p>1.73987326251077E+020</text:p>
              </table:table-cell>
            </table:table-row>
            <table:table-row>
              <table:table-cell office:value-type="string"/>
              <table:table-cell office:value-type="float" office:value="-4.49430209490861E+020">
                <text:p>-4.49430209490861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1374511949323">
                <text:p>25.1374511949323</text:p>
              </table:table-cell>
            </table:table-row>
            <table:table-row>
              <table:table-cell office:value-type="string"/>
              <table:table-cell office:value-type="float" office:value="12.7801814131874">
                <text:p>12.7801814131874</text:p>
              </table:table-cell>
            </table:table-row>
            <table:table-row>
              <table:table-cell office:value-type="string"/>
              <table:table-cell office:value-type="float" office:value="97.2565159537374">
                <text:p>97.2565159537374</text:p>
              </table:table-cell>
            </table:table-row>
            <table:table-row>
              <table:table-cell office:value-type="string"/>
              <table:table-cell office:value-type="float" office:value="-356.301550654367">
                <text:p>-356.301550654367</text:p>
              </table:table-cell>
            </table:table-row>
            <table:table-row>
              <table:table-cell office:value-type="string"/>
              <table:table-cell office:value-type="float" office:value="1737.88259995196">
                <text:p>1737.88259995196</text:p>
              </table:table-cell>
            </table:table-row>
            <table:table-row>
              <table:table-cell office:value-type="string"/>
              <table:table-cell office:value-type="float" office:value="-6968.15869029548">
                <text:p>-6968.15869029548</text:p>
              </table:table-cell>
            </table:table-row>
            <table:table-row>
              <table:table-cell office:value-type="string"/>
              <table:table-cell office:value-type="float" office:value="26531.2700266443">
                <text:p>26531.2700266443</text:p>
              </table:table-cell>
            </table:table-row>
            <table:table-row>
              <table:table-cell office:value-type="string"/>
              <table:table-cell office:value-type="float" office:value="-94934.5548010841">
                <text:p>-94934.5548010841</text:p>
              </table:table-cell>
            </table:table-row>
            <table:table-row>
              <table:table-cell office:value-type="string"/>
              <table:table-cell office:value-type="float" office:value="325275.626365059">
                <text:p>325275.626365059</text:p>
              </table:table-cell>
            </table:table-row>
            <table:table-row>
              <table:table-cell office:value-type="string"/>
              <table:table-cell office:value-type="float" office:value="-1074224.05000361">
                <text:p>-1074224.05000361</text:p>
              </table:table-cell>
            </table:table-row>
            <table:table-row>
              <table:table-cell office:value-type="string"/>
              <table:table-cell office:value-type="float" office:value="3443147.39731726">
                <text:p>3443147.39731726</text:p>
              </table:table-cell>
            </table:table-row>
            <table:table-row>
              <table:table-cell office:value-type="string"/>
              <table:table-cell office:value-type="float" office:value="-10761807.2833576">
                <text:p>-10761807.2833576</text:p>
              </table:table-cell>
            </table:table-row>
            <table:table-row>
              <table:table-cell office:value-type="string"/>
              <table:table-cell office:value-type="float" office:value="32928570.1956805">
                <text:p>32928570.1956805</text:p>
              </table:table-cell>
            </table:table-row>
            <table:table-row>
              <table:table-cell office:value-type="string"/>
              <table:table-cell office:value-type="float" office:value="-98933568.9129944">
                <text:p>-98933568.9129944</text:p>
              </table:table-cell>
            </table:table-row>
            <table:table-row>
              <table:table-cell office:value-type="string"/>
              <table:table-cell office:value-type="float" office:value="292604033.474684">
                <text:p>292604033.474684</text:p>
              </table:table-cell>
            </table:table-row>
            <table:table-row>
              <table:table-cell office:value-type="string"/>
              <table:table-cell office:value-type="float" office:value="-853629613.542769">
                <text:p>-853629613.542769</text:p>
              </table:table-cell>
            </table:table-row>
            <table:table-row>
              <table:table-cell office:value-type="string"/>
              <table:table-cell office:value-type="float" office:value="2460642367.93541">
                <text:p>2460642367.93541</text:p>
              </table:table-cell>
            </table:table-row>
            <table:table-row>
              <table:table-cell office:value-type="string"/>
              <table:table-cell office:value-type="float" office:value="-7018356406.72114">
                <text:p>-7018356406.72114</text:p>
              </table:table-cell>
            </table:table-row>
            <table:table-row>
              <table:table-cell office:value-type="string"/>
              <table:table-cell office:value-type="float" office:value="19831387460.5626">
                <text:p>19831387460.5626</text:p>
              </table:table-cell>
            </table:table-row>
            <table:table-row>
              <table:table-cell office:value-type="string"/>
              <table:table-cell office:value-type="float" office:value="-55570864617.4061">
                <text:p>-55570864617.4061</text:p>
              </table:table-cell>
            </table:table-row>
            <table:table-row>
              <table:table-cell office:value-type="string"/>
              <table:table-cell office:value-type="float" office:value="154561035402.885">
                <text:p>154561035402.885</text:p>
              </table:table-cell>
            </table:table-row>
            <table:table-row>
              <table:table-cell office:value-type="string"/>
              <table:table-cell office:value-type="float" office:value="-427013825631.088">
                <text:p>-427013825631.088</text:p>
              </table:table-cell>
            </table:table-row>
            <table:table-row>
              <table:table-cell office:value-type="string"/>
              <table:table-cell office:value-type="float" office:value="1172626484766.61">
                <text:p>1172626484766.61</text:p>
              </table:table-cell>
            </table:table-row>
            <table:table-row>
              <table:table-cell office:value-type="string"/>
              <table:table-cell office:value-type="float" office:value="-3202606958826.17">
                <text:p>-3202606958826.17</text:p>
              </table:table-cell>
            </table:table-row>
            <table:table-row>
              <table:table-cell office:value-type="string"/>
              <table:table-cell office:value-type="float" office:value="8703487753000.55">
                <text:p>8703487753000.55</text:p>
              </table:table-cell>
            </table:table-row>
            <table:table-row>
              <table:table-cell office:value-type="string"/>
              <table:table-cell office:value-type="float" office:value="-23546270667250">
                <text:p>-23546270667250</text:p>
              </table:table-cell>
            </table:table-row>
            <table:table-row>
              <table:table-cell office:value-type="string"/>
              <table:table-cell office:value-type="float" office:value="63439698537018.4">
                <text:p>63439698537018.4</text:p>
              </table:table-cell>
            </table:table-row>
            <table:table-row>
              <table:table-cell office:value-type="string"/>
              <table:table-cell office:value-type="float" office:value="-170279392898173">
                <text:p>-170279392898173</text:p>
              </table:table-cell>
            </table:table-row>
            <table:table-row>
              <table:table-cell office:value-type="string"/>
              <table:table-cell office:value-type="float" office:value="455470586977190">
                <text:p>455470586977190</text:p>
              </table:table-cell>
            </table:table-row>
            <table:table-row>
              <table:table-cell office:value-type="string"/>
              <table:table-cell office:value-type="float" office:value="-1.21444184750813E+015">
                <text:p>-1.21444184750813E+015</text:p>
              </table:table-cell>
            </table:table-row>
            <table:table-row>
              <table:table-cell office:value-type="string"/>
              <table:table-cell office:value-type="float" office:value="3.22863998367854E+015">
                <text:p>3.22863998367854E+015</text:p>
              </table:table-cell>
            </table:table-row>
            <table:table-row>
              <table:table-cell office:value-type="string"/>
              <table:table-cell office:value-type="float" office:value="-8.56025009632287E+015">
                <text:p>-8.56025009632287E+015</text:p>
              </table:table-cell>
            </table:table-row>
            <table:table-row>
              <table:table-cell office:value-type="string"/>
              <table:table-cell office:value-type="float" office:value="2.26394070736541E+016">
                <text:p>2.26394070736541E+016</text:p>
              </table:table-cell>
            </table:table-row>
            <table:table-row>
              <table:table-cell office:value-type="string"/>
              <table:table-cell office:value-type="float" office:value="-5.97358138203829E+016">
                <text:p>-5.97358138203829E+016</text:p>
              </table:table-cell>
            </table:table-row>
            <table:table-row>
              <table:table-cell office:value-type="string"/>
              <table:table-cell office:value-type="float" office:value="1.57277855327705E+017">
                <text:p>1.57277855327705E+017</text:p>
              </table:table-cell>
            </table:table-row>
            <table:table-row>
              <table:table-cell office:value-type="string"/>
              <table:table-cell office:value-type="float" office:value="-4.13265105138364E+017">
                <text:p>-4.13265105138364E+017</text:p>
              </table:table-cell>
            </table:table-row>
            <table:table-row>
              <table:table-cell office:value-type="string"/>
              <table:table-cell office:value-type="float" office:value="1.0838712432527E+018">
                <text:p>1.0838712432527E+018</text:p>
              </table:table-cell>
            </table:table-row>
            <table:table-row>
              <table:table-cell office:value-type="string"/>
              <table:table-cell office:value-type="float" office:value="-2.83771422351429E+018">
                <text:p>-2.83771422351429E+018</text:p>
              </table:table-cell>
            </table:table-row>
            <table:table-row>
              <table:table-cell office:value-type="string"/>
              <table:table-cell office:value-type="float" office:value="7.4173907947098E+018">
                <text:p>7.4173907947098E+018</text:p>
              </table:table-cell>
            </table:table-row>
            <table:table-row>
              <table:table-cell office:value-type="string"/>
              <table:table-cell office:value-type="float" office:value="-1.93584490864295E+019">
                <text:p>-1.93584490864295E+019</text:p>
              </table:table-cell>
            </table:table-row>
            <table:table-row>
              <table:table-cell office:value-type="string"/>
              <table:table-cell office:value-type="float" office:value="5.04508467297489E+019">
                <text:p>5.04508467297489E+019</text:p>
              </table:table-cell>
            </table:table-row>
            <table:table-row>
              <table:table-cell office:value-type="string"/>
              <table:table-cell office:value-type="float" office:value="-1.31305551478066E+020">
                <text:p>-1.31305551478066E+020</text:p>
              </table:table-cell>
            </table:table-row>
            <table:table-row>
              <table:table-cell office:value-type="string"/>
              <table:table-cell office:value-type="float" office:value="3.41310490374932E+020">
                <text:p>3.41310490374932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.0100566610999">
                <text:p>25.0100566610999</text:p>
              </table:table-cell>
            </table:table-row>
            <table:table-row>
              <table:table-cell office:value-type="string"/>
              <table:table-cell office:value-type="float" office:value="13.2529971258968">
                <text:p>13.2529971258968</text:p>
              </table:table-cell>
            </table:table-row>
            <table:table-row>
              <table:table-cell office:value-type="string"/>
              <table:table-cell office:value-type="float" office:value="98.1879345169932">
                <text:p>98.1879345169932</text:p>
              </table:table-cell>
            </table:table-row>
            <table:table-row>
              <table:table-cell office:value-type="string"/>
              <table:table-cell office:value-type="float" office:value="-380.370162717563">
                <text:p>-380.370162717563</text:p>
              </table:table-cell>
            </table:table-row>
            <table:table-row>
              <table:table-cell office:value-type="string"/>
              <table:table-cell office:value-type="float" office:value="1925.90331822604">
                <text:p>1925.90331822604</text:p>
              </table:table-cell>
            </table:table-row>
            <table:table-row>
              <table:table-cell office:value-type="string"/>
              <table:table-cell office:value-type="float" office:value="-8038.79383751701">
                <text:p>-8038.79383751701</text:p>
              </table:table-cell>
            </table:table-row>
            <table:table-row>
              <table:table-cell office:value-type="string"/>
              <table:table-cell office:value-type="float" office:value="31670.7796116603">
                <text:p>31670.7796116603</text:p>
              </table:table-cell>
            </table:table-row>
            <table:table-row>
              <table:table-cell office:value-type="string"/>
              <table:table-cell office:value-type="float" office:value="-117001.695227362">
                <text:p>-117001.695227362</text:p>
              </table:table-cell>
            </table:table-row>
            <table:table-row>
              <table:table-cell office:value-type="string"/>
              <table:table-cell office:value-type="float" office:value="412717.6541038">
                <text:p>412717.6541038</text:p>
              </table:table-cell>
            </table:table-row>
            <table:table-row>
              <table:table-cell office:value-type="string"/>
              <table:table-cell office:value-type="float" office:value="-1400219.11322346">
                <text:p>-1400219.11322346</text:p>
              </table:table-cell>
            </table:table-row>
            <table:table-row>
              <table:table-cell office:value-type="string"/>
              <table:table-cell office:value-type="float" office:value="4601431.45298157">
                <text:p>4601431.45298157</text:p>
              </table:table-cell>
            </table:table-row>
            <table:table-row>
              <table:table-cell office:value-type="string"/>
              <table:table-cell office:value-type="float" office:value="-14720075.1072607">
                <text:p>-14720075.1072607</text:p>
              </table:table-cell>
            </table:table-row>
            <table:table-row>
              <table:table-cell office:value-type="string"/>
              <table:table-cell office:value-type="float" office:value="46027026.8590719">
                <text:p>46027026.8590719</text:p>
              </table:table-cell>
            </table:table-row>
            <table:table-row>
              <table:table-cell office:value-type="string"/>
              <table:table-cell office:value-type="float" office:value="-141123004.393328">
                <text:p>-141123004.393328</text:p>
              </table:table-cell>
            </table:table-row>
            <table:table-row>
              <table:table-cell office:value-type="string"/>
              <table:table-cell office:value-type="float" office:value="425408138.148212">
                <text:p>425408138.148212</text:p>
              </table:table-cell>
            </table:table-row>
            <table:table-row>
              <table:table-cell office:value-type="string"/>
              <table:table-cell office:value-type="float" office:value="-1263498104.40094">
                <text:p>-1263498104.40094</text:p>
              </table:table-cell>
            </table:table-row>
            <table:table-row>
              <table:table-cell office:value-type="string"/>
              <table:table-cell office:value-type="float" office:value="3704123821.95343">
                <text:p>3704123821.95343</text:p>
              </table:table-cell>
            </table:table-row>
            <table:table-row>
              <table:table-cell office:value-type="string"/>
              <table:table-cell office:value-type="float" office:value="-10734824967.9552">
                <text:p>-10734824967.9552</text:p>
              </table:table-cell>
            </table:table-row>
            <table:table-row>
              <table:table-cell office:value-type="string"/>
              <table:table-cell office:value-type="float" office:value="30793535402.1527">
                <text:p>30793535402.1527</text:p>
              </table:table-cell>
            </table:table-row>
            <table:table-row>
              <table:table-cell office:value-type="string"/>
              <table:table-cell office:value-type="float" office:value="-87529526281.5668">
                <text:p>-87529526281.5668</text:p>
              </table:table-cell>
            </table:table-row>
            <table:table-row>
              <table:table-cell office:value-type="string"/>
              <table:table-cell office:value-type="float" office:value="246767977707.23">
                <text:p>246767977707.23</text:p>
              </table:table-cell>
            </table:table-row>
            <table:table-row>
              <table:table-cell office:value-type="string"/>
              <table:table-cell office:value-type="float" office:value="-690583025762.886">
                <text:p>-690583025762.886</text:p>
              </table:table-cell>
            </table:table-row>
            <table:table-row>
              <table:table-cell office:value-type="string"/>
              <table:table-cell office:value-type="float" office:value="1919745264071.26">
                <text:p>1919745264071.26</text:p>
              </table:table-cell>
            </table:table-row>
            <table:table-row>
              <table:table-cell office:value-type="string"/>
              <table:table-cell office:value-type="float" office:value="-5304458495987.07">
                <text:p>-5304458495987.07</text:p>
              </table:table-cell>
            </table:table-row>
            <table:table-row>
              <table:table-cell office:value-type="string"/>
              <table:table-cell office:value-type="float" office:value="14576214325713.8">
                <text:p>14576214325713.8</text:p>
              </table:table-cell>
            </table:table-row>
            <table:table-row>
              <table:table-cell office:value-type="string"/>
              <table:table-cell office:value-type="float" office:value="-39853217656133.3">
                <text:p>-39853217656133.3</text:p>
              </table:table-cell>
            </table:table-row>
            <table:table-row>
              <table:table-cell office:value-type="string"/>
              <table:table-cell office:value-type="float" office:value="108463082181296">
                <text:p>108463082181296</text:p>
              </table:table-cell>
            </table:table-row>
            <table:table-row>
              <table:table-cell office:value-type="string"/>
              <table:table-cell office:value-type="float" office:value="-293944205371113">
                <text:p>-293944205371113</text:p>
              </table:table-cell>
            </table:table-row>
            <table:table-row>
              <table:table-cell office:value-type="string"/>
              <table:table-cell office:value-type="float" office:value="793522262071831">
                <text:p>793522262071831</text:p>
              </table:table-cell>
            </table:table-row>
            <table:table-row>
              <table:table-cell office:value-type="string"/>
              <table:table-cell office:value-type="float" office:value="-2.13449961584462E+015">
                <text:p>-2.13449961584462E+015</text:p>
              </table:table-cell>
            </table:table-row>
            <table:table-row>
              <table:table-cell office:value-type="string"/>
              <table:table-cell office:value-type="float" office:value="5.72260717927776E+015">
                <text:p>5.72260717927776E+015</text:p>
              </table:table-cell>
            </table:table-row>
            <table:table-row>
              <table:table-cell office:value-type="string"/>
              <table:table-cell office:value-type="float" office:value="-1.52953393057882E+016">
                <text:p>-1.52953393057882E+016</text:p>
              </table:table-cell>
            </table:table-row>
            <table:table-row>
              <table:table-cell office:value-type="string"/>
              <table:table-cell office:value-type="float" office:value="4.07650317822025E+016">
                <text:p>4.07650317822025E+016</text:p>
              </table:table-cell>
            </table:table-row>
            <table:table-row>
              <table:table-cell office:value-type="string"/>
              <table:table-cell office:value-type="float" office:value="-1.0835951527808E+017">
                <text:p>-1.0835951527808E+017</text:p>
              </table:table-cell>
            </table:table-row>
            <table:table-row>
              <table:table-cell office:value-type="string"/>
              <table:table-cell office:value-type="float" office:value="2.87326726728802E+017">
                <text:p>2.87326726728802E+017</text:p>
              </table:table-cell>
            </table:table-row>
            <table:table-row>
              <table:table-cell office:value-type="string"/>
              <table:table-cell office:value-type="float" office:value="-7.60127956619044E+017">
                <text:p>-7.60127956619044E+017</text:p>
              </table:table-cell>
            </table:table-row>
            <table:table-row>
              <table:table-cell office:value-type="string"/>
              <table:table-cell office:value-type="float" office:value="2.00661837940114E+018">
                <text:p>2.00661837940114E+018</text:p>
              </table:table-cell>
            </table:table-row>
            <table:table-row>
              <table:table-cell office:value-type="string"/>
              <table:table-cell office:value-type="float" office:value="-5.28652542545728E+018">
                <text:p>-5.28652542545728E+018</text:p>
              </table:table-cell>
            </table:table-row>
            <table:table-row>
              <table:table-cell office:value-type="string"/>
              <table:table-cell office:value-type="float" office:value="1.39013938447458E+019">
                <text:p>1.39013938447458E+019</text:p>
              </table:table-cell>
            </table:table-row>
            <table:table-row>
              <table:table-cell office:value-type="string"/>
              <table:table-cell office:value-type="float" office:value="-3.64904619789252E+019">
                <text:p>-3.64904619789252E+019</text:p>
              </table:table-cell>
            </table:table-row>
            <table:table-row>
              <table:table-cell office:value-type="string"/>
              <table:table-cell office:value-type="float" office:value="9.56268431497707E+019">
                <text:p>9.56268431497707E+019</text:p>
              </table:table-cell>
            </table:table-row>
            <table:table-row>
              <table:table-cell office:value-type="string"/>
              <table:table-cell office:value-type="float" office:value="-2.50208763607552E+020">
                <text:p>-2.50208763607552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.8969303150567">
                <text:p>24.8969303150567</text:p>
              </table:table-cell>
            </table:table-row>
            <table:table-row>
              <table:table-cell office:value-type="string"/>
              <table:table-cell office:value-type="float" office:value="13.7606435233124">
                <text:p>13.7606435233124</text:p>
              </table:table-cell>
            </table:table-row>
            <table:table-row>
              <table:table-cell office:value-type="string"/>
              <table:table-cell office:value-type="float" office:value="98.5318954953557">
                <text:p>98.5318954953557</text:p>
              </table:table-cell>
            </table:table-row>
            <table:table-row>
              <table:table-cell office:value-type="string"/>
              <table:table-cell office:value-type="float" office:value="-401.54047926939">
                <text:p>-401.54047926939</text:p>
              </table:table-cell>
            </table:table-row>
            <table:table-row>
              <table:table-cell office:value-type="string"/>
              <table:table-cell office:value-type="float" office:value="2109.13041676459">
                <text:p>2109.13041676459</text:p>
              </table:table-cell>
            </table:table-row>
            <table:table-row>
              <table:table-cell office:value-type="string"/>
              <table:table-cell office:value-type="float" office:value="-9147.8441276473">
                <text:p>-9147.8441276473</text:p>
              </table:table-cell>
            </table:table-row>
            <table:table-row>
              <table:table-cell office:value-type="string"/>
              <table:table-cell office:value-type="float" office:value="37251.7819765708">
                <text:p>37251.7819765708</text:p>
              </table:table-cell>
            </table:table-row>
            <table:table-row>
              <table:table-cell office:value-type="string"/>
              <table:table-cell office:value-type="float" office:value="-141936.100490664">
                <text:p>-141936.100490664</text:p>
              </table:table-cell>
            </table:table-row>
            <table:table-row>
              <table:table-cell office:value-type="string"/>
              <table:table-cell office:value-type="float" office:value="515029.878718967">
                <text:p>515029.878718967</text:p>
              </table:table-cell>
            </table:table-row>
            <table:table-row>
              <table:table-cell office:value-type="string"/>
              <table:table-cell office:value-type="float" office:value="-1793783.14428535">
                <text:p>-1793783.14428535</text:p>
              </table:table-cell>
            </table:table-row>
            <table:table-row>
              <table:table-cell office:value-type="string"/>
              <table:table-cell office:value-type="float" office:value="6040178.20053302">
                <text:p>6040178.20053302</text:p>
              </table:table-cell>
            </table:table-row>
            <table:table-row>
              <table:table-cell office:value-type="string"/>
              <table:table-cell office:value-type="float" office:value="-19766917.0675104">
                <text:p>-19766917.0675104</text:p>
              </table:table-cell>
            </table:table-row>
            <table:table-row>
              <table:table-cell office:value-type="string"/>
              <table:table-cell office:value-type="float" office:value="63135478.6187728">
                <text:p>63135478.6187728</text:p>
              </table:table-cell>
            </table:table-row>
            <table:table-row>
              <table:table-cell office:value-type="string"/>
              <table:table-cell office:value-type="float" office:value="-197475554.472911">
                <text:p>-197475554.472911</text:p>
              </table:table-cell>
            </table:table-row>
            <table:table-row>
              <table:table-cell office:value-type="string"/>
              <table:table-cell office:value-type="float" office:value="606530259.247356">
                <text:p>606530259.247356</text:p>
              </table:table-cell>
            </table:table-row>
            <table:table-row>
              <table:table-cell office:value-type="string"/>
              <table:table-cell office:value-type="float" office:value="-1833473415.48534">
                <text:p>-1833473415.48534</text:p>
              </table:table-cell>
            </table:table-row>
            <table:table-row>
              <table:table-cell office:value-type="string"/>
              <table:table-cell office:value-type="float" office:value="5465134191.48639">
                <text:p>5465134191.48639</text:p>
              </table:table-cell>
            </table:table-row>
            <table:table-row>
              <table:table-cell office:value-type="string"/>
              <table:table-cell office:value-type="float" office:value="-16088755663.5581">
                <text:p>-16088755663.5581</text:p>
              </table:table-cell>
            </table:table-row>
            <table:table-row>
              <table:table-cell office:value-type="string"/>
              <table:table-cell office:value-type="float" office:value="46841065174.5185">
                <text:p>46841065174.5185</text:p>
              </table:table-cell>
            </table:table-row>
            <table:table-row>
              <table:table-cell office:value-type="string"/>
              <table:table-cell office:value-type="float" office:value="-135025673312.691">
                <text:p>-135025673312.691</text:p>
              </table:table-cell>
            </table:table-row>
            <table:table-row>
              <table:table-cell office:value-type="string"/>
              <table:table-cell office:value-type="float" office:value="385766348655.978">
                <text:p>385766348655.978</text:p>
              </table:table-cell>
            </table:table-row>
            <table:table-row>
              <table:table-cell office:value-type="string"/>
              <table:table-cell office:value-type="float" office:value="-1093267107691.6">
                <text:p>-1093267107691.6</text:p>
              </table:table-cell>
            </table:table-row>
            <table:table-row>
              <table:table-cell office:value-type="string"/>
              <table:table-cell office:value-type="float" office:value="3075740324508.31">
                <text:p>3075740324508.31</text:p>
              </table:table-cell>
            </table:table-row>
            <table:table-row>
              <table:table-cell office:value-type="string"/>
              <table:table-cell office:value-type="float" office:value="-8595706066285.27">
                <text:p>-8595706066285.27</text:p>
              </table:table-cell>
            </table:table-row>
            <table:table-row>
              <table:table-cell office:value-type="string"/>
              <table:table-cell office:value-type="float" office:value="23876726328000.4">
                <text:p>23876726328000.4</text:p>
              </table:table-cell>
            </table:table-row>
            <table:table-row>
              <table:table-cell office:value-type="string"/>
              <table:table-cell office:value-type="float" office:value="-65955802595550.8">
                <text:p>-65955802595550.8</text:p>
              </table:table-cell>
            </table:table-row>
            <table:table-row>
              <table:table-cell office:value-type="string"/>
              <table:table-cell office:value-type="float" office:value="181265402554170">
                <text:p>181265402554170</text:p>
              </table:table-cell>
            </table:table-row>
            <table:table-row>
              <table:table-cell office:value-type="string"/>
              <table:table-cell office:value-type="float" office:value="-495835562938809">
                <text:p>-495835562938809</text:p>
              </table:table-cell>
            </table:table-row>
            <table:table-row>
              <table:table-cell office:value-type="string"/>
              <table:table-cell office:value-type="float" office:value="1.35045402238265E+015">
                <text:p>1.35045402238265E+015</text:p>
              </table:table-cell>
            </table:table-row>
            <table:table-row>
              <table:table-cell office:value-type="string"/>
              <table:table-cell office:value-type="float" office:value="-3.66339419947511E+015">
                <text:p>-3.66339419947511E+015</text:p>
              </table:table-cell>
            </table:table-row>
            <table:table-row>
              <table:table-cell office:value-type="string"/>
              <table:table-cell office:value-type="float" office:value="9.90096283728157E+015">
                <text:p>9.90096283728157E+015</text:p>
              </table:table-cell>
            </table:table-row>
            <table:table-row>
              <table:table-cell office:value-type="string"/>
              <table:table-cell office:value-type="float" office:value="-2.66671711065211E+016">
                <text:p>-2.66671711065211E+016</text:p>
              </table:table-cell>
            </table:table-row>
            <table:table-row>
              <table:table-cell office:value-type="string"/>
              <table:table-cell office:value-type="float" office:value="7.15957289887496E+016">
                <text:p>7.15957289887496E+016</text:p>
              </table:table-cell>
            </table:table-row>
            <table:table-row>
              <table:table-cell office:value-type="string"/>
              <table:table-cell office:value-type="float" office:value="-1.9164752625521E+017">
                <text:p>-1.9164752625521E+017</text:p>
              </table:table-cell>
            </table:table-row>
            <table:table-row>
              <table:table-cell office:value-type="string"/>
              <table:table-cell office:value-type="float" office:value="5.11578176865278E+017">
                <text:p>5.11578176865278E+017</text:p>
              </table:table-cell>
            </table:table-row>
            <table:table-row>
              <table:table-cell office:value-type="string"/>
              <table:table-cell office:value-type="float" office:value="-1.3620487979294E+018">
                <text:p>-1.3620487979294E+018</text:p>
              </table:table-cell>
            </table:table-row>
            <table:table-row>
              <table:table-cell office:value-type="string"/>
              <table:table-cell office:value-type="float" office:value="3.61757555055031E+018">
                <text:p>3.61757555055031E+018</text:p>
              </table:table-cell>
            </table:table-row>
            <table:table-row>
              <table:table-cell office:value-type="string"/>
              <table:table-cell office:value-type="float" office:value="-9.58634861109574E+018">
                <text:p>-9.58634861109574E+018</text:p>
              </table:table-cell>
            </table:table-row>
            <table:table-row>
              <table:table-cell office:value-type="string"/>
              <table:table-cell office:value-type="float" office:value="2.53489783312024E+019">
                <text:p>2.53489783312024E+019</text:p>
              </table:table-cell>
            </table:table-row>
            <table:table-row>
              <table:table-cell office:value-type="string"/>
              <table:table-cell office:value-type="float" office:value="-6.68952743364949E+019">
                <text:p>-6.68952743364949E+019</text:p>
              </table:table-cell>
            </table:table-row>
            <table:table-row>
              <table:table-cell office:value-type="string"/>
              <table:table-cell office:value-type="float" office:value="1.76201611780122E+020">
                <text:p>1.76201611780122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.7964741197704">
                <text:p>24.7964741197704</text:p>
              </table:table-cell>
            </table:table-row>
            <table:table-row>
              <table:table-cell office:value-type="string"/>
              <table:table-cell office:value-type="float" office:value="14.2893875317596">
                <text:p>14.2893875317596</text:p>
              </table:table-cell>
            </table:table-row>
            <table:table-row>
              <table:table-cell office:value-type="string"/>
              <table:table-cell office:value-type="float" office:value="98.3478133635306">
                <text:p>98.3478133635306</text:p>
              </table:table-cell>
            </table:table-row>
            <table:table-row>
              <table:table-cell office:value-type="string"/>
              <table:table-cell office:value-type="float" office:value="-419.718464552795">
                <text:p>-419.718464552795</text:p>
              </table:table-cell>
            </table:table-row>
            <table:table-row>
              <table:table-cell office:value-type="string"/>
              <table:table-cell office:value-type="float" office:value="2285.36333148888">
                <text:p>2285.36333148888</text:p>
              </table:table-cell>
            </table:table-row>
            <table:table-row>
              <table:table-cell office:value-type="string"/>
              <table:table-cell office:value-type="float" office:value="-10282.8967510677">
                <text:p>-10282.8967510677</text:p>
              </table:table-cell>
            </table:table-row>
            <table:table-row>
              <table:table-cell office:value-type="string"/>
              <table:table-cell office:value-type="float" office:value="43236.6980788707">
                <text:p>43236.6980788707</text:p>
              </table:table-cell>
            </table:table-row>
            <table:table-row>
              <table:table-cell office:value-type="string"/>
              <table:table-cell office:value-type="float" office:value="-169735.794884002">
                <text:p>-169735.794884002</text:p>
              </table:table-cell>
            </table:table-row>
            <table:table-row>
              <table:table-cell office:value-type="string"/>
              <table:table-cell office:value-type="float" office:value="633030.799909856">
                <text:p>633030.799909856</text:p>
              </table:table-cell>
            </table:table-row>
            <table:table-row>
              <table:table-cell office:value-type="string"/>
              <table:table-cell office:value-type="float" office:value="-2261612.71244289">
                <text:p>-2261612.71244289</text:p>
              </table:table-cell>
            </table:table-row>
            <table:table-row>
              <table:table-cell office:value-type="string"/>
              <table:table-cell office:value-type="float" office:value="7797692.70667676">
                <text:p>7797692.70667676</text:p>
              </table:table-cell>
            </table:table-row>
            <table:table-row>
              <table:table-cell office:value-type="string"/>
              <table:table-cell office:value-type="float" office:value="-26086931.4903914">
                <text:p>-26086931.4903914</text:p>
              </table:table-cell>
            </table:table-row>
            <table:table-row>
              <table:table-cell office:value-type="string"/>
              <table:table-cell office:value-type="float" office:value="85052705.293654">
                <text:p>85052705.293654</text:p>
              </table:table-cell>
            </table:table-row>
            <table:table-row>
              <table:table-cell office:value-type="string"/>
              <table:table-cell office:value-type="float" office:value="-271193263.064594">
                <text:p>-271193263.064594</text:p>
              </table:table-cell>
            </table:table-row>
            <table:table-row>
              <table:table-cell office:value-type="string"/>
              <table:table-cell office:value-type="float" office:value="848082057.629641">
                <text:p>848082057.629641</text:p>
              </table:table-cell>
            </table:table-row>
            <table:table-row>
              <table:table-cell office:value-type="string"/>
              <table:table-cell office:value-type="float" office:value="-2607305134.4825">
                <text:p>-2607305134.4825</text:p>
              </table:table-cell>
            </table:table-row>
            <table:table-row>
              <table:table-cell office:value-type="string"/>
              <table:table-cell office:value-type="float" office:value="7895868628.92542">
                <text:p>7895868628.92542</text:p>
              </table:table-cell>
            </table:table-row>
            <table:table-row>
              <table:table-cell office:value-type="string"/>
              <table:table-cell office:value-type="float" office:value="-23593229053.1904">
                <text:p>-23593229053.1904</text:p>
              </table:table-cell>
            </table:table-row>
            <table:table-row>
              <table:table-cell office:value-type="string"/>
              <table:table-cell office:value-type="float" office:value="69658177884.3571">
                <text:p>69658177884.3571</text:p>
              </table:table-cell>
            </table:table-row>
            <table:table-row>
              <table:table-cell office:value-type="string"/>
              <table:table-cell office:value-type="float" office:value="-203462493532.789">
                <text:p>-203462493532.789</text:p>
              </table:table-cell>
            </table:table-row>
            <table:table-row>
              <table:table-cell office:value-type="string"/>
              <table:table-cell office:value-type="float" office:value="588548709959.863">
                <text:p>588548709959.863</text:p>
              </table:table-cell>
            </table:table-row>
            <table:table-row>
              <table:table-cell office:value-type="string"/>
              <table:table-cell office:value-type="float" office:value="-1687581565349.44">
                <text:p>-1687581565349.44</text:p>
              </table:table-cell>
            </table:table-row>
            <table:table-row>
              <table:table-cell office:value-type="string"/>
              <table:table-cell office:value-type="float" office:value="4800428039785.08">
                <text:p>4800428039785.08</text:p>
              </table:table-cell>
            </table:table-row>
            <table:table-row>
              <table:table-cell office:value-type="string"/>
              <table:table-cell office:value-type="float" office:value="-13556087484657.8">
                <text:p>-13556087484657.8</text:p>
              </table:table-cell>
            </table:table-row>
            <table:table-row>
              <table:table-cell office:value-type="string"/>
              <table:table-cell office:value-type="float" office:value="38027570679089.4">
                <text:p>38027570679089.4</text:p>
              </table:table-cell>
            </table:table-row>
            <table:table-row>
              <table:table-cell office:value-type="string"/>
              <table:table-cell office:value-type="float" office:value="-106026076787415">
                <text:p>-106026076787415</text:p>
              </table:table-cell>
            </table:table-row>
            <table:table-row>
              <table:table-cell office:value-type="string"/>
              <table:table-cell office:value-type="float" office:value="293961550475617">
                <text:p>293961550475617</text:p>
              </table:table-cell>
            </table:table-row>
            <table:table-row>
              <table:table-cell office:value-type="string"/>
              <table:table-cell office:value-type="float" office:value="-810817814455132">
                <text:p>-810817814455132</text:p>
              </table:table-cell>
            </table:table-row>
            <table:table-row>
              <table:table-cell office:value-type="string"/>
              <table:table-cell office:value-type="float" office:value="2.22578126496647E+015">
                <text:p>2.22578126496647E+015</text:p>
              </table:table-cell>
            </table:table-row>
            <table:table-row>
              <table:table-cell office:value-type="string"/>
              <table:table-cell office:value-type="float" office:value="-6.08306603744445E+015">
                <text:p>-6.08306603744445E+015</text:p>
              </table:table-cell>
            </table:table-row>
            <table:table-row>
              <table:table-cell office:value-type="string"/>
              <table:table-cell office:value-type="float" office:value="1.6557045030961E+016">
                <text:p>1.6557045030961E+016</text:p>
              </table:table-cell>
            </table:table-row>
            <table:table-row>
              <table:table-cell office:value-type="string"/>
              <table:table-cell office:value-type="float" office:value="-4.48941340011317E+016">
                <text:p>-4.48941340011317E+016</text:p>
              </table:table-cell>
            </table:table-row>
            <table:table-row>
              <table:table-cell office:value-type="string"/>
              <table:table-cell office:value-type="float" office:value="1.21299057608175E+017">
                <text:p>1.21299057608175E+017</text:p>
              </table:table-cell>
            </table:table-row>
            <table:table-row>
              <table:table-cell office:value-type="string"/>
              <table:table-cell office:value-type="float" office:value="-3.2665597658134E+017">
                <text:p>-3.2665597658134E+017</text:p>
              </table:table-cell>
            </table:table-row>
            <table:table-row>
              <table:table-cell office:value-type="string"/>
              <table:table-cell office:value-type="float" office:value="8.76969101856858E+017">
                <text:p>8.76969101856858E+017</text:p>
              </table:table-cell>
            </table:table-row>
            <table:table-row>
              <table:table-cell office:value-type="string"/>
              <table:table-cell office:value-type="float" office:value="-2.34760743925973E+018">
                <text:p>-2.34760743925973E+018</text:p>
              </table:table-cell>
            </table:table-row>
            <table:table-row>
              <table:table-cell office:value-type="string"/>
              <table:table-cell office:value-type="float" office:value="6.26749332754259E+018">
                <text:p>6.26749332754259E+018</text:p>
              </table:table-cell>
            </table:table-row>
            <table:table-row>
              <table:table-cell office:value-type="string"/>
              <table:table-cell office:value-type="float" office:value="-1.66902442727435E+019">
                <text:p>-1.66902442727435E+019</text:p>
              </table:table-cell>
            </table:table-row>
            <table:table-row>
              <table:table-cell office:value-type="string"/>
              <table:table-cell office:value-type="float" office:value="4.43403628130687E+019">
                <text:p>4.43403628130687E+019</text:p>
              </table:table-cell>
            </table:table-row>
            <table:table-row>
              <table:table-cell office:value-type="string"/>
              <table:table-cell office:value-type="float" office:value="-1.17534556883334E+020">
                <text:p>-1.17534556883334E+02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.7072690183561">
                <text:p>24.7072690183561</text:p>
              </table:table-cell>
            </table:table-row>
            <table:table-row>
              <table:table-cell office:value-type="string"/>
              <table:table-cell office:value-type="float" office:value="14.8281353699582">
                <text:p>14.8281353699582</text:p>
              </table:table-cell>
            </table:table-row>
            <table:table-row>
              <table:table-cell office:value-type="string"/>
              <table:table-cell office:value-type="float" office:value="97.6959379605382">
                <text:p>97.6959379605382</text:p>
              </table:table-cell>
            </table:table-row>
            <table:table-row>
              <table:table-cell office:value-type="string"/>
              <table:table-cell office:value-type="float" office:value="-434.87524828996">
                <text:p>-434.87524828996</text:p>
              </table:table-cell>
            </table:table-row>
            <table:table-row>
              <table:table-cell office:value-type="string"/>
              <table:table-cell office:value-type="float" office:value="2452.23851897222">
                <text:p>2452.23851897222</text:p>
              </table:table-cell>
            </table:table-row>
            <table:table-row>
              <table:table-cell office:value-type="string"/>
              <table:table-cell office:value-type="float" office:value="-11424.3918232973">
                <text:p>-11424.3918232973</text:p>
              </table:table-cell>
            </table:table-row>
            <table:table-row>
              <table:table-cell office:value-type="string"/>
              <table:table-cell office:value-type="float" office:value="49514.9670916986">
                <text:p>49514.9670916986</text:p>
              </table:table-cell>
            </table:table-row>
            <table:table-row>
              <table:table-cell office:value-type="string"/>
              <table:table-cell office:value-type="float" office:value="-199888.940976861">
                <text:p>-199888.940976861</text:p>
              </table:table-cell>
            </table:table-row>
            <table:table-row>
              <table:table-cell office:value-type="string"/>
              <table:table-cell office:value-type="float" office:value="764643.01773396">
                <text:p>764643.01773396</text:p>
              </table:table-cell>
            </table:table-row>
            <table:table-row>
              <table:table-cell office:value-type="string"/>
              <table:table-cell office:value-type="float" office:value="-2796058.10142008">
                <text:p>-2796058.10142008</text:p>
              </table:table-cell>
            </table:table-row>
            <table:table-row>
              <table:table-cell office:value-type="string"/>
              <table:table-cell office:value-type="float" office:value="9847907.03112613">
                <text:p>9847907.03112613</text:p>
              </table:table-cell>
            </table:table-row>
            <table:table-row>
              <table:table-cell office:value-type="string"/>
              <table:table-cell office:value-type="float" office:value="-33596927.2351063">
                <text:p>-33596927.2351063</text:p>
              </table:table-cell>
            </table:table-row>
            <table:table-row>
              <table:table-cell office:value-type="string"/>
              <table:table-cell office:value-type="float" office:value="111528395.585432">
                <text:p>111528395.585432</text:p>
              </table:table-cell>
            </table:table-row>
            <table:table-row>
              <table:table-cell office:value-type="string"/>
              <table:table-cell office:value-type="float" office:value="-361564262.174453">
                <text:p>-361564262.174453</text:p>
              </table:table-cell>
            </table:table-row>
            <table:table-row>
              <table:table-cell office:value-type="string"/>
              <table:table-cell office:value-type="float" office:value="1148153921.76474">
                <text:p>1148153921.76474</text:p>
              </table:table-cell>
            </table:table-row>
            <table:table-row>
              <table:table-cell office:value-type="string"/>
              <table:table-cell office:value-type="float" office:value="-3580202666.55931">
                <text:p>-3580202666.55931</text:p>
              </table:table-cell>
            </table:table-row>
            <table:table-row>
              <table:table-cell office:value-type="string"/>
              <table:table-cell office:value-type="float" office:value="10985322369.4921">
                <text:p>10985322369.4921</text:p>
              </table:table-cell>
            </table:table-row>
            <table:table-row>
              <table:table-cell office:value-type="string"/>
              <table:table-cell office:value-type="float" office:value="-33226294586.552">
                <text:p>-33226294586.552</text:p>
              </table:table-cell>
            </table:table-row>
            <table:table-row>
              <table:table-cell office:value-type="string"/>
              <table:table-cell office:value-type="float" office:value="99213172716.1156">
                <text:p>99213172716.1156</text:p>
              </table:table-cell>
            </table:table-row>
            <table:table-row>
              <table:table-cell office:value-type="string"/>
              <table:table-cell office:value-type="float" office:value="-292845241881.133">
                <text:p>-292845241881.133</text:p>
              </table:table-cell>
            </table:table-row>
            <table:table-row>
              <table:table-cell office:value-type="string"/>
              <table:table-cell office:value-type="float" office:value="855413667692.037">
                <text:p>855413667692.037</text:p>
              </table:table-cell>
            </table:table-row>
            <table:table-row>
              <table:table-cell office:value-type="string"/>
              <table:table-cell office:value-type="float" office:value="-2475189570859.5">
                <text:p>-2475189570859.5</text:p>
              </table:table-cell>
            </table:table-row>
            <table:table-row>
              <table:table-cell office:value-type="string"/>
              <table:table-cell office:value-type="float" office:value="7100803842038.93">
                <text:p>7100803842038.93</text:p>
              </table:table-cell>
            </table:table-row>
            <table:table-row>
              <table:table-cell office:value-type="string"/>
              <table:table-cell office:value-type="float" office:value="-20211632022064.1">
                <text:p>-20211632022064.1</text:p>
              </table:table-cell>
            </table:table-row>
            <table:table-row>
              <table:table-cell office:value-type="string"/>
              <table:table-cell office:value-type="float" office:value="57118961059099.1">
                <text:p>57118961059099.1</text:p>
              </table:table-cell>
            </table:table-row>
            <table:table-row>
              <table:table-cell office:value-type="string"/>
              <table:table-cell office:value-type="float" office:value="-160362242563503">
                <text:p>-160362242563503</text:p>
              </table:table-cell>
            </table:table-row>
            <table:table-row>
              <table:table-cell office:value-type="string"/>
              <table:table-cell office:value-type="float" office:value="447503906614300">
                <text:p>447503906614300</text:p>
              </table:table-cell>
            </table:table-row>
            <table:table-row>
              <table:table-cell office:value-type="string"/>
              <table:table-cell office:value-type="float" office:value="-1.24185329582946E+015">
                <text:p>-1.24185329582946E+015</text:p>
              </table:table-cell>
            </table:table-row>
            <table:table-row>
              <table:table-cell office:value-type="string"/>
              <table:table-cell office:value-type="float" office:value="3.42852566035821E+015">
                <text:p>3.42852566035821E+015</text:p>
              </table:table-cell>
            </table:table-row>
            <table:table-row>
              <table:table-cell office:value-type="string"/>
              <table:table-cell office:value-type="float" office:value="-9.42051702085053E+015">
                <text:p>-9.42051702085053E+015</text:p>
              </table:table-cell>
            </table:table-row>
            <table:table-row>
              <table:table-cell office:value-type="string"/>
              <table:table-cell office:value-type="float" office:value="2.57704980645125E+016">
                <text:p>2.57704980645125E+016</text:p>
              </table:table-cell>
            </table:table-row>
            <table:table-row>
              <table:table-cell office:value-type="string"/>
              <table:table-cell office:value-type="float" office:value="-7.02082258589754E+016">
                <text:p>-7.02082258589754E+016</text:p>
              </table:table-cell>
            </table:table-row>
            <table:table-row>
              <table:table-cell office:value-type="string"/>
              <table:table-cell office:value-type="float" office:value="1.90543516861904E+017">
                <text:p>1.90543516861904E+017</text:p>
              </table:table-cell>
            </table:table-row>
            <table:table-row>
              <table:table-cell office:value-type="string"/>
              <table:table-cell office:value-type="float" office:value="-5.15292887001689E+017">
                <text:p>-5.15292887001689E+017</text:p>
              </table:table-cell>
            </table:table-row>
            <table:table-row>
              <table:table-cell office:value-type="string"/>
              <table:table-cell office:value-type="float" office:value="1.38889962363555E+018">
                <text:p>1.38889962363555E+018</text:p>
              </table:table-cell>
            </table:table-row>
            <table:table-row>
              <table:table-cell office:value-type="string"/>
              <table:table-cell office:value-type="float" office:value="-3.7319728422494E+018">
                <text:p>-3.7319728422494E+018</text:p>
              </table:table-cell>
            </table:table-row>
            <table:table-row>
              <table:table-cell office:value-type="string"/>
              <table:table-cell office:value-type="float" office:value="9.99869425598199E+018">
                <text:p>9.99869425598199E+018</text:p>
              </table:table-cell>
            </table:table-row>
            <table:table-row>
              <table:table-cell office:value-type="string"/>
              <table:table-cell office:value-type="float" office:value="-2.6715576272055E+019">
                <text:p>-2.6715576272055E+019</text:p>
              </table:table-cell>
            </table:table-row>
            <table:table-row>
              <table:table-cell office:value-type="string"/>
              <table:table-cell office:value-type="float" office:value="7.11992061579169E+019">
                <text:p>7.11992061579169E+01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.6280548883002">
                <text:p>24.6280548883002</text:p>
              </table:table-cell>
            </table:table-row>
            <table:table-row>
              <table:table-cell office:value-type="string"/>
              <table:table-cell office:value-type="float" office:value="15.3680136152019">
                <text:p>15.3680136152019</text:p>
              </table:table-cell>
            </table:table-row>
            <table:table-row>
              <table:table-cell office:value-type="string"/>
              <table:table-cell office:value-type="float" office:value="96.1404143435613">
                <text:p>96.1404143435613</text:p>
              </table:table-cell>
            </table:table-row>
            <table:table-row>
              <table:table-cell office:value-type="string"/>
              <table:table-cell office:value-type="float" office:value="-439.462182012088">
                <text:p>-439.462182012088</text:p>
              </table:table-cell>
            </table:table-row>
            <table:table-row>
              <table:table-cell office:value-type="string"/>
              <table:table-cell office:value-type="float" office:value="2539.92245808871">
                <text:p>2539.92245808871</text:p>
              </table:table-cell>
            </table:table-row>
            <table:table-row>
              <table:table-cell office:value-type="string"/>
              <table:table-cell office:value-type="float" office:value="-12094.5277665648">
                <text:p>-12094.5277665648</text:p>
              </table:table-cell>
            </table:table-row>
            <table:table-row>
              <table:table-cell office:value-type="string"/>
              <table:table-cell office:value-type="float" office:value="53375.9563242827">
                <text:p>53375.9563242827</text:p>
              </table:table-cell>
            </table:table-row>
            <table:table-row>
              <table:table-cell office:value-type="string"/>
              <table:table-cell office:value-type="float" office:value="-218899.809695096">
                <text:p>-218899.809695096</text:p>
              </table:table-cell>
            </table:table-row>
            <table:table-row>
              <table:table-cell office:value-type="string"/>
              <table:table-cell office:value-type="float" office:value="848890.56407115">
                <text:p>848890.56407115</text:p>
              </table:table-cell>
            </table:table-row>
            <table:table-row>
              <table:table-cell office:value-type="string"/>
              <table:table-cell office:value-type="float" office:value="-3141617.35978025">
                <text:p>-3141617.35978025</text:p>
              </table:table-cell>
            </table:table-row>
            <table:table-row>
              <table:table-cell office:value-type="string"/>
              <table:table-cell office:value-type="float" office:value="11182857.8268295">
                <text:p>11182857.8268295</text:p>
              </table:table-cell>
            </table:table-row>
            <table:table-row>
              <table:table-cell office:value-type="string"/>
              <table:table-cell office:value-type="float" office:value="-38511947.7463941">
                <text:p>-38511947.7463941</text:p>
              </table:table-cell>
            </table:table-row>
            <table:table-row>
              <table:table-cell office:value-type="string"/>
              <table:table-cell office:value-type="float" office:value="128922508.043065">
                <text:p>128922508.043065</text:p>
              </table:table-cell>
            </table:table-row>
            <table:table-row>
              <table:table-cell office:value-type="string"/>
              <table:table-cell office:value-type="float" office:value="-421112909.740333">
                <text:p>-421112909.740333</text:p>
              </table:table-cell>
            </table:table-row>
            <table:table-row>
              <table:table-cell office:value-type="string"/>
              <table:table-cell office:value-type="float" office:value="1346344321.79759">
                <text:p>1346344321.79759</text:p>
              </table:table-cell>
            </table:table-row>
            <table:table-row>
              <table:table-cell office:value-type="string"/>
              <table:table-cell office:value-type="float" office:value="-4223983140.30759">
                <text:p>-4223983140.30759</text:p>
              </table:table-cell>
            </table:table-row>
            <table:table-row>
              <table:table-cell office:value-type="string"/>
              <table:table-cell office:value-type="float" office:value="13032777202.2996">
                <text:p>13032777202.2996</text:p>
              </table:table-cell>
            </table:table-row>
            <table:table-row>
              <table:table-cell office:value-type="string"/>
              <table:table-cell office:value-type="float" office:value="-39618384680.5307">
                <text:p>-39618384680.5307</text:p>
              </table:table-cell>
            </table:table-row>
            <table:table-row>
              <table:table-cell office:value-type="string"/>
              <table:table-cell office:value-type="float" office:value="118845163905.315">
                <text:p>118845163905.315</text:p>
              </table:table-cell>
            </table:table-row>
            <table:table-row>
              <table:table-cell office:value-type="string"/>
              <table:table-cell office:value-type="float" office:value="-352270421959.658">
                <text:p>-352270421959.658</text:p>
              </table:table-cell>
            </table:table-row>
            <table:table-row>
              <table:table-cell office:value-type="string"/>
              <table:table-cell office:value-type="float" office:value="1032969184372.54">
                <text:p>1032969184372.54</text:p>
              </table:table-cell>
            </table:table-row>
            <table:table-row>
              <table:table-cell office:value-type="string"/>
              <table:table-cell office:value-type="float" office:value="-2999552425975.01">
                <text:p>-2999552425975.01</text:p>
              </table:table-cell>
            </table:table-row>
            <table:table-row>
              <table:table-cell office:value-type="string"/>
              <table:table-cell office:value-type="float" office:value="8633166494308.49">
                <text:p>8633166494308.49</text:p>
              </table:table-cell>
            </table:table-row>
            <table:table-row>
              <table:table-cell office:value-type="string"/>
              <table:table-cell office:value-type="float" office:value="-24647266435155">
                <text:p>-24647266435155</text:p>
              </table:table-cell>
            </table:table-row>
            <table:table-row>
              <table:table-cell office:value-type="string"/>
              <table:table-cell office:value-type="float" office:value="69847916174181.6">
                <text:p>69847916174181.6</text:p>
              </table:table-cell>
            </table:table-row>
            <table:table-row>
              <table:table-cell office:value-type="string"/>
              <table:table-cell office:value-type="float" office:value="-196603654347535">
                <text:p>-196603654347535</text:p>
              </table:table-cell>
            </table:table-row>
            <table:table-row>
              <table:table-cell office:value-type="string"/>
              <table:table-cell office:value-type="float" office:value="549947904847206">
                <text:p>549947904847206</text:p>
              </table:table-cell>
            </table:table-row>
            <table:table-row>
              <table:table-cell office:value-type="string"/>
              <table:table-cell office:value-type="float" office:value="-1.52952530085798E+015">
                <text:p>-1.52952530085798E+015</text:p>
              </table:table-cell>
            </table:table-row>
            <table:table-row>
              <table:table-cell office:value-type="string"/>
              <table:table-cell office:value-type="float" office:value="4.2314424198639E+015">
                <text:p>4.2314424198639E+015</text:p>
              </table:table-cell>
            </table:table-row>
            <table:table-row>
              <table:table-cell office:value-type="string"/>
              <table:table-cell office:value-type="float" office:value="-1.16490184323296E+016">
                <text:p>-1.16490184323296E+016</text:p>
              </table:table-cell>
            </table:table-row>
            <table:table-row>
              <table:table-cell office:value-type="string"/>
              <table:table-cell office:value-type="float" office:value="3.1923840584775E+016">
                <text:p>3.1923840584775E+016</text:p>
              </table:table-cell>
            </table:table-row>
            <table:table-row>
              <table:table-cell office:value-type="string"/>
              <table:table-cell office:value-type="float" office:value="-8.71178048565555E+016">
                <text:p>-8.71178048565555E+016</text:p>
              </table:table-cell>
            </table:table-row>
            <table:table-row>
              <table:table-cell office:value-type="string"/>
              <table:table-cell office:value-type="float" office:value="2.36806059542058E+017">
                <text:p>2.36806059542058E+017</text:p>
              </table:table-cell>
            </table:table-row>
            <table:table-row>
              <table:table-cell office:value-type="string"/>
              <table:table-cell office:value-type="float" office:value="-6.41341585862137E+017">
                <text:p>-6.41341585862137E+017</text:p>
              </table:table-cell>
            </table:table-row>
            <table:table-row>
              <table:table-cell office:value-type="string"/>
              <table:table-cell office:value-type="float" office:value="1.73102393641739E+018">
                <text:p>1.73102393641739E+018</text:p>
              </table:table-cell>
            </table:table-row>
            <table:table-row>
              <table:table-cell office:value-type="string"/>
              <table:table-cell office:value-type="float" office:value="-4.65726645857736E+018">
                <text:p>-4.65726645857736E+018</text:p>
              </table:table-cell>
            </table:table-row>
            <table:table-row>
              <table:table-cell office:value-type="string"/>
              <table:table-cell office:value-type="float" office:value="1.2492879271168E+019">
                <text:p>1.2492879271168E+019</text:p>
              </table:table-cell>
            </table:table-row>
            <table:table-row>
              <table:table-cell office:value-type="string"/>
              <table:table-cell office:value-type="float" office:value="-3.34179060440112E+019">
                <text:p>-3.34179060440112E+01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